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1 - ESCUELAS URBANAS, POR NÚMERO DE ALUMNOS MATRICULAD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Hasta 250</text:p>
          </table:table-cell>
          <table:table-cell office:value-type="string" table:number-columns-spanned="1" table:number-rows-spanned="2" table:style-name="ce8">
            <text:p>Entre 251 y 500</text:p>
          </table:table-cell>
          <table:table-cell office:value-type="string" table:number-columns-spanned="1" table:number-rows-spanned="2" table:style-name="ce8">
            <text:p>Entre 501 y 1000</text:p>
          </table:table-cell>
          <table:table-cell office:value-type="string" table:number-columns-spanned="1" table:number-rows-spanned="2" table:style-name="ce8">
            <text:p>Entre 1001 y 1500</text:p>
          </table:table-cell>
          <table:table-cell office:value-type="string" table:number-columns-spanned="1" table:number-rows-spanned="2" table:style-name="ce8">
            <text:p>1501 o má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916" table:style-name="ce5">
            <text:p>4.916</text:p>
          </table:table-cell>
          <table:table-cell office:value-type="float" office:value="4895" table:style-name="ce5">
            <text:p>4.895</text:p>
          </table:table-cell>
          <table:table-cell office:value-type="float" office:value="3569" table:style-name="ce5">
            <text:p>3.569</text:p>
          </table:table-cell>
          <table:table-cell office:value-type="float" office:value="1126" table:style-name="ce5">
            <text:p>1.126</text:p>
          </table:table-cell>
          <table:table-cell office:value-type="float" office:value="935" table:style-name="ce5">
            <text:p>93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72" table:style-name="ce5">
            <text:p>772</text:p>
          </table:table-cell>
          <table:table-cell office:value-type="float" office:value="601" table:style-name="ce5">
            <text:p>601</text:p>
          </table:table-cell>
          <table:table-cell office:value-type="float" office:value="547" table:style-name="ce5">
            <text:p>547</text:p>
          </table:table-cell>
          <table:table-cell office:value-type="float" office:value="448" table:style-name="ce5">
            <text:p>448</text:p>
          </table:table-cell>
          <table:table-cell office:value-type="float" office:value="147" table:style-name="ce5">
            <text:p>14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51" table:style-name="ce5">
            <text:p>751</text:p>
          </table:table-cell>
          <table:table-cell office:value-type="float" office:value="489" table:style-name="ce5">
            <text:p>489</text:p>
          </table:table-cell>
          <table:table-cell office:value-type="float" office:value="523" table:style-name="ce5">
            <text:p>523</text:p>
          </table:table-cell>
          <table:table-cell office:value-type="float" office:value="206" table:style-name="ce5">
            <text:p>206</text:p>
          </table:table-cell>
          <table:table-cell office:value-type="float" office:value="208" table:style-name="ce5">
            <text:p>20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849" table:style-name="ce5">
            <text:p>2.849</text:p>
          </table:table-cell>
          <table:table-cell office:value-type="float" office:value="2383" table:style-name="ce5">
            <text:p>2.383</text:p>
          </table:table-cell>
          <table:table-cell office:value-type="float" office:value="2573" table:style-name="ce5">
            <text:p>2.573</text:p>
          </table:table-cell>
          <table:table-cell office:value-type="float" office:value="695" table:style-name="ce5">
            <text:p>695</text:p>
          </table:table-cell>
          <table:table-cell office:value-type="float" office:value="787" table:style-name="ce5">
            <text:p>78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558" table:style-name="ce5">
            <text:p>3.558</text:p>
          </table:table-cell>
          <table:table-cell office:value-type="float" office:value="4069" table:style-name="ce5">
            <text:p>4.069</text:p>
          </table:table-cell>
          <table:table-cell office:value-type="float" office:value="2233" table:style-name="ce5">
            <text:p>2.233</text:p>
          </table:table-cell>
          <table:table-cell office:value-type="float" office:value="704" table:style-name="ce5">
            <text:p>704</text:p>
          </table:table-cell>
          <table:table-cell office:value-type="float" office:value="389" table:style-name="ce5">
            <text:p>38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496" table:style-name="ce5">
            <text:p>1.496</text:p>
          </table:table-cell>
          <table:table-cell office:value-type="float" office:value="1061" table:style-name="ce5">
            <text:p>1.061</text:p>
          </table:table-cell>
          <table:table-cell office:value-type="float" office:value="747" table:style-name="ce5">
            <text:p>747</text:p>
          </table:table-cell>
          <table:table-cell office:value-type="float" office:value="212" table:style-name="ce5">
            <text:p>212</text:p>
          </table:table-cell>
          <table:table-cell office:value-type="float" office:value="198" table:style-name="ce5">
            <text:p>19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774" table:style-name="ce5">
            <text:p>2.774</text:p>
          </table:table-cell>
          <table:table-cell office:value-type="float" office:value="3241" table:style-name="ce5">
            <text:p>3.241</text:p>
          </table:table-cell>
          <table:table-cell office:value-type="float" office:value="3139" table:style-name="ce5">
            <text:p>3.139</text:p>
          </table:table-cell>
          <table:table-cell office:value-type="float" office:value="785" table:style-name="ce5">
            <text:p>785</text:p>
          </table:table-cell>
          <table:table-cell office:value-type="float" office:value="102" table:style-name="ce5">
            <text:p>10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490" table:style-name="ce5">
            <text:p>1.490</text:p>
          </table:table-cell>
          <table:table-cell office:value-type="float" office:value="2292" table:style-name="ce5">
            <text:p>2.292</text:p>
          </table:table-cell>
          <table:table-cell office:value-type="float" office:value="1864" table:style-name="ce5">
            <text:p>1.864</text:p>
          </table:table-cell>
          <table:table-cell office:value-type="float" office:value="734" table:style-name="ce5">
            <text:p>734</text:p>
          </table:table-cell>
          <table:table-cell office:value-type="float" office:value="848" table:style-name="ce5">
            <text:p>84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046" table:style-name="ce5">
            <text:p>3.046</text:p>
          </table:table-cell>
          <table:table-cell office:value-type="float" office:value="3769" table:style-name="ce5">
            <text:p>3.769</text:p>
          </table:table-cell>
          <table:table-cell office:value-type="float" office:value="3450" table:style-name="ce5">
            <text:p>3.450</text:p>
          </table:table-cell>
          <table:table-cell office:value-type="float" office:value="1059" table:style-name="ce5">
            <text:p>1.059</text:p>
          </table:table-cell>
          <table:table-cell office:value-type="float" office:value="854" table:style-name="ce5">
            <text:p>85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917" table:style-name="ce5">
            <text:p>3.917</text:p>
          </table:table-cell>
          <table:table-cell office:value-type="float" office:value="3288" table:style-name="ce5">
            <text:p>3.288</text:p>
          </table:table-cell>
          <table:table-cell office:value-type="float" office:value="1404" table:style-name="ce5">
            <text:p>1.404</text:p>
          </table:table-cell>
          <table:table-cell office:value-type="float" office:value="413" table:style-name="ce5">
            <text:p>413</text:p>
          </table:table-cell>
          <table:table-cell office:value-type="float" office:value="422" table:style-name="ce5">
            <text:p>42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2A - ESCUELAS URBANAS, POR CANTIDAD DE PROFES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Hasta 15</text:p>
          </table:table-cell>
          <table:table-cell office:value-type="string" table:number-columns-spanned="1" table:number-rows-spanned="2" table:style-name="ce8">
            <text:p>Entre 16 y 30</text:p>
          </table:table-cell>
          <table:table-cell office:value-type="string" table:number-columns-spanned="1" table:number-rows-spanned="2" table:style-name="ce8">
            <text:p>Entre 31 y 50</text:p>
          </table:table-cell>
          <table:table-cell office:value-type="string" table:number-columns-spanned="1" table:number-rows-spanned="2" table:style-name="ce8">
            <text:p>51 o más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117" table:style-name="ce5">
            <text:p>5.117</text:p>
          </table:table-cell>
          <table:table-cell office:value-type="float" office:value="4673" table:style-name="ce5">
            <text:p>4.673</text:p>
          </table:table-cell>
          <table:table-cell office:value-type="float" office:value="3539" table:style-name="ce5">
            <text:p>3.539</text:p>
          </table:table-cell>
          <table:table-cell office:value-type="float" office:value="1765" table:style-name="ce5">
            <text:p>1.76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29" table:style-name="ce5">
            <text:p>829</text:p>
          </table:table-cell>
          <table:table-cell office:value-type="float" office:value="693" table:style-name="ce5">
            <text:p>693</text:p>
          </table:table-cell>
          <table:table-cell office:value-type="float" office:value="392" table:style-name="ce5">
            <text:p>392</text:p>
          </table:table-cell>
          <table:table-cell office:value-type="float" office:value="259" table:style-name="ce5">
            <text:p>25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26" table:style-name="ce5">
            <text:p>726</text:p>
          </table:table-cell>
          <table:table-cell office:value-type="float" office:value="544" table:style-name="ce5">
            <text:p>544</text:p>
          </table:table-cell>
          <table:table-cell office:value-type="float" office:value="412" table:style-name="ce5">
            <text:p>412</text:p>
          </table:table-cell>
          <table:table-cell office:value-type="float" office:value="410" table:style-name="ce5">
            <text:p>41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104" table:style-name="ce5">
            <text:p>3.104</text:p>
          </table:table-cell>
          <table:table-cell office:value-type="float" office:value="2076" table:style-name="ce5">
            <text:p>2.076</text:p>
          </table:table-cell>
          <table:table-cell office:value-type="float" office:value="2509" table:style-name="ce5">
            <text:p>2.509</text:p>
          </table:table-cell>
          <table:table-cell office:value-type="float" office:value="1026" table:style-name="ce5">
            <text:p>1.02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716" table:style-name="ce5">
            <text:p>3.716</text:p>
          </table:table-cell>
          <table:table-cell office:value-type="float" office:value="3922" table:style-name="ce5">
            <text:p>3.922</text:p>
          </table:table-cell>
          <table:table-cell office:value-type="float" office:value="2257" table:style-name="ce5">
            <text:p>2.257</text:p>
          </table:table-cell>
          <table:table-cell office:value-type="float" office:value="1246" table:style-name="ce5">
            <text:p>1.24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237" table:style-name="ce5">
            <text:p>1.237</text:p>
          </table:table-cell>
          <table:table-cell office:value-type="float" office:value="1170" table:style-name="ce5">
            <text:p>1.170</text:p>
          </table:table-cell>
          <table:table-cell office:value-type="float" office:value="899" table:style-name="ce5">
            <text:p>899</text:p>
          </table:table-cell>
          <table:table-cell office:value-type="float" office:value="525" table:style-name="ce5">
            <text:p>52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452" table:style-name="ce5">
            <text:p>3.452</text:p>
          </table:table-cell>
          <table:table-cell office:value-type="float" office:value="2506" table:style-name="ce5">
            <text:p>2.506</text:p>
          </table:table-cell>
          <table:table-cell office:value-type="float" office:value="3106" table:style-name="ce5">
            <text:p>3.106</text:p>
          </table:table-cell>
          <table:table-cell office:value-type="float" office:value="976" table:style-name="ce5">
            <text:p>97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292" table:style-name="ce5">
            <text:p>1.292</text:p>
          </table:table-cell>
          <table:table-cell office:value-type="float" office:value="2508" table:style-name="ce5">
            <text:p>2.508</text:p>
          </table:table-cell>
          <table:table-cell office:value-type="float" office:value="1546" table:style-name="ce5">
            <text:p>1.546</text:p>
          </table:table-cell>
          <table:table-cell office:value-type="float" office:value="1256" table:style-name="ce5">
            <text:p>1.25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649" table:style-name="ce5">
            <text:p>3.649</text:p>
          </table:table-cell>
          <table:table-cell office:value-type="float" office:value="3346" table:style-name="ce5">
            <text:p>3.346</text:p>
          </table:table-cell>
          <table:table-cell office:value-type="float" office:value="3387" table:style-name="ce5">
            <text:p>3.387</text:p>
          </table:table-cell>
          <table:table-cell office:value-type="float" office:value="1537" table:style-name="ce5">
            <text:p>1.53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658" table:style-name="ce5">
            <text:p>3.658</text:p>
          </table:table-cell>
          <table:table-cell office:value-type="float" office:value="3529" table:style-name="ce5">
            <text:p>3.529</text:p>
          </table:table-cell>
          <table:table-cell office:value-type="float" office:value="1211" table:style-name="ce5">
            <text:p>1.211</text:p>
          </table:table-cell>
          <table:table-cell office:value-type="float" office:value="1049" table:style-name="ce5">
            <text:p>1.04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12 - ESCUELAS URBANAS, POR PRESENCIA DE COORDINADOR PEDAGÓGI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234" table:style-name="ce5">
            <text:p>6.234</text:p>
          </table:table-cell>
          <table:table-cell office:value-type="float" office:value="2464" table:style-name="ce5">
            <text:p>2.4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69" table:style-name="ce5">
            <text:p>969</text:p>
          </table:table-cell>
          <table:table-cell office:value-type="float" office:value="226" table:style-name="ce5">
            <text:p>2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45" table:style-name="ce5">
            <text:p>645</text:p>
          </table:table-cell>
          <table:table-cell office:value-type="float" office:value="673" table:style-name="ce5">
            <text:p>6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690" table:style-name="ce5">
            <text:p>3.690</text:p>
          </table:table-cell>
          <table:table-cell office:value-type="float" office:value="1399" table:style-name="ce5">
            <text:p>1.3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653" table:style-name="ce5">
            <text:p>4.653</text:p>
          </table:table-cell>
          <table:table-cell office:value-type="float" office:value="1792" table:style-name="ce5">
            <text:p>1.7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496" table:style-name="ce5">
            <text:p>1.496</text:p>
          </table:table-cell>
          <table:table-cell office:value-type="float" office:value="632" table:style-name="ce5">
            <text:p>6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916" table:style-name="ce5">
            <text:p>4.916</text:p>
          </table:table-cell>
          <table:table-cell office:value-type="float" office:value="872" table:style-name="ce5">
            <text:p>8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576" table:style-name="ce5">
            <text:p>2.576</text:p>
          </table:table-cell>
          <table:table-cell office:value-type="float" office:value="1857" table:style-name="ce5">
            <text:p>1.8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968" table:style-name="ce5">
            <text:p>4.968</text:p>
          </table:table-cell>
          <table:table-cell office:value-type="float" office:value="2027" table:style-name="ce5">
            <text:p>2.0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934" table:style-name="ce5">
            <text:p>4.934</text:p>
          </table:table-cell>
          <table:table-cell office:value-type="float" office:value="1441" table:style-name="ce5">
            <text:p>1.4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7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A7 - ESCUELAS URBANAS, POR CANTIDAD DE CLASES EN CADA NIVEL DE ENSEÑANZ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6" table:number-rows-spanned="1" table:style-name="ce8">
            <text:p>Preescolar</text:p>
          </table:table-cell>
          <table:covered-table-cell table:number-columns-repeated="5"/>
          <table:table-cell office:value-type="string" table:number-columns-spanned="6" table:number-rows-spanned="1" table:style-name="ce8">
            <text:p>Educación primaria (CINE 1)</text:p>
          </table:table-cell>
          <table:covered-table-cell table:number-columns-repeated="5"/>
          <table:table-cell office:value-type="string" table:number-columns-spanned="6" table:number-rows-spanned="1" table:style-name="ce8">
            <text:p>Educación secundaria baja (CINE 2)</text:p>
          </table:table-cell>
          <table:covered-table-cell table:number-columns-repeated="5"/>
          <table:table-cell office:value-type="string" table:number-columns-spanned="6" table:number-rows-spanned="1" table:style-name="ce8">
            <text:p>Educación secundaria alta (CINE 3)</text:p>
          </table:table-cell>
          <table:covered-table-cell table:number-columns-repeated="5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hay clases de este nivel de educación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24" table:style-name="ce5">
            <text:p>5.724</text:p>
          </table:table-cell>
          <table:table-cell office:value-type="float" office:value="2131" table:style-name="ce5">
            <text:p>2.131</text:p>
          </table:table-cell>
          <table:table-cell office:value-type="float" office:value="1021" table:style-name="ce5">
            <text:p>1.021</text:p>
          </table:table-cell>
          <table:table-cell office:value-type="float" office:value="507" table:style-name="ce5">
            <text:p>507</text:p>
          </table:table-cell>
          <table:table-cell office:value-type="float" office:value="804" table:style-name="ce5">
            <text:p>804</text:p>
          </table:table-cell>
          <table:table-cell office:value-type="float" office:value="4309" table:style-name="ce5">
            <text:p>4.309</text:p>
          </table:table-cell>
          <table:table-cell office:value-type="float" office:value="4184" table:style-name="ce5">
            <text:p>4.184</text:p>
          </table:table-cell>
          <table:table-cell office:value-type="float" office:value="4657" table:style-name="ce5">
            <text:p>4.657</text:p>
          </table:table-cell>
          <table:table-cell office:value-type="float" office:value="2725" table:style-name="ce5">
            <text:p>2.725</text:p>
          </table:table-cell>
          <table:table-cell office:value-type="float" office:value="1950" table:style-name="ce5">
            <text:p>1.950</text:p>
          </table:table-cell>
          <table:table-cell office:value-type="float" office:value="2569" table:style-name="ce5">
            <text:p>2.569</text:p>
          </table:table-cell>
          <table:table-cell office:value-type="float" office:value="3030" table:style-name="ce5">
            <text:p>3.030</text:p>
          </table:table-cell>
          <table:table-cell office:value-type="float" office:value="4214" table:style-name="ce5">
            <text:p>4.214</text:p>
          </table:table-cell>
          <table:table-cell office:value-type="float" office:value="2420" table:style-name="ce5">
            <text:p>2.420</text:p>
          </table:table-cell>
          <table:table-cell office:value-type="float" office:value="1764" table:style-name="ce5">
            <text:p>1.764</text:p>
          </table:table-cell>
          <table:table-cell office:value-type="float" office:value="1260" table:style-name="ce5">
            <text:p>1.260</text:p>
          </table:table-cell>
          <table:table-cell office:value-type="float" office:value="983" table:style-name="ce5">
            <text:p>983</text:p>
          </table:table-cell>
          <table:table-cell office:value-type="float" office:value="5945" table:style-name="ce5">
            <text:p>5.945</text:p>
          </table:table-cell>
          <table:table-cell office:value-type="float" office:value="2575" table:style-name="ce5">
            <text:p>2.575</text:p>
          </table:table-cell>
          <table:table-cell office:value-type="float" office:value="1509" table:style-name="ce5">
            <text:p>1.509</text:p>
          </table:table-cell>
          <table:table-cell office:value-type="float" office:value="1147" table:style-name="ce5">
            <text:p>1.147</text:p>
          </table:table-cell>
          <table:table-cell office:value-type="float" office:value="727" table:style-name="ce5">
            <text:p>727</text:p>
          </table:table-cell>
          <table:table-cell office:value-type="float" office:value="1094" table:style-name="ce5">
            <text:p>1.094</text:p>
          </table:table-cell>
          <table:table-cell office:value-type="float" office:value="6811" table:style-name="ce5">
            <text:p>6.811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09" table:style-name="ce5">
            <text:p>909</text:p>
          </table:table-cell>
          <table:table-cell office:value-type="float" office:value="320" table:style-name="ce5">
            <text:p>320</text:p>
          </table:table-cell>
          <table:table-cell office:value-type="float" office:value="108" table:style-name="ce5">
            <text:p>108</text:p>
          </table:table-cell>
          <table:table-cell office:value-type="float" office:value="133" table:style-name="ce5">
            <text:p>133</text:p>
          </table:table-cell>
          <table:table-cell office:value-type="float" office:value="48" table:style-name="ce5">
            <text:p>48</text:p>
          </table:table-cell>
          <table:table-cell office:value-type="float" office:value="580" table:style-name="ce5">
            <text:p>580</text:p>
          </table:table-cell>
          <table:table-cell office:value-type="float" office:value="736" table:style-name="ce5">
            <text:p>736</text:p>
          </table:table-cell>
          <table:table-cell office:value-type="float" office:value="478" table:style-name="ce5">
            <text:p>478</text:p>
          </table:table-cell>
          <table:table-cell office:value-type="float" office:value="407" table:style-name="ce5">
            <text:p>407</text:p>
          </table:table-cell>
          <table:table-cell office:value-type="float" office:value="278" table:style-name="ce5">
            <text:p>278</text:p>
          </table:table-cell>
          <table:table-cell office:value-type="float" office:value="538" table:style-name="ce5">
            <text:p>538</text:p>
          </table:table-cell>
          <table:table-cell office:value-type="float" office:value="481" table:style-name="ce5">
            <text:p>481</text:p>
          </table:table-cell>
          <table:table-cell office:value-type="float" office:value="825" table:style-name="ce5">
            <text:p>825</text:p>
          </table:table-cell>
          <table:table-cell office:value-type="float" office:value="306" table:style-name="ce5">
            <text:p>306</text:p>
          </table:table-cell>
          <table:table-cell office:value-type="float" office:value="298" table:style-name="ce5">
            <text:p>298</text:p>
          </table:table-cell>
          <table:table-cell office:value-type="float" office:value="224" table:style-name="ce5">
            <text:p>224</text:p>
          </table:table-cell>
          <table:table-cell office:value-type="float" office:value="250" table:style-name="ce5">
            <text:p>250</text:p>
          </table:table-cell>
          <table:table-cell office:value-type="float" office:value="715" table:style-name="ce5">
            <text:p>715</text:p>
          </table:table-cell>
          <table:table-cell office:value-type="float" office:value="200" table:style-name="ce5">
            <text:p>200</text:p>
          </table:table-cell>
          <table:table-cell office:value-type="float" office:value="340" table:style-name="ce5">
            <text:p>340</text:p>
          </table:table-cell>
          <table:table-cell office:value-type="float" office:value="191" table:style-name="ce5">
            <text:p>191</text:p>
          </table:table-cell>
          <table:table-cell office:value-type="float" office:value="170" table:style-name="ce5">
            <text:p>170</text:p>
          </table:table-cell>
          <table:table-cell office:value-type="float" office:value="203" table:style-name="ce5">
            <text:p>203</text:p>
          </table:table-cell>
          <table:table-cell office:value-type="float" office:value="1025" table:style-name="ce5">
            <text:p>1.025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94" table:style-name="ce5">
            <text:p>794</text:p>
          </table:table-cell>
          <table:table-cell office:value-type="float" office:value="407" table:style-name="ce5">
            <text:p>407</text:p>
          </table:table-cell>
          <table:table-cell office:value-type="float" office:value="176" table:style-name="ce5">
            <text:p>176</text:p>
          </table:table-cell>
          <table:table-cell office:value-type="float" office:value="172" table:style-name="ce5">
            <text:p>172</text:p>
          </table:table-cell>
          <table:table-cell office:value-type="float" office:value="84" table:style-name="ce5">
            <text:p>84</text:p>
          </table:table-cell>
          <table:table-cell office:value-type="float" office:value="510" table:style-name="ce5">
            <text:p>510</text:p>
          </table:table-cell>
          <table:table-cell office:value-type="float" office:value="707" table:style-name="ce5">
            <text:p>707</text:p>
          </table:table-cell>
          <table:table-cell office:value-type="float" office:value="386" table:style-name="ce5">
            <text:p>386</text:p>
          </table:table-cell>
          <table:table-cell office:value-type="float" office:value="491" table:style-name="ce5">
            <text:p>491</text:p>
          </table:table-cell>
          <table:table-cell office:value-type="float" office:value="264" table:style-name="ce5">
            <text:p>264</text:p>
          </table:table-cell>
          <table:table-cell office:value-type="float" office:value="260" table:style-name="ce5">
            <text:p>260</text:p>
          </table:table-cell>
          <table:table-cell office:value-type="float" office:value="431" table:style-name="ce5">
            <text:p>431</text:p>
          </table:table-cell>
          <table:table-cell office:value-type="float" office:value="407" table:style-name="ce5">
            <text:p>407</text:p>
          </table:table-cell>
          <table:table-cell office:value-type="float" office:value="321" table:style-name="ce5">
            <text:p>321</text:p>
          </table:table-cell>
          <table:table-cell office:value-type="float" office:value="237" table:style-name="ce5">
            <text:p>237</text:p>
          </table:table-cell>
          <table:table-cell office:value-type="float" office:value="372" table:style-name="ce5">
            <text:p>372</text:p>
          </table:table-cell>
          <table:table-cell office:value-type="float" office:value="195" table:style-name="ce5">
            <text:p>195</text:p>
          </table:table-cell>
          <table:table-cell office:value-type="float" office:value="838" table:style-name="ce5">
            <text:p>838</text:p>
          </table:table-cell>
          <table:table-cell office:value-type="float" office:value="277" table:style-name="ce5">
            <text:p>277</text:p>
          </table:table-cell>
          <table:table-cell office:value-type="float" office:value="172" table:style-name="ce5">
            <text:p>172</text:p>
          </table:table-cell>
          <table:table-cell office:value-type="float" office:value="123" table:style-name="ce5">
            <text:p>123</text:p>
          </table:table-cell>
          <table:table-cell office:value-type="float" office:value="151" table:style-name="ce5">
            <text:p>151</text:p>
          </table:table-cell>
          <table:table-cell office:value-type="float" office:value="112" table:style-name="ce5">
            <text:p>112</text:p>
          </table:table-cell>
          <table:table-cell office:value-type="float" office:value="952" table:style-name="ce5">
            <text:p>952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010" table:style-name="ce5">
            <text:p>3.010</text:p>
          </table:table-cell>
          <table:table-cell office:value-type="float" office:value="1068" table:style-name="ce5">
            <text:p>1.068</text:p>
          </table:table-cell>
          <table:table-cell office:value-type="float" office:value="345" table:style-name="ce5">
            <text:p>345</text:p>
          </table:table-cell>
          <table:table-cell office:value-type="float" office:value="16" table:style-name="ce5">
            <text:p>16</text:p>
          </table:table-cell>
          <table:table-cell office:value-type="float" office:value="109" table:style-name="ce5">
            <text:p>109</text:p>
          </table:table-cell>
          <table:table-cell office:value-type="float" office:value="3057" table:style-name="ce5">
            <text:p>3.057</text:p>
          </table:table-cell>
          <table:table-cell office:value-type="float" office:value="2441" table:style-name="ce5">
            <text:p>2.441</text:p>
          </table:table-cell>
          <table:table-cell office:value-type="float" office:value="1935" table:style-name="ce5">
            <text:p>1.935</text:p>
          </table:table-cell>
          <table:table-cell office:value-type="float" office:value="1891" table:style-name="ce5">
            <text:p>1.891</text:p>
          </table:table-cell>
          <table:table-cell office:value-type="float" office:value="630" table:style-name="ce5">
            <text:p>630</text:p>
          </table:table-cell>
          <table:table-cell office:value-type="float" office:value="2249" table:style-name="ce5">
            <text:p>2.249</text:p>
          </table:table-cell>
          <table:table-cell office:value-type="float" office:value="1801" table:style-name="ce5">
            <text:p>1.801</text:p>
          </table:table-cell>
          <table:table-cell office:value-type="float" office:value="1359" table:style-name="ce5">
            <text:p>1.359</text:p>
          </table:table-cell>
          <table:table-cell office:value-type="float" office:value="1227" table:style-name="ce5">
            <text:p>1.227</text:p>
          </table:table-cell>
          <table:table-cell office:value-type="float" office:value="1123" table:style-name="ce5">
            <text:p>1.123</text:p>
          </table:table-cell>
          <table:table-cell office:value-type="float" office:value="660" table:style-name="ce5">
            <text:p>660</text:p>
          </table:table-cell>
          <table:table-cell office:value-type="float" office:value="655" table:style-name="ce5">
            <text:p>655</text:p>
          </table:table-cell>
          <table:table-cell office:value-type="float" office:value="3967" table:style-name="ce5">
            <text:p>3.967</text:p>
          </table:table-cell>
          <table:table-cell office:value-type="float" office:value="1034" table:style-name="ce5">
            <text:p>1.034</text:p>
          </table:table-cell>
          <table:table-cell office:value-type="float" office:value="852" table:style-name="ce5">
            <text:p>852</text:p>
          </table:table-cell>
          <table:table-cell office:value-type="float" office:value="594" table:style-name="ce5">
            <text:p>594</text:p>
          </table:table-cell>
          <table:table-cell office:value-type="float" office:value="529" table:style-name="ce5">
            <text:p>529</text:p>
          </table:table-cell>
          <table:table-cell office:value-type="float" office:value="942" table:style-name="ce5">
            <text:p>942</text:p>
          </table:table-cell>
          <table:table-cell office:value-type="float" office:value="4026" table:style-name="ce5">
            <text:p>4.026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512" table:style-name="ce5">
            <text:p>4.512</text:p>
          </table:table-cell>
          <table:table-cell office:value-type="float" office:value="1650" table:style-name="ce5">
            <text:p>1.650</text:p>
          </table:table-cell>
          <table:table-cell office:value-type="float" office:value="859" table:style-name="ce5">
            <text:p>859</text:p>
          </table:table-cell>
          <table:table-cell office:value-type="float" office:value="409" table:style-name="ce5">
            <text:p>409</text:p>
          </table:table-cell>
          <table:table-cell office:value-type="float" office:value="791" table:style-name="ce5">
            <text:p>791</text:p>
          </table:table-cell>
          <table:table-cell office:value-type="float" office:value="2731" table:style-name="ce5">
            <text:p>2.731</text:p>
          </table:table-cell>
          <table:table-cell office:value-type="float" office:value="3089" table:style-name="ce5">
            <text:p>3.089</text:p>
          </table:table-cell>
          <table:table-cell office:value-type="float" office:value="3981" table:style-name="ce5">
            <text:p>3.981</text:p>
          </table:table-cell>
          <table:table-cell office:value-type="float" office:value="1779" table:style-name="ce5">
            <text:p>1.779</text:p>
          </table:table-cell>
          <table:table-cell office:value-type="float" office:value="1716" table:style-name="ce5">
            <text:p>1.716</text:p>
          </table:table-cell>
          <table:table-cell office:value-type="float" office:value="994" table:style-name="ce5">
            <text:p>994</text:p>
          </table:table-cell>
          <table:table-cell office:value-type="float" office:value="2204" table:style-name="ce5">
            <text:p>2.204</text:p>
          </table:table-cell>
          <table:table-cell office:value-type="float" office:value="3726" table:style-name="ce5">
            <text:p>3.726</text:p>
          </table:table-cell>
          <table:table-cell office:value-type="float" office:value="1893" table:style-name="ce5">
            <text:p>1.893</text:p>
          </table:table-cell>
          <table:table-cell office:value-type="float" office:value="1218" table:style-name="ce5">
            <text:p>1.218</text:p>
          </table:table-cell>
          <table:table-cell office:value-type="float" office:value="949" table:style-name="ce5">
            <text:p>949</text:p>
          </table:table-cell>
          <table:table-cell office:value-type="float" office:value="641" table:style-name="ce5">
            <text:p>641</text:p>
          </table:table-cell>
          <table:table-cell office:value-type="float" office:value="4070" table:style-name="ce5">
            <text:p>4.070</text:p>
          </table:table-cell>
          <table:table-cell office:value-type="float" office:value="2225" table:style-name="ce5">
            <text:p>2.225</text:p>
          </table:table-cell>
          <table:table-cell office:value-type="float" office:value="1090" table:style-name="ce5">
            <text:p>1.090</text:p>
          </table:table-cell>
          <table:table-cell office:value-type="float" office:value="888" table:style-name="ce5">
            <text:p>888</text:p>
          </table:table-cell>
          <table:table-cell office:value-type="float" office:value="425" table:style-name="ce5">
            <text:p>425</text:p>
          </table:table-cell>
          <table:table-cell office:value-type="float" office:value="472" table:style-name="ce5">
            <text:p>472</text:p>
          </table:table-cell>
          <table:table-cell office:value-type="float" office:value="5045" table:style-name="ce5">
            <text:p>5.045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374" table:style-name="ce5">
            <text:p>1.374</text:p>
          </table:table-cell>
          <table:table-cell office:value-type="float" office:value="641" table:style-name="ce5">
            <text:p>641</text:p>
          </table:table-cell>
          <table:table-cell office:value-type="float" office:value="378" table:style-name="ce5">
            <text:p>378</text:p>
          </table:table-cell>
          <table:table-cell office:value-type="float" office:value="205" table:style-name="ce5">
            <text:p>205</text:p>
          </table:table-cell>
          <table:table-cell office:value-type="float" office:value="26" table:style-name="ce5">
            <text:p>26</text:p>
          </table:table-cell>
          <table:table-cell office:value-type="float" office:value="1078" table:style-name="ce5">
            <text:p>1.078</text:p>
          </table:table-cell>
          <table:table-cell office:value-type="float" office:value="984" table:style-name="ce5">
            <text:p>984</text:p>
          </table:table-cell>
          <table:table-cell office:value-type="float" office:value="1310" table:style-name="ce5">
            <text:p>1.310</text:p>
          </table:table-cell>
          <table:table-cell office:value-type="float" office:value="528" table:style-name="ce5">
            <text:p>528</text:p>
          </table:table-cell>
          <table:table-cell office:value-type="float" office:value="559" table:style-name="ce5">
            <text:p>559</text:p>
          </table:table-cell>
          <table:table-cell office:value-type="float" office:value="444" table:style-name="ce5">
            <text:p>444</text:p>
          </table:table-cell>
          <table:table-cell office:value-type="float" office:value="815" table:style-name="ce5">
            <text:p>815</text:p>
          </table:table-cell>
          <table:table-cell office:value-type="float" office:value="1086" table:style-name="ce5">
            <text:p>1.086</text:p>
          </table:table-cell>
          <table:table-cell office:value-type="float" office:value="754" table:style-name="ce5">
            <text:p>754</text:p>
          </table:table-cell>
          <table:table-cell office:value-type="float" office:value="470" table:style-name="ce5">
            <text:p>470</text:p>
          </table:table-cell>
          <table:table-cell office:value-type="float" office:value="251" table:style-name="ce5">
            <text:p>251</text:p>
          </table:table-cell>
          <table:table-cell office:value-type="float" office:value="163" table:style-name="ce5">
            <text:p>163</text:p>
          </table:table-cell>
          <table:table-cell office:value-type="float" office:value="1354" table:style-name="ce5">
            <text:p>1.354</text:p>
          </table:table-cell>
          <table:table-cell office:value-type="float" office:value="704" table:style-name="ce5">
            <text:p>704</text:p>
          </table:table-cell>
          <table:table-cell office:value-type="float" office:value="469" table:style-name="ce5">
            <text:p>469</text:p>
          </table:table-cell>
          <table:table-cell office:value-type="float" office:value="349" table:style-name="ce5">
            <text:p>349</text:p>
          </table:table-cell>
          <table:table-cell office:value-type="float" office:value="126" table:style-name="ce5">
            <text:p>126</text:p>
          </table:table-cell>
          <table:table-cell office:value-type="float" office:value="182" table:style-name="ce5">
            <text:p>182</text:p>
          </table:table-cell>
          <table:table-cell office:value-type="float" office:value="1665" table:style-name="ce5">
            <text:p>1.665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272" table:style-name="ce5">
            <text:p>3.272</text:p>
          </table:table-cell>
          <table:table-cell office:value-type="float" office:value="1198" table:style-name="ce5">
            <text:p>1.198</text:p>
          </table:table-cell>
          <table:table-cell office:value-type="float" office:value="656" table:style-name="ce5">
            <text:p>656</text:p>
          </table:table-cell>
          <table:table-cell office:value-type="float" office:value="102" table:style-name="ce5">
            <text:p>102</text:p>
          </table:table-cell>
          <table:table-cell office:value-type="float" office:value="795" table:style-name="ce5">
            <text:p>795</text:p>
          </table:table-cell>
          <table:table-cell office:value-type="float" office:value="3843" table:style-name="ce5">
            <text:p>3.843</text:p>
          </table:table-cell>
          <table:table-cell office:value-type="float" office:value="2044" table:style-name="ce5">
            <text:p>2.044</text:p>
          </table:table-cell>
          <table:table-cell office:value-type="float" office:value="3014" table:style-name="ce5">
            <text:p>3.014</text:p>
          </table:table-cell>
          <table:table-cell office:value-type="float" office:value="2126" table:style-name="ce5">
            <text:p>2.126</text:p>
          </table:table-cell>
          <table:table-cell office:value-type="float" office:value="1758" table:style-name="ce5">
            <text:p>1.758</text:p>
          </table:table-cell>
          <table:table-cell office:value-type="float" office:value="2520" table:style-name="ce5">
            <text:p>2.520</text:p>
          </table:table-cell>
          <table:table-cell office:value-type="float" office:value="1403" table:style-name="ce5">
            <text:p>1.403</text:p>
          </table:table-cell>
          <table:table-cell office:value-type="float" office:value="1408" table:style-name="ce5">
            <text:p>1.408</text:p>
          </table:table-cell>
          <table:table-cell office:value-type="float" office:value="1625" table:style-name="ce5">
            <text:p>1.625</text:p>
          </table:table-cell>
          <table:table-cell office:value-type="float" office:value="1273" table:style-name="ce5">
            <text:p>1.273</text:p>
          </table:table-cell>
          <table:table-cell office:value-type="float" office:value="863" table:style-name="ce5">
            <text:p>863</text:p>
          </table:table-cell>
          <table:table-cell office:value-type="float" office:value="900" table:style-name="ce5">
            <text:p>900</text:p>
          </table:table-cell>
          <table:table-cell office:value-type="float" office:value="4570" table:style-name="ce5">
            <text:p>4.570</text:p>
          </table:table-cell>
          <table:table-cell office:value-type="float" office:value="65" table:style-name="ce5">
            <text:p>65</text:p>
          </table:table-cell>
          <table:table-cell office:value-type="float" office:value="126" table:style-name="ce5">
            <text:p>1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" table:style-name="ce5">
            <text:p>34</text:p>
          </table:table-cell>
          <table:table-cell office:value-type="float" office:value="4940" table:style-name="ce5">
            <text:p>4.94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57" table:style-name="ce5">
            <text:p>357</text:p>
          </table:table-cell>
          <table:table-cell office:value-type="float" office:value="557" table:style-name="ce5">
            <text:p>557</text:p>
          </table:table-cell>
          <table:table-cell office:value-type="float" office:value="314" table:style-name="ce5">
            <text:p>314</text:p>
          </table:table-cell>
          <table:table-cell office:value-type="float" office:value="397" table:style-name="ce5">
            <text:p>397</text:p>
          </table:table-cell>
          <table:table-cell office:value-type="float" office:value="94" table:style-name="ce5">
            <text:p>94</text:p>
          </table:table-cell>
          <table:table-cell office:value-type="float" office:value="3029" table:style-name="ce5">
            <text:p>3.029</text:p>
          </table:table-cell>
          <table:table-cell office:value-type="float" office:value="923" table:style-name="ce5">
            <text:p>923</text:p>
          </table:table-cell>
          <table:table-cell office:value-type="float" office:value="1107" table:style-name="ce5">
            <text:p>1.107</text:p>
          </table:table-cell>
          <table:table-cell office:value-type="float" office:value="864" table:style-name="ce5">
            <text:p>864</text:p>
          </table:table-cell>
          <table:table-cell office:value-type="float" office:value="835" table:style-name="ce5">
            <text:p>835</text:p>
          </table:table-cell>
          <table:table-cell office:value-type="float" office:value="413" table:style-name="ce5">
            <text:p>413</text:p>
          </table:table-cell>
          <table:table-cell office:value-type="float" office:value="2763" table:style-name="ce5">
            <text:p>2.763</text:p>
          </table:table-cell>
          <table:table-cell office:value-type="float" office:value="1983" table:style-name="ce5">
            <text:p>1.983</text:p>
          </table:table-cell>
          <table:table-cell office:value-type="float" office:value="1311" table:style-name="ce5">
            <text:p>1.311</text:p>
          </table:table-cell>
          <table:table-cell office:value-type="float" office:value="1201" table:style-name="ce5">
            <text:p>1.201</text:p>
          </table:table-cell>
          <table:table-cell office:value-type="float" office:value="879" table:style-name="ce5">
            <text:p>879</text:p>
          </table:table-cell>
          <table:table-cell office:value-type="float" office:value="368" table:style-name="ce5">
            <text:p>368</text:p>
          </table:table-cell>
          <table:table-cell office:value-type="float" office:value="1974" table:style-name="ce5">
            <text:p>1.974</text:p>
          </table:table-cell>
          <table:table-cell office:value-type="float" office:value="1970" table:style-name="ce5">
            <text:p>1.970</text:p>
          </table:table-cell>
          <table:table-cell office:value-type="float" office:value="1235" table:style-name="ce5">
            <text:p>1.235</text:p>
          </table:table-cell>
          <table:table-cell office:value-type="float" office:value="1095" table:style-name="ce5">
            <text:p>1.095</text:p>
          </table:table-cell>
          <table:table-cell office:value-type="float" office:value="719" table:style-name="ce5">
            <text:p>719</text:p>
          </table:table-cell>
          <table:table-cell office:value-type="float" office:value="1085" table:style-name="ce5">
            <text:p>1.085</text:p>
          </table:table-cell>
          <table:table-cell office:value-type="float" office:value="1928" table:style-name="ce5">
            <text:p>1.928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284" table:style-name="ce5">
            <text:p>3.284</text:p>
          </table:table-cell>
          <table:table-cell office:value-type="float" office:value="1318" table:style-name="ce5">
            <text:p>1.318</text:p>
          </table:table-cell>
          <table:table-cell office:value-type="float" office:value="727" table:style-name="ce5">
            <text:p>727</text:p>
          </table:table-cell>
          <table:table-cell office:value-type="float" office:value="408" table:style-name="ce5">
            <text:p>408</text:p>
          </table:table-cell>
          <table:table-cell office:value-type="float" office:value="800" table:style-name="ce5">
            <text:p>800</text:p>
          </table:table-cell>
          <table:table-cell office:value-type="float" office:value="4306" table:style-name="ce5">
            <text:p>4.306</text:p>
          </table:table-cell>
          <table:table-cell office:value-type="float" office:value="2227" table:style-name="ce5">
            <text:p>2.227</text:p>
          </table:table-cell>
          <table:table-cell office:value-type="float" office:value="3157" table:style-name="ce5">
            <text:p>3.157</text:p>
          </table:table-cell>
          <table:table-cell office:value-type="float" office:value="2292" table:style-name="ce5">
            <text:p>2.292</text:p>
          </table:table-cell>
          <table:table-cell office:value-type="float" office:value="1940" table:style-name="ce5">
            <text:p>1.940</text:p>
          </table:table-cell>
          <table:table-cell office:value-type="float" office:value="2553" table:style-name="ce5">
            <text:p>2.553</text:p>
          </table:table-cell>
          <table:table-cell office:value-type="float" office:value="3006" table:style-name="ce5">
            <text:p>3.006</text:p>
          </table:table-cell>
          <table:table-cell office:value-type="float" office:value="2410" table:style-name="ce5">
            <text:p>2.410</text:p>
          </table:table-cell>
          <table:table-cell office:value-type="float" office:value="2028" table:style-name="ce5">
            <text:p>2.028</text:p>
          </table:table-cell>
          <table:table-cell office:value-type="float" office:value="1711" table:style-name="ce5">
            <text:p>1.711</text:p>
          </table:table-cell>
          <table:table-cell office:value-type="float" office:value="1225" table:style-name="ce5">
            <text:p>1.225</text:p>
          </table:table-cell>
          <table:table-cell office:value-type="float" office:value="970" table:style-name="ce5">
            <text:p>970</text:p>
          </table:table-cell>
          <table:table-cell office:value-type="float" office:value="4854" table:style-name="ce5">
            <text:p>4.854</text:p>
          </table:table-cell>
          <table:table-cell office:value-type="float" office:value="1971" table:style-name="ce5">
            <text:p>1.971</text:p>
          </table:table-cell>
          <table:table-cell office:value-type="float" office:value="1242" table:style-name="ce5">
            <text:p>1.242</text:p>
          </table:table-cell>
          <table:table-cell office:value-type="float" office:value="1095" table:style-name="ce5">
            <text:p>1.095</text:p>
          </table:table-cell>
          <table:table-cell office:value-type="float" office:value="719" table:style-name="ce5">
            <text:p>719</text:p>
          </table:table-cell>
          <table:table-cell office:value-type="float" office:value="1086" table:style-name="ce5">
            <text:p>1.086</text:p>
          </table:table-cell>
          <table:table-cell office:value-type="float" office:value="5174" table:style-name="ce5">
            <text:p>5.174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879" table:style-name="ce5">
            <text:p>4.879</text:p>
          </table:table-cell>
          <table:table-cell office:value-type="float" office:value="1686" table:style-name="ce5">
            <text:p>1.686</text:p>
          </table:table-cell>
          <table:table-cell office:value-type="float" office:value="721" table:style-name="ce5">
            <text:p>721</text:p>
          </table:table-cell>
          <table:table-cell office:value-type="float" office:value="313" table:style-name="ce5">
            <text:p>313</text:p>
          </table:table-cell>
          <table:table-cell office:value-type="float" office:value="81" table:style-name="ce5">
            <text:p>81</text:p>
          </table:table-cell>
          <table:table-cell office:value-type="float" office:value="769" table:style-name="ce5">
            <text:p>769</text:p>
          </table:table-cell>
          <table:table-cell office:value-type="float" office:value="3584" table:style-name="ce5">
            <text:p>3.584</text:p>
          </table:table-cell>
          <table:table-cell office:value-type="float" office:value="3520" table:style-name="ce5">
            <text:p>3.520</text:p>
          </table:table-cell>
          <table:table-cell office:value-type="float" office:value="1567" table:style-name="ce5">
            <text:p>1.567</text:p>
          </table:table-cell>
          <table:table-cell office:value-type="float" office:value="272" table:style-name="ce5">
            <text:p>272</text:p>
          </table:table-cell>
          <table:table-cell office:value-type="float" office:value="311" table:style-name="ce5">
            <text:p>311</text:p>
          </table:table-cell>
          <table:table-cell office:value-type="float" office:value="571" table:style-name="ce5">
            <text:p>571</text:p>
          </table:table-cell>
          <table:table-cell office:value-type="float" office:value="3554" table:style-name="ce5">
            <text:p>3.554</text:p>
          </table:table-cell>
          <table:table-cell office:value-type="float" office:value="1468" table:style-name="ce5">
            <text:p>1.468</text:p>
          </table:table-cell>
          <table:table-cell office:value-type="float" office:value="499" table:style-name="ce5">
            <text:p>499</text:p>
          </table:table-cell>
          <table:table-cell office:value-type="float" office:value="321" table:style-name="ce5">
            <text:p>321</text:p>
          </table:table-cell>
          <table:table-cell office:value-type="float" office:value="177" table:style-name="ce5">
            <text:p>177</text:p>
          </table:table-cell>
          <table:table-cell office:value-type="float" office:value="3615" table:style-name="ce5">
            <text:p>3.615</text:p>
          </table:table-cell>
          <table:table-cell office:value-type="float" office:value="1715" table:style-name="ce5">
            <text:p>1.715</text:p>
          </table:table-cell>
          <table:table-cell office:value-type="float" office:value="890" table:style-name="ce5">
            <text:p>890</text:p>
          </table:table-cell>
          <table:table-cell office:value-type="float" office:value="367" table:style-name="ce5">
            <text:p>367</text:p>
          </table:table-cell>
          <table:table-cell office:value-type="float" office:value="108" table:style-name="ce5">
            <text:p>108</text:p>
          </table:table-cell>
          <table:table-cell office:value-type="float" office:value="144" table:style-name="ce5">
            <text:p>144</text:p>
          </table:table-cell>
          <table:table-cell office:value-type="float" office:value="4920" table:style-name="ce5">
            <text:p>4.920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8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8 - ESCUELAS URBANAS, POR PROMEDIO DE ALUMNOS POR CLASE EN CADA NIVEL DE ENSEÑANZ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Preescolar</text:p>
          </table:table-cell>
          <table:covered-table-cell table:number-columns-repeated="4"/>
          <table:table-cell office:value-type="string" table:number-columns-spanned="5" table:number-rows-spanned="1" table:style-name="ce8">
            <text:p>Educación primaria (CINE 1)</text:p>
          </table:table-cell>
          <table:covered-table-cell table:number-columns-repeated="4"/>
          <table:table-cell office:value-type="string" table:number-columns-spanned="5" table:number-rows-spanned="1" table:style-name="ce8">
            <text:p>Educación secundaria baja (CINE 2)</text:p>
          </table:table-cell>
          <table:covered-table-cell table:number-columns-repeated="4"/>
          <table:table-cell office:value-type="string" table:number-columns-spanned="5" table:number-rows-spanned="1" table:style-name="ce8">
            <text:p>Educación secundaria alta (CINE 3)</text:p>
          </table:table-cell>
          <table:covered-table-cell table:number-columns-repeated="4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Hasta 25</text:p>
          </table:table-cell>
          <table:table-cell office:value-type="string" table:style-name="ce2">
            <text:p>Entre 26 y 30</text:p>
          </table:table-cell>
          <table:table-cell office:value-type="string" table:style-name="ce2">
            <text:p>Entre 31 y 35</text:p>
          </table:table-cell>
          <table:table-cell office:value-type="string" table:style-name="ce2">
            <text:p>36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25</text:p>
          </table:table-cell>
          <table:table-cell office:value-type="string" table:style-name="ce2">
            <text:p>Entre 26 y 30</text:p>
          </table:table-cell>
          <table:table-cell office:value-type="string" table:style-name="ce2">
            <text:p>Entre 31 y 35</text:p>
          </table:table-cell>
          <table:table-cell office:value-type="string" table:style-name="ce2">
            <text:p>36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25</text:p>
          </table:table-cell>
          <table:table-cell office:value-type="string" table:style-name="ce2">
            <text:p>Entre 26 y 30</text:p>
          </table:table-cell>
          <table:table-cell office:value-type="string" table:style-name="ce2">
            <text:p>Entre 31 y 35</text:p>
          </table:table-cell>
          <table:table-cell office:value-type="string" table:style-name="ce2">
            <text:p>36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25</text:p>
          </table:table-cell>
          <table:table-cell office:value-type="string" table:style-name="ce2">
            <text:p>Entre 26 y 30</text:p>
          </table:table-cell>
          <table:table-cell office:value-type="string" table:style-name="ce2">
            <text:p>Entre 31 y 35</text:p>
          </table:table-cell>
          <table:table-cell office:value-type="string" table:style-name="ce2">
            <text:p>36 o más</text:p>
          </table:table-cell>
          <table:table-cell office:value-type="string" table:style-name="ce2">
            <text:p>No hay clases de este nivel de educación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99" table:style-name="ce5">
            <text:p>5.799</text:p>
          </table:table-cell>
          <table:table-cell office:value-type="float" office:value="1237" table:style-name="ce5">
            <text:p>1.237</text:p>
          </table:table-cell>
          <table:table-cell office:value-type="float" office:value="391" table:style-name="ce5">
            <text:p>391</text:p>
          </table:table-cell>
          <table:table-cell office:value-type="float" office:value="1321" table:style-name="ce5">
            <text:p>1.321</text:p>
          </table:table-cell>
          <table:table-cell office:value-type="float" office:value="4309" table:style-name="ce5">
            <text:p>4.309</text:p>
          </table:table-cell>
          <table:table-cell office:value-type="float" office:value="6106" table:style-name="ce5">
            <text:p>6.106</text:p>
          </table:table-cell>
          <table:table-cell office:value-type="float" office:value="3449" table:style-name="ce5">
            <text:p>3.449</text:p>
          </table:table-cell>
          <table:table-cell office:value-type="float" office:value="1524" table:style-name="ce5">
            <text:p>1.524</text:p>
          </table:table-cell>
          <table:table-cell office:value-type="float" office:value="400" table:style-name="ce5">
            <text:p>400</text:p>
          </table:table-cell>
          <table:table-cell office:value-type="float" office:value="3030" table:style-name="ce5">
            <text:p>3.030</text:p>
          </table:table-cell>
          <table:table-cell office:value-type="float" office:value="3807" table:style-name="ce5">
            <text:p>3.807</text:p>
          </table:table-cell>
          <table:table-cell office:value-type="float" office:value="3019" table:style-name="ce5">
            <text:p>3.019</text:p>
          </table:table-cell>
          <table:table-cell office:value-type="float" office:value="1775" table:style-name="ce5">
            <text:p>1.775</text:p>
          </table:table-cell>
          <table:table-cell office:value-type="float" office:value="1444" table:style-name="ce5">
            <text:p>1.444</text:p>
          </table:table-cell>
          <table:table-cell office:value-type="float" office:value="5945" table:style-name="ce5">
            <text:p>5.945</text:p>
          </table:table-cell>
          <table:table-cell office:value-type="float" office:value="1650" table:style-name="ce5">
            <text:p>1.650</text:p>
          </table:table-cell>
          <table:table-cell office:value-type="float" office:value="2119" table:style-name="ce5">
            <text:p>2.119</text:p>
          </table:table-cell>
          <table:table-cell office:value-type="float" office:value="1383" table:style-name="ce5">
            <text:p>1.383</text:p>
          </table:table-cell>
          <table:table-cell office:value-type="float" office:value="1720" table:style-name="ce5">
            <text:p>1.720</text:p>
          </table:table-cell>
          <table:table-cell office:value-type="float" office:value="6811" table:style-name="ce5">
            <text:p>6.811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38" table:style-name="ce5">
            <text:p>938</text:p>
          </table:table-cell>
          <table:table-cell office:value-type="float" office:value="118" table:style-name="ce5">
            <text:p>118</text:p>
          </table:table-cell>
          <table:table-cell office:value-type="float" office:value="265" table:style-name="ce5">
            <text:p>265</text:p>
          </table:table-cell>
          <table:table-cell office:value-type="float" office:value="12" table:style-name="ce5">
            <text:p>12</text:p>
          </table:table-cell>
          <table:table-cell office:value-type="float" office:value="580" table:style-name="ce5">
            <text:p>580</text:p>
          </table:table-cell>
          <table:table-cell office:value-type="float" office:value="828" table:style-name="ce5">
            <text:p>828</text:p>
          </table:table-cell>
          <table:table-cell office:value-type="float" office:value="637" table:style-name="ce5">
            <text:p>637</text:p>
          </table:table-cell>
          <table:table-cell office:value-type="float" office:value="387" table:style-name="ce5">
            <text:p>387</text:p>
          </table:table-cell>
          <table:table-cell office:value-type="float" office:value="89" table:style-name="ce5">
            <text:p>89</text:p>
          </table:table-cell>
          <table:table-cell office:value-type="float" office:value="481" table:style-name="ce5">
            <text:p>481</text:p>
          </table:table-cell>
          <table:table-cell office:value-type="float" office:value="736" table:style-name="ce5">
            <text:p>736</text:p>
          </table:table-cell>
          <table:table-cell office:value-type="float" office:value="213" table:style-name="ce5">
            <text:p>213</text:p>
          </table:table-cell>
          <table:table-cell office:value-type="float" office:value="501" table:style-name="ce5">
            <text:p>501</text:p>
          </table:table-cell>
          <table:table-cell office:value-type="float" office:value="383" table:style-name="ce5">
            <text:p>383</text:p>
          </table:table-cell>
          <table:table-cell office:value-type="float" office:value="715" table:style-name="ce5">
            <text:p>715</text:p>
          </table:table-cell>
          <table:table-cell office:value-type="float" office:value="255" table:style-name="ce5">
            <text:p>255</text:p>
          </table:table-cell>
          <table:table-cell office:value-type="float" office:value="189" table:style-name="ce5">
            <text:p>189</text:p>
          </table:table-cell>
          <table:table-cell office:value-type="float" office:value="262" table:style-name="ce5">
            <text:p>262</text:p>
          </table:table-cell>
          <table:table-cell office:value-type="float" office:value="300" table:style-name="ce5">
            <text:p>300</text:p>
          </table:table-cell>
          <table:table-cell office:value-type="float" office:value="1025" table:style-name="ce5">
            <text:p>1.025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57" table:style-name="ce5">
            <text:p>857</text:p>
          </table:table-cell>
          <table:table-cell office:value-type="float" office:value="246" table:style-name="ce5">
            <text:p>246</text:p>
          </table:table-cell>
          <table:table-cell office:value-type="float" office:value="18" table:style-name="ce5">
            <text:p>18</text:p>
          </table:table-cell>
          <table:table-cell office:value-type="float" office:value="207" table:style-name="ce5">
            <text:p>207</text:p>
          </table:table-cell>
          <table:table-cell office:value-type="float" office:value="510" table:style-name="ce5">
            <text:p>510</text:p>
          </table:table-cell>
          <table:table-cell office:value-type="float" office:value="889" table:style-name="ce5">
            <text:p>889</text:p>
          </table:table-cell>
          <table:table-cell office:value-type="float" office:value="331" table:style-name="ce5">
            <text:p>331</text:p>
          </table:table-cell>
          <table:table-cell office:value-type="float" office:value="131" table:style-name="ce5">
            <text:p>131</text:p>
          </table:table-cell>
          <table:table-cell office:value-type="float" office:value="181" table:style-name="ce5">
            <text:p>181</text:p>
          </table:table-cell>
          <table:table-cell office:value-type="float" office:value="431" table:style-name="ce5">
            <text:p>431</text:p>
          </table:table-cell>
          <table:table-cell office:value-type="float" office:value="457" table:style-name="ce5">
            <text:p>457</text:p>
          </table:table-cell>
          <table:table-cell office:value-type="float" office:value="261" table:style-name="ce5">
            <text:p>261</text:p>
          </table:table-cell>
          <table:table-cell office:value-type="float" office:value="326" table:style-name="ce5">
            <text:p>326</text:p>
          </table:table-cell>
          <table:table-cell office:value-type="float" office:value="328" table:style-name="ce5">
            <text:p>328</text:p>
          </table:table-cell>
          <table:table-cell office:value-type="float" office:value="838" table:style-name="ce5">
            <text:p>838</text:p>
          </table:table-cell>
          <table:table-cell office:value-type="float" office:value="265" table:style-name="ce5">
            <text:p>265</text:p>
          </table:table-cell>
          <table:table-cell office:value-type="float" office:value="177" table:style-name="ce5">
            <text:p>177</text:p>
          </table:table-cell>
          <table:table-cell office:value-type="float" office:value="162" table:style-name="ce5">
            <text:p>162</text:p>
          </table:table-cell>
          <table:table-cell office:value-type="float" office:value="162" table:style-name="ce5">
            <text:p>162</text:p>
          </table:table-cell>
          <table:table-cell office:value-type="float" office:value="952" table:style-name="ce5">
            <text:p>952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069" table:style-name="ce5">
            <text:p>3.069</text:p>
          </table:table-cell>
          <table:table-cell office:value-type="float" office:value="473" table:style-name="ce5">
            <text:p>473</text:p>
          </table:table-cell>
          <table:table-cell office:value-type="float" office:value="287" table:style-name="ce5">
            <text:p>287</text:p>
          </table:table-cell>
          <table:table-cell office:value-type="float" office:value="244" table:style-name="ce5">
            <text:p>244</text:p>
          </table:table-cell>
          <table:table-cell office:value-type="float" office:value="3057" table:style-name="ce5">
            <text:p>3.057</text:p>
          </table:table-cell>
          <table:table-cell office:value-type="float" office:value="3085" table:style-name="ce5">
            <text:p>3.085</text:p>
          </table:table-cell>
          <table:table-cell office:value-type="float" office:value="2788" table:style-name="ce5">
            <text:p>2.788</text:p>
          </table:table-cell>
          <table:table-cell office:value-type="float" office:value="849" table:style-name="ce5">
            <text:p>849</text:p>
          </table:table-cell>
          <table:table-cell office:value-type="float" office:value="325" table:style-name="ce5">
            <text:p>325</text:p>
          </table:table-cell>
          <table:table-cell office:value-type="float" office:value="1801" table:style-name="ce5">
            <text:p>1.801</text:p>
          </table:table-cell>
          <table:table-cell office:value-type="float" office:value="1352" table:style-name="ce5">
            <text:p>1.352</text:p>
          </table:table-cell>
          <table:table-cell office:value-type="float" office:value="1292" table:style-name="ce5">
            <text:p>1.292</text:p>
          </table:table-cell>
          <table:table-cell office:value-type="float" office:value="876" table:style-name="ce5">
            <text:p>876</text:p>
          </table:table-cell>
          <table:table-cell office:value-type="float" office:value="1040" table:style-name="ce5">
            <text:p>1.040</text:p>
          </table:table-cell>
          <table:table-cell office:value-type="float" office:value="3967" table:style-name="ce5">
            <text:p>3.967</text:p>
          </table:table-cell>
          <table:table-cell office:value-type="float" office:value="802" table:style-name="ce5">
            <text:p>802</text:p>
          </table:table-cell>
          <table:table-cell office:value-type="float" office:value="848" table:style-name="ce5">
            <text:p>848</text:p>
          </table:table-cell>
          <table:table-cell office:value-type="float" office:value="786" table:style-name="ce5">
            <text:p>786</text:p>
          </table:table-cell>
          <table:table-cell office:value-type="float" office:value="1098" table:style-name="ce5">
            <text:p>1.098</text:p>
          </table:table-cell>
          <table:table-cell office:value-type="float" office:value="4026" table:style-name="ce5">
            <text:p>4.02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508" table:style-name="ce5">
            <text:p>4.508</text:p>
          </table:table-cell>
          <table:table-cell office:value-type="float" office:value="1100" table:style-name="ce5">
            <text:p>1.100</text:p>
          </table:table-cell>
          <table:table-cell office:value-type="float" office:value="0" table:style-name="ce5">
            <text:p>0</text:p>
          </table:table-cell>
          <table:table-cell office:value-type="float" office:value="1251" table:style-name="ce5">
            <text:p>1.251</text:p>
          </table:table-cell>
          <table:table-cell office:value-type="float" office:value="2731" table:style-name="ce5">
            <text:p>2.731</text:p>
          </table:table-cell>
          <table:table-cell office:value-type="float" office:value="4906" table:style-name="ce5">
            <text:p>4.906</text:p>
          </table:table-cell>
          <table:table-cell office:value-type="float" office:value="1723" table:style-name="ce5">
            <text:p>1.723</text:p>
          </table:table-cell>
          <table:table-cell office:value-type="float" office:value="1194" table:style-name="ce5">
            <text:p>1.194</text:p>
          </table:table-cell>
          <table:table-cell office:value-type="float" office:value="0" table:style-name="ce5">
            <text:p>0</text:p>
          </table:table-cell>
          <table:table-cell office:value-type="float" office:value="2204" table:style-name="ce5">
            <text:p>2.204</text:p>
          </table:table-cell>
          <table:table-cell office:value-type="float" office:value="3234" table:style-name="ce5">
            <text:p>3.234</text:p>
          </table:table-cell>
          <table:table-cell office:value-type="float" office:value="2669" table:style-name="ce5">
            <text:p>2.669</text:p>
          </table:table-cell>
          <table:table-cell office:value-type="float" office:value="1391" table:style-name="ce5">
            <text:p>1.391</text:p>
          </table:table-cell>
          <table:table-cell office:value-type="float" office:value="828" table:style-name="ce5">
            <text:p>828</text:p>
          </table:table-cell>
          <table:table-cell office:value-type="float" office:value="4070" table:style-name="ce5">
            <text:p>4.070</text:p>
          </table:table-cell>
          <table:table-cell office:value-type="float" office:value="1217" table:style-name="ce5">
            <text:p>1.217</text:p>
          </table:table-cell>
          <table:table-cell office:value-type="float" office:value="1881" table:style-name="ce5">
            <text:p>1.881</text:p>
          </table:table-cell>
          <table:table-cell office:value-type="float" office:value="1030" table:style-name="ce5">
            <text:p>1.030</text:p>
          </table:table-cell>
          <table:table-cell office:value-type="float" office:value="1234" table:style-name="ce5">
            <text:p>1.234</text:p>
          </table:table-cell>
          <table:table-cell office:value-type="float" office:value="5045" table:style-name="ce5">
            <text:p>5.045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507" table:style-name="ce5">
            <text:p>1.507</text:p>
          </table:table-cell>
          <table:table-cell office:value-type="float" office:value="147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float" office:value="278" table:style-name="ce5">
            <text:p>278</text:p>
          </table:table-cell>
          <table:table-cell office:value-type="float" office:value="1078" table:style-name="ce5">
            <text:p>1.078</text:p>
          </table:table-cell>
          <table:table-cell office:value-type="float" office:value="1492" table:style-name="ce5">
            <text:p>1.492</text:p>
          </table:table-cell>
          <table:table-cell office:value-type="float" office:value="800" table:style-name="ce5">
            <text:p>800</text:p>
          </table:table-cell>
          <table:table-cell office:value-type="float" office:value="94" table:style-name="ce5">
            <text:p>94</text:p>
          </table:table-cell>
          <table:table-cell office:value-type="float" office:value="115" table:style-name="ce5">
            <text:p>115</text:p>
          </table:table-cell>
          <table:table-cell office:value-type="float" office:value="815" table:style-name="ce5">
            <text:p>815</text:p>
          </table:table-cell>
          <table:table-cell office:value-type="float" office:value="1207" table:style-name="ce5">
            <text:p>1.207</text:p>
          </table:table-cell>
          <table:table-cell office:value-type="float" office:value="455" table:style-name="ce5">
            <text:p>455</text:p>
          </table:table-cell>
          <table:table-cell office:value-type="float" office:value="306" table:style-name="ce5">
            <text:p>306</text:p>
          </table:table-cell>
          <table:table-cell office:value-type="float" office:value="247" table:style-name="ce5">
            <text:p>247</text:p>
          </table:table-cell>
          <table:table-cell office:value-type="float" office:value="1354" table:style-name="ce5">
            <text:p>1.354</text:p>
          </table:table-cell>
          <table:table-cell office:value-type="float" office:value="681" table:style-name="ce5">
            <text:p>681</text:p>
          </table:table-cell>
          <table:table-cell office:value-type="float" office:value="410" table:style-name="ce5">
            <text:p>410</text:p>
          </table:table-cell>
          <table:table-cell office:value-type="float" office:value="373" table:style-name="ce5">
            <text:p>373</text:p>
          </table:table-cell>
          <table:table-cell office:value-type="float" office:value="334" table:style-name="ce5">
            <text:p>334</text:p>
          </table:table-cell>
          <table:table-cell office:value-type="float" office:value="1665" table:style-name="ce5">
            <text:p>1.665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440" table:style-name="ce5">
            <text:p>3.440</text:p>
          </table:table-cell>
          <table:table-cell office:value-type="float" office:value="831" table:style-name="ce5">
            <text:p>831</text:p>
          </table:table-cell>
          <table:table-cell office:value-type="float" office:value="234" table:style-name="ce5">
            <text:p>234</text:p>
          </table:table-cell>
          <table:table-cell office:value-type="float" office:value="296" table:style-name="ce5">
            <text:p>296</text:p>
          </table:table-cell>
          <table:table-cell office:value-type="float" office:value="3843" table:style-name="ce5">
            <text:p>3.843</text:p>
          </table:table-cell>
          <table:table-cell office:value-type="float" office:value="3642" table:style-name="ce5">
            <text:p>3.642</text:p>
          </table:table-cell>
          <table:table-cell office:value-type="float" office:value="3322" table:style-name="ce5">
            <text:p>3.322</text:p>
          </table:table-cell>
          <table:table-cell office:value-type="float" office:value="1180" table:style-name="ce5">
            <text:p>1.180</text:p>
          </table:table-cell>
          <table:table-cell office:value-type="float" office:value="186" table:style-name="ce5">
            <text:p>186</text:p>
          </table:table-cell>
          <table:table-cell office:value-type="float" office:value="1403" table:style-name="ce5">
            <text:p>1.403</text:p>
          </table:table-cell>
          <table:table-cell office:value-type="float" office:value="1233" table:style-name="ce5">
            <text:p>1.233</text:p>
          </table:table-cell>
          <table:table-cell office:value-type="float" office:value="2006" table:style-name="ce5">
            <text:p>2.006</text:p>
          </table:table-cell>
          <table:table-cell office:value-type="float" office:value="1086" table:style-name="ce5">
            <text:p>1.086</text:p>
          </table:table-cell>
          <table:table-cell office:value-type="float" office:value="935" table:style-name="ce5">
            <text:p>935</text:p>
          </table:table-cell>
          <table:table-cell office:value-type="float" office:value="4570" table:style-name="ce5">
            <text:p>4.570</text:p>
          </table:table-cell>
          <table:table-cell office:value-type="float" office:value="141" table:style-name="ce5">
            <text:p>141</text:p>
          </table:table-cell>
          <table:table-cell office:value-type="float" office:value="34" table:style-name="ce5">
            <text:p>34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4940" table:style-name="ce5">
            <text:p>4.94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83" table:style-name="ce5">
            <text:p>683</text:p>
          </table:table-cell>
          <table:table-cell office:value-type="float" office:value="460" table:style-name="ce5">
            <text:p>460</text:p>
          </table:table-cell>
          <table:table-cell office:value-type="float" office:value="126" table:style-name="ce5">
            <text:p>126</text:p>
          </table:table-cell>
          <table:table-cell office:value-type="float" office:value="25" table:style-name="ce5">
            <text:p>25</text:p>
          </table:table-cell>
          <table:table-cell office:value-type="float" office:value="3029" table:style-name="ce5">
            <text:p>3.029</text:p>
          </table:table-cell>
          <table:table-cell office:value-type="float" office:value="1459" table:style-name="ce5">
            <text:p>1.459</text:p>
          </table:table-cell>
          <table:table-cell office:value-type="float" office:value="971" table:style-name="ce5">
            <text:p>971</text:p>
          </table:table-cell>
          <table:table-cell office:value-type="float" office:value="735" table:style-name="ce5">
            <text:p>735</text:p>
          </table:table-cell>
          <table:table-cell office:value-type="float" office:value="84" table:style-name="ce5">
            <text:p>84</text:p>
          </table:table-cell>
          <table:table-cell office:value-type="float" office:value="2763" table:style-name="ce5">
            <text:p>2.763</text:p>
          </table:table-cell>
          <table:table-cell office:value-type="float" office:value="1400" table:style-name="ce5">
            <text:p>1.400</text:p>
          </table:table-cell>
          <table:table-cell office:value-type="float" office:value="1973" table:style-name="ce5">
            <text:p>1.973</text:p>
          </table:table-cell>
          <table:table-cell office:value-type="float" office:value="1250" table:style-name="ce5">
            <text:p>1.250</text:p>
          </table:table-cell>
          <table:table-cell office:value-type="float" office:value="887" table:style-name="ce5">
            <text:p>887</text:p>
          </table:table-cell>
          <table:table-cell office:value-type="float" office:value="1974" table:style-name="ce5">
            <text:p>1.974</text:p>
          </table:table-cell>
          <table:table-cell office:value-type="float" office:value="1089" table:style-name="ce5">
            <text:p>1.089</text:p>
          </table:table-cell>
          <table:table-cell office:value-type="float" office:value="1937" table:style-name="ce5">
            <text:p>1.937</text:p>
          </table:table-cell>
          <table:table-cell office:value-type="float" office:value="1182" table:style-name="ce5">
            <text:p>1.182</text:p>
          </table:table-cell>
          <table:table-cell office:value-type="float" office:value="1445" table:style-name="ce5">
            <text:p>1.445</text:p>
          </table:table-cell>
          <table:table-cell office:value-type="float" office:value="1928" table:style-name="ce5">
            <text:p>1.928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484" table:style-name="ce5">
            <text:p>3.484</text:p>
          </table:table-cell>
          <table:table-cell office:value-type="float" office:value="943" table:style-name="ce5">
            <text:p>943</text:p>
          </table:table-cell>
          <table:table-cell office:value-type="float" office:value="266" table:style-name="ce5">
            <text:p>266</text:p>
          </table:table-cell>
          <table:table-cell office:value-type="float" office:value="297" table:style-name="ce5">
            <text:p>297</text:p>
          </table:table-cell>
          <table:table-cell office:value-type="float" office:value="4306" table:style-name="ce5">
            <text:p>4.306</text:p>
          </table:table-cell>
          <table:table-cell office:value-type="float" office:value="3762" table:style-name="ce5">
            <text:p>3.762</text:p>
          </table:table-cell>
          <table:table-cell office:value-type="float" office:value="3439" table:style-name="ce5">
            <text:p>3.439</text:p>
          </table:table-cell>
          <table:table-cell office:value-type="float" office:value="1375" table:style-name="ce5">
            <text:p>1.375</text:p>
          </table:table-cell>
          <table:table-cell office:value-type="float" office:value="204" table:style-name="ce5">
            <text:p>204</text:p>
          </table:table-cell>
          <table:table-cell office:value-type="float" office:value="3006" table:style-name="ce5">
            <text:p>3.006</text:p>
          </table:table-cell>
          <table:table-cell office:value-type="float" office:value="1794" table:style-name="ce5">
            <text:p>1.794</text:p>
          </table:table-cell>
          <table:table-cell office:value-type="float" office:value="2702" table:style-name="ce5">
            <text:p>2.702</text:p>
          </table:table-cell>
          <table:table-cell office:value-type="float" office:value="1619" table:style-name="ce5">
            <text:p>1.619</text:p>
          </table:table-cell>
          <table:table-cell office:value-type="float" office:value="1274" table:style-name="ce5">
            <text:p>1.274</text:p>
          </table:table-cell>
          <table:table-cell office:value-type="float" office:value="4854" table:style-name="ce5">
            <text:p>4.854</text:p>
          </table:table-cell>
          <table:table-cell office:value-type="float" office:value="1098" table:style-name="ce5">
            <text:p>1.098</text:p>
          </table:table-cell>
          <table:table-cell office:value-type="float" office:value="1937" table:style-name="ce5">
            <text:p>1.937</text:p>
          </table:table-cell>
          <table:table-cell office:value-type="float" office:value="1182" table:style-name="ce5">
            <text:p>1.182</text:p>
          </table:table-cell>
          <table:table-cell office:value-type="float" office:value="1445" table:style-name="ce5">
            <text:p>1.445</text:p>
          </table:table-cell>
          <table:table-cell office:value-type="float" office:value="5174" table:style-name="ce5">
            <text:p>5.174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889" table:style-name="ce5">
            <text:p>4.889</text:p>
          </table:table-cell>
          <table:table-cell office:value-type="float" office:value="822" table:style-name="ce5">
            <text:p>822</text:p>
          </table:table-cell>
          <table:table-cell office:value-type="float" office:value="287" table:style-name="ce5">
            <text:p>287</text:p>
          </table:table-cell>
          <table:table-cell office:value-type="float" office:value="1288" table:style-name="ce5">
            <text:p>1.288</text:p>
          </table:table-cell>
          <table:table-cell office:value-type="float" office:value="769" table:style-name="ce5">
            <text:p>769</text:p>
          </table:table-cell>
          <table:table-cell office:value-type="float" office:value="5085" table:style-name="ce5">
            <text:p>5.085</text:p>
          </table:table-cell>
          <table:table-cell office:value-type="float" office:value="319" table:style-name="ce5">
            <text:p>319</text:p>
          </table:table-cell>
          <table:table-cell office:value-type="float" office:value="709" table:style-name="ce5">
            <text:p>709</text:p>
          </table:table-cell>
          <table:table-cell office:value-type="float" office:value="343" table:style-name="ce5">
            <text:p>343</text:p>
          </table:table-cell>
          <table:table-cell office:value-type="float" office:value="571" table:style-name="ce5">
            <text:p>571</text:p>
          </table:table-cell>
          <table:table-cell office:value-type="float" office:value="3430" table:style-name="ce5">
            <text:p>3.430</text:p>
          </table:table-cell>
          <table:table-cell office:value-type="float" office:value="1495" table:style-name="ce5">
            <text:p>1.495</text:p>
          </table:table-cell>
          <table:table-cell office:value-type="float" office:value="830" table:style-name="ce5">
            <text:p>830</text:p>
          </table:table-cell>
          <table:table-cell office:value-type="float" office:value="759" table:style-name="ce5">
            <text:p>759</text:p>
          </table:table-cell>
          <table:table-cell office:value-type="float" office:value="3615" table:style-name="ce5">
            <text:p>3.615</text:p>
          </table:table-cell>
          <table:table-cell office:value-type="float" office:value="1255" table:style-name="ce5">
            <text:p>1.255</text:p>
          </table:table-cell>
          <table:table-cell office:value-type="float" office:value="901" table:style-name="ce5">
            <text:p>901</text:p>
          </table:table-cell>
          <table:table-cell office:value-type="float" office:value="801" table:style-name="ce5">
            <text:p>801</text:p>
          </table:table-cell>
          <table:table-cell office:value-type="float" office:value="1012" table:style-name="ce5">
            <text:p>1.012</text:p>
          </table:table-cell>
          <table:table-cell office:value-type="float" office:value="4920" table:style-name="ce5">
            <text:p>4.92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9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9 - ESCUELAS URBANAS, POR PERÍODO DE FUNCIONAMI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Mañana</text:p>
          </table:table-cell>
          <table:table-cell office:value-type="string" table:number-columns-spanned="1" table:number-rows-spanned="2" table:style-name="ce8">
            <text:p>Tarde</text:p>
          </table:table-cell>
          <table:table-cell office:value-type="string" table:number-columns-spanned="1" table:number-rows-spanned="2" table:style-name="ce8">
            <text:p>Noche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024" table:style-name="ce5">
            <text:p>6.024</text:p>
          </table:table-cell>
          <table:table-cell office:value-type="float" office:value="6161" table:style-name="ce5">
            <text:p>6.161</text:p>
          </table:table-cell>
          <table:table-cell office:value-type="float" office:value="3804" table:style-name="ce5">
            <text:p>3.8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15" table:style-name="ce5">
            <text:p>715</text:p>
          </table:table-cell>
          <table:table-cell office:value-type="float" office:value="959" table:style-name="ce5">
            <text:p>959</text:p>
          </table:table-cell>
          <table:table-cell office:value-type="float" office:value="491" table:style-name="ce5">
            <text:p>4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72" table:style-name="ce5">
            <text:p>872</text:p>
          </table:table-cell>
          <table:table-cell office:value-type="float" office:value="884" table:style-name="ce5">
            <text:p>884</text:p>
          </table:table-cell>
          <table:table-cell office:value-type="float" office:value="488" table:style-name="ce5">
            <text:p>4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521" table:style-name="ce5">
            <text:p>3.521</text:p>
          </table:table-cell>
          <table:table-cell office:value-type="float" office:value="3626" table:style-name="ce5">
            <text:p>3.626</text:p>
          </table:table-cell>
          <table:table-cell office:value-type="float" office:value="2734" table:style-name="ce5">
            <text:p>2.7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518" table:style-name="ce5">
            <text:p>4.518</text:p>
          </table:table-cell>
          <table:table-cell office:value-type="float" office:value="4591" table:style-name="ce5">
            <text:p>4.591</text:p>
          </table:table-cell>
          <table:table-cell office:value-type="float" office:value="2419" table:style-name="ce5">
            <text:p>2.4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484" table:style-name="ce5">
            <text:p>1.484</text:p>
          </table:table-cell>
          <table:table-cell office:value-type="float" office:value="1428" table:style-name="ce5">
            <text:p>1.428</text:p>
          </table:table-cell>
          <table:table-cell office:value-type="float" office:value="817" table:style-name="ce5">
            <text:p>8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847" table:style-name="ce5">
            <text:p>4.847</text:p>
          </table:table-cell>
          <table:table-cell office:value-type="float" office:value="4917" table:style-name="ce5">
            <text:p>4.917</text:p>
          </table:table-cell>
          <table:table-cell office:value-type="float" office:value="3083" table:style-name="ce5">
            <text:p>3.0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034" table:style-name="ce5">
            <text:p>3.034</text:p>
          </table:table-cell>
          <table:table-cell office:value-type="float" office:value="2999" table:style-name="ce5">
            <text:p>2.999</text:p>
          </table:table-cell>
          <table:table-cell office:value-type="float" office:value="2564" table:style-name="ce5">
            <text:p>2.5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874" table:style-name="ce5">
            <text:p>4.874</text:p>
          </table:table-cell>
          <table:table-cell office:value-type="float" office:value="4878" table:style-name="ce5">
            <text:p>4.878</text:p>
          </table:table-cell>
          <table:table-cell office:value-type="float" office:value="3779" table:style-name="ce5">
            <text:p>3.7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850" table:style-name="ce5">
            <text:p>4.850</text:p>
          </table:table-cell>
          <table:table-cell office:value-type="float" office:value="4973" table:style-name="ce5">
            <text:p>4.973</text:p>
          </table:table-cell>
          <table:table-cell office:value-type="float" office:value="595" table:style-name="ce5">
            <text:p>5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A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7">
            <text:p>D2A - ESCUELAS URBANAS CON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84" table:style-name="ce5">
            <text:p>6.184</text:p>
          </table:table-cell>
          <table:table-cell office:value-type="float" office:value="686" table:style-name="ce5">
            <text:p>686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53" table:style-name="ce5">
            <text:p>953</text:p>
          </table:table-cell>
          <table:table-cell office:value-type="float" office:value="161" table:style-name="ce5">
            <text:p>16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72" table:style-name="ce5">
            <text:p>872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683" table:style-name="ce5">
            <text:p>3.683</text:p>
          </table:table-cell>
          <table:table-cell office:value-type="float" office:value="667" table:style-name="ce5">
            <text:p>667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563" table:style-name="ce5">
            <text:p>4.563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480" table:style-name="ce5">
            <text:p>1.480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913" table:style-name="ce5">
            <text:p>4.913</text:p>
          </table:table-cell>
          <table:table-cell office:value-type="float" office:value="667" table:style-name="ce5">
            <text:p>667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085" table:style-name="ce5">
            <text:p>3.085</text:p>
          </table:table-cell>
          <table:table-cell office:value-type="float" office:value="158" table:style-name="ce5">
            <text:p>158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877" table:style-name="ce5">
            <text:p>4.877</text:p>
          </table:table-cell>
          <table:table-cell office:value-type="float" office:value="685" table:style-name="ce5">
            <text:p>685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105" table:style-name="ce5">
            <text:p>5.105</text:p>
          </table:table-cell>
          <table:table-cell office:value-type="float" office:value="37" table:style-name="ce5">
            <text:p>3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D3 - ESCUELAS URBANAS CON COMPUTADORA, POR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06" table:style-name="ce5">
            <text:p>6.106</text:p>
          </table:table-cell>
          <table:table-cell office:value-type="float" office:value="1559" table:style-name="ce5">
            <text:p>1.5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73" table:style-name="ce5">
            <text:p>6.173</text:p>
          </table:table-cell>
          <table:table-cell office:value-type="float" office:value="2348" table:style-name="ce5">
            <text:p>2.3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50" table:style-name="ce5">
            <text:p>3.450</text:p>
          </table:table-cell>
          <table:table-cell office:value-type="float" office:value="6398" table:style-name="ce5">
            <text:p>6.398</text:p>
          </table:table-cell>
          <table:table-cell office:value-type="float" office:value="305" table:style-name="ce5">
            <text:p>305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56" table:style-name="ce5">
            <text:p>956</text:p>
          </table:table-cell>
          <table:table-cell office:value-type="float" office:value="170" table:style-name="ce5">
            <text:p>1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" table:style-name="ce5">
            <text:p>732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6" table:style-name="ce5">
            <text:p>296</text:p>
          </table:table-cell>
          <table:table-cell office:value-type="float" office:value="1010" table:style-name="ce5">
            <text:p>1.010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72" table:style-name="ce5">
            <text:p>8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6" table:style-name="ce5">
            <text:p>846</text:p>
          </table:table-cell>
          <table:table-cell office:value-type="float" office:value="435" table:style-name="ce5">
            <text:p>4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7" table:style-name="ce5">
            <text:p>747</text:p>
          </table:table-cell>
          <table:table-cell office:value-type="float" office:value="656" table:style-name="ce5">
            <text:p>6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547" table:style-name="ce5">
            <text:p>3.547</text:p>
          </table:table-cell>
          <table:table-cell office:value-type="float" office:value="1538" table:style-name="ce5">
            <text:p>1.5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01" table:style-name="ce5">
            <text:p>3.701</text:p>
          </table:table-cell>
          <table:table-cell office:value-type="float" office:value="1208" table:style-name="ce5">
            <text:p>1.2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16" table:style-name="ce5">
            <text:p>1.416</text:p>
          </table:table-cell>
          <table:table-cell office:value-type="float" office:value="3920" table:style-name="ce5">
            <text:p>3.9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563" table:style-name="ce5">
            <text:p>4.5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74" table:style-name="ce5">
            <text:p>4.574</text:p>
          </table:table-cell>
          <table:table-cell office:value-type="float" office:value="1765" table:style-name="ce5">
            <text:p>1.7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0" table:style-name="ce5">
            <text:p>2.860</text:p>
          </table:table-cell>
          <table:table-cell office:value-type="float" office:value="4693" table:style-name="ce5">
            <text:p>4.693</text:p>
          </table:table-cell>
          <table:table-cell office:value-type="float" office:value="305" table:style-name="ce5">
            <text:p>305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488" table:style-name="ce5">
            <text:p>1.488</text:p>
          </table:table-cell>
          <table:table-cell office:value-type="float" office:value="189" table:style-name="ce5">
            <text:p>1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7" table:style-name="ce5">
            <text:p>1.497</text:p>
          </table:table-cell>
          <table:table-cell office:value-type="float" office:value="332" table:style-name="ce5">
            <text:p>3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37" table:style-name="ce5">
            <text:p>1.037</text:p>
          </table:table-cell>
          <table:table-cell office:value-type="float" office:value="1449" table:style-name="ce5">
            <text:p>1.4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915" table:style-name="ce5">
            <text:p>4.915</text:p>
          </table:table-cell>
          <table:table-cell office:value-type="float" office:value="703" table:style-name="ce5">
            <text:p>7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58" table:style-name="ce5">
            <text:p>4.858</text:p>
          </table:table-cell>
          <table:table-cell office:value-type="float" office:value="1455" table:style-name="ce5">
            <text:p>1.4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3" table:style-name="ce5">
            <text:p>1.333</text:p>
          </table:table-cell>
          <table:table-cell office:value-type="float" office:value="4835" table:style-name="ce5">
            <text:p>4.8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074" table:style-name="ce5">
            <text:p>3.074</text:p>
          </table:table-cell>
          <table:table-cell office:value-type="float" office:value="346" table:style-name="ce5">
            <text:p>3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65" table:style-name="ce5">
            <text:p>2.965</text:p>
          </table:table-cell>
          <table:table-cell office:value-type="float" office:value="995" table:style-name="ce5">
            <text:p>9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84" table:style-name="ce5">
            <text:p>2.484</text:p>
          </table:table-cell>
          <table:table-cell office:value-type="float" office:value="2238" table:style-name="ce5">
            <text:p>2.238</text:p>
          </table:table-cell>
          <table:table-cell office:value-type="float" office:value="305" table:style-name="ce5">
            <text:p>305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883" table:style-name="ce5">
            <text:p>4.883</text:p>
          </table:table-cell>
          <table:table-cell office:value-type="float" office:value="774" table:style-name="ce5">
            <text:p>7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02" table:style-name="ce5">
            <text:p>4.902</text:p>
          </table:table-cell>
          <table:table-cell office:value-type="float" office:value="1757" table:style-name="ce5">
            <text:p>1.7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71" table:style-name="ce5">
            <text:p>2.771</text:p>
          </table:table-cell>
          <table:table-cell office:value-type="float" office:value="4914" table:style-name="ce5">
            <text:p>4.914</text:p>
          </table:table-cell>
          <table:table-cell office:value-type="float" office:value="305" table:style-name="ce5">
            <text:p>305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939" table:style-name="ce5">
            <text:p>4.939</text:p>
          </table:table-cell>
          <table:table-cell office:value-type="float" office:value="1354" table:style-name="ce5">
            <text:p>1.3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99" table:style-name="ce5">
            <text:p>4.899</text:p>
          </table:table-cell>
          <table:table-cell office:value-type="float" office:value="1587" table:style-name="ce5">
            <text:p>1.5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56" table:style-name="ce5">
            <text:p>2.256</text:p>
          </table:table-cell>
          <table:table-cell office:value-type="float" office:value="4762" table:style-name="ce5">
            <text:p>4.7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5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5 - ESCUELAS URBANAS, POR CANTIDAD DE COMPUTADORAS EN FUNCIONAMI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7" table:number-rows-spanned="1" table:style-name="ce8">
            <text:p>Computadora de escritorio</text:p>
          </table:table-cell>
          <table:covered-table-cell table:number-columns-repeated="6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Hasta 5</text:p>
          </table:table-cell>
          <table:table-cell office:value-type="string" table:style-name="ce2">
            <text:p>Entre 6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Entre 21 y 30</text:p>
          </table:table-cell>
          <table:table-cell office:value-type="string" table:style-name="ce2">
            <text:p>Entre 31 y 40</text:p>
          </table:table-cell>
          <table:table-cell office:value-type="string" table:style-name="ce2">
            <text:p>41 o más</text:p>
          </table:table-cell>
          <table:table-cell office:value-type="string" table:style-name="ce2">
            <text:p>No cuenta con este tipo de computadora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este tipo de computadora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este tipo de computadora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847" table:style-name="ce5">
            <text:p>4.847</text:p>
          </table:table-cell>
          <table:table-cell office:value-type="float" office:value="4556" table:style-name="ce5">
            <text:p>4.556</text:p>
          </table:table-cell>
          <table:table-cell office:value-type="float" office:value="3164" table:style-name="ce5">
            <text:p>3.164</text:p>
          </table:table-cell>
          <table:table-cell office:value-type="float" office:value="2066" table:style-name="ce5">
            <text:p>2.066</text:p>
          </table:table-cell>
          <table:table-cell office:value-type="float" office:value="1420" table:style-name="ce5">
            <text:p>1.420</text:p>
          </table:table-cell>
          <table:table-cell office:value-type="float" office:value="1121" table:style-name="ce5">
            <text:p>1.121</text:p>
          </table:table-cell>
          <table:table-cell office:value-type="float" office:value="1559" table:style-name="ce5">
            <text:p>1.559</text:p>
          </table:table-cell>
          <table:table-cell office:value-type="float" office:value="5178" table:style-name="ce5">
            <text:p>5.178</text:p>
          </table:table-cell>
          <table:table-cell office:value-type="float" office:value="3607" table:style-name="ce5">
            <text:p>3.607</text:p>
          </table:table-cell>
          <table:table-cell office:value-type="float" office:value="2833" table:style-name="ce5">
            <text:p>2.833</text:p>
          </table:table-cell>
          <table:table-cell office:value-type="float" office:value="2348" table:style-name="ce5">
            <text:p>2.348</text:p>
          </table:table-cell>
          <table:table-cell office:value-type="float" office:value="2708" table:style-name="ce5">
            <text:p>2.708</text:p>
          </table:table-cell>
          <table:table-cell office:value-type="float" office:value="1956" table:style-name="ce5">
            <text:p>1.956</text:p>
          </table:table-cell>
          <table:table-cell office:value-type="float" office:value="1433" table:style-name="ce5">
            <text:p>1.433</text:p>
          </table:table-cell>
          <table:table-cell office:value-type="float" office:value="6398" table:style-name="ce5">
            <text:p>6.398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51" table:style-name="ce5">
            <text:p>651</text:p>
          </table:table-cell>
          <table:table-cell office:value-type="float" office:value="915" table:style-name="ce5">
            <text:p>915</text:p>
          </table:table-cell>
          <table:table-cell office:value-type="float" office:value="248" table:style-name="ce5">
            <text:p>248</text:p>
          </table:table-cell>
          <table:table-cell office:value-type="float" office:value="230" table:style-name="ce5">
            <text:p>230</text:p>
          </table:table-cell>
          <table:table-cell office:value-type="float" office:value="99" table:style-name="ce5">
            <text:p>99</text:p>
          </table:table-cell>
          <table:table-cell office:value-type="float" office:value="121" table:style-name="ce5">
            <text:p>121</text:p>
          </table:table-cell>
          <table:table-cell office:value-type="float" office:value="170" table:style-name="ce5">
            <text:p>170</text:p>
          </table:table-cell>
          <table:table-cell office:value-type="float" office:value="750" table:style-name="ce5">
            <text:p>750</text:p>
          </table:table-cell>
          <table:table-cell office:value-type="float" office:value="232" table:style-name="ce5">
            <text:p>232</text:p>
          </table:table-cell>
          <table:table-cell office:value-type="float" office:value="116" table:style-name="ce5">
            <text:p>116</text:p>
          </table:table-cell>
          <table:table-cell office:value-type="float" office:value="800" table:style-name="ce5">
            <text:p>800</text:p>
          </table:table-cell>
          <table:table-cell office:value-type="float" office:value="237" table:style-name="ce5">
            <text:p>237</text:p>
          </table:table-cell>
          <table:table-cell office:value-type="float" office:value="156" table:style-name="ce5">
            <text:p>156</text:p>
          </table:table-cell>
          <table:table-cell office:value-type="float" office:value="204" table:style-name="ce5">
            <text:p>204</text:p>
          </table:table-cell>
          <table:table-cell office:value-type="float" office:value="1010" table:style-name="ce5">
            <text:p>1.01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87" table:style-name="ce5">
            <text:p>587</text:p>
          </table:table-cell>
          <table:table-cell office:value-type="float" office:value="822" table:style-name="ce5">
            <text:p>822</text:p>
          </table:table-cell>
          <table:table-cell office:value-type="float" office:value="206" table:style-name="ce5">
            <text:p>206</text:p>
          </table:table-cell>
          <table:table-cell office:value-type="float" office:value="233" table:style-name="ce5">
            <text:p>233</text:p>
          </table:table-cell>
          <table:table-cell office:value-type="float" office:value="186" table:style-name="ce5">
            <text:p>186</text:p>
          </table:table-cell>
          <table:table-cell office:value-type="float" office:value="197" table:style-name="ce5">
            <text:p>197</text:p>
          </table:table-cell>
          <table:table-cell office:value-type="float" office:value="0" table:style-name="ce5">
            <text:p>0</text:p>
          </table:table-cell>
          <table:table-cell office:value-type="float" office:value="855" table:style-name="ce5">
            <text:p>855</text:p>
          </table:table-cell>
          <table:table-cell office:value-type="float" office:value="137" table:style-name="ce5">
            <text:p>137</text:p>
          </table:table-cell>
          <table:table-cell office:value-type="float" office:value="252" table:style-name="ce5">
            <text:p>252</text:p>
          </table:table-cell>
          <table:table-cell office:value-type="float" office:value="435" table:style-name="ce5">
            <text:p>435</text:p>
          </table:table-cell>
          <table:table-cell office:value-type="float" office:value="686" table:style-name="ce5">
            <text:p>686</text:p>
          </table:table-cell>
          <table:table-cell office:value-type="float" office:value="270" table:style-name="ce5">
            <text:p>270</text:p>
          </table:table-cell>
          <table:table-cell office:value-type="float" office:value="195" table:style-name="ce5">
            <text:p>195</text:p>
          </table:table-cell>
          <table:table-cell office:value-type="float" office:value="656" table:style-name="ce5">
            <text:p>65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997" table:style-name="ce5">
            <text:p>2.997</text:p>
          </table:table-cell>
          <table:table-cell office:value-type="float" office:value="1633" table:style-name="ce5">
            <text:p>1.633</text:p>
          </table:table-cell>
          <table:table-cell office:value-type="float" office:value="2344" table:style-name="ce5">
            <text:p>2.344</text:p>
          </table:table-cell>
          <table:table-cell office:value-type="float" office:value="885" table:style-name="ce5">
            <text:p>885</text:p>
          </table:table-cell>
          <table:table-cell office:value-type="float" office:value="306" table:style-name="ce5">
            <text:p>306</text:p>
          </table:table-cell>
          <table:table-cell office:value-type="float" office:value="488" table:style-name="ce5">
            <text:p>488</text:p>
          </table:table-cell>
          <table:table-cell office:value-type="float" office:value="1538" table:style-name="ce5">
            <text:p>1.538</text:p>
          </table:table-cell>
          <table:table-cell office:value-type="float" office:value="3174" table:style-name="ce5">
            <text:p>3.174</text:p>
          </table:table-cell>
          <table:table-cell office:value-type="float" office:value="1055" table:style-name="ce5">
            <text:p>1.055</text:p>
          </table:table-cell>
          <table:table-cell office:value-type="float" office:value="2321" table:style-name="ce5">
            <text:p>2.321</text:p>
          </table:table-cell>
          <table:table-cell office:value-type="float" office:value="1208" table:style-name="ce5">
            <text:p>1.208</text:p>
          </table:table-cell>
          <table:table-cell office:value-type="float" office:value="977" table:style-name="ce5">
            <text:p>977</text:p>
          </table:table-cell>
          <table:table-cell office:value-type="float" office:value="960" table:style-name="ce5">
            <text:p>960</text:p>
          </table:table-cell>
          <table:table-cell office:value-type="float" office:value="672" table:style-name="ce5">
            <text:p>672</text:p>
          </table:table-cell>
          <table:table-cell office:value-type="float" office:value="3920" table:style-name="ce5">
            <text:p>3.92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595" table:style-name="ce5">
            <text:p>3.595</text:p>
          </table:table-cell>
          <table:table-cell office:value-type="float" office:value="3859" table:style-name="ce5">
            <text:p>3.859</text:p>
          </table:table-cell>
          <table:table-cell office:value-type="float" office:value="1952" table:style-name="ce5">
            <text:p>1.952</text:p>
          </table:table-cell>
          <table:table-cell office:value-type="float" office:value="1626" table:style-name="ce5">
            <text:p>1.626</text:p>
          </table:table-cell>
          <table:table-cell office:value-type="float" office:value="1285" table:style-name="ce5">
            <text:p>1.285</text:p>
          </table:table-cell>
          <table:table-cell office:value-type="float" office:value="928" table:style-name="ce5">
            <text:p>928</text:p>
          </table:table-cell>
          <table:table-cell office:value-type="float" office:value="0" table:style-name="ce5">
            <text:p>0</text:p>
          </table:table-cell>
          <table:table-cell office:value-type="float" office:value="3592" table:style-name="ce5">
            <text:p>3.592</text:p>
          </table:table-cell>
          <table:table-cell office:value-type="float" office:value="3393" table:style-name="ce5">
            <text:p>3.393</text:p>
          </table:table-cell>
          <table:table-cell office:value-type="float" office:value="1443" table:style-name="ce5">
            <text:p>1.443</text:p>
          </table:table-cell>
          <table:table-cell office:value-type="float" office:value="1765" table:style-name="ce5">
            <text:p>1.765</text:p>
          </table:table-cell>
          <table:table-cell office:value-type="float" office:value="2307" table:style-name="ce5">
            <text:p>2.307</text:p>
          </table:table-cell>
          <table:table-cell office:value-type="float" office:value="1667" table:style-name="ce5">
            <text:p>1.667</text:p>
          </table:table-cell>
          <table:table-cell office:value-type="float" office:value="941" table:style-name="ce5">
            <text:p>941</text:p>
          </table:table-cell>
          <table:table-cell office:value-type="float" office:value="4693" table:style-name="ce5">
            <text:p>4.693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08" table:style-name="ce5">
            <text:p>908</text:p>
          </table:table-cell>
          <table:table-cell office:value-type="float" office:value="1298" table:style-name="ce5">
            <text:p>1.298</text:p>
          </table:table-cell>
          <table:table-cell office:value-type="float" office:value="776" table:style-name="ce5">
            <text:p>776</text:p>
          </table:table-cell>
          <table:table-cell office:value-type="float" office:value="857" table:style-name="ce5">
            <text:p>857</text:p>
          </table:table-cell>
          <table:table-cell office:value-type="float" office:value="477" table:style-name="ce5">
            <text:p>477</text:p>
          </table:table-cell>
          <table:table-cell office:value-type="float" office:value="321" table:style-name="ce5">
            <text:p>321</text:p>
          </table:table-cell>
          <table:table-cell office:value-type="float" office:value="189" table:style-name="ce5">
            <text:p>189</text:p>
          </table:table-cell>
          <table:table-cell office:value-type="float" office:value="1594" table:style-name="ce5">
            <text:p>1.594</text:p>
          </table:table-cell>
          <table:table-cell office:value-type="float" office:value="560" table:style-name="ce5">
            <text:p>560</text:p>
          </table:table-cell>
          <table:table-cell office:value-type="float" office:value="694" table:style-name="ce5">
            <text:p>694</text:p>
          </table:table-cell>
          <table:table-cell office:value-type="float" office:value="332" table:style-name="ce5">
            <text:p>332</text:p>
          </table:table-cell>
          <table:table-cell office:value-type="float" office:value="728" table:style-name="ce5">
            <text:p>728</text:p>
          </table:table-cell>
          <table:table-cell office:value-type="float" office:value="171" table:style-name="ce5">
            <text:p>171</text:p>
          </table:table-cell>
          <table:table-cell office:value-type="float" office:value="798" table:style-name="ce5">
            <text:p>798</text:p>
          </table:table-cell>
          <table:table-cell office:value-type="float" office:value="1449" table:style-name="ce5">
            <text:p>1.449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489" table:style-name="ce5">
            <text:p>3.489</text:p>
          </table:table-cell>
          <table:table-cell office:value-type="float" office:value="2474" table:style-name="ce5">
            <text:p>2.474</text:p>
          </table:table-cell>
          <table:table-cell office:value-type="float" office:value="2651" table:style-name="ce5">
            <text:p>2.651</text:p>
          </table:table-cell>
          <table:table-cell office:value-type="float" office:value="1679" table:style-name="ce5">
            <text:p>1.679</text:p>
          </table:table-cell>
          <table:table-cell office:value-type="float" office:value="662" table:style-name="ce5">
            <text:p>662</text:p>
          </table:table-cell>
          <table:table-cell office:value-type="float" office:value="373" table:style-name="ce5">
            <text:p>373</text:p>
          </table:table-cell>
          <table:table-cell office:value-type="float" office:value="703" table:style-name="ce5">
            <text:p>703</text:p>
          </table:table-cell>
          <table:table-cell office:value-type="float" office:value="4187" table:style-name="ce5">
            <text:p>4.187</text:p>
          </table:table-cell>
          <table:table-cell office:value-type="float" office:value="1234" table:style-name="ce5">
            <text:p>1.234</text:p>
          </table:table-cell>
          <table:table-cell office:value-type="float" office:value="2368" table:style-name="ce5">
            <text:p>2.368</text:p>
          </table:table-cell>
          <table:table-cell office:value-type="float" office:value="1455" table:style-name="ce5">
            <text:p>1.455</text:p>
          </table:table-cell>
          <table:table-cell office:value-type="float" office:value="753" table:style-name="ce5">
            <text:p>753</text:p>
          </table:table-cell>
          <table:table-cell office:value-type="float" office:value="884" table:style-name="ce5">
            <text:p>884</text:p>
          </table:table-cell>
          <table:table-cell office:value-type="float" office:value="669" table:style-name="ce5">
            <text:p>669</text:p>
          </table:table-cell>
          <table:table-cell office:value-type="float" office:value="4835" table:style-name="ce5">
            <text:p>4.83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271" table:style-name="ce5">
            <text:p>1.271</text:p>
          </table:table-cell>
          <table:table-cell office:value-type="float" office:value="2453" table:style-name="ce5">
            <text:p>2.453</text:p>
          </table:table-cell>
          <table:table-cell office:value-type="float" office:value="1624" table:style-name="ce5">
            <text:p>1.624</text:p>
          </table:table-cell>
          <table:table-cell office:value-type="float" office:value="1167" table:style-name="ce5">
            <text:p>1.167</text:p>
          </table:table-cell>
          <table:table-cell office:value-type="float" office:value="485" table:style-name="ce5">
            <text:p>485</text:p>
          </table:table-cell>
          <table:table-cell office:value-type="float" office:value="367" table:style-name="ce5">
            <text:p>367</text:p>
          </table:table-cell>
          <table:table-cell office:value-type="float" office:value="346" table:style-name="ce5">
            <text:p>346</text:p>
          </table:table-cell>
          <table:table-cell office:value-type="float" office:value="2747" table:style-name="ce5">
            <text:p>2.747</text:p>
          </table:table-cell>
          <table:table-cell office:value-type="float" office:value="942" table:style-name="ce5">
            <text:p>942</text:p>
          </table:table-cell>
          <table:table-cell office:value-type="float" office:value="975" table:style-name="ce5">
            <text:p>975</text:p>
          </table:table-cell>
          <table:table-cell office:value-type="float" office:value="995" table:style-name="ce5">
            <text:p>995</text:p>
          </table:table-cell>
          <table:table-cell office:value-type="float" office:value="2113" table:style-name="ce5">
            <text:p>2.113</text:p>
          </table:table-cell>
          <table:table-cell office:value-type="float" office:value="1201" table:style-name="ce5">
            <text:p>1.201</text:p>
          </table:table-cell>
          <table:table-cell office:value-type="float" office:value="748" table:style-name="ce5">
            <text:p>748</text:p>
          </table:table-cell>
          <table:table-cell office:value-type="float" office:value="2247" table:style-name="ce5">
            <text:p>2.24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627" table:style-name="ce5">
            <text:p>3.627</text:p>
          </table:table-cell>
          <table:table-cell office:value-type="float" office:value="3335" table:style-name="ce5">
            <text:p>3.335</text:p>
          </table:table-cell>
          <table:table-cell office:value-type="float" office:value="3048" table:style-name="ce5">
            <text:p>3.048</text:p>
          </table:table-cell>
          <table:table-cell office:value-type="float" office:value="2011" table:style-name="ce5">
            <text:p>2.011</text:p>
          </table:table-cell>
          <table:table-cell office:value-type="float" office:value="810" table:style-name="ce5">
            <text:p>810</text:p>
          </table:table-cell>
          <table:table-cell office:value-type="float" office:value="518" table:style-name="ce5">
            <text:p>518</text:p>
          </table:table-cell>
          <table:table-cell office:value-type="float" office:value="774" table:style-name="ce5">
            <text:p>774</text:p>
          </table:table-cell>
          <table:table-cell office:value-type="float" office:value="4349" table:style-name="ce5">
            <text:p>4.349</text:p>
          </table:table-cell>
          <table:table-cell office:value-type="float" office:value="1525" table:style-name="ce5">
            <text:p>1.525</text:p>
          </table:table-cell>
          <table:table-cell office:value-type="float" office:value="2552" table:style-name="ce5">
            <text:p>2.552</text:p>
          </table:table-cell>
          <table:table-cell office:value-type="float" office:value="1757" table:style-name="ce5">
            <text:p>1.757</text:p>
          </table:table-cell>
          <table:table-cell office:value-type="float" office:value="2229" table:style-name="ce5">
            <text:p>2.229</text:p>
          </table:table-cell>
          <table:table-cell office:value-type="float" office:value="1472" table:style-name="ce5">
            <text:p>1.472</text:p>
          </table:table-cell>
          <table:table-cell office:value-type="float" office:value="1001" table:style-name="ce5">
            <text:p>1.001</text:p>
          </table:table-cell>
          <table:table-cell office:value-type="float" office:value="4918" table:style-name="ce5">
            <text:p>4.91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489" table:style-name="ce5">
            <text:p>3.489</text:p>
          </table:table-cell>
          <table:table-cell office:value-type="float" office:value="3292" table:style-name="ce5">
            <text:p>3.292</text:p>
          </table:table-cell>
          <table:table-cell office:value-type="float" office:value="905" table:style-name="ce5">
            <text:p>905</text:p>
          </table:table-cell>
          <table:table-cell office:value-type="float" office:value="592" table:style-name="ce5">
            <text:p>592</text:p>
          </table:table-cell>
          <table:table-cell office:value-type="float" office:value="1174" table:style-name="ce5">
            <text:p>1.174</text:p>
          </table:table-cell>
          <table:table-cell office:value-type="float" office:value="1007" table:style-name="ce5">
            <text:p>1.007</text:p>
          </table:table-cell>
          <table:table-cell office:value-type="float" office:value="1354" table:style-name="ce5">
            <text:p>1.354</text:p>
          </table:table-cell>
          <table:table-cell office:value-type="float" office:value="3597" table:style-name="ce5">
            <text:p>3.597</text:p>
          </table:table-cell>
          <table:table-cell office:value-type="float" office:value="3294" table:style-name="ce5">
            <text:p>3.294</text:p>
          </table:table-cell>
          <table:table-cell office:value-type="float" office:value="1272" table:style-name="ce5">
            <text:p>1.272</text:p>
          </table:table-cell>
          <table:table-cell office:value-type="float" office:value="1587" table:style-name="ce5">
            <text:p>1.587</text:p>
          </table:table-cell>
          <table:table-cell office:value-type="float" office:value="1605" table:style-name="ce5">
            <text:p>1.605</text:p>
          </table:table-cell>
          <table:table-cell office:value-type="float" office:value="1300" table:style-name="ce5">
            <text:p>1.300</text:p>
          </table:table-cell>
          <table:table-cell office:value-type="float" office:value="1044" table:style-name="ce5">
            <text:p>1.044</text:p>
          </table:table-cell>
          <table:table-cell office:value-type="float" office:value="4762" table:style-name="ce5">
            <text:p>4.76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32 - ESCUELAS URBANAS, POR CANTIDAD DE COMPUTADORA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7" table:number-rows-spanned="1" table:style-name="ce8">
            <text:p>Computadora de escritorio</text:p>
          </table:table-cell>
          <table:covered-table-cell table:number-columns-repeated="6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Hasta 5</text:p>
          </table:table-cell>
          <table:table-cell office:value-type="string" table:style-name="ce2">
            <text:p>Entre 6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Entre 21 y 30</text:p>
          </table:table-cell>
          <table:table-cell office:value-type="string" table:style-name="ce2">
            <text:p>Entre 31 y 40</text:p>
          </table:table-cell>
          <table:table-cell office:value-type="string" table:style-name="ce2">
            <text:p>41 o más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computadora en funcionamiento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508" table:style-name="ce5">
            <text:p>5.508</text:p>
          </table:table-cell>
          <table:table-cell office:value-type="float" office:value="4013" table:style-name="ce5">
            <text:p>4.013</text:p>
          </table:table-cell>
          <table:table-cell office:value-type="float" office:value="3095" table:style-name="ce5">
            <text:p>3.095</text:p>
          </table:table-cell>
          <table:table-cell office:value-type="float" office:value="1747" table:style-name="ce5">
            <text:p>1.747</text:p>
          </table:table-cell>
          <table:table-cell office:value-type="float" office:value="778" table:style-name="ce5">
            <text:p>778</text:p>
          </table:table-cell>
          <table:table-cell office:value-type="float" office:value="1118" table:style-name="ce5">
            <text:p>1.118</text:p>
          </table:table-cell>
          <table:table-cell office:value-type="float" office:value="1580" table:style-name="ce5">
            <text:p>1.580</text:p>
          </table:table-cell>
          <table:table-cell office:value-type="float" office:value="5575" table:style-name="ce5">
            <text:p>5.575</text:p>
          </table:table-cell>
          <table:table-cell office:value-type="float" office:value="2844" table:style-name="ce5">
            <text:p>2.844</text:p>
          </table:table-cell>
          <table:table-cell office:value-type="float" office:value="2831" table:style-name="ce5">
            <text:p>2.831</text:p>
          </table:table-cell>
          <table:table-cell office:value-type="float" office:value="2394" table:style-name="ce5">
            <text:p>2.394</text:p>
          </table:table-cell>
          <table:table-cell office:value-type="float" office:value="2597" table:style-name="ce5">
            <text:p>2.597</text:p>
          </table:table-cell>
          <table:table-cell office:value-type="float" office:value="1944" table:style-name="ce5">
            <text:p>1.944</text:p>
          </table:table-cell>
          <table:table-cell office:value-type="float" office:value="1431" table:style-name="ce5">
            <text:p>1.431</text:p>
          </table:table-cell>
          <table:table-cell office:value-type="float" office:value="6385" table:style-name="ce5">
            <text:p>6.385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74" table:style-name="ce5">
            <text:p>674</text:p>
          </table:table-cell>
          <table:table-cell office:value-type="float" office:value="893" table:style-name="ce5">
            <text:p>893</text:p>
          </table:table-cell>
          <table:table-cell office:value-type="float" office:value="210" table:style-name="ce5">
            <text:p>210</text:p>
          </table:table-cell>
          <table:table-cell office:value-type="float" office:value="192" table:style-name="ce5">
            <text:p>192</text:p>
          </table:table-cell>
          <table:table-cell office:value-type="float" office:value="83" table:style-name="ce5">
            <text:p>83</text:p>
          </table:table-cell>
          <table:table-cell office:value-type="float" office:value="121" table:style-name="ce5">
            <text:p>121</text:p>
          </table:table-cell>
          <table:table-cell office:value-type="float" office:value="171" table:style-name="ce5">
            <text:p>171</text:p>
          </table:table-cell>
          <table:table-cell office:value-type="float" office:value="742" table:style-name="ce5">
            <text:p>742</text:p>
          </table:table-cell>
          <table:table-cell office:value-type="float" office:value="216" table:style-name="ce5">
            <text:p>216</text:p>
          </table:table-cell>
          <table:table-cell office:value-type="float" office:value="107" table:style-name="ce5">
            <text:p>107</text:p>
          </table:table-cell>
          <table:table-cell office:value-type="float" office:value="815" table:style-name="ce5">
            <text:p>815</text:p>
          </table:table-cell>
          <table:table-cell office:value-type="float" office:value="216" table:style-name="ce5">
            <text:p>216</text:p>
          </table:table-cell>
          <table:table-cell office:value-type="float" office:value="126" table:style-name="ce5">
            <text:p>126</text:p>
          </table:table-cell>
          <table:table-cell office:value-type="float" office:value="202" table:style-name="ce5">
            <text:p>202</text:p>
          </table:table-cell>
          <table:table-cell office:value-type="float" office:value="1013" table:style-name="ce5">
            <text:p>1.013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66" table:style-name="ce5">
            <text:p>566</text:p>
          </table:table-cell>
          <table:table-cell office:value-type="float" office:value="824" table:style-name="ce5">
            <text:p>824</text:p>
          </table:table-cell>
          <table:table-cell office:value-type="float" office:value="183" table:style-name="ce5">
            <text:p>183</text:p>
          </table:table-cell>
          <table:table-cell office:value-type="float" office:value="217" table:style-name="ce5">
            <text:p>217</text:p>
          </table:table-cell>
          <table:table-cell office:value-type="float" office:value="176" table:style-name="ce5">
            <text:p>176</text:p>
          </table:table-cell>
          <table:table-cell office:value-type="float" office:value="197" table:style-name="ce5">
            <text:p>197</text:p>
          </table:table-cell>
          <table:table-cell office:value-type="float" office:value="169" table:style-name="ce5">
            <text:p>169</text:p>
          </table:table-cell>
          <table:table-cell office:value-type="float" office:value="854" table:style-name="ce5">
            <text:p>854</text:p>
          </table:table-cell>
          <table:table-cell office:value-type="float" office:value="139" table:style-name="ce5">
            <text:p>139</text:p>
          </table:table-cell>
          <table:table-cell office:value-type="float" office:value="252" table:style-name="ce5">
            <text:p>252</text:p>
          </table:table-cell>
          <table:table-cell office:value-type="float" office:value="452" table:style-name="ce5">
            <text:p>452</text:p>
          </table:table-cell>
          <table:table-cell office:value-type="float" office:value="672" table:style-name="ce5">
            <text:p>672</text:p>
          </table:table-cell>
          <table:table-cell office:value-type="float" office:value="270" table:style-name="ce5">
            <text:p>270</text:p>
          </table:table-cell>
          <table:table-cell office:value-type="float" office:value="194" table:style-name="ce5">
            <text:p>194</text:p>
          </table:table-cell>
          <table:table-cell office:value-type="float" office:value="646" table:style-name="ce5">
            <text:p>64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983" table:style-name="ce5">
            <text:p>2.983</text:p>
          </table:table-cell>
          <table:table-cell office:value-type="float" office:value="1776" table:style-name="ce5">
            <text:p>1.776</text:p>
          </table:table-cell>
          <table:table-cell office:value-type="float" office:value="2305" table:style-name="ce5">
            <text:p>2.305</text:p>
          </table:table-cell>
          <table:table-cell office:value-type="float" office:value="496" table:style-name="ce5">
            <text:p>496</text:p>
          </table:table-cell>
          <table:table-cell office:value-type="float" office:value="147" table:style-name="ce5">
            <text:p>147</text:p>
          </table:table-cell>
          <table:table-cell office:value-type="float" office:value="488" table:style-name="ce5">
            <text:p>488</text:p>
          </table:table-cell>
          <table:table-cell office:value-type="float" office:value="1550" table:style-name="ce5">
            <text:p>1.550</text:p>
          </table:table-cell>
          <table:table-cell office:value-type="float" office:value="3184" table:style-name="ce5">
            <text:p>3.184</text:p>
          </table:table-cell>
          <table:table-cell office:value-type="float" office:value="1055" table:style-name="ce5">
            <text:p>1.055</text:p>
          </table:table-cell>
          <table:table-cell office:value-type="float" office:value="2321" table:style-name="ce5">
            <text:p>2.321</text:p>
          </table:table-cell>
          <table:table-cell office:value-type="float" office:value="1277" table:style-name="ce5">
            <text:p>1.277</text:p>
          </table:table-cell>
          <table:table-cell office:value-type="float" office:value="957" table:style-name="ce5">
            <text:p>957</text:p>
          </table:table-cell>
          <table:table-cell office:value-type="float" office:value="957" table:style-name="ce5">
            <text:p>957</text:p>
          </table:table-cell>
          <table:table-cell office:value-type="float" office:value="669" table:style-name="ce5">
            <text:p>669</text:p>
          </table:table-cell>
          <table:table-cell office:value-type="float" office:value="3906" table:style-name="ce5">
            <text:p>3.90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376" table:style-name="ce5">
            <text:p>4.376</text:p>
          </table:table-cell>
          <table:table-cell office:value-type="float" office:value="3221" table:style-name="ce5">
            <text:p>3.221</text:p>
          </table:table-cell>
          <table:table-cell office:value-type="float" office:value="1909" table:style-name="ce5">
            <text:p>1.909</text:p>
          </table:table-cell>
          <table:table-cell office:value-type="float" office:value="1420" table:style-name="ce5">
            <text:p>1.420</text:p>
          </table:table-cell>
          <table:table-cell office:value-type="float" office:value="585" table:style-name="ce5">
            <text:p>585</text:p>
          </table:table-cell>
          <table:table-cell office:value-type="float" office:value="925" table:style-name="ce5">
            <text:p>925</text:p>
          </table:table-cell>
          <table:table-cell office:value-type="float" office:value="0" table:style-name="ce5">
            <text:p>0</text:p>
          </table:table-cell>
          <table:table-cell office:value-type="float" office:value="4140" table:style-name="ce5">
            <text:p>4.140</text:p>
          </table:table-cell>
          <table:table-cell office:value-type="float" office:value="2571" table:style-name="ce5">
            <text:p>2.571</text:p>
          </table:table-cell>
          <table:table-cell office:value-type="float" office:value="1443" table:style-name="ce5">
            <text:p>1.443</text:p>
          </table:table-cell>
          <table:table-cell office:value-type="float" office:value="1767" table:style-name="ce5">
            <text:p>1.767</text:p>
          </table:table-cell>
          <table:table-cell office:value-type="float" office:value="2205" table:style-name="ce5">
            <text:p>2.205</text:p>
          </table:table-cell>
          <table:table-cell office:value-type="float" office:value="1656" table:style-name="ce5">
            <text:p>1.656</text:p>
          </table:table-cell>
          <table:table-cell office:value-type="float" office:value="941" table:style-name="ce5">
            <text:p>941</text:p>
          </table:table-cell>
          <table:table-cell office:value-type="float" office:value="4695" table:style-name="ce5">
            <text:p>4.69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234" table:style-name="ce5">
            <text:p>1.234</text:p>
          </table:table-cell>
          <table:table-cell office:value-type="float" office:value="1050" table:style-name="ce5">
            <text:p>1.050</text:p>
          </table:table-cell>
          <table:table-cell office:value-type="float" office:value="735" table:style-name="ce5">
            <text:p>735</text:p>
          </table:table-cell>
          <table:table-cell office:value-type="float" office:value="841" table:style-name="ce5">
            <text:p>841</text:p>
          </table:table-cell>
          <table:table-cell office:value-type="float" office:value="450" table:style-name="ce5">
            <text:p>450</text:p>
          </table:table-cell>
          <table:table-cell office:value-type="float" office:value="321" table:style-name="ce5">
            <text:p>321</text:p>
          </table:table-cell>
          <table:table-cell office:value-type="float" office:value="189" table:style-name="ce5">
            <text:p>189</text:p>
          </table:table-cell>
          <table:table-cell office:value-type="float" office:value="1589" table:style-name="ce5">
            <text:p>1.589</text:p>
          </table:table-cell>
          <table:table-cell office:value-type="float" office:value="550" table:style-name="ce5">
            <text:p>550</text:p>
          </table:table-cell>
          <table:table-cell office:value-type="float" office:value="688" table:style-name="ce5">
            <text:p>688</text:p>
          </table:table-cell>
          <table:table-cell office:value-type="float" office:value="333" table:style-name="ce5">
            <text:p>333</text:p>
          </table:table-cell>
          <table:table-cell office:value-type="float" office:value="685" table:style-name="ce5">
            <text:p>685</text:p>
          </table:table-cell>
          <table:table-cell office:value-type="float" office:value="171" table:style-name="ce5">
            <text:p>171</text:p>
          </table:table-cell>
          <table:table-cell office:value-type="float" office:value="798" table:style-name="ce5">
            <text:p>798</text:p>
          </table:table-cell>
          <table:table-cell office:value-type="float" office:value="1421" table:style-name="ce5">
            <text:p>1.421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595" table:style-name="ce5">
            <text:p>3.595</text:p>
          </table:table-cell>
          <table:table-cell office:value-type="float" office:value="2568" table:style-name="ce5">
            <text:p>2.568</text:p>
          </table:table-cell>
          <table:table-cell office:value-type="float" office:value="2561" table:style-name="ce5">
            <text:p>2.561</text:p>
          </table:table-cell>
          <table:table-cell office:value-type="float" office:value="1385" table:style-name="ce5">
            <text:p>1.385</text:p>
          </table:table-cell>
          <table:table-cell office:value-type="float" office:value="553" table:style-name="ce5">
            <text:p>553</text:p>
          </table:table-cell>
          <table:table-cell office:value-type="float" office:value="373" table:style-name="ce5">
            <text:p>373</text:p>
          </table:table-cell>
          <table:table-cell office:value-type="float" office:value="729" table:style-name="ce5">
            <text:p>729</text:p>
          </table:table-cell>
          <table:table-cell office:value-type="float" office:value="4177" table:style-name="ce5">
            <text:p>4.177</text:p>
          </table:table-cell>
          <table:table-cell office:value-type="float" office:value="1226" table:style-name="ce5">
            <text:p>1.226</text:p>
          </table:table-cell>
          <table:table-cell office:value-type="float" office:value="2368" table:style-name="ce5">
            <text:p>2.368</text:p>
          </table:table-cell>
          <table:table-cell office:value-type="float" office:value="1511" table:style-name="ce5">
            <text:p>1.511</text:p>
          </table:table-cell>
          <table:table-cell office:value-type="float" office:value="792" table:style-name="ce5">
            <text:p>792</text:p>
          </table:table-cell>
          <table:table-cell office:value-type="float" office:value="856" table:style-name="ce5">
            <text:p>856</text:p>
          </table:table-cell>
          <table:table-cell office:value-type="float" office:value="665" table:style-name="ce5">
            <text:p>665</text:p>
          </table:table-cell>
          <table:table-cell office:value-type="float" office:value="4835" table:style-name="ce5">
            <text:p>4.83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362" table:style-name="ce5">
            <text:p>1.362</text:p>
          </table:table-cell>
          <table:table-cell office:value-type="float" office:value="2494" table:style-name="ce5">
            <text:p>2.494</text:p>
          </table:table-cell>
          <table:table-cell office:value-type="float" office:value="1616" table:style-name="ce5">
            <text:p>1.616</text:p>
          </table:table-cell>
          <table:table-cell office:value-type="float" office:value="969" table:style-name="ce5">
            <text:p>969</text:p>
          </table:table-cell>
          <table:table-cell office:value-type="float" office:value="424" table:style-name="ce5">
            <text:p>424</text:p>
          </table:table-cell>
          <table:table-cell office:value-type="float" office:value="358" table:style-name="ce5">
            <text:p>358</text:p>
          </table:table-cell>
          <table:table-cell office:value-type="float" office:value="346" table:style-name="ce5">
            <text:p>346</text:p>
          </table:table-cell>
          <table:table-cell office:value-type="float" office:value="2738" table:style-name="ce5">
            <text:p>2.738</text:p>
          </table:table-cell>
          <table:table-cell office:value-type="float" office:value="938" table:style-name="ce5">
            <text:p>938</text:p>
          </table:table-cell>
          <table:table-cell office:value-type="float" office:value="967" table:style-name="ce5">
            <text:p>967</text:p>
          </table:table-cell>
          <table:table-cell office:value-type="float" office:value="1026" table:style-name="ce5">
            <text:p>1.026</text:p>
          </table:table-cell>
          <table:table-cell office:value-type="float" office:value="1930" table:style-name="ce5">
            <text:p>1.930</text:p>
          </table:table-cell>
          <table:table-cell office:value-type="float" office:value="1199" table:style-name="ce5">
            <text:p>1.199</text:p>
          </table:table-cell>
          <table:table-cell office:value-type="float" office:value="747" table:style-name="ce5">
            <text:p>747</text:p>
          </table:table-cell>
          <table:table-cell office:value-type="float" office:value="2367" table:style-name="ce5">
            <text:p>2.36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742" table:style-name="ce5">
            <text:p>3.742</text:p>
          </table:table-cell>
          <table:table-cell office:value-type="float" office:value="3416" table:style-name="ce5">
            <text:p>3.416</text:p>
          </table:table-cell>
          <table:table-cell office:value-type="float" office:value="2971" table:style-name="ce5">
            <text:p>2.971</text:p>
          </table:table-cell>
          <table:table-cell office:value-type="float" office:value="1666" table:style-name="ce5">
            <text:p>1.666</text:p>
          </table:table-cell>
          <table:table-cell office:value-type="float" office:value="689" table:style-name="ce5">
            <text:p>689</text:p>
          </table:table-cell>
          <table:table-cell office:value-type="float" office:value="512" table:style-name="ce5">
            <text:p>512</text:p>
          </table:table-cell>
          <table:table-cell office:value-type="float" office:value="798" table:style-name="ce5">
            <text:p>798</text:p>
          </table:table-cell>
          <table:table-cell office:value-type="float" office:value="4339" table:style-name="ce5">
            <text:p>4.339</text:p>
          </table:table-cell>
          <table:table-cell office:value-type="float" office:value="1517" table:style-name="ce5">
            <text:p>1.517</text:p>
          </table:table-cell>
          <table:table-cell office:value-type="float" office:value="2550" table:style-name="ce5">
            <text:p>2.550</text:p>
          </table:table-cell>
          <table:table-cell office:value-type="float" office:value="1817" table:style-name="ce5">
            <text:p>1.817</text:p>
          </table:table-cell>
          <table:table-cell office:value-type="float" office:value="2078" table:style-name="ce5">
            <text:p>2.078</text:p>
          </table:table-cell>
          <table:table-cell office:value-type="float" office:value="1457" table:style-name="ce5">
            <text:p>1.457</text:p>
          </table:table-cell>
          <table:table-cell office:value-type="float" office:value="998" table:style-name="ce5">
            <text:p>998</text:p>
          </table:table-cell>
          <table:table-cell office:value-type="float" office:value="4914" table:style-name="ce5">
            <text:p>4.91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315" table:style-name="ce5">
            <text:p>4.315</text:p>
          </table:table-cell>
          <table:table-cell office:value-type="float" office:value="2315" table:style-name="ce5">
            <text:p>2.315</text:p>
          </table:table-cell>
          <table:table-cell office:value-type="float" office:value="905" table:style-name="ce5">
            <text:p>905</text:p>
          </table:table-cell>
          <table:table-cell office:value-type="float" office:value="592" table:style-name="ce5">
            <text:p>592</text:p>
          </table:table-cell>
          <table:table-cell office:value-type="float" office:value="369" table:style-name="ce5">
            <text:p>369</text:p>
          </table:table-cell>
          <table:table-cell office:value-type="float" office:value="1007" table:style-name="ce5">
            <text:p>1.007</text:p>
          </table:table-cell>
          <table:table-cell office:value-type="float" office:value="1365" table:style-name="ce5">
            <text:p>1.365</text:p>
          </table:table-cell>
          <table:table-cell office:value-type="float" office:value="4188" table:style-name="ce5">
            <text:p>4.188</text:p>
          </table:table-cell>
          <table:table-cell office:value-type="float" office:value="2438" table:style-name="ce5">
            <text:p>2.438</text:p>
          </table:table-cell>
          <table:table-cell office:value-type="float" office:value="1272" table:style-name="ce5">
            <text:p>1.272</text:p>
          </table:table-cell>
          <table:table-cell office:value-type="float" office:value="1588" table:style-name="ce5">
            <text:p>1.588</text:p>
          </table:table-cell>
          <table:table-cell office:value-type="float" office:value="1607" table:style-name="ce5">
            <text:p>1.607</text:p>
          </table:table-cell>
          <table:table-cell office:value-type="float" office:value="1297" table:style-name="ce5">
            <text:p>1.297</text:p>
          </table:table-cell>
          <table:table-cell office:value-type="float" office:value="1044" table:style-name="ce5">
            <text:p>1.044</text:p>
          </table:table-cell>
          <table:table-cell office:value-type="float" office:value="4762" table:style-name="ce5">
            <text:p>4.76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3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33 - ESCUELAS URBANAS, POR CANTIDAD DE COMPUTADORAS DISPONIBLES PARA USO PEDAGÓGI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7" table:number-rows-spanned="1" table:style-name="ce8">
            <text:p>Computadora de escritorio</text:p>
          </table:table-cell>
          <table:covered-table-cell table:number-columns-repeated="6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Hasta 5</text:p>
          </table:table-cell>
          <table:table-cell office:value-type="string" table:style-name="ce2">
            <text:p>Entre 6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Entre 21 y 30</text:p>
          </table:table-cell>
          <table:table-cell office:value-type="string" table:style-name="ce2">
            <text:p>Entre 31 y 40</text:p>
          </table:table-cell>
          <table:table-cell office:value-type="string" table:style-name="ce2">
            <text:p>41 o más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computadora en funcionamiento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515" table:style-name="ce5">
            <text:p>5.515</text:p>
          </table:table-cell>
          <table:table-cell office:value-type="float" office:value="4730" table:style-name="ce5">
            <text:p>4.730</text:p>
          </table:table-cell>
          <table:table-cell office:value-type="float" office:value="1824" table:style-name="ce5">
            <text:p>1.824</text:p>
          </table:table-cell>
          <table:table-cell office:value-type="float" office:value="897" table:style-name="ce5">
            <text:p>897</text:p>
          </table:table-cell>
          <table:table-cell office:value-type="float" office:value="867" table:style-name="ce5">
            <text:p>867</text:p>
          </table:table-cell>
          <table:table-cell office:value-type="float" office:value="804" table:style-name="ce5">
            <text:p>804</text:p>
          </table:table-cell>
          <table:table-cell office:value-type="float" office:value="1580" table:style-name="ce5">
            <text:p>1.580</text:p>
          </table:table-cell>
          <table:table-cell office:value-type="float" office:value="5570" table:style-name="ce5">
            <text:p>5.570</text:p>
          </table:table-cell>
          <table:table-cell office:value-type="float" office:value="2697" table:style-name="ce5">
            <text:p>2.697</text:p>
          </table:table-cell>
          <table:table-cell office:value-type="float" office:value="2542" table:style-name="ce5">
            <text:p>2.542</text:p>
          </table:table-cell>
          <table:table-cell office:value-type="float" office:value="2394" table:style-name="ce5">
            <text:p>2.394</text:p>
          </table:table-cell>
          <table:table-cell office:value-type="float" office:value="2695" table:style-name="ce5">
            <text:p>2.695</text:p>
          </table:table-cell>
          <table:table-cell office:value-type="float" office:value="1799" table:style-name="ce5">
            <text:p>1.799</text:p>
          </table:table-cell>
          <table:table-cell office:value-type="float" office:value="1364" table:style-name="ce5">
            <text:p>1.364</text:p>
          </table:table-cell>
          <table:table-cell office:value-type="float" office:value="6385" table:style-name="ce5">
            <text:p>6.385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01" table:style-name="ce5">
            <text:p>1.001</text:p>
          </table:table-cell>
          <table:table-cell office:value-type="float" office:value="358" table:style-name="ce5">
            <text:p>358</text:p>
          </table:table-cell>
          <table:table-cell office:value-type="float" office:value="196" table:style-name="ce5">
            <text:p>196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20" table:style-name="ce5">
            <text:p>20</text:p>
          </table:table-cell>
          <table:table-cell office:value-type="float" office:value="171" table:style-name="ce5">
            <text:p>171</text:p>
          </table:table-cell>
          <table:table-cell office:value-type="float" office:value="741" table:style-name="ce5">
            <text:p>741</text:p>
          </table:table-cell>
          <table:table-cell office:value-type="float" office:value="230" table:style-name="ce5">
            <text:p>230</text:p>
          </table:table-cell>
          <table:table-cell office:value-type="float" office:value="116" table:style-name="ce5">
            <text:p>116</text:p>
          </table:table-cell>
          <table:table-cell office:value-type="float" office:value="815" table:style-name="ce5">
            <text:p>815</text:p>
          </table:table-cell>
          <table:table-cell office:value-type="float" office:value="200" table:style-name="ce5">
            <text:p>200</text:p>
          </table:table-cell>
          <table:table-cell office:value-type="float" office:value="156" table:style-name="ce5">
            <text:p>156</text:p>
          </table:table-cell>
          <table:table-cell office:value-type="float" office:value="204" table:style-name="ce5">
            <text:p>204</text:p>
          </table:table-cell>
          <table:table-cell office:value-type="float" office:value="1013" table:style-name="ce5">
            <text:p>1.013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49" table:style-name="ce5">
            <text:p>649</text:p>
          </table:table-cell>
          <table:table-cell office:value-type="float" office:value="749" table:style-name="ce5">
            <text:p>749</text:p>
          </table:table-cell>
          <table:table-cell office:value-type="float" office:value="212" table:style-name="ce5">
            <text:p>212</text:p>
          </table:table-cell>
          <table:table-cell office:value-type="float" office:value="204" table:style-name="ce5">
            <text:p>204</text:p>
          </table:table-cell>
          <table:table-cell office:value-type="float" office:value="117" table:style-name="ce5">
            <text:p>117</text:p>
          </table:table-cell>
          <table:table-cell office:value-type="float" office:value="81" table:style-name="ce5">
            <text:p>81</text:p>
          </table:table-cell>
          <table:table-cell office:value-type="float" office:value="169" table:style-name="ce5">
            <text:p>169</text:p>
          </table:table-cell>
          <table:table-cell office:value-type="float" office:value="845" table:style-name="ce5">
            <text:p>845</text:p>
          </table:table-cell>
          <table:table-cell office:value-type="float" office:value="170" table:style-name="ce5">
            <text:p>170</text:p>
          </table:table-cell>
          <table:table-cell office:value-type="float" office:value="207" table:style-name="ce5">
            <text:p>207</text:p>
          </table:table-cell>
          <table:table-cell office:value-type="float" office:value="452" table:style-name="ce5">
            <text:p>452</text:p>
          </table:table-cell>
          <table:table-cell office:value-type="float" office:value="696" table:style-name="ce5">
            <text:p>696</text:p>
          </table:table-cell>
          <table:table-cell office:value-type="float" office:value="191" table:style-name="ce5">
            <text:p>191</text:p>
          </table:table-cell>
          <table:table-cell office:value-type="float" office:value="192" table:style-name="ce5">
            <text:p>192</text:p>
          </table:table-cell>
          <table:table-cell office:value-type="float" office:value="646" table:style-name="ce5">
            <text:p>64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054" table:style-name="ce5">
            <text:p>3.054</text:p>
          </table:table-cell>
          <table:table-cell office:value-type="float" office:value="2594" table:style-name="ce5">
            <text:p>2.594</text:p>
          </table:table-cell>
          <table:table-cell office:value-type="float" office:value="900" table:style-name="ce5">
            <text:p>900</text:p>
          </table:table-cell>
          <table:table-cell office:value-type="float" office:value="253" table:style-name="ce5">
            <text:p>253</text:p>
          </table:table-cell>
          <table:table-cell office:value-type="float" office:value="224" table:style-name="ce5">
            <text:p>224</text:p>
          </table:table-cell>
          <table:table-cell office:value-type="float" office:value="436" table:style-name="ce5">
            <text:p>436</text:p>
          </table:table-cell>
          <table:table-cell office:value-type="float" office:value="1550" table:style-name="ce5">
            <text:p>1.550</text:p>
          </table:table-cell>
          <table:table-cell office:value-type="float" office:value="3198" table:style-name="ce5">
            <text:p>3.198</text:p>
          </table:table-cell>
          <table:table-cell office:value-type="float" office:value="710" table:style-name="ce5">
            <text:p>710</text:p>
          </table:table-cell>
          <table:table-cell office:value-type="float" office:value="2264" table:style-name="ce5">
            <text:p>2.264</text:p>
          </table:table-cell>
          <table:table-cell office:value-type="float" office:value="1277" table:style-name="ce5">
            <text:p>1.277</text:p>
          </table:table-cell>
          <table:table-cell office:value-type="float" office:value="1063" table:style-name="ce5">
            <text:p>1.063</text:p>
          </table:table-cell>
          <table:table-cell office:value-type="float" office:value="936" table:style-name="ce5">
            <text:p>936</text:p>
          </table:table-cell>
          <table:table-cell office:value-type="float" office:value="522" table:style-name="ce5">
            <text:p>522</text:p>
          </table:table-cell>
          <table:table-cell office:value-type="float" office:value="3906" table:style-name="ce5">
            <text:p>3.90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200" table:style-name="ce5">
            <text:p>4.200</text:p>
          </table:table-cell>
          <table:table-cell office:value-type="float" office:value="3740" table:style-name="ce5">
            <text:p>3.740</text:p>
          </table:table-cell>
          <table:table-cell office:value-type="float" office:value="1340" table:style-name="ce5">
            <text:p>1.340</text:p>
          </table:table-cell>
          <table:table-cell office:value-type="float" office:value="657" table:style-name="ce5">
            <text:p>657</text:p>
          </table:table-cell>
          <table:table-cell office:value-type="float" office:value="787" table:style-name="ce5">
            <text:p>787</text:p>
          </table:table-cell>
          <table:table-cell office:value-type="float" office:value="598" table:style-name="ce5">
            <text:p>598</text:p>
          </table:table-cell>
          <table:table-cell office:value-type="float" office:value="0" table:style-name="ce5">
            <text:p>0</text:p>
          </table:table-cell>
          <table:table-cell office:value-type="float" office:value="4127" table:style-name="ce5">
            <text:p>4.127</text:p>
          </table:table-cell>
          <table:table-cell office:value-type="float" office:value="2568" table:style-name="ce5">
            <text:p>2.568</text:p>
          </table:table-cell>
          <table:table-cell office:value-type="float" office:value="906" table:style-name="ce5">
            <text:p>906</text:p>
          </table:table-cell>
          <table:table-cell office:value-type="float" office:value="1767" table:style-name="ce5">
            <text:p>1.767</text:p>
          </table:table-cell>
          <table:table-cell office:value-type="float" office:value="2267" table:style-name="ce5">
            <text:p>2.267</text:p>
          </table:table-cell>
          <table:table-cell office:value-type="float" office:value="1508" table:style-name="ce5">
            <text:p>1.508</text:p>
          </table:table-cell>
          <table:table-cell office:value-type="float" office:value="934" table:style-name="ce5">
            <text:p>934</text:p>
          </table:table-cell>
          <table:table-cell office:value-type="float" office:value="4695" table:style-name="ce5">
            <text:p>4.69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421" table:style-name="ce5">
            <text:p>1.421</text:p>
          </table:table-cell>
          <table:table-cell office:value-type="float" office:value="984" table:style-name="ce5">
            <text:p>984</text:p>
          </table:table-cell>
          <table:table-cell office:value-type="float" office:value="798" table:style-name="ce5">
            <text:p>798</text:p>
          </table:table-cell>
          <table:table-cell office:value-type="float" office:value="503" table:style-name="ce5">
            <text:p>503</text:p>
          </table:table-cell>
          <table:table-cell office:value-type="float" office:value="233" table:style-name="ce5">
            <text:p>233</text:p>
          </table:table-cell>
          <table:table-cell office:value-type="float" office:value="302" table:style-name="ce5">
            <text:p>302</text:p>
          </table:table-cell>
          <table:table-cell office:value-type="float" office:value="189" table:style-name="ce5">
            <text:p>189</text:p>
          </table:table-cell>
          <table:table-cell office:value-type="float" office:value="1582" table:style-name="ce5">
            <text:p>1.582</text:p>
          </table:table-cell>
          <table:table-cell office:value-type="float" office:value="307" table:style-name="ce5">
            <text:p>307</text:p>
          </table:table-cell>
          <table:table-cell office:value-type="float" office:value="678" table:style-name="ce5">
            <text:p>678</text:p>
          </table:table-cell>
          <table:table-cell office:value-type="float" office:value="333" table:style-name="ce5">
            <text:p>333</text:p>
          </table:table-cell>
          <table:table-cell office:value-type="float" office:value="685" table:style-name="ce5">
            <text:p>685</text:p>
          </table:table-cell>
          <table:table-cell office:value-type="float" office:value="161" table:style-name="ce5">
            <text:p>161</text:p>
          </table:table-cell>
          <table:table-cell office:value-type="float" office:value="798" table:style-name="ce5">
            <text:p>798</text:p>
          </table:table-cell>
          <table:table-cell office:value-type="float" office:value="1421" table:style-name="ce5">
            <text:p>1.421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903" table:style-name="ce5">
            <text:p>3.903</text:p>
          </table:table-cell>
          <table:table-cell office:value-type="float" office:value="3093" table:style-name="ce5">
            <text:p>3.093</text:p>
          </table:table-cell>
          <table:table-cell office:value-type="float" office:value="1565" table:style-name="ce5">
            <text:p>1.565</text:p>
          </table:table-cell>
          <table:table-cell office:value-type="float" office:value="588" table:style-name="ce5">
            <text:p>588</text:p>
          </table:table-cell>
          <table:table-cell office:value-type="float" office:value="515" table:style-name="ce5">
            <text:p>515</text:p>
          </table:table-cell>
          <table:table-cell office:value-type="float" office:value="245" table:style-name="ce5">
            <text:p>245</text:p>
          </table:table-cell>
          <table:table-cell office:value-type="float" office:value="729" table:style-name="ce5">
            <text:p>729</text:p>
          </table:table-cell>
          <table:table-cell office:value-type="float" office:value="4277" table:style-name="ce5">
            <text:p>4.277</text:p>
          </table:table-cell>
          <table:table-cell office:value-type="float" office:value="693" table:style-name="ce5">
            <text:p>693</text:p>
          </table:table-cell>
          <table:table-cell office:value-type="float" office:value="2356" table:style-name="ce5">
            <text:p>2.356</text:p>
          </table:table-cell>
          <table:table-cell office:value-type="float" office:value="1511" table:style-name="ce5">
            <text:p>1.511</text:p>
          </table:table-cell>
          <table:table-cell office:value-type="float" office:value="801" table:style-name="ce5">
            <text:p>801</text:p>
          </table:table-cell>
          <table:table-cell office:value-type="float" office:value="843" table:style-name="ce5">
            <text:p>843</text:p>
          </table:table-cell>
          <table:table-cell office:value-type="float" office:value="669" table:style-name="ce5">
            <text:p>669</text:p>
          </table:table-cell>
          <table:table-cell office:value-type="float" office:value="4835" table:style-name="ce5">
            <text:p>4.83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994" table:style-name="ce5">
            <text:p>1.994</text:p>
          </table:table-cell>
          <table:table-cell office:value-type="float" office:value="2472" table:style-name="ce5">
            <text:p>2.472</text:p>
          </table:table-cell>
          <table:table-cell office:value-type="float" office:value="822" table:style-name="ce5">
            <text:p>822</text:p>
          </table:table-cell>
          <table:table-cell office:value-type="float" office:value="533" table:style-name="ce5">
            <text:p>533</text:p>
          </table:table-cell>
          <table:table-cell office:value-type="float" office:value="201" table:style-name="ce5">
            <text:p>201</text:p>
          </table:table-cell>
          <table:table-cell office:value-type="float" office:value="340" table:style-name="ce5">
            <text:p>340</text:p>
          </table:table-cell>
          <table:table-cell office:value-type="float" office:value="346" table:style-name="ce5">
            <text:p>346</text:p>
          </table:table-cell>
          <table:table-cell office:value-type="float" office:value="2837" table:style-name="ce5">
            <text:p>2.837</text:p>
          </table:table-cell>
          <table:table-cell office:value-type="float" office:value="671" table:style-name="ce5">
            <text:p>671</text:p>
          </table:table-cell>
          <table:table-cell office:value-type="float" office:value="793" table:style-name="ce5">
            <text:p>793</text:p>
          </table:table-cell>
          <table:table-cell office:value-type="float" office:value="1026" table:style-name="ce5">
            <text:p>1.026</text:p>
          </table:table-cell>
          <table:table-cell office:value-type="float" office:value="2057" table:style-name="ce5">
            <text:p>2.057</text:p>
          </table:table-cell>
          <table:table-cell office:value-type="float" office:value="990" table:style-name="ce5">
            <text:p>990</text:p>
          </table:table-cell>
          <table:table-cell office:value-type="float" office:value="602" table:style-name="ce5">
            <text:p>602</text:p>
          </table:table-cell>
          <table:table-cell office:value-type="float" office:value="2367" table:style-name="ce5">
            <text:p>2.36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222" table:style-name="ce5">
            <text:p>4.222</text:p>
          </table:table-cell>
          <table:table-cell office:value-type="float" office:value="3763" table:style-name="ce5">
            <text:p>3.763</text:p>
          </table:table-cell>
          <table:table-cell office:value-type="float" office:value="1748" table:style-name="ce5">
            <text:p>1.748</text:p>
          </table:table-cell>
          <table:table-cell office:value-type="float" office:value="783" table:style-name="ce5">
            <text:p>783</text:p>
          </table:table-cell>
          <table:table-cell office:value-type="float" office:value="553" table:style-name="ce5">
            <text:p>553</text:p>
          </table:table-cell>
          <table:table-cell office:value-type="float" office:value="416" table:style-name="ce5">
            <text:p>416</text:p>
          </table:table-cell>
          <table:table-cell office:value-type="float" office:value="798" table:style-name="ce5">
            <text:p>798</text:p>
          </table:table-cell>
          <table:table-cell office:value-type="float" office:value="4440" table:style-name="ce5">
            <text:p>4.440</text:p>
          </table:table-cell>
          <table:table-cell office:value-type="float" office:value="944" table:style-name="ce5">
            <text:p>944</text:p>
          </table:table-cell>
          <table:table-cell office:value-type="float" office:value="2478" table:style-name="ce5">
            <text:p>2.478</text:p>
          </table:table-cell>
          <table:table-cell office:value-type="float" office:value="1817" table:style-name="ce5">
            <text:p>1.817</text:p>
          </table:table-cell>
          <table:table-cell office:value-type="float" office:value="2192" table:style-name="ce5">
            <text:p>2.192</text:p>
          </table:table-cell>
          <table:table-cell office:value-type="float" office:value="1289" table:style-name="ce5">
            <text:p>1.289</text:p>
          </table:table-cell>
          <table:table-cell office:value-type="float" office:value="898" table:style-name="ce5">
            <text:p>898</text:p>
          </table:table-cell>
          <table:table-cell office:value-type="float" office:value="4914" table:style-name="ce5">
            <text:p>4.91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969" table:style-name="ce5">
            <text:p>3.969</text:p>
          </table:table-cell>
          <table:table-cell office:value-type="float" office:value="2990" table:style-name="ce5">
            <text:p>2.990</text:p>
          </table:table-cell>
          <table:table-cell office:value-type="float" office:value="558" table:style-name="ce5">
            <text:p>558</text:p>
          </table:table-cell>
          <table:table-cell office:value-type="float" office:value="449" table:style-name="ce5">
            <text:p>449</text:p>
          </table:table-cell>
          <table:table-cell office:value-type="float" office:value="672" table:style-name="ce5">
            <text:p>672</text:p>
          </table:table-cell>
          <table:table-cell office:value-type="float" office:value="700" table:style-name="ce5">
            <text:p>700</text:p>
          </table:table-cell>
          <table:table-cell office:value-type="float" office:value="1365" table:style-name="ce5">
            <text:p>1.365</text:p>
          </table:table-cell>
          <table:table-cell office:value-type="float" office:value="4266" table:style-name="ce5">
            <text:p>4.266</text:p>
          </table:table-cell>
          <table:table-cell office:value-type="float" office:value="2528" table:style-name="ce5">
            <text:p>2.528</text:p>
          </table:table-cell>
          <table:table-cell office:value-type="float" office:value="589" table:style-name="ce5">
            <text:p>589</text:p>
          </table:table-cell>
          <table:table-cell office:value-type="float" office:value="1588" table:style-name="ce5">
            <text:p>1.588</text:p>
          </table:table-cell>
          <table:table-cell office:value-type="float" office:value="1634" table:style-name="ce5">
            <text:p>1.634</text:p>
          </table:table-cell>
          <table:table-cell office:value-type="float" office:value="1264" table:style-name="ce5">
            <text:p>1.264</text:p>
          </table:table-cell>
          <table:table-cell office:value-type="float" office:value="1043" table:style-name="ce5">
            <text:p>1.043</text:p>
          </table:table-cell>
          <table:table-cell office:value-type="float" office:value="4762" table:style-name="ce5">
            <text:p>4.76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3C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3C - ESCUELAS URBANAS, POR CANTIDAD DE ALUMNOS POR COMPUTADORA PARA USO PEDAGÓGI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Hasta 2 alumnos por computadora</text:p>
          </table:table-cell>
          <table:table-cell office:value-type="string" table:number-columns-spanned="1" table:number-rows-spanned="2" table:style-name="ce8">
            <text:p>Más de 2 y hasta 5 alumnos por computadora</text:p>
          </table:table-cell>
          <table:table-cell office:value-type="string" table:number-columns-spanned="1" table:number-rows-spanned="2" table:style-name="ce8">
            <text:p>Más de 5 y hasta 10 alumnos por computadora</text:p>
          </table:table-cell>
          <table:table-cell office:value-type="string" table:number-columns-spanned="1" table:number-rows-spanned="2" table:style-name="ce8">
            <text:p>Más de 10 y hasta 20 alumnos por computadora</text:p>
          </table:table-cell>
          <table:table-cell office:value-type="string" table:number-columns-spanned="1" table:number-rows-spanned="2" table:style-name="ce8">
            <text:p>Más de 20 y hasta 30 alumnos por computadora</text:p>
          </table:table-cell>
          <table:table-cell office:value-type="string" table:number-columns-spanned="1" table:number-rows-spanned="2" table:style-name="ce8">
            <text:p>Más de 30 y hasta 40 alumnos por computadora</text:p>
          </table:table-cell>
          <table:table-cell office:value-type="string" table:number-columns-spanned="1" table:number-rows-spanned="2" table:style-name="ce8">
            <text:p>Más de 40 alumnos por computadora</text:p>
          </table:table-cell>
          <table:table-cell office:value-type="string" table:number-columns-spanned="1" table:number-rows-spanned="2" table:style-name="ce8">
            <text:p>No informaron cantidad de computadoras para uso pedagógico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95" table:style-name="ce5">
            <text:p>495</text:p>
          </table:table-cell>
          <table:table-cell office:value-type="float" office:value="979" table:style-name="ce5">
            <text:p>979</text:p>
          </table:table-cell>
          <table:table-cell office:value-type="float" office:value="2752" table:style-name="ce5">
            <text:p>2.752</text:p>
          </table:table-cell>
          <table:table-cell office:value-type="float" office:value="3764" table:style-name="ce5">
            <text:p>3.764</text:p>
          </table:table-cell>
          <table:table-cell office:value-type="float" office:value="1931" table:style-name="ce5">
            <text:p>1.931</text:p>
          </table:table-cell>
          <table:table-cell office:value-type="float" office:value="2608" table:style-name="ce5">
            <text:p>2.608</text:p>
          </table:table-cell>
          <table:table-cell office:value-type="float" office:value="3815" table:style-name="ce5">
            <text:p>3.815</text:p>
          </table:table-cell>
          <table:table-cell office:value-type="float" office:value="4243" table:style-name="ce5">
            <text:p>4.243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0" table:style-name="ce5">
            <text:p>0</text:p>
          </table:table-cell>
          <table:table-cell office:value-type="float" office:value="55" table:style-name="ce5">
            <text:p>55</text:p>
          </table:table-cell>
          <table:table-cell office:value-type="float" office:value="88" table:style-name="ce5">
            <text:p>88</text:p>
          </table:table-cell>
          <table:table-cell office:value-type="float" office:value="234" table:style-name="ce5">
            <text:p>234</text:p>
          </table:table-cell>
          <table:table-cell office:value-type="float" office:value="228" table:style-name="ce5">
            <text:p>228</text:p>
          </table:table-cell>
          <table:table-cell office:value-type="float" office:value="120" table:style-name="ce5">
            <text:p>120</text:p>
          </table:table-cell>
          <table:table-cell office:value-type="float" office:value="492" table:style-name="ce5">
            <text:p>492</text:p>
          </table:table-cell>
          <table:table-cell office:value-type="float" office:value="986" table:style-name="ce5">
            <text:p>98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688" table:style-name="ce5">
            <text:p>688</text:p>
          </table:table-cell>
          <table:table-cell office:value-type="float" office:value="259" table:style-name="ce5">
            <text:p>259</text:p>
          </table:table-cell>
          <table:table-cell office:value-type="float" office:value="278" table:style-name="ce5">
            <text:p>278</text:p>
          </table:table-cell>
          <table:table-cell office:value-type="float" office:value="353" table:style-name="ce5">
            <text:p>353</text:p>
          </table:table-cell>
          <table:table-cell office:value-type="float" office:value="374" table:style-name="ce5">
            <text:p>374</text:p>
          </table:table-cell>
          <table:table-cell office:value-type="float" office:value="565" table:style-name="ce5">
            <text:p>56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" table:style-name="ce5">
            <text:p>0</text:p>
          </table:table-cell>
          <table:table-cell office:value-type="float" office:value="234" table:style-name="ce5">
            <text:p>234</text:p>
          </table:table-cell>
          <table:table-cell office:value-type="float" office:value="701" table:style-name="ce5">
            <text:p>701</text:p>
          </table:table-cell>
          <table:table-cell office:value-type="float" office:value="2369" table:style-name="ce5">
            <text:p>2.369</text:p>
          </table:table-cell>
          <table:table-cell office:value-type="float" office:value="926" table:style-name="ce5">
            <text:p>926</text:p>
          </table:table-cell>
          <table:table-cell office:value-type="float" office:value="1349" table:style-name="ce5">
            <text:p>1.349</text:p>
          </table:table-cell>
          <table:table-cell office:value-type="float" office:value="2488" table:style-name="ce5">
            <text:p>2.488</text:p>
          </table:table-cell>
          <table:table-cell office:value-type="float" office:value="2609" table:style-name="ce5">
            <text:p>2.60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" table:style-name="ce5">
            <text:p>0</text:p>
          </table:table-cell>
          <table:table-cell office:value-type="float" office:value="627" table:style-name="ce5">
            <text:p>627</text:p>
          </table:table-cell>
          <table:table-cell office:value-type="float" office:value="2510" table:style-name="ce5">
            <text:p>2.510</text:p>
          </table:table-cell>
          <table:table-cell office:value-type="float" office:value="2813" table:style-name="ce5">
            <text:p>2.813</text:p>
          </table:table-cell>
          <table:table-cell office:value-type="float" office:value="1330" table:style-name="ce5">
            <text:p>1.330</text:p>
          </table:table-cell>
          <table:table-cell office:value-type="float" office:value="1973" table:style-name="ce5">
            <text:p>1.973</text:p>
          </table:table-cell>
          <table:table-cell office:value-type="float" office:value="2754" table:style-name="ce5">
            <text:p>2.754</text:p>
          </table:table-cell>
          <table:table-cell office:value-type="float" office:value="3076" table:style-name="ce5">
            <text:p>3.07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95" table:style-name="ce5">
            <text:p>495</text:p>
          </table:table-cell>
          <table:table-cell office:value-type="float" office:value="711" table:style-name="ce5">
            <text:p>711</text:p>
          </table:table-cell>
          <table:table-cell office:value-type="float" office:value="549" table:style-name="ce5">
            <text:p>549</text:p>
          </table:table-cell>
          <table:table-cell office:value-type="float" office:value="717" table:style-name="ce5">
            <text:p>717</text:p>
          </table:table-cell>
          <table:table-cell office:value-type="float" office:value="986" table:style-name="ce5">
            <text:p>986</text:p>
          </table:table-cell>
          <table:table-cell office:value-type="float" office:value="976" table:style-name="ce5">
            <text:p>976</text:p>
          </table:table-cell>
          <table:table-cell office:value-type="float" office:value="630" table:style-name="ce5">
            <text:p>630</text:p>
          </table:table-cell>
          <table:table-cell office:value-type="float" office:value="667" table:style-name="ce5">
            <text:p>66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" table:style-name="ce5">
            <text:p>0</text:p>
          </table:table-cell>
          <table:table-cell office:value-type="float" office:value="713" table:style-name="ce5">
            <text:p>713</text:p>
          </table:table-cell>
          <table:table-cell office:value-type="float" office:value="880" table:style-name="ce5">
            <text:p>880</text:p>
          </table:table-cell>
          <table:table-cell office:value-type="float" office:value="2533" table:style-name="ce5">
            <text:p>2.533</text:p>
          </table:table-cell>
          <table:table-cell office:value-type="float" office:value="1126" table:style-name="ce5">
            <text:p>1.126</text:p>
          </table:table-cell>
          <table:table-cell office:value-type="float" office:value="1936" table:style-name="ce5">
            <text:p>1.936</text:p>
          </table:table-cell>
          <table:table-cell office:value-type="float" office:value="2114" table:style-name="ce5">
            <text:p>2.114</text:p>
          </table:table-cell>
          <table:table-cell office:value-type="float" office:value="3461" table:style-name="ce5">
            <text:p>3.46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67" table:style-name="ce5">
            <text:p>467</text:p>
          </table:table-cell>
          <table:table-cell office:value-type="float" office:value="615" table:style-name="ce5">
            <text:p>615</text:p>
          </table:table-cell>
          <table:table-cell office:value-type="float" office:value="493" table:style-name="ce5">
            <text:p>493</text:p>
          </table:table-cell>
          <table:table-cell office:value-type="float" office:value="1893" table:style-name="ce5">
            <text:p>1.893</text:p>
          </table:table-cell>
          <table:table-cell office:value-type="float" office:value="1393" table:style-name="ce5">
            <text:p>1.393</text:p>
          </table:table-cell>
          <table:table-cell office:value-type="float" office:value="988" table:style-name="ce5">
            <text:p>988</text:p>
          </table:table-cell>
          <table:table-cell office:value-type="float" office:value="1668" table:style-name="ce5">
            <text:p>1.668</text:p>
          </table:table-cell>
          <table:table-cell office:value-type="float" office:value="1475" table:style-name="ce5">
            <text:p>1.47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67" table:style-name="ce5">
            <text:p>467</text:p>
          </table:table-cell>
          <table:table-cell office:value-type="float" office:value="938" table:style-name="ce5">
            <text:p>938</text:p>
          </table:table-cell>
          <table:table-cell office:value-type="float" office:value="1004" table:style-name="ce5">
            <text:p>1.004</text:p>
          </table:table-cell>
          <table:table-cell office:value-type="float" office:value="3088" table:style-name="ce5">
            <text:p>3.088</text:p>
          </table:table-cell>
          <table:table-cell office:value-type="float" office:value="1768" table:style-name="ce5">
            <text:p>1.768</text:p>
          </table:table-cell>
          <table:table-cell office:value-type="float" office:value="2138" table:style-name="ce5">
            <text:p>2.138</text:p>
          </table:table-cell>
          <table:table-cell office:value-type="float" office:value="2527" table:style-name="ce5">
            <text:p>2.527</text:p>
          </table:table-cell>
          <table:table-cell office:value-type="float" office:value="3716" table:style-name="ce5">
            <text:p>3.71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64" table:style-name="ce5">
            <text:p>164</text:p>
          </table:table-cell>
          <table:table-cell office:value-type="float" office:value="292" table:style-name="ce5">
            <text:p>292</text:p>
          </table:table-cell>
          <table:table-cell office:value-type="float" office:value="2582" table:style-name="ce5">
            <text:p>2.582</text:p>
          </table:table-cell>
          <table:table-cell office:value-type="float" office:value="2244" table:style-name="ce5">
            <text:p>2.244</text:p>
          </table:table-cell>
          <table:table-cell office:value-type="float" office:value="794" table:style-name="ce5">
            <text:p>794</text:p>
          </table:table-cell>
          <table:table-cell office:value-type="float" office:value="1558" table:style-name="ce5">
            <text:p>1.558</text:p>
          </table:table-cell>
          <table:table-cell office:value-type="float" office:value="3021" table:style-name="ce5">
            <text:p>3.021</text:p>
          </table:table-cell>
          <table:table-cell office:value-type="float" office:value="2174" table:style-name="ce5">
            <text:p>2.17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D10 - ESCUELA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Cuenta con computadora con acceso a Internet</text:p>
          </table:table-cell>
          <table:table-cell office:value-type="string" table:number-columns-spanned="1" table:number-rows-spanned="2" table:style-name="ce8">
            <text:p>No cuenta con computadora en funcionamiento</text:p>
          </table:table-cell>
          <table:table-cell office:value-type="string" table:number-columns-spanned="1" table:number-rows-spanned="2" table:style-name="ce8">
            <text:p>No cuenta con computadora con acceso a Internet</text:p>
          </table:table-cell>
          <table:table-cell office:value-type="string" table:number-columns-spanned="1" table:number-rows-spanned="2" table:style-name="ce8">
            <text:p>No cuenta con computadora</text:p>
          </table:table-cell>
          <table:table-cell office:value-type="string" table:number-columns-spanned="1" table:number-rows-spanned="2" table:style-name="ce8">
            <text:p>No sabe/No contesta si cuenta con computadora</text:p>
          </table:table-cell>
          <table:table-cell office:value-type="string" table:number-columns-spanned="1" table:number-rows-spanned="2" table:style-name="ce8">
            <text:p>No cuenta con computadora en funcionamiento, o no cuenta con computadora con acceso a Internet, o no cuenta con computadora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95" table:style-name="ce5">
            <text:p>6.1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" table:style-name="ce5">
            <text:p>686</text:p>
          </table:table-cell>
          <table:table-cell office:value-type="string" table:style-name="ce5">
            <text:p>-</text:p>
          </table:table-cell>
          <table:table-cell office:value-type="float" office:value="382" table:style-name="ce5">
            <text:p>38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46" table:style-name="ce5">
            <text:p>9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1" table:style-name="ce5">
            <text:p>161</text:p>
          </table:table-cell>
          <table:table-cell office:value-type="string" table:style-name="ce5">
            <text:p>-</text:p>
          </table:table-cell>
          <table:table-cell office:value-type="float" office:value="232" table:style-name="ce5">
            <text:p>23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73" table:style-name="ce5">
            <text:p>8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" table:style-name="ce5">
            <text:p>4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686" table:style-name="ce5">
            <text:p>3.6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office:value-type="string" table:style-name="ce5">
            <text:p>-</text:p>
          </table:table-cell>
          <table:table-cell office:value-type="float" office:value="96" table:style-name="ce5">
            <text:p>9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577" table:style-name="ce5">
            <text:p>4.5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480" table:style-name="ce5">
            <text:p>1.4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910" table:style-name="ce5">
            <text:p>4.9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office:value-type="string" table:style-name="ce5">
            <text:p>-</text:p>
          </table:table-cell>
          <table:table-cell office:value-type="float" office:value="250" table:style-name="ce5">
            <text:p>25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077" table:style-name="ce5">
            <text:p>3.0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office:value-type="string" table:style-name="ce5">
            <text:p>-</text:p>
          </table:table-cell>
          <table:table-cell office:value-type="float" office:value="289" table:style-name="ce5">
            <text:p>28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881" table:style-name="ce5">
            <text:p>4.8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5" table:style-name="ce5">
            <text:p>685</text:p>
          </table:table-cell>
          <table:table-cell office:value-type="string" table:style-name="ce5">
            <text:p>-</text:p>
          </table:table-cell>
          <table:table-cell office:value-type="float" office:value="382" table:style-name="ce5">
            <text:p>38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105" table:style-name="ce5">
            <text:p>5.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D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32D - ESCUELAS URBANAS SIN COMPUTADORAS O COMPUTADORAS EN FUNCIONAMIENTO, POR DISPOSITIVOS UTILIZADOS PARA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65" table:style-name="ce5">
            <text:p>165</text:p>
          </table:table-cell>
          <table:table-cell office:value-type="float" office:value="666" table:style-name="ce5">
            <text:p>6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84" table:style-name="ce5">
            <text:p>6.18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61" table:style-name="ce5">
            <text:p>161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3" table:style-name="ce5">
            <text:p>95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2" table:style-name="ce5">
            <text:p>87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7" table:style-name="ce5">
            <text:p>37</text:p>
          </table:table-cell>
          <table:table-cell office:value-type="float" office:value="666" table:style-name="ce5">
            <text:p>6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83" table:style-name="ce5">
            <text:p>3.68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63" table:style-name="ce5">
            <text:p>4.56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0" table:style-name="ce5">
            <text:p>1.48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1" table:style-name="ce5">
            <text:p>31</text:p>
          </table:table-cell>
          <table:table-cell office:value-type="float" office:value="666" table:style-name="ce5">
            <text:p>6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13" table:style-name="ce5">
            <text:p>4.91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58" table:style-name="ce5">
            <text:p>158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5" table:style-name="ce5">
            <text:p>3.08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61" table:style-name="ce5">
            <text:p>161</text:p>
          </table:table-cell>
          <table:table-cell office:value-type="float" office:value="666" table:style-name="ce5">
            <text:p>6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77" table:style-name="ce5">
            <text:p>4.87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05" table:style-name="ce5">
            <text:p>5.10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Se considera que la escuela no tiene acceso a Internet cuando no hay computadora (tableta, notebook o computadora de escritorio) y / o computadora con acceso a Internet en la institución, según el director. A partir de 2017, las instituciones que acceden a la red utilizando otros equipos, como: celular, pizarra digital, televisión, computadora personal del personal escolar, etc., comenzaron a ser consideradas entre las escuelas con acceso a Internet.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E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2E - ESCUELAS URBANAS SIN COMPUTADORAS O COMPUTADORAS EN FUNCIONAMIENTO, POR DISPOSITIVOS UTILIZADOS PARA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Computadora personal del responsable de la escuela o de otros empleados de la escuela</text:p>
          </table:table-cell>
          <table:table-cell office:value-type="string" table:number-columns-spanned="1" table:number-rows-spanned="2" table:style-name="ce8">
            <text:p>Celular</text:p>
          </table:table-cell>
          <table:table-cell office:value-type="string" table:number-columns-spanned="1" table:number-rows-spanned="2" table:style-name="ce8">
            <text:p>Televisión</text:p>
          </table:table-cell>
          <table:table-cell office:value-type="string" table:number-columns-spanned="1" table:number-rows-spanned="2" table:style-name="ce8">
            <text:p>Pizarra digital</text:p>
          </table:table-cell>
          <table:table-cell office:value-type="string" table:number-columns-spanned="1" table:number-rows-spanned="2" table:style-name="ce8">
            <text:p>Proyector acoplado a computadora</text:p>
          </table:table-cell>
          <table:table-cell office:value-type="string" table:number-columns-spanned="1" table:number-rows-spanned="2" table:style-name="ce8">
            <text:p>Computadora de la escuela, que <text:s/>actualmente no está funcionando por el momento</text:p>
          </table:table-cell>
          <table:table-cell office:value-type="string" table:number-columns-spanned="1" table:number-rows-spanned="2" table:style-name="ce8">
            <text:p>Otros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65" table:style-name="ce5">
            <text:p>1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95" table:style-name="ce5">
            <text:p>6.19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61" table:style-name="ce5">
            <text:p>1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2" table:style-name="ce5">
            <text:p>95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2" table:style-name="ce5">
            <text:p>87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01" table:style-name="ce5">
            <text:p>3.70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63" table:style-name="ce5">
            <text:p>4.56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0" table:style-name="ce5">
            <text:p>1.48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40" table:style-name="ce5">
            <text:p>4.94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58" table:style-name="ce5">
            <text:p>1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5" table:style-name="ce5">
            <text:p>3.08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61" table:style-name="ce5">
            <text:p>1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96" table:style-name="ce5">
            <text:p>4.89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05" table:style-name="ce5">
            <text:p>5.10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A1" table:style-name="ta1">
        <table:table-column table:style-name="co1" table:number-columns-repeated="37" table:default-cell-style-name="ce1"/>
        <table:table-column table:style-name="co2" table:number-columns-repeated="16347" table:default-cell-style-name="ce1"/>
        <table:table-row table:style-name="ro1">
          <table:table-cell office:value-type="string" table:style-name="ce7">
            <text:p>D7A1 - ESCUELAS URBANAS, POR SISTEMA OPERATIVO DE LAS COMPUTADOR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Windows</text:p>
          </table:table-cell>
          <table:covered-table-cell table:number-columns-repeated="4"/>
          <table:table-cell office:value-type="string" table:number-columns-spanned="5" table:number-rows-spanned="1" table:style-name="ce8">
            <text:p>Linux</text:p>
          </table:table-cell>
          <table:covered-table-cell table:number-columns-repeated="4"/>
          <table:table-cell office:value-type="string" table:number-columns-spanned="5" table:number-rows-spanned="1" table:style-name="ce8">
            <text:p>Mac OS</text:p>
          </table:table-cell>
          <table:covered-table-cell table:number-columns-repeated="4"/>
          <table:table-cell office:value-type="string" table:number-columns-spanned="5" table:number-rows-spanned="1" table:style-name="ce8">
            <text:p>Android</text:p>
          </table:table-cell>
          <table:covered-table-cell table:number-columns-repeated="4"/>
          <table:table-cell office:value-type="string" table:number-columns-spanned="5" table:number-rows-spanned="1" table:style-name="ce8">
            <text:p>IOS</text:p>
          </table:table-cell>
          <table:covered-table-cell table:number-columns-repeated="4"/>
          <table:table-cell office:value-type="string" table:number-columns-spanned="5" table:number-rows-spanned="1" table:style-name="ce8">
            <text:p>Chrome OS</text:p>
          </table:table-cell>
          <table:covered-table-cell table:number-columns-repeated="4"/>
          <table:table-cell office:value-type="string" table:number-columns-spanned="5" table:number-rows-spanned="1" table:style-name="ce8">
            <text:p>Otros</text:p>
          </table:table-cell>
          <table:covered-table-cell table:number-columns-repeated="4"/>
          <table:table-cell table:style-name="ce4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table:style-name="ce4"/>
          <table:table-cell table:number-columns-repeated="1634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932" table:style-name="ce5">
            <text:p>5.932</text:p>
          </table:table-cell>
          <table:table-cell office:value-type="float" office:value="2452" table:style-name="ce5">
            <text:p>2.452</text:p>
          </table:table-cell>
          <table:table-cell office:value-type="float" office:value="302" table:style-name="ce5">
            <text:p>302</text:p>
          </table:table-cell>
          <table:table-cell office:value-type="string" table:style-name="ce5">
            <text:p>-</text:p>
          </table:table-cell>
          <table:table-cell office:value-type="float" office:value="686" table:style-name="ce5">
            <text:p>686</text:p>
          </table:table-cell>
          <table:table-cell office:value-type="float" office:value="4271" table:style-name="ce5">
            <text:p>4.271</text:p>
          </table:table-cell>
          <table:table-cell office:value-type="float" office:value="5806" table:style-name="ce5">
            <text:p>5.806</text:p>
          </table:table-cell>
          <table:table-cell office:value-type="float" office:value="1153" table:style-name="ce5">
            <text:p>1.153</text:p>
          </table:table-cell>
          <table:table-cell office:value-type="float" office:value="25" table:style-name="ce5">
            <text:p>25</text:p>
          </table:table-cell>
          <table:table-cell office:value-type="float" office:value="686" table:style-name="ce5">
            <text:p>686</text:p>
          </table:table-cell>
          <table:table-cell office:value-type="float" office:value="1512" table:style-name="ce5">
            <text:p>1.512</text:p>
          </table:table-cell>
          <table:table-cell office:value-type="float" office:value="6217" table:style-name="ce5">
            <text:p>6.217</text:p>
          </table:table-cell>
          <table:table-cell office:value-type="float" office:value="1925" table:style-name="ce5">
            <text:p>1.925</text:p>
          </table:table-cell>
          <table:table-cell office:value-type="float" office:value="25" table:style-name="ce5">
            <text:p>25</text:p>
          </table:table-cell>
          <table:table-cell office:value-type="float" office:value="686" table:style-name="ce5">
            <text:p>686</text:p>
          </table:table-cell>
          <table:table-cell office:value-type="float" office:value="3638" table:style-name="ce5">
            <text:p>3.638</text:p>
          </table:table-cell>
          <table:table-cell office:value-type="float" office:value="6061" table:style-name="ce5">
            <text:p>6.061</text:p>
          </table:table-cell>
          <table:table-cell office:value-type="float" office:value="1447" table:style-name="ce5">
            <text:p>1.447</text:p>
          </table:table-cell>
          <table:table-cell office:value-type="float" office:value="31" table:style-name="ce5">
            <text:p>31</text:p>
          </table:table-cell>
          <table:table-cell office:value-type="float" office:value="686" table:style-name="ce5">
            <text:p>686</text:p>
          </table:table-cell>
          <table:table-cell office:value-type="float" office:value="2331" table:style-name="ce5">
            <text:p>2.331</text:p>
          </table:table-cell>
          <table:table-cell office:value-type="float" office:value="6060" table:style-name="ce5">
            <text:p>6.060</text:p>
          </table:table-cell>
          <table:table-cell office:value-type="float" office:value="2192" table:style-name="ce5">
            <text:p>2.192</text:p>
          </table:table-cell>
          <table:table-cell office:value-type="float" office:value="31" table:style-name="ce5">
            <text:p>31</text:p>
          </table:table-cell>
          <table:table-cell office:value-type="float" office:value="686" table:style-name="ce5">
            <text:p>686</text:p>
          </table:table-cell>
          <table:table-cell office:value-type="float" office:value="4569" table:style-name="ce5">
            <text:p>4.569</text:p>
          </table:table-cell>
          <table:table-cell office:value-type="float" office:value="5722" table:style-name="ce5">
            <text:p>5.722</text:p>
          </table:table-cell>
          <table:table-cell office:value-type="float" office:value="1127" table:style-name="ce5">
            <text:p>1.127</text:p>
          </table:table-cell>
          <table:table-cell office:value-type="string" table:style-name="ce5">
            <text:p>-</text:p>
          </table:table-cell>
          <table:table-cell office:value-type="float" office:value="686" table:style-name="ce5">
            <text:p>686</text:p>
          </table:table-cell>
          <table:table-cell office:value-type="float" office:value="82" table:style-name="ce5">
            <text:p>82</text:p>
          </table:table-cell>
          <table:table-cell office:value-type="float" office:value="6184" table:style-name="ce5">
            <text:p>6.1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" table:style-name="ce5">
            <text:p>686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61" table:style-name="ce5">
            <text:p>961</text:p>
          </table:table-cell>
          <table:table-cell office:value-type="float" office:value="117" table:style-name="ce5">
            <text:p>117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float" office:value="161" table:style-name="ce5">
            <text:p>161</text:p>
          </table:table-cell>
          <table:table-cell office:value-type="float" office:value="802" table:style-name="ce5">
            <text:p>802</text:p>
          </table:table-cell>
          <table:table-cell office:value-type="float" office:value="752" table:style-name="ce5">
            <text:p>752</text:p>
          </table:table-cell>
          <table:table-cell office:value-type="float" office:value="111" table:style-name="ce5">
            <text:p>111</text:p>
          </table:table-cell>
          <table:table-cell office:value-type="float" office:value="25" table:style-name="ce5">
            <text:p>25</text:p>
          </table:table-cell>
          <table:table-cell office:value-type="float" office:value="161" table:style-name="ce5">
            <text:p>161</text:p>
          </table:table-cell>
          <table:table-cell office:value-type="float" office:value="701" table:style-name="ce5">
            <text:p>701</text:p>
          </table:table-cell>
          <table:table-cell office:value-type="float" office:value="724" table:style-name="ce5">
            <text:p>724</text:p>
          </table:table-cell>
          <table:table-cell office:value-type="float" office:value="146" table:style-name="ce5">
            <text:p>146</text:p>
          </table:table-cell>
          <table:table-cell office:value-type="float" office:value="25" table:style-name="ce5">
            <text:p>25</text:p>
          </table:table-cell>
          <table:table-cell office:value-type="float" office:value="161" table:style-name="ce5">
            <text:p>161</text:p>
          </table:table-cell>
          <table:table-cell office:value-type="float" office:value="406" table:style-name="ce5">
            <text:p>406</text:p>
          </table:table-cell>
          <table:table-cell office:value-type="float" office:value="992" table:style-name="ce5">
            <text:p>992</text:p>
          </table:table-cell>
          <table:table-cell office:value-type="float" office:value="132" table:style-name="ce5">
            <text:p>132</text:p>
          </table:table-cell>
          <table:table-cell office:value-type="float" office:value="31" table:style-name="ce5">
            <text:p>31</text:p>
          </table:table-cell>
          <table:table-cell office:value-type="float" office:value="161" table:style-name="ce5">
            <text:p>161</text:p>
          </table:table-cell>
          <table:table-cell office:value-type="float" office:value="318" table:style-name="ce5">
            <text:p>318</text:p>
          </table:table-cell>
          <table:table-cell office:value-type="float" office:value="967" table:style-name="ce5">
            <text:p>967</text:p>
          </table:table-cell>
          <table:table-cell office:value-type="float" office:value="200" table:style-name="ce5">
            <text:p>200</text:p>
          </table:table-cell>
          <table:table-cell office:value-type="float" office:value="31" table:style-name="ce5">
            <text:p>31</text:p>
          </table:table-cell>
          <table:table-cell office:value-type="float" office:value="161" table:style-name="ce5">
            <text:p>161</text:p>
          </table:table-cell>
          <table:table-cell office:value-type="float" office:value="455" table:style-name="ce5">
            <text:p>455</text:p>
          </table:table-cell>
          <table:table-cell office:value-type="float" office:value="956" table:style-name="ce5">
            <text:p>956</text:p>
          </table:table-cell>
          <table:table-cell office:value-type="float" office:value="174" table:style-name="ce5">
            <text:p>174</text:p>
          </table:table-cell>
          <table:table-cell office:value-type="string" table:style-name="ce5">
            <text:p>-</text:p>
          </table:table-cell>
          <table:table-cell office:value-type="float" office:value="161" table:style-name="ce5">
            <text:p>161</text:p>
          </table:table-cell>
          <table:table-cell office:value-type="float" office:value="82" table:style-name="ce5">
            <text:p>82</text:p>
          </table:table-cell>
          <table:table-cell office:value-type="float" office:value="955" table:style-name="ce5">
            <text:p>9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1" table:style-name="ce5">
            <text:p>161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64" table:style-name="ce5">
            <text:p>864</text:p>
          </table:table-cell>
          <table:table-cell office:value-type="float" office:value="208" table:style-name="ce5">
            <text:p>208</text:p>
          </table:table-cell>
          <table:table-cell office:value-type="float" office:value="169" table:style-name="ce5">
            <text:p>1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7" table:style-name="ce5">
            <text:p>497</text:p>
          </table:table-cell>
          <table:table-cell office:value-type="float" office:value="581" table:style-name="ce5">
            <text:p>581</text:p>
          </table:table-cell>
          <table:table-cell office:value-type="float" office:value="701" table:style-name="ce5">
            <text:p>7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4" table:style-name="ce5">
            <text:p>144</text:p>
          </table:table-cell>
          <table:table-cell office:value-type="float" office:value="655" table:style-name="ce5">
            <text:p>655</text:p>
          </table:table-cell>
          <table:table-cell office:value-type="float" office:value="681" table:style-name="ce5">
            <text:p>6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6" table:style-name="ce5">
            <text:p>766</text:p>
          </table:table-cell>
          <table:table-cell office:value-type="float" office:value="644" table:style-name="ce5">
            <text:p>644</text:p>
          </table:table-cell>
          <table:table-cell office:value-type="float" office:value="106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1" table:style-name="ce5">
            <text:p>381</text:p>
          </table:table-cell>
          <table:table-cell office:value-type="float" office:value="849" table:style-name="ce5">
            <text:p>849</text:p>
          </table:table-cell>
          <table:table-cell office:value-type="float" office:value="202" table:style-name="ce5">
            <text:p>2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3" table:style-name="ce5">
            <text:p>493</text:p>
          </table:table-cell>
          <table:table-cell office:value-type="float" office:value="865" table:style-name="ce5">
            <text:p>865</text:p>
          </table:table-cell>
          <table:table-cell office:value-type="float" office:value="152" table:style-name="ce5">
            <text:p>1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2" table:style-name="ce5">
            <text:p>8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123" table:style-name="ce5">
            <text:p>3.123</text:p>
          </table:table-cell>
          <table:table-cell office:value-type="float" office:value="2235" table:style-name="ce5">
            <text:p>2.2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office:value-type="float" office:value="2744" table:style-name="ce5">
            <text:p>2.744</text:p>
          </table:table-cell>
          <table:table-cell office:value-type="float" office:value="3203" table:style-name="ce5">
            <text:p>3.203</text:p>
          </table:table-cell>
          <table:table-cell office:value-type="float" office:value="441" table:style-name="ce5">
            <text:p>441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897" table:style-name="ce5">
            <text:p>897</text:p>
          </table:table-cell>
          <table:table-cell office:value-type="float" office:value="3697" table:style-name="ce5">
            <text:p>3.697</text:p>
          </table:table-cell>
          <table:table-cell office:value-type="float" office:value="438" table:style-name="ce5">
            <text:p>438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1924" table:style-name="ce5">
            <text:p>1.924</text:p>
          </table:table-cell>
          <table:table-cell office:value-type="float" office:value="3678" table:style-name="ce5">
            <text:p>3.678</text:p>
          </table:table-cell>
          <table:table-cell office:value-type="float" office:value="141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1313" table:style-name="ce5">
            <text:p>1.313</text:p>
          </table:table-cell>
          <table:table-cell office:value-type="float" office:value="3637" table:style-name="ce5">
            <text:p>3.637</text:p>
          </table:table-cell>
          <table:table-cell office:value-type="float" office:value="836" table:style-name="ce5">
            <text:p>836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2933" table:style-name="ce5">
            <text:p>2.933</text:p>
          </table:table-cell>
          <table:table-cell office:value-type="float" office:value="3096" table:style-name="ce5">
            <text:p>3.096</text:p>
          </table:table-cell>
          <table:table-cell office:value-type="float" office:value="263" table:style-name="ce5">
            <text:p>263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office:value-type="float" office:value="0" table:style-name="ce5">
            <text:p>0</text:p>
          </table:table-cell>
          <table:table-cell office:value-type="float" office:value="3683" table:style-name="ce5">
            <text:p>3.6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631" table:style-name="ce5">
            <text:p>4.631</text:p>
          </table:table-cell>
          <table:table-cell office:value-type="float" office:value="819" table:style-name="ce5">
            <text:p>819</text:p>
          </table:table-cell>
          <table:table-cell office:value-type="float" office:value="146" table:style-name="ce5">
            <text:p>14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01" table:style-name="ce5">
            <text:p>2.801</text:p>
          </table:table-cell>
          <table:table-cell office:value-type="float" office:value="4589" table:style-name="ce5">
            <text:p>4.589</text:p>
          </table:table-cell>
          <table:table-cell office:value-type="float" office:value="761" table:style-name="ce5">
            <text:p>7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0" table:style-name="ce5">
            <text:p>780</text:p>
          </table:table-cell>
          <table:table-cell office:value-type="float" office:value="4689" table:style-name="ce5">
            <text:p>4.689</text:p>
          </table:table-cell>
          <table:table-cell office:value-type="float" office:value="1611" table:style-name="ce5">
            <text:p>1.6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13" table:style-name="ce5">
            <text:p>2.713</text:p>
          </table:table-cell>
          <table:table-cell office:value-type="float" office:value="4508" table:style-name="ce5">
            <text:p>4.508</text:p>
          </table:table-cell>
          <table:table-cell office:value-type="float" office:value="1333" table:style-name="ce5">
            <text:p>1.3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62" table:style-name="ce5">
            <text:p>1.762</text:p>
          </table:table-cell>
          <table:table-cell office:value-type="float" office:value="4452" table:style-name="ce5">
            <text:p>4.452</text:p>
          </table:table-cell>
          <table:table-cell office:value-type="float" office:value="1814" table:style-name="ce5">
            <text:p>1.8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38" table:style-name="ce5">
            <text:p>3.238</text:p>
          </table:table-cell>
          <table:table-cell office:value-type="float" office:value="4444" table:style-name="ce5">
            <text:p>4.444</text:p>
          </table:table-cell>
          <table:table-cell office:value-type="float" office:value="903" table:style-name="ce5">
            <text:p>9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63" table:style-name="ce5">
            <text:p>4.5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524" table:style-name="ce5">
            <text:p>1.524</text:p>
          </table:table-cell>
          <table:table-cell office:value-type="float" office:value="536" table:style-name="ce5">
            <text:p>536</text:p>
          </table:table-cell>
          <table:table-cell office:value-type="float" office:value="171" table:style-name="ce5">
            <text:p>17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07" table:style-name="ce5">
            <text:p>1.407</text:p>
          </table:table-cell>
          <table:table-cell office:value-type="float" office:value="1218" table:style-name="ce5">
            <text:p>1.218</text:p>
          </table:table-cell>
          <table:table-cell office:value-type="float" office:value="229" table:style-name="ce5">
            <text:p>2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2" table:style-name="ce5">
            <text:p>602</text:p>
          </table:table-cell>
          <table:table-cell office:value-type="float" office:value="1427" table:style-name="ce5">
            <text:p>1.427</text:p>
          </table:table-cell>
          <table:table-cell office:value-type="float" office:value="658" table:style-name="ce5">
            <text:p>6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93" table:style-name="ce5">
            <text:p>1.193</text:p>
          </table:table-cell>
          <table:table-cell office:value-type="float" office:value="1220" table:style-name="ce5">
            <text:p>1.220</text:p>
          </table:table-cell>
          <table:table-cell office:value-type="float" office:value="518" table:style-name="ce5">
            <text:p>5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9" table:style-name="ce5">
            <text:p>599</text:p>
          </table:table-cell>
          <table:table-cell office:value-type="float" office:value="1422" table:style-name="ce5">
            <text:p>1.422</text:p>
          </table:table-cell>
          <table:table-cell office:value-type="float" office:value="857" table:style-name="ce5">
            <text:p>8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59" table:style-name="ce5">
            <text:p>1.159</text:p>
          </table:table-cell>
          <table:table-cell office:value-type="float" office:value="1318" table:style-name="ce5">
            <text:p>1.318</text:p>
          </table:table-cell>
          <table:table-cell office:value-type="float" office:value="577" table:style-name="ce5">
            <text:p>57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0" table:style-name="ce5">
            <text:p>1.4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386" table:style-name="ce5">
            <text:p>4.386</text:p>
          </table:table-cell>
          <table:table-cell office:value-type="float" office:value="2318" table:style-name="ce5">
            <text:p>2.318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office:value-type="float" office:value="3426" table:style-name="ce5">
            <text:p>3.426</text:p>
          </table:table-cell>
          <table:table-cell office:value-type="float" office:value="3905" table:style-name="ce5">
            <text:p>3.905</text:p>
          </table:table-cell>
          <table:table-cell office:value-type="float" office:value="571" table:style-name="ce5">
            <text:p>571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1030" table:style-name="ce5">
            <text:p>1.030</text:p>
          </table:table-cell>
          <table:table-cell office:value-type="float" office:value="4800" table:style-name="ce5">
            <text:p>4.800</text:p>
          </table:table-cell>
          <table:table-cell office:value-type="float" office:value="1285" table:style-name="ce5">
            <text:p>1.285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2267" table:style-name="ce5">
            <text:p>2.267</text:p>
          </table:table-cell>
          <table:table-cell office:value-type="float" office:value="4504" table:style-name="ce5">
            <text:p>4.504</text:p>
          </table:table-cell>
          <table:table-cell office:value-type="float" office:value="1221" table:style-name="ce5">
            <text:p>1.221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1150" table:style-name="ce5">
            <text:p>1.150</text:p>
          </table:table-cell>
          <table:table-cell office:value-type="float" office:value="4651" table:style-name="ce5">
            <text:p>4.651</text:p>
          </table:table-cell>
          <table:table-cell office:value-type="float" office:value="1596" table:style-name="ce5">
            <text:p>1.596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3607" table:style-name="ce5">
            <text:p>3.607</text:p>
          </table:table-cell>
          <table:table-cell office:value-type="float" office:value="3694" table:style-name="ce5">
            <text:p>3.694</text:p>
          </table:table-cell>
          <table:table-cell office:value-type="float" office:value="736" table:style-name="ce5">
            <text:p>736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office:value-type="float" office:value="82" table:style-name="ce5">
            <text:p>82</text:p>
          </table:table-cell>
          <table:table-cell office:value-type="float" office:value="4913" table:style-name="ce5">
            <text:p>4.9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074" table:style-name="ce5">
            <text:p>3.074</text:p>
          </table:table-cell>
          <table:table-cell office:value-type="float" office:value="430" table:style-name="ce5">
            <text:p>430</text:p>
          </table:table-cell>
          <table:table-cell office:value-type="float" office:value="189" table:style-name="ce5">
            <text:p>189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office:value-type="float" office:value="2335" table:style-name="ce5">
            <text:p>2.335</text:p>
          </table:table-cell>
          <table:table-cell office:value-type="float" office:value="2167" table:style-name="ce5">
            <text:p>2.167</text:p>
          </table:table-cell>
          <table:table-cell office:value-type="float" office:value="259" table:style-name="ce5">
            <text:p>259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364" table:style-name="ce5">
            <text:p>364</text:p>
          </table:table-cell>
          <table:table-cell office:value-type="float" office:value="2994" table:style-name="ce5">
            <text:p>2.994</text:p>
          </table:table-cell>
          <table:table-cell office:value-type="float" office:value="1032" table:style-name="ce5">
            <text:p>1.032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1998" table:style-name="ce5">
            <text:p>1.998</text:p>
          </table:table-cell>
          <table:table-cell office:value-type="float" office:value="2520" table:style-name="ce5">
            <text:p>2.520</text:p>
          </table:table-cell>
          <table:table-cell office:value-type="float" office:value="774" table:style-name="ce5">
            <text:p>774</text:p>
          </table:table-cell>
          <table:table-cell office:value-type="float" office:value="31" table:style-name="ce5">
            <text:p>31</text:p>
          </table:table-cell>
          <table:table-cell office:value-type="float" office:value="158" table:style-name="ce5">
            <text:p>158</text:p>
          </table:table-cell>
          <table:table-cell office:value-type="float" office:value="475" table:style-name="ce5">
            <text:p>475</text:p>
          </table:table-cell>
          <table:table-cell office:value-type="float" office:value="2945" table:style-name="ce5">
            <text:p>2.945</text:p>
          </table:table-cell>
          <table:table-cell office:value-type="float" office:value="1167" table:style-name="ce5">
            <text:p>1.167</text:p>
          </table:table-cell>
          <table:table-cell office:value-type="float" office:value="31" table:style-name="ce5">
            <text:p>31</text:p>
          </table:table-cell>
          <table:table-cell office:value-type="float" office:value="158" table:style-name="ce5">
            <text:p>158</text:p>
          </table:table-cell>
          <table:table-cell office:value-type="float" office:value="1942" table:style-name="ce5">
            <text:p>1.942</text:p>
          </table:table-cell>
          <table:table-cell office:value-type="float" office:value="2624" table:style-name="ce5">
            <text:p>2.624</text:p>
          </table:table-cell>
          <table:table-cell office:value-type="float" office:value="832" table:style-name="ce5">
            <text:p>832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office:value-type="float" office:value="0" table:style-name="ce5">
            <text:p>0</text:p>
          </table:table-cell>
          <table:table-cell office:value-type="float" office:value="3085" table:style-name="ce5">
            <text:p>3.0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433" table:style-name="ce5">
            <text:p>4.433</text:p>
          </table:table-cell>
          <table:table-cell office:value-type="float" office:value="2356" table:style-name="ce5">
            <text:p>2.356</text:p>
          </table:table-cell>
          <table:table-cell office:value-type="float" office:value="250" table:style-name="ce5">
            <text:p>250</text:p>
          </table:table-cell>
          <table:table-cell office:value-type="string" table:style-name="ce5">
            <text:p>-</text:p>
          </table:table-cell>
          <table:table-cell office:value-type="float" office:value="685" table:style-name="ce5">
            <text:p>685</text:p>
          </table:table-cell>
          <table:table-cell office:value-type="float" office:value="3873" table:style-name="ce5">
            <text:p>3.873</text:p>
          </table:table-cell>
          <table:table-cell office:value-type="float" office:value="4141" table:style-name="ce5">
            <text:p>4.141</text:p>
          </table:table-cell>
          <table:table-cell office:value-type="float" office:value="626" table:style-name="ce5">
            <text:p>626</text:p>
          </table:table-cell>
          <table:table-cell office:value-type="float" office:value="0" table:style-name="ce5">
            <text:p>0</text:p>
          </table:table-cell>
          <table:table-cell office:value-type="float" office:value="685" table:style-name="ce5">
            <text:p>685</text:p>
          </table:table-cell>
          <table:table-cell office:value-type="float" office:value="1091" table:style-name="ce5">
            <text:p>1.091</text:p>
          </table:table-cell>
          <table:table-cell office:value-type="float" office:value="4877" table:style-name="ce5">
            <text:p>4.877</text:p>
          </table:table-cell>
          <table:table-cell office:value-type="float" office:value="1642" table:style-name="ce5">
            <text:p>1.642</text:p>
          </table:table-cell>
          <table:table-cell office:value-type="float" office:value="0" table:style-name="ce5">
            <text:p>0</text:p>
          </table:table-cell>
          <table:table-cell office:value-type="float" office:value="685" table:style-name="ce5">
            <text:p>685</text:p>
          </table:table-cell>
          <table:table-cell office:value-type="float" office:value="2921" table:style-name="ce5">
            <text:p>2.921</text:p>
          </table:table-cell>
          <table:table-cell office:value-type="float" office:value="4637" table:style-name="ce5">
            <text:p>4.637</text:p>
          </table:table-cell>
          <table:table-cell office:value-type="float" office:value="1445" table:style-name="ce5">
            <text:p>1.445</text:p>
          </table:table-cell>
          <table:table-cell office:value-type="float" office:value="31" table:style-name="ce5">
            <text:p>31</text:p>
          </table:table-cell>
          <table:table-cell office:value-type="float" office:value="685" table:style-name="ce5">
            <text:p>685</text:p>
          </table:table-cell>
          <table:table-cell office:value-type="float" office:value="1241" table:style-name="ce5">
            <text:p>1.241</text:p>
          </table:table-cell>
          <table:table-cell office:value-type="float" office:value="4730" table:style-name="ce5">
            <text:p>4.730</text:p>
          </table:table-cell>
          <table:table-cell office:value-type="float" office:value="1968" table:style-name="ce5">
            <text:p>1.968</text:p>
          </table:table-cell>
          <table:table-cell office:value-type="float" office:value="31" table:style-name="ce5">
            <text:p>31</text:p>
          </table:table-cell>
          <table:table-cell office:value-type="float" office:value="685" table:style-name="ce5">
            <text:p>685</text:p>
          </table:table-cell>
          <table:table-cell office:value-type="float" office:value="3956" table:style-name="ce5">
            <text:p>3.956</text:p>
          </table:table-cell>
          <table:table-cell office:value-type="float" office:value="4055" table:style-name="ce5">
            <text:p>4.055</text:p>
          </table:table-cell>
          <table:table-cell office:value-type="float" office:value="1109" table:style-name="ce5">
            <text:p>1.109</text:p>
          </table:table-cell>
          <table:table-cell office:value-type="string" table:style-name="ce5">
            <text:p>-</text:p>
          </table:table-cell>
          <table:table-cell office:value-type="float" office:value="685" table:style-name="ce5">
            <text:p>685</text:p>
          </table:table-cell>
          <table:table-cell office:value-type="float" office:value="82" table:style-name="ce5">
            <text:p>82</text:p>
          </table:table-cell>
          <table:table-cell office:value-type="float" office:value="4877" table:style-name="ce5">
            <text:p>4.8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5" table:style-name="ce5">
            <text:p>685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090" table:style-name="ce5">
            <text:p>5.090</text:p>
          </table:table-cell>
          <table:table-cell office:value-type="float" office:value="705" table:style-name="ce5">
            <text:p>705</text:p>
          </table:table-cell>
          <table:table-cell office:value-type="float" office:value="171" table:style-name="ce5">
            <text:p>171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float" office:value="1964" table:style-name="ce5">
            <text:p>1.964</text:p>
          </table:table-cell>
          <table:table-cell office:value-type="float" office:value="4715" table:style-name="ce5">
            <text:p>4.715</text:p>
          </table:table-cell>
          <table:table-cell office:value-type="float" office:value="974" table:style-name="ce5">
            <text:p>974</text:p>
          </table:table-cell>
          <table:table-cell office:value-type="float" office:value="25" table:style-name="ce5">
            <text:p>25</text:p>
          </table:table-cell>
          <table:table-cell office:value-type="float" office:value="37" table:style-name="ce5">
            <text:p>37</text:p>
          </table:table-cell>
          <table:table-cell office:value-type="float" office:value="1053" table:style-name="ce5">
            <text:p>1.053</text:p>
          </table:table-cell>
          <table:table-cell office:value-type="float" office:value="4959" table:style-name="ce5">
            <text:p>4.959</text:p>
          </table:table-cell>
          <table:table-cell office:value-type="float" office:value="1014" table:style-name="ce5">
            <text:p>1.014</text:p>
          </table:table-cell>
          <table:table-cell office:value-type="float" office:value="25" table:style-name="ce5">
            <text:p>25</text:p>
          </table:table-cell>
          <table:table-cell office:value-type="float" office:value="37" table:style-name="ce5">
            <text:p>37</text:p>
          </table:table-cell>
          <table:table-cell office:value-type="float" office:value="2282" table:style-name="ce5">
            <text:p>2.282</text:p>
          </table:table-cell>
          <table:table-cell office:value-type="float" office:value="4708" table:style-name="ce5">
            <text:p>4.708</text:p>
          </table:table-cell>
          <table:table-cell office:value-type="float" office:value="77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1999" table:style-name="ce5">
            <text:p>1.999</text:p>
          </table:table-cell>
          <table:table-cell office:value-type="float" office:value="4748" table:style-name="ce5">
            <text:p>4.748</text:p>
          </table:table-cell>
          <table:table-cell office:value-type="float" office:value="981" table:style-name="ce5">
            <text:p>981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2745" table:style-name="ce5">
            <text:p>2.745</text:p>
          </table:table-cell>
          <table:table-cell office:value-type="float" office:value="4492" table:style-name="ce5">
            <text:p>4.492</text:p>
          </table:table-cell>
          <table:table-cell office:value-type="float" office:value="204" table:style-name="ce5">
            <text:p>204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5105" table:style-name="ce5">
            <text:p>5.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1A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21A - ESCUELAS URBANAS, POR PROGRAMA DE IMPLEMENTACIÓN DE INFRAESTRUCTURA TECNOLÓG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Programa Nacional de Tecnología Educacional (ProInfo)</text:p>
          </table:table-cell>
          <table:covered-table-cell table:number-columns-repeated="3"/>
          <table:table-cell office:value-type="string" table:number-columns-spanned="4" table:number-rows-spanned="1" table:style-name="ce8">
            <text:p>Gobierno Electrónico - Servicio de Atención al Ciudadano (Gesac)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 Banda Ancha en las Escuelas (PBLE)</text:p>
          </table:table-cell>
          <table:covered-table-cell table:number-columns-repeated="3"/>
          <table:table-cell office:value-type="string" table:number-columns-spanned="4" table:number-rows-spanned="1" table:style-name="ce8">
            <text:p>Empresas</text:p>
          </table:table-cell>
          <table:covered-table-cell table:number-columns-repeated="3"/>
          <table:table-cell office:value-type="string" table:number-columns-spanned="4" table:number-rows-spanned="1" table:style-name="ce8">
            <text:p>Organizaciones no gubernamentales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 de Innovación Educación Conectada (Piec)</text:p>
          </table:table-cell>
          <table:covered-table-cell table:number-columns-repeated="3"/>
          <table:table-cell office:value-type="string" table:number-columns-spanned="2" table:number-rows-spanned="1" table:style-name="ce8">
            <text:p>Otros</text:p>
          </table:table-cell>
          <table:covered-table-cell/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64" table:style-name="ce5">
            <text:p>2.864</text:p>
          </table:table-cell>
          <table:table-cell office:value-type="float" office:value="6301" table:style-name="ce5">
            <text:p>6.301</text:p>
          </table:table-cell>
          <table:table-cell office:value-type="float" office:value="1858" table:style-name="ce5">
            <text:p>1.858</text:p>
          </table:table-cell>
          <table:table-cell office:value-type="float" office:value="238" table:style-name="ce5">
            <text:p>238</text:p>
          </table:table-cell>
          <table:table-cell office:value-type="float" office:value="428" table:style-name="ce5">
            <text:p>428</text:p>
          </table:table-cell>
          <table:table-cell office:value-type="float" office:value="5925" table:style-name="ce5">
            <text:p>5.925</text:p>
          </table:table-cell>
          <table:table-cell office:value-type="float" office:value="3078" table:style-name="ce5">
            <text:p>3.078</text:p>
          </table:table-cell>
          <table:table-cell office:value-type="float" office:value="66" table:style-name="ce5">
            <text:p>66</text:p>
          </table:table-cell>
          <table:table-cell office:value-type="float" office:value="4093" table:style-name="ce5">
            <text:p>4.093</text:p>
          </table:table-cell>
          <table:table-cell office:value-type="float" office:value="6082" table:style-name="ce5">
            <text:p>6.082</text:p>
          </table:table-cell>
          <table:table-cell office:value-type="float" office:value="842" table:style-name="ce5">
            <text:p>842</text:p>
          </table:table-cell>
          <table:table-cell office:value-type="string" table:style-name="ce5">
            <text:p>-</text:p>
          </table:table-cell>
          <table:table-cell office:value-type="float" office:value="2727" table:style-name="ce5">
            <text:p>2.727</text:p>
          </table:table-cell>
          <table:table-cell office:value-type="float" office:value="6093" table:style-name="ce5">
            <text:p>6.093</text:p>
          </table:table-cell>
          <table:table-cell office:value-type="float" office:value="641" table:style-name="ce5">
            <text:p>641</text:p>
          </table:table-cell>
          <table:table-cell office:value-type="string" table:style-name="ce5">
            <text:p>-</text:p>
          </table:table-cell>
          <table:table-cell office:value-type="float" office:value="568" table:style-name="ce5">
            <text:p>568</text:p>
          </table:table-cell>
          <table:table-cell office:value-type="float" office:value="6225" table:style-name="ce5">
            <text:p>6.2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39" table:style-name="ce5">
            <text:p>4.039</text:p>
          </table:table-cell>
          <table:table-cell office:value-type="float" office:value="5794" table:style-name="ce5">
            <text:p>5.794</text:p>
          </table:table-cell>
          <table:table-cell office:value-type="float" office:value="2062" table:style-name="ce5">
            <text:p>2.062</text:p>
          </table:table-cell>
          <table:table-cell office:value-type="float" office:value="63" table:style-name="ce5">
            <text:p>63</text:p>
          </table:table-cell>
          <table:table-cell office:value-type="float" office:value="995" table:style-name="ce5">
            <text:p>995</text:p>
          </table:table-cell>
          <table:table-cell office:value-type="float" office:value="6269" table:style-name="ce5">
            <text:p>6.269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27" table:style-name="ce5">
            <text:p>427</text:p>
          </table:table-cell>
          <table:table-cell office:value-type="float" office:value="980" table:style-name="ce5">
            <text:p>980</text:p>
          </table:table-cell>
          <table:table-cell office:value-type="float" office:value="188" table:style-name="ce5">
            <text:p>188</text:p>
          </table:table-cell>
          <table:table-cell office:value-type="float" office:value="0" table:style-name="ce5">
            <text:p>0</text:p>
          </table:table-cell>
          <table:table-cell office:value-type="float" office:value="121" table:style-name="ce5">
            <text:p>121</text:p>
          </table:table-cell>
          <table:table-cell office:value-type="float" office:value="982" table:style-name="ce5">
            <text:p>982</text:p>
          </table:table-cell>
          <table:table-cell office:value-type="float" office:value="208" table:style-name="ce5">
            <text:p>208</text:p>
          </table:table-cell>
          <table:table-cell office:value-type="float" office:value="66" table:style-name="ce5">
            <text:p>66</text:p>
          </table:table-cell>
          <table:table-cell office:value-type="float" office:value="567" table:style-name="ce5">
            <text:p>567</text:p>
          </table:table-cell>
          <table:table-cell office:value-type="float" office:value="937" table:style-name="ce5">
            <text:p>937</text:p>
          </table:table-cell>
          <table:table-cell office:value-type="float" office:value="160" table:style-name="ce5">
            <text:p>160</text:p>
          </table:table-cell>
          <table:table-cell office:value-type="string" table:style-name="ce5">
            <text:p>-</text:p>
          </table:table-cell>
          <table:table-cell office:value-type="float" office:value="185" table:style-name="ce5">
            <text:p>185</text:p>
          </table:table-cell>
          <table:table-cell office:value-type="float" office:value="966" table:style-name="ce5">
            <text:p>966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955" table:style-name="ce5">
            <text:p>9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6" table:style-name="ce5">
            <text:p>446</text:p>
          </table:table-cell>
          <table:table-cell office:value-type="float" office:value="959" table:style-name="ce5">
            <text:p>959</text:p>
          </table:table-cell>
          <table:table-cell office:value-type="float" office:value="183" table:style-name="ce5">
            <text:p>183</text:p>
          </table:table-cell>
          <table:table-cell office:value-type="float" office:value="63" table:style-name="ce5">
            <text:p>63</text:p>
          </table:table-cell>
          <table:table-cell office:value-type="float" office:value="143" table:style-name="ce5">
            <text:p>143</text:p>
          </table:table-cell>
          <table:table-cell office:value-type="float" office:value="966" table:style-name="ce5">
            <text:p>966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56" table:style-name="ce5">
            <text:p>356</text:p>
          </table:table-cell>
          <table:table-cell office:value-type="float" office:value="904" table:style-name="ce5">
            <text:p>904</text:p>
          </table:table-cell>
          <table:table-cell office:value-type="float" office:value="157" table:style-name="ce5">
            <text:p>157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888" table:style-name="ce5">
            <text:p>888</text:p>
          </table:table-cell>
          <table:table-cell office:value-type="float" office:value="210" table:style-name="ce5">
            <text:p>210</text:p>
          </table:table-cell>
          <table:table-cell office:value-type="float" office:value="0" table:style-name="ce5">
            <text:p>0</text:p>
          </table:table-cell>
          <table:table-cell office:value-type="float" office:value="487" table:style-name="ce5">
            <text:p>487</text:p>
          </table:table-cell>
          <table:table-cell office:value-type="float" office:value="885" table:style-name="ce5">
            <text:p>885</text:p>
          </table:table-cell>
          <table:table-cell office:value-type="float" office:value="115" table:style-name="ce5">
            <text:p>115</text:p>
          </table:table-cell>
          <table:table-cell office:value-type="string" table:style-name="ce5">
            <text:p>-</text:p>
          </table:table-cell>
          <table:table-cell office:value-type="float" office:value="240" table:style-name="ce5">
            <text:p>240</text:p>
          </table:table-cell>
          <table:table-cell office:value-type="float" office:value="885" table:style-name="ce5">
            <text:p>885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62" table:style-name="ce5">
            <text:p>62</text:p>
          </table:table-cell>
          <table:table-cell office:value-type="float" office:value="876" table:style-name="ce5">
            <text:p>8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3" table:style-name="ce5">
            <text:p>783</text:p>
          </table:table-cell>
          <table:table-cell office:value-type="float" office:value="636" table:style-name="ce5">
            <text:p>636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194" table:style-name="ce5">
            <text:p>194</text:p>
          </table:table-cell>
          <table:table-cell office:value-type="float" office:value="876" table:style-name="ce5">
            <text:p>876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354" table:style-name="ce5">
            <text:p>1.354</text:p>
          </table:table-cell>
          <table:table-cell office:value-type="float" office:value="3831" table:style-name="ce5">
            <text:p>3.831</text:p>
          </table:table-cell>
          <table:table-cell office:value-type="float" office:value="421" table:style-name="ce5">
            <text:p>421</text:p>
          </table:table-cell>
          <table:table-cell office:value-type="float" office:value="238" table:style-name="ce5">
            <text:p>238</text:p>
          </table:table-cell>
          <table:table-cell office:value-type="float" office:value="406" table:style-name="ce5">
            <text:p>406</text:p>
          </table:table-cell>
          <table:table-cell office:value-type="float" office:value="3109" table:style-name="ce5">
            <text:p>3.109</text:p>
          </table:table-cell>
          <table:table-cell office:value-type="float" office:value="2481" table:style-name="ce5">
            <text:p>2.481</text:p>
          </table:table-cell>
          <table:table-cell office:value-type="float" office:value="0" table:style-name="ce5">
            <text:p>0</text:p>
          </table:table-cell>
          <table:table-cell office:value-type="float" office:value="2125" table:style-name="ce5">
            <text:p>2.125</text:p>
          </table:table-cell>
          <table:table-cell office:value-type="float" office:value="3677" table:style-name="ce5">
            <text:p>3.677</text:p>
          </table:table-cell>
          <table:table-cell office:value-type="float" office:value="302" table:style-name="ce5">
            <text:p>302</text:p>
          </table:table-cell>
          <table:table-cell office:value-type="string" table:style-name="ce5">
            <text:p>-</text:p>
          </table:table-cell>
          <table:table-cell office:value-type="float" office:value="861" table:style-name="ce5">
            <text:p>861</text:p>
          </table:table-cell>
          <table:table-cell office:value-type="float" office:value="3805" table:style-name="ce5">
            <text:p>3.805</text:p>
          </table:table-cell>
          <table:table-cell office:value-type="float" office:value="636" table:style-name="ce5">
            <text:p>636</text:p>
          </table:table-cell>
          <table:table-cell office:value-type="string" table:style-name="ce5">
            <text:p>-</text:p>
          </table:table-cell>
          <table:table-cell office:value-type="float" office:value="421" table:style-name="ce5">
            <text:p>421</text:p>
          </table:table-cell>
          <table:table-cell office:value-type="float" office:value="3716" table:style-name="ce5">
            <text:p>3.7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75" table:style-name="ce5">
            <text:p>2.775</text:p>
          </table:table-cell>
          <table:table-cell office:value-type="float" office:value="3091" table:style-name="ce5">
            <text:p>3.091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647" table:style-name="ce5">
            <text:p>647</text:p>
          </table:table-cell>
          <table:table-cell office:value-type="float" office:value="3720" table:style-name="ce5">
            <text:p>3.720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187" table:style-name="ce5">
            <text:p>2.187</text:p>
          </table:table-cell>
          <table:table-cell office:value-type="float" office:value="4603" table:style-name="ce5">
            <text:p>4.603</text:p>
          </table:table-cell>
          <table:table-cell office:value-type="float" office:value="1763" table:style-name="ce5">
            <text:p>1.7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20" table:style-name="ce5">
            <text:p>4.620</text:p>
          </table:table-cell>
          <table:table-cell office:value-type="float" office:value="1713" table:style-name="ce5">
            <text:p>1.713</text:p>
          </table:table-cell>
          <table:table-cell office:value-type="float" office:value="0" table:style-name="ce5">
            <text:p>0</text:p>
          </table:table-cell>
          <table:table-cell office:value-type="float" office:value="3264" table:style-name="ce5">
            <text:p>3.264</text:p>
          </table:table-cell>
          <table:table-cell office:value-type="float" office:value="4414" table:style-name="ce5">
            <text:p>4.414</text:p>
          </table:table-cell>
          <table:table-cell office:value-type="float" office:value="639" table:style-name="ce5">
            <text:p>639</text:p>
          </table:table-cell>
          <table:table-cell office:value-type="string" table:style-name="ce5">
            <text:p>-</text:p>
          </table:table-cell>
          <table:table-cell office:value-type="float" office:value="2370" table:style-name="ce5">
            <text:p>2.370</text:p>
          </table:table-cell>
          <table:table-cell office:value-type="float" office:value="4394" table:style-name="ce5">
            <text:p>4.3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5" table:style-name="ce5">
            <text:p>345</text:p>
          </table:table-cell>
          <table:table-cell office:value-type="float" office:value="4588" table:style-name="ce5">
            <text:p>4.5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12" table:style-name="ce5">
            <text:p>2.512</text:p>
          </table:table-cell>
          <table:table-cell office:value-type="float" office:value="4560" table:style-name="ce5">
            <text:p>4.560</text:p>
          </table:table-cell>
          <table:table-cell office:value-type="float" office:value="2039" table:style-name="ce5">
            <text:p>2.039</text:p>
          </table:table-cell>
          <table:table-cell office:value-type="float" office:value="0" table:style-name="ce5">
            <text:p>0</text:p>
          </table:table-cell>
          <table:table-cell office:value-type="float" office:value="668" table:style-name="ce5">
            <text:p>668</text:p>
          </table:table-cell>
          <table:table-cell office:value-type="float" office:value="4637" table:style-name="ce5">
            <text:p>4.637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29" table:style-name="ce5">
            <text:p>1.129</text:p>
          </table:table-cell>
          <table:table-cell office:value-type="float" office:value="1435" table:style-name="ce5">
            <text:p>1.435</text:p>
          </table:table-cell>
          <table:table-cell office:value-type="float" office:value="328" table:style-name="ce5">
            <text:p>328</text:p>
          </table:table-cell>
          <table:table-cell office:value-type="float" office:value="0" table:style-name="ce5">
            <text:p>0</text:p>
          </table:table-cell>
          <table:table-cell office:value-type="float" office:value="45" table:style-name="ce5">
            <text:p>45</text:p>
          </table:table-cell>
          <table:table-cell office:value-type="float" office:value="1529" table:style-name="ce5">
            <text:p>1.529</text:p>
          </table:table-cell>
          <table:table-cell office:value-type="float" office:value="545" table:style-name="ce5">
            <text:p>545</text:p>
          </table:table-cell>
          <table:table-cell office:value-type="float" office:value="0" table:style-name="ce5">
            <text:p>0</text:p>
          </table:table-cell>
          <table:table-cell office:value-type="float" office:value="1013" table:style-name="ce5">
            <text:p>1.013</text:p>
          </table:table-cell>
          <table:table-cell office:value-type="float" office:value="1525" table:style-name="ce5">
            <text:p>1.525</text:p>
          </table:table-cell>
          <table:table-cell office:value-type="float" office:value="414" table:style-name="ce5">
            <text:p>414</text:p>
          </table:table-cell>
          <table:table-cell office:value-type="string" table:style-name="ce5">
            <text:p>-</text:p>
          </table:table-cell>
          <table:table-cell office:value-type="float" office:value="992" table:style-name="ce5">
            <text:p>992</text:p>
          </table:table-cell>
          <table:table-cell office:value-type="float" office:value="1273" table:style-name="ce5">
            <text:p>1.2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" table:style-name="ce5">
            <text:p>62</text:p>
          </table:table-cell>
          <table:table-cell office:value-type="float" office:value="1486" table:style-name="ce5">
            <text:p>1.4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19" table:style-name="ce5">
            <text:p>1.219</text:p>
          </table:table-cell>
          <table:table-cell office:value-type="float" office:value="1378" table:style-name="ce5">
            <text:p>1.378</text:p>
          </table:table-cell>
          <table:table-cell office:value-type="float" office:value="235" table:style-name="ce5">
            <text:p>235</text:p>
          </table:table-cell>
          <table:table-cell office:value-type="float" office:value="0" table:style-name="ce5">
            <text:p>0</text:p>
          </table:table-cell>
          <table:table-cell office:value-type="float" office:value="258" table:style-name="ce5">
            <text:p>258</text:p>
          </table:table-cell>
          <table:table-cell office:value-type="float" office:value="1502" table:style-name="ce5">
            <text:p>1.502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607" table:style-name="ce5">
            <text:p>2.607</text:p>
          </table:table-cell>
          <table:table-cell office:value-type="float" office:value="4457" table:style-name="ce5">
            <text:p>4.457</text:p>
          </table:table-cell>
          <table:table-cell office:value-type="float" office:value="394" table:style-name="ce5">
            <text:p>394</text:p>
          </table:table-cell>
          <table:table-cell office:value-type="float" office:value="238" table:style-name="ce5">
            <text:p>238</text:p>
          </table:table-cell>
          <table:table-cell office:value-type="float" office:value="394" table:style-name="ce5">
            <text:p>394</text:p>
          </table:table-cell>
          <table:table-cell office:value-type="float" office:value="4206" table:style-name="ce5">
            <text:p>4.206</text:p>
          </table:table-cell>
          <table:table-cell office:value-type="float" office:value="2934" table:style-name="ce5">
            <text:p>2.934</text:p>
          </table:table-cell>
          <table:table-cell office:value-type="float" office:value="47" table:style-name="ce5">
            <text:p>47</text:p>
          </table:table-cell>
          <table:table-cell office:value-type="float" office:value="3192" table:style-name="ce5">
            <text:p>3.192</text:p>
          </table:table-cell>
          <table:table-cell office:value-type="float" office:value="4176" table:style-name="ce5">
            <text:p>4.176</text:p>
          </table:table-cell>
          <table:table-cell office:value-type="float" office:value="478" table:style-name="ce5">
            <text:p>478</text:p>
          </table:table-cell>
          <table:table-cell office:value-type="string" table:style-name="ce5">
            <text:p>-</text:p>
          </table:table-cell>
          <table:table-cell office:value-type="float" office:value="2172" table:style-name="ce5">
            <text:p>2.172</text:p>
          </table:table-cell>
          <table:table-cell office:value-type="float" office:value="4626" table:style-name="ce5">
            <text:p>4.626</text:p>
          </table:table-cell>
          <table:table-cell office:value-type="float" office:value="639" table:style-name="ce5">
            <text:p>639</text:p>
          </table:table-cell>
          <table:table-cell office:value-type="string" table:style-name="ce5">
            <text:p>-</text:p>
          </table:table-cell>
          <table:table-cell office:value-type="float" office:value="546" table:style-name="ce5">
            <text:p>546</text:p>
          </table:table-cell>
          <table:table-cell office:value-type="float" office:value="4929" table:style-name="ce5">
            <text:p>4.9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88" table:style-name="ce5">
            <text:p>3.588</text:p>
          </table:table-cell>
          <table:table-cell office:value-type="float" office:value="3638" table:style-name="ce5">
            <text:p>3.638</text:p>
          </table:table-cell>
          <table:table-cell office:value-type="float" office:value="1056" table:style-name="ce5">
            <text:p>1.056</text:p>
          </table:table-cell>
          <table:table-cell office:value-type="float" office:value="0" table:style-name="ce5">
            <text:p>0</text:p>
          </table:table-cell>
          <table:table-cell office:value-type="float" office:value="380" table:style-name="ce5">
            <text:p>380</text:p>
          </table:table-cell>
          <table:table-cell office:value-type="float" office:value="4937" table:style-name="ce5">
            <text:p>4.937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482" table:style-name="ce5">
            <text:p>1.482</text:p>
          </table:table-cell>
          <table:table-cell office:value-type="float" office:value="2527" table:style-name="ce5">
            <text:p>2.527</text:p>
          </table:table-cell>
          <table:table-cell office:value-type="float" office:value="1636" table:style-name="ce5">
            <text:p>1.636</text:p>
          </table:table-cell>
          <table:table-cell office:value-type="float" office:value="0" table:style-name="ce5">
            <text:p>0</text:p>
          </table:table-cell>
          <table:table-cell office:value-type="float" office:value="172" table:style-name="ce5">
            <text:p>172</text:p>
          </table:table-cell>
          <table:table-cell office:value-type="float" office:value="3048" table:style-name="ce5">
            <text:p>3.048</text:p>
          </table:table-cell>
          <table:table-cell office:value-type="float" office:value="698" table:style-name="ce5">
            <text:p>698</text:p>
          </table:table-cell>
          <table:table-cell office:value-type="float" office:value="16" table:style-name="ce5">
            <text:p>16</text:p>
          </table:table-cell>
          <table:table-cell office:value-type="float" office:value="2733" table:style-name="ce5">
            <text:p>2.733</text:p>
          </table:table-cell>
          <table:table-cell office:value-type="float" office:value="1971" table:style-name="ce5">
            <text:p>1.971</text:p>
          </table:table-cell>
          <table:table-cell office:value-type="float" office:value="482" table:style-name="ce5">
            <text:p>482</text:p>
          </table:table-cell>
          <table:table-cell office:value-type="string" table:style-name="ce5">
            <text:p>-</text:p>
          </table:table-cell>
          <table:table-cell office:value-type="float" office:value="345" table:style-name="ce5">
            <text:p>345</text:p>
          </table:table-cell>
          <table:table-cell office:value-type="float" office:value="3085" table:style-name="ce5">
            <text:p>3.085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151" table:style-name="ce5">
            <text:p>151</text:p>
          </table:table-cell>
          <table:table-cell office:value-type="float" office:value="3088" table:style-name="ce5">
            <text:p>3.0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38" table:style-name="ce5">
            <text:p>1.838</text:p>
          </table:table-cell>
          <table:table-cell office:value-type="float" office:value="2330" table:style-name="ce5">
            <text:p>2.330</text:p>
          </table:table-cell>
          <table:table-cell office:value-type="float" office:value="1600" table:style-name="ce5">
            <text:p>1.600</text:p>
          </table:table-cell>
          <table:table-cell office:value-type="float" office:value="63" table:style-name="ce5">
            <text:p>63</text:p>
          </table:table-cell>
          <table:table-cell office:value-type="float" office:value="920" table:style-name="ce5">
            <text:p>920</text:p>
          </table:table-cell>
          <table:table-cell office:value-type="float" office:value="3019" table:style-name="ce5">
            <text:p>3.019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863" table:style-name="ce5">
            <text:p>2.863</text:p>
          </table:table-cell>
          <table:table-cell office:value-type="float" office:value="4658" table:style-name="ce5">
            <text:p>4.658</text:p>
          </table:table-cell>
          <table:table-cell office:value-type="float" office:value="1682" table:style-name="ce5">
            <text:p>1.682</text:p>
          </table:table-cell>
          <table:table-cell office:value-type="float" office:value="238" table:style-name="ce5">
            <text:p>238</text:p>
          </table:table-cell>
          <table:table-cell office:value-type="float" office:value="428" table:style-name="ce5">
            <text:p>428</text:p>
          </table:table-cell>
          <table:table-cell office:value-type="float" office:value="4389" table:style-name="ce5">
            <text:p>4.389</text:p>
          </table:table-cell>
          <table:table-cell office:value-type="float" office:value="3012" table:style-name="ce5">
            <text:p>3.012</text:p>
          </table:table-cell>
          <table:table-cell office:value-type="float" office:value="50" table:style-name="ce5">
            <text:p>50</text:p>
          </table:table-cell>
          <table:table-cell office:value-type="float" office:value="3901" table:style-name="ce5">
            <text:p>3.901</text:p>
          </table:table-cell>
          <table:table-cell office:value-type="float" office:value="4381" table:style-name="ce5">
            <text:p>4.381</text:p>
          </table:table-cell>
          <table:table-cell office:value-type="float" office:value="672" table:style-name="ce5">
            <text:p>672</text:p>
          </table:table-cell>
          <table:table-cell office:value-type="string" table:style-name="ce5">
            <text:p>-</text:p>
          </table:table-cell>
          <table:table-cell office:value-type="float" office:value="2198" table:style-name="ce5">
            <text:p>2.198</text:p>
          </table:table-cell>
          <table:table-cell office:value-type="float" office:value="4773" table:style-name="ce5">
            <text:p>4.773</text:p>
          </table:table-cell>
          <table:table-cell office:value-type="float" office:value="639" table:style-name="ce5">
            <text:p>639</text:p>
          </table:table-cell>
          <table:table-cell office:value-type="string" table:style-name="ce5">
            <text:p>-</text:p>
          </table:table-cell>
          <table:table-cell office:value-type="float" office:value="563" table:style-name="ce5">
            <text:p>563</text:p>
          </table:table-cell>
          <table:table-cell office:value-type="float" office:value="4911" table:style-name="ce5">
            <text:p>4.9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10" table:style-name="ce5">
            <text:p>3.910</text:p>
          </table:table-cell>
          <table:table-cell office:value-type="float" office:value="3897" table:style-name="ce5">
            <text:p>3.897</text:p>
          </table:table-cell>
          <table:table-cell office:value-type="float" office:value="1917" table:style-name="ce5">
            <text:p>1.917</text:p>
          </table:table-cell>
          <table:table-cell office:value-type="float" office:value="63" table:style-name="ce5">
            <text:p>63</text:p>
          </table:table-cell>
          <table:table-cell office:value-type="float" office:value="993" table:style-name="ce5">
            <text:p>993</text:p>
          </table:table-cell>
          <table:table-cell office:value-type="float" office:value="4957" table:style-name="ce5">
            <text:p>4.957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11" table:style-name="ce5">
            <text:p>211</text:p>
          </table:table-cell>
          <table:table-cell office:value-type="float" office:value="5064" table:style-name="ce5">
            <text:p>5.064</text:p>
          </table:table-cell>
          <table:table-cell office:value-type="float" office:value="798" table:style-name="ce5">
            <text:p>7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78" table:style-name="ce5">
            <text:p>5.078</text:p>
          </table:table-cell>
          <table:table-cell office:value-type="float" office:value="663" table:style-name="ce5">
            <text:p>663</text:p>
          </table:table-cell>
          <table:table-cell office:value-type="float" office:value="44" table:style-name="ce5">
            <text:p>44</text:p>
          </table:table-cell>
          <table:table-cell office:value-type="float" office:value="1340" table:style-name="ce5">
            <text:p>1.340</text:p>
          </table:table-cell>
          <table:table-cell office:value-type="float" office:value="4930" table:style-name="ce5">
            <text:p>4.930</text:p>
          </table:table-cell>
          <table:table-cell office:value-type="float" office:value="520" table:style-name="ce5">
            <text:p>520</text:p>
          </table:table-cell>
          <table:table-cell office:value-type="string" table:style-name="ce5">
            <text:p>-</text:p>
          </table:table-cell>
          <table:table-cell office:value-type="float" office:value="1636" table:style-name="ce5">
            <text:p>1.636</text:p>
          </table:table-cell>
          <table:table-cell office:value-type="float" office:value="4890" table:style-name="ce5">
            <text:p>4.890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80" table:style-name="ce5">
            <text:p>80</text:p>
          </table:table-cell>
          <table:table-cell office:value-type="float" office:value="5106" table:style-name="ce5">
            <text:p>5.1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5" table:style-name="ce5">
            <text:p>1.115</text:p>
          </table:table-cell>
          <table:table-cell office:value-type="float" office:value="4964" table:style-name="ce5">
            <text:p>4.964</text:p>
          </table:table-cell>
          <table:table-cell office:value-type="float" office:value="771" table:style-name="ce5">
            <text:p>771</text:p>
          </table:table-cell>
          <table:table-cell office:value-type="float" office:value="0" table:style-name="ce5">
            <text:p>0</text:p>
          </table:table-cell>
          <table:table-cell office:value-type="float" office:value="55" table:style-name="ce5">
            <text:p>55</text:p>
          </table:table-cell>
          <table:table-cell office:value-type="float" office:value="5105" table:style-name="ce5">
            <text:p>5.105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C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2C - ESCUELAS QUE UTILIZAN COMPUTADORAS PARA REALIZAR TAREAS ADMINISTRATIV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computador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88" table:style-name="ce5">
            <text:p>6.188</text:p>
          </table:table-cell>
          <table:table-cell office:value-type="float" office:value="541" table:style-name="ce5">
            <text:p>5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" table:style-name="ce5">
            <text:p>68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55" table:style-name="ce5">
            <text:p>955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1" table:style-name="ce5">
            <text:p>16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72" table:style-name="ce5">
            <text:p>8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670" table:style-name="ce5">
            <text:p>3.670</text:p>
          </table:table-cell>
          <table:table-cell office:value-type="float" office:value="430" table:style-name="ce5">
            <text:p>4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577" table:style-name="ce5">
            <text:p>4.577</text:p>
          </table:table-cell>
          <table:table-cell office:value-type="float" office:value="322" table:style-name="ce5">
            <text:p>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483" table:style-name="ce5">
            <text:p>1.48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911" table:style-name="ce5">
            <text:p>4.911</text:p>
          </table:table-cell>
          <table:table-cell office:value-type="float" office:value="322" table:style-name="ce5">
            <text:p>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089" table:style-name="ce5">
            <text:p>3.089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885" table:style-name="ce5">
            <text:p>4.885</text:p>
          </table:table-cell>
          <table:table-cell office:value-type="float" office:value="327" table:style-name="ce5">
            <text:p>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5" table:style-name="ce5">
            <text:p>68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090" table:style-name="ce5">
            <text:p>5.090</text:p>
          </table:table-cell>
          <table:table-cell office:value-type="float" office:value="430" table:style-name="ce5">
            <text:p>4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10A - ESCUELAS QUE UTILIZAN INTERNET PARA REALIZAR ACTIVIDADES ADMINISTRATIV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tiene Internet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083" table:style-name="ce5">
            <text:p>6.083</text:p>
          </table:table-cell>
          <table:table-cell office:value-type="float" office:value="1338" table:style-name="ce5">
            <text:p>1.3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5" table:style-name="ce5">
            <text:p>76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45" table:style-name="ce5">
            <text:p>945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" table:style-name="ce5">
            <text:p>23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73" table:style-name="ce5">
            <text:p>8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" table:style-name="ce5">
            <text:p>4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483" table:style-name="ce5">
            <text:p>3.483</text:p>
          </table:table-cell>
          <table:table-cell office:value-type="float" office:value="1319" table:style-name="ce5">
            <text:p>1.3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9" table:style-name="ce5">
            <text:p>66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580" table:style-name="ce5">
            <text:p>4.580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494" table:style-name="ce5">
            <text:p>1.494</text:p>
          </table:table-cell>
          <table:table-cell office:value-type="float" office:value="185" table:style-name="ce5">
            <text:p>1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909" table:style-name="ce5">
            <text:p>4.909</text:p>
          </table:table-cell>
          <table:table-cell office:value-type="float" office:value="216" table:style-name="ce5">
            <text:p>2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8" table:style-name="ce5">
            <text:p>70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084" table:style-name="ce5">
            <text:p>3.084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9" table:style-name="ce5">
            <text:p>28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888" table:style-name="ce5">
            <text:p>4.888</text:p>
          </table:table-cell>
          <table:table-cell office:value-type="float" office:value="223" table:style-name="ce5">
            <text:p>2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5" table:style-name="ce5">
            <text:p>76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935" table:style-name="ce5">
            <text:p>4.935</text:p>
          </table:table-cell>
          <table:table-cell office:value-type="float" office:value="1319" table:style-name="ce5">
            <text:p>1.3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10B - ESCUELAS QUE UTILIZAN SISTEMA DE GESTIÓN ESCOLAR EN LÍN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tiene Internet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417" table:style-name="ce5">
            <text:p>5.417</text:p>
          </table:table-cell>
          <table:table-cell office:value-type="float" office:value="4489" table:style-name="ce5">
            <text:p>4.4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5" table:style-name="ce5">
            <text:p>76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72" table:style-name="ce5">
            <text:p>672</text:p>
          </table:table-cell>
          <table:table-cell office:value-type="float" office:value="821" table:style-name="ce5">
            <text:p>8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" table:style-name="ce5">
            <text:p>23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50" table:style-name="ce5">
            <text:p>650</text:p>
          </table:table-cell>
          <table:table-cell office:value-type="float" office:value="701" table:style-name="ce5">
            <text:p>7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" table:style-name="ce5">
            <text:p>4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438" table:style-name="ce5">
            <text:p>3.438</text:p>
          </table:table-cell>
          <table:table-cell office:value-type="float" office:value="2380" table:style-name="ce5">
            <text:p>2.3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9" table:style-name="ce5">
            <text:p>66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816" table:style-name="ce5">
            <text:p>3.816</text:p>
          </table:table-cell>
          <table:table-cell office:value-type="float" office:value="3558" table:style-name="ce5">
            <text:p>3.5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446" table:style-name="ce5">
            <text:p>1.446</text:p>
          </table:table-cell>
          <table:table-cell office:value-type="float" office:value="814" table:style-name="ce5">
            <text:p>8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183" table:style-name="ce5">
            <text:p>4.183</text:p>
          </table:table-cell>
          <table:table-cell office:value-type="float" office:value="2991" table:style-name="ce5">
            <text:p>2.9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8" table:style-name="ce5">
            <text:p>70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079" table:style-name="ce5">
            <text:p>3.079</text:p>
          </table:table-cell>
          <table:table-cell office:value-type="float" office:value="190" table:style-name="ce5">
            <text:p>1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9" table:style-name="ce5">
            <text:p>28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550" table:style-name="ce5">
            <text:p>4.550</text:p>
          </table:table-cell>
          <table:table-cell office:value-type="float" office:value="2997" table:style-name="ce5">
            <text:p>2.9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5" table:style-name="ce5">
            <text:p>76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872" table:style-name="ce5">
            <text:p>3.872</text:p>
          </table:table-cell>
          <table:table-cell office:value-type="float" office:value="3447" table:style-name="ce5">
            <text:p>3.4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1 - ESCUELAS URBANAS, POR PRESENCIA DE PROFESIONA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Profesor de informática</text:p>
          </table:table-cell>
          <table:covered-table-cell table:number-columns-repeated="3"/>
          <table:table-cell office:value-type="string" table:number-columns-spanned="4" table:number-rows-spanned="1" table:style-name="ce8">
            <text:p>Mentor/a o técnico/a del laboratorio de informática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443" table:style-name="ce5">
            <text:p>3.443</text:p>
          </table:table-cell>
          <table:table-cell office:value-type="float" office:value="6013" table:style-name="ce5">
            <text:p>6.013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float" office:value="2401" table:style-name="ce5">
            <text:p>2.401</text:p>
          </table:table-cell>
          <table:table-cell office:value-type="float" office:value="6423" table:style-name="ce5">
            <text:p>6.4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99" table:style-name="ce5">
            <text:p>299</text:p>
          </table:table-cell>
          <table:table-cell office:value-type="float" office:value="995" table:style-name="ce5">
            <text:p>9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8" table:style-name="ce5">
            <text:p>528</text:p>
          </table:table-cell>
          <table:table-cell office:value-type="float" office:value="964" table:style-name="ce5">
            <text:p>9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58" table:style-name="ce5">
            <text:p>258</text:p>
          </table:table-cell>
          <table:table-cell office:value-type="float" office:value="898" table:style-name="ce5">
            <text:p>898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float" office:value="349" table:style-name="ce5">
            <text:p>349</text:p>
          </table:table-cell>
          <table:table-cell office:value-type="float" office:value="910" table:style-name="ce5">
            <text:p>9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186" table:style-name="ce5">
            <text:p>1.186</text:p>
          </table:table-cell>
          <table:table-cell office:value-type="float" office:value="3801" table:style-name="ce5">
            <text:p>3.8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3828" table:style-name="ce5">
            <text:p>3.8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090" table:style-name="ce5">
            <text:p>3.090</text:p>
          </table:table-cell>
          <table:table-cell office:value-type="float" office:value="4191" table:style-name="ce5">
            <text:p>4.1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06" table:style-name="ce5">
            <text:p>1.806</text:p>
          </table:table-cell>
          <table:table-cell office:value-type="float" office:value="4744" table:style-name="ce5">
            <text:p>4.7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61" table:style-name="ce5">
            <text:p>861</text:p>
          </table:table-cell>
          <table:table-cell office:value-type="float" office:value="1533" table:style-name="ce5">
            <text:p>1.5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5" table:style-name="ce5">
            <text:p>735</text:p>
          </table:table-cell>
          <table:table-cell office:value-type="float" office:value="1532" table:style-name="ce5">
            <text:p>1.5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817" table:style-name="ce5">
            <text:p>1.817</text:p>
          </table:table-cell>
          <table:table-cell office:value-type="float" office:value="4793" table:style-name="ce5">
            <text:p>4.7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06" table:style-name="ce5">
            <text:p>1.706</text:p>
          </table:table-cell>
          <table:table-cell office:value-type="float" office:value="4800" table:style-name="ce5">
            <text:p>4.8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04" table:style-name="ce5">
            <text:p>704</text:p>
          </table:table-cell>
          <table:table-cell office:value-type="float" office:value="3043" table:style-name="ce5">
            <text:p>3.043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float" office:value="819" table:style-name="ce5">
            <text:p>819</text:p>
          </table:table-cell>
          <table:table-cell office:value-type="float" office:value="3014" table:style-name="ce5">
            <text:p>3.0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928" table:style-name="ce5">
            <text:p>1.928</text:p>
          </table:table-cell>
          <table:table-cell office:value-type="float" office:value="4993" table:style-name="ce5">
            <text:p>4.993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float" office:value="1872" table:style-name="ce5">
            <text:p>1.872</text:p>
          </table:table-cell>
          <table:table-cell office:value-type="float" office:value="4911" table:style-name="ce5">
            <text:p>4.9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954" table:style-name="ce5">
            <text:p>2.954</text:p>
          </table:table-cell>
          <table:table-cell office:value-type="float" office:value="4296" table:style-name="ce5">
            <text:p>4.2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36" table:style-name="ce5">
            <text:p>1.636</text:p>
          </table:table-cell>
          <table:table-cell office:value-type="float" office:value="4967" table:style-name="ce5">
            <text:p>4.9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B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B - ESCUELAS URBANAS, POR FUNCIONES DEL PROFESOR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Dar clases de informática 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Orientar al resto de los profesores sobre el uso de computadoras e Internet para las clases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fesor/a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fesor/a de informática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374" table:style-name="ce5">
            <text:p>3.374</text:p>
          </table:table-cell>
          <table:table-cell office:value-type="float" office:value="930" table:style-name="ce5">
            <text:p>9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13" table:style-name="ce5">
            <text:p>6.013</text:p>
          </table:table-cell>
          <table:table-cell office:value-type="float" office:value="3249" table:style-name="ce5">
            <text:p>3.249</text:p>
          </table:table-cell>
          <table:table-cell office:value-type="float" office:value="1223" table:style-name="ce5">
            <text:p>1.2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13" table:style-name="ce5">
            <text:p>6.01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33" table:style-name="ce5">
            <text:p>233</text:p>
          </table:table-cell>
          <table:table-cell office:value-type="float" office:value="197" table:style-name="ce5">
            <text:p>1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office:value-type="float" office:value="223" table:style-name="ce5">
            <text:p>223</text:p>
          </table:table-cell>
          <table:table-cell office:value-type="float" office:value="207" table:style-name="ce5">
            <text:p>2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18" table:style-name="ce5">
            <text:p>218</text:p>
          </table:table-cell>
          <table:table-cell office:value-type="float" office:value="148" table:style-name="ce5">
            <text:p>1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7" table:style-name="ce5">
            <text:p>897</text:p>
          </table:table-cell>
          <table:table-cell office:value-type="float" office:value="217" table:style-name="ce5">
            <text:p>217</text:p>
          </table:table-cell>
          <table:table-cell office:value-type="float" office:value="147" table:style-name="ce5">
            <text:p>1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7" table:style-name="ce5">
            <text:p>89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110" table:style-name="ce5">
            <text:p>1.110</text:p>
          </table:table-cell>
          <table:table-cell office:value-type="float" office:value="532" table:style-name="ce5">
            <text:p>5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01" table:style-name="ce5">
            <text:p>3.801</text:p>
          </table:table-cell>
          <table:table-cell office:value-type="float" office:value="854" table:style-name="ce5">
            <text:p>854</text:p>
          </table:table-cell>
          <table:table-cell office:value-type="float" office:value="862" table:style-name="ce5">
            <text:p>8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01" table:style-name="ce5">
            <text:p>3.80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074" table:style-name="ce5">
            <text:p>3.074</text:p>
          </table:table-cell>
          <table:table-cell office:value-type="float" office:value="557" table:style-name="ce5">
            <text:p>5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91" table:style-name="ce5">
            <text:p>4.191</text:p>
          </table:table-cell>
          <table:table-cell office:value-type="float" office:value="3011" table:style-name="ce5">
            <text:p>3.011</text:p>
          </table:table-cell>
          <table:table-cell office:value-type="float" office:value="764" table:style-name="ce5">
            <text:p>7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91" table:style-name="ce5">
            <text:p>4.19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75" table:style-name="ce5">
            <text:p>775</text:p>
          </table:table-cell>
          <table:table-cell office:value-type="float" office:value="460" table:style-name="ce5">
            <text:p>4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3" table:style-name="ce5">
            <text:p>1.533</text:p>
          </table:table-cell>
          <table:table-cell office:value-type="float" office:value="813" table:style-name="ce5">
            <text:p>813</text:p>
          </table:table-cell>
          <table:table-cell office:value-type="float" office:value="322" table:style-name="ce5">
            <text:p>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3" table:style-name="ce5">
            <text:p>1.53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729" table:style-name="ce5">
            <text:p>1.729</text:p>
          </table:table-cell>
          <table:table-cell office:value-type="float" office:value="604" table:style-name="ce5">
            <text:p>6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3" table:style-name="ce5">
            <text:p>4.793</text:p>
          </table:table-cell>
          <table:table-cell office:value-type="float" office:value="1759" table:style-name="ce5">
            <text:p>1.759</text:p>
          </table:table-cell>
          <table:table-cell office:value-type="float" office:value="495" table:style-name="ce5">
            <text:p>4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3" table:style-name="ce5">
            <text:p>4.79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16" table:style-name="ce5">
            <text:p>516</text:p>
          </table:table-cell>
          <table:table-cell office:value-type="float" office:value="497" table:style-name="ce5">
            <text:p>4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3" table:style-name="ce5">
            <text:p>3.043</text:p>
          </table:table-cell>
          <table:table-cell office:value-type="float" office:value="570" table:style-name="ce5">
            <text:p>570</text:p>
          </table:table-cell>
          <table:table-cell office:value-type="float" office:value="414" table:style-name="ce5">
            <text:p>4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3" table:style-name="ce5">
            <text:p>3.04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795" table:style-name="ce5">
            <text:p>1.795</text:p>
          </table:table-cell>
          <table:table-cell office:value-type="float" office:value="776" table:style-name="ce5">
            <text:p>7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3" table:style-name="ce5">
            <text:p>4.993</text:p>
          </table:table-cell>
          <table:table-cell office:value-type="float" office:value="1834" table:style-name="ce5">
            <text:p>1.834</text:p>
          </table:table-cell>
          <table:table-cell office:value-type="float" office:value="642" table:style-name="ce5">
            <text:p>6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3" table:style-name="ce5">
            <text:p>4.99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916" table:style-name="ce5">
            <text:p>2.916</text:p>
          </table:table-cell>
          <table:table-cell office:value-type="float" office:value="548" table:style-name="ce5">
            <text:p>5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6" table:style-name="ce5">
            <text:p>4.296</text:p>
          </table:table-cell>
          <table:table-cell office:value-type="float" office:value="2769" table:style-name="ce5">
            <text:p>2.769</text:p>
          </table:table-cell>
          <table:table-cell office:value-type="float" office:value="1047" table:style-name="ce5">
            <text:p>1.0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6" table:style-name="ce5">
            <text:p>4.29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A1 - ESCUELAS URBANAS, POR FUNCIONES DEL MENTOR DEL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Ejercer otras funciones en la escuela relacionadas con la informática o con el uso de otras tecnologías</text:p>
          </table:table-cell>
          <table:covered-table-cell table:number-columns-repeated="4"/>
          <table:table-cell office:value-type="string" table:number-columns-spanned="5" table:number-rows-spanned="1" table:style-name="ce8">
            <text:p>Ejercer otras funciones en la escuela, no relacionadas con la informática o con el uso de otras tecnologías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mentor/a en el laboratorio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mentor/a en el laboratorio de informática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57" table:style-name="ce5">
            <text:p>1.857</text:p>
          </table:table-cell>
          <table:table-cell office:value-type="float" office:value="1641" table:style-name="ce5">
            <text:p>1.6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23" table:style-name="ce5">
            <text:p>6.423</text:p>
          </table:table-cell>
          <table:table-cell office:value-type="float" office:value="1531" table:style-name="ce5">
            <text:p>1.531</text:p>
          </table:table-cell>
          <table:table-cell office:value-type="float" office:value="1958" table:style-name="ce5">
            <text:p>1.958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6423" table:style-name="ce5">
            <text:p>6.42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62" table:style-name="ce5">
            <text:p>262</text:p>
          </table:table-cell>
          <table:table-cell office:value-type="float" office:value="478" table:style-name="ce5">
            <text:p>4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4" table:style-name="ce5">
            <text:p>964</text:p>
          </table:table-cell>
          <table:table-cell office:value-type="float" office:value="403" table:style-name="ce5">
            <text:p>403</text:p>
          </table:table-cell>
          <table:table-cell office:value-type="float" office:value="348" table:style-name="ce5">
            <text:p>3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64" table:style-name="ce5">
            <text:p>96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92" table:style-name="ce5">
            <text:p>292</text:p>
          </table:table-cell>
          <table:table-cell office:value-type="float" office:value="233" table:style-name="ce5">
            <text:p>2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0" table:style-name="ce5">
            <text:p>910</text:p>
          </table:table-cell>
          <table:table-cell office:value-type="float" office:value="268" table:style-name="ce5">
            <text:p>268</text:p>
          </table:table-cell>
          <table:table-cell office:value-type="float" office:value="259" table:style-name="ce5">
            <text:p>259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910" table:style-name="ce5">
            <text:p>91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109" table:style-name="ce5">
            <text:p>1.109</text:p>
          </table:table-cell>
          <table:table-cell office:value-type="float" office:value="710" table:style-name="ce5">
            <text:p>7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28" table:style-name="ce5">
            <text:p>3.828</text:p>
          </table:table-cell>
          <table:table-cell office:value-type="float" office:value="1023" table:style-name="ce5">
            <text:p>1.023</text:p>
          </table:table-cell>
          <table:table-cell office:value-type="float" office:value="844" table:style-name="ce5">
            <text:p>8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28" table:style-name="ce5">
            <text:p>3.82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245" table:style-name="ce5">
            <text:p>1.245</text:p>
          </table:table-cell>
          <table:table-cell office:value-type="float" office:value="1364" table:style-name="ce5">
            <text:p>1.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44" table:style-name="ce5">
            <text:p>4.744</text:p>
          </table:table-cell>
          <table:table-cell office:value-type="float" office:value="794" table:style-name="ce5">
            <text:p>794</text:p>
          </table:table-cell>
          <table:table-cell office:value-type="float" office:value="1674" table:style-name="ce5">
            <text:p>1.6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44" table:style-name="ce5">
            <text:p>4.74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17" table:style-name="ce5">
            <text:p>717</text:p>
          </table:table-cell>
          <table:table-cell office:value-type="float" office:value="215" table:style-name="ce5">
            <text:p>2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2" table:style-name="ce5">
            <text:p>1.532</text:p>
          </table:table-cell>
          <table:table-cell office:value-type="float" office:value="658" table:style-name="ce5">
            <text:p>658</text:p>
          </table:table-cell>
          <table:table-cell office:value-type="float" office:value="363" table:style-name="ce5">
            <text:p>3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32" table:style-name="ce5">
            <text:p>1.53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219" table:style-name="ce5">
            <text:p>1.219</text:p>
          </table:table-cell>
          <table:table-cell office:value-type="float" office:value="1202" table:style-name="ce5">
            <text:p>1.2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00" table:style-name="ce5">
            <text:p>4.800</text:p>
          </table:table-cell>
          <table:table-cell office:value-type="float" office:value="965" table:style-name="ce5">
            <text:p>965</text:p>
          </table:table-cell>
          <table:table-cell office:value-type="float" office:value="1431" table:style-name="ce5">
            <text:p>1.4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00" table:style-name="ce5">
            <text:p>4.80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39" table:style-name="ce5">
            <text:p>639</text:p>
          </table:table-cell>
          <table:table-cell office:value-type="float" office:value="529" table:style-name="ce5">
            <text:p>5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14" table:style-name="ce5">
            <text:p>3.014</text:p>
          </table:table-cell>
          <table:table-cell office:value-type="float" office:value="704" table:style-name="ce5">
            <text:p>704</text:p>
          </table:table-cell>
          <table:table-cell office:value-type="float" office:value="431" table:style-name="ce5">
            <text:p>43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3014" table:style-name="ce5">
            <text:p>3.01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370" table:style-name="ce5">
            <text:p>1.370</text:p>
          </table:table-cell>
          <table:table-cell office:value-type="float" office:value="1311" table:style-name="ce5">
            <text:p>1.3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11" table:style-name="ce5">
            <text:p>4.911</text:p>
          </table:table-cell>
          <table:table-cell office:value-type="float" office:value="1190" table:style-name="ce5">
            <text:p>1.190</text:p>
          </table:table-cell>
          <table:table-cell office:value-type="float" office:value="1481" table:style-name="ce5">
            <text:p>1.48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4911" table:style-name="ce5">
            <text:p>4.91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21" table:style-name="ce5">
            <text:p>1.321</text:p>
          </table:table-cell>
          <table:table-cell office:value-type="float" office:value="998" table:style-name="ce5">
            <text:p>9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67" table:style-name="ce5">
            <text:p>4.967</text:p>
          </table:table-cell>
          <table:table-cell office:value-type="float" office:value="997" table:style-name="ce5">
            <text:p>997</text:p>
          </table:table-cell>
          <table:table-cell office:value-type="float" office:value="1335" table:style-name="ce5">
            <text:p>1.3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67" table:style-name="ce5">
            <text:p>4.967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7A - ESCUELAS URBANAS, POR RENOVACIÓN DE LAS COMPUTADOR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computador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147" table:style-name="ce5">
            <text:p>4.147</text:p>
          </table:table-cell>
          <table:table-cell office:value-type="float" office:value="5962" table:style-name="ce5">
            <text:p>5.962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686" table:style-name="ce5">
            <text:p>68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87" table:style-name="ce5">
            <text:p>387</text:p>
          </table:table-cell>
          <table:table-cell office:value-type="float" office:value="1002" table:style-name="ce5">
            <text:p>1.0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1" table:style-name="ce5">
            <text:p>16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91" table:style-name="ce5">
            <text:p>591</text:p>
          </table:table-cell>
          <table:table-cell office:value-type="float" office:value="834" table:style-name="ce5">
            <text:p>834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764" table:style-name="ce5">
            <text:p>2.764</text:p>
          </table:table-cell>
          <table:table-cell office:value-type="float" office:value="3253" table:style-name="ce5">
            <text:p>3.2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655" table:style-name="ce5">
            <text:p>2.655</text:p>
          </table:table-cell>
          <table:table-cell office:value-type="float" office:value="4671" table:style-name="ce5">
            <text:p>4.6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416" table:style-name="ce5">
            <text:p>1.416</text:p>
          </table:table-cell>
          <table:table-cell office:value-type="float" office:value="1202" table:style-name="ce5">
            <text:p>1.2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130" table:style-name="ce5">
            <text:p>3.130</text:p>
          </table:table-cell>
          <table:table-cell office:value-type="float" office:value="4121" table:style-name="ce5">
            <text:p>4.1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403" table:style-name="ce5">
            <text:p>1.403</text:p>
          </table:table-cell>
          <table:table-cell office:value-type="float" office:value="2927" table:style-name="ce5">
            <text:p>2.927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329" table:style-name="ce5">
            <text:p>3.329</text:p>
          </table:table-cell>
          <table:table-cell office:value-type="float" office:value="4439" table:style-name="ce5">
            <text:p>4.439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685" table:style-name="ce5">
            <text:p>68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726" table:style-name="ce5">
            <text:p>2.726</text:p>
          </table:table-cell>
          <table:table-cell office:value-type="float" office:value="4513" table:style-name="ce5">
            <text:p>4.51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C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7C - ESCUELAS URBANAS, POR FORMA DE APOYO PARA ACTUALIZACIÓN DE LOS DISPOSITIV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Adquiridos con recursos propios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Enviados por el gobierno o la Secretaría de Educación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782" table:style-name="ce5">
            <text:p>2.782</text:p>
          </table:table-cell>
          <table:table-cell office:value-type="float" office:value="3256" table:style-name="ce5">
            <text:p>3.256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5981" table:style-name="ce5">
            <text:p>5.981</text:p>
          </table:table-cell>
          <table:table-cell office:value-type="float" office:value="3089" table:style-name="ce5">
            <text:p>3.089</text:p>
          </table:table-cell>
          <table:table-cell office:value-type="float" office:value="2986" table:style-name="ce5">
            <text:p>2.986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5981" table:style-name="ce5">
            <text:p>5.981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63" table:style-name="ce5">
            <text:p>263</text:p>
          </table:table-cell>
          <table:table-cell office:value-type="float" office:value="302" table:style-name="ce5">
            <text:p>302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1005" table:style-name="ce5">
            <text:p>1.005</text:p>
          </table:table-cell>
          <table:table-cell office:value-type="float" office:value="306" table:style-name="ce5">
            <text:p>306</text:p>
          </table:table-cell>
          <table:table-cell office:value-type="float" office:value="259" table:style-name="ce5">
            <text:p>259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1005" table:style-name="ce5">
            <text:p>1.00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73" table:style-name="ce5">
            <text:p>473</text:p>
          </table:table-cell>
          <table:table-cell office:value-type="float" office:value="408" table:style-name="ce5">
            <text:p>4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3" table:style-name="ce5">
            <text:p>833</text:p>
          </table:table-cell>
          <table:table-cell office:value-type="float" office:value="478" table:style-name="ce5">
            <text:p>478</text:p>
          </table:table-cell>
          <table:table-cell office:value-type="float" office:value="394" table:style-name="ce5">
            <text:p>3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3" table:style-name="ce5">
            <text:p>83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527" table:style-name="ce5">
            <text:p>1.527</text:p>
          </table:table-cell>
          <table:table-cell office:value-type="float" office:value="2370" table:style-name="ce5">
            <text:p>2.3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87" table:style-name="ce5">
            <text:p>3.287</text:p>
          </table:table-cell>
          <table:table-cell office:value-type="float" office:value="2375" table:style-name="ce5">
            <text:p>2.375</text:p>
          </table:table-cell>
          <table:table-cell office:value-type="float" office:value="1535" table:style-name="ce5">
            <text:p>1.5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87" table:style-name="ce5">
            <text:p>3.28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961" table:style-name="ce5">
            <text:p>1.961</text:p>
          </table:table-cell>
          <table:table-cell office:value-type="float" office:value="1936" table:style-name="ce5">
            <text:p>1.9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71" table:style-name="ce5">
            <text:p>4.671</text:p>
          </table:table-cell>
          <table:table-cell office:value-type="float" office:value="1593" table:style-name="ce5">
            <text:p>1.593</text:p>
          </table:table-cell>
          <table:table-cell office:value-type="float" office:value="2274" table:style-name="ce5">
            <text:p>2.2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71" table:style-name="ce5">
            <text:p>4.67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27" table:style-name="ce5">
            <text:p>1.127</text:p>
          </table:table-cell>
          <table:table-cell office:value-type="float" office:value="987" table:style-name="ce5">
            <text:p>9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02" table:style-name="ce5">
            <text:p>1.202</text:p>
          </table:table-cell>
          <table:table-cell office:value-type="float" office:value="1022" table:style-name="ce5">
            <text:p>1.022</text:p>
          </table:table-cell>
          <table:table-cell office:value-type="float" office:value="1081" table:style-name="ce5">
            <text:p>1.0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02" table:style-name="ce5">
            <text:p>1.20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27" table:style-name="ce5">
            <text:p>727</text:p>
          </table:table-cell>
          <table:table-cell office:value-type="float" office:value="3053" table:style-name="ce5">
            <text:p>3.0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57" table:style-name="ce5">
            <text:p>4.157</text:p>
          </table:table-cell>
          <table:table-cell office:value-type="float" office:value="2880" table:style-name="ce5">
            <text:p>2.880</text:p>
          </table:table-cell>
          <table:table-cell office:value-type="float" office:value="1239" table:style-name="ce5">
            <text:p>1.2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57" table:style-name="ce5">
            <text:p>4.15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66" table:style-name="ce5">
            <text:p>566</text:p>
          </table:table-cell>
          <table:table-cell office:value-type="float" office:value="1290" table:style-name="ce5">
            <text:p>1.290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2930" table:style-name="ce5">
            <text:p>2.930</text:p>
          </table:table-cell>
          <table:table-cell office:value-type="float" office:value="1340" table:style-name="ce5">
            <text:p>1.340</text:p>
          </table:table-cell>
          <table:table-cell office:value-type="float" office:value="428" table:style-name="ce5">
            <text:p>428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2930" table:style-name="ce5">
            <text:p>2.93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05" table:style-name="ce5">
            <text:p>905</text:p>
          </table:table-cell>
          <table:table-cell office:value-type="float" office:value="3230" table:style-name="ce5">
            <text:p>3.230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4468" table:style-name="ce5">
            <text:p>4.468</text:p>
          </table:table-cell>
          <table:table-cell office:value-type="float" office:value="3089" table:style-name="ce5">
            <text:p>3.089</text:p>
          </table:table-cell>
          <table:table-cell office:value-type="float" office:value="1306" table:style-name="ce5">
            <text:p>1.306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4468" table:style-name="ce5">
            <text:p>4.46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698" table:style-name="ce5">
            <text:p>2.698</text:p>
          </table:table-cell>
          <table:table-cell office:value-type="float" office:value="432" table:style-name="ce5">
            <text:p>4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13" table:style-name="ce5">
            <text:p>4.513</text:p>
          </table:table-cell>
          <table:table-cell office:value-type="float" office:value="0" table:style-name="ce5">
            <text:p>0</text:p>
          </table:table-cell>
          <table:table-cell office:value-type="float" office:value="2726" table:style-name="ce5">
            <text:p>2.7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13" table:style-name="ce5">
            <text:p>4.51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7B - ESCUELAS URBANAS, POR ACTUALIZACIÓN DE LAS COMPUTADOR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computador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91" table:style-name="ce5">
            <text:p>5.791</text:p>
          </table:table-cell>
          <table:table-cell office:value-type="float" office:value="4527" table:style-name="ce5">
            <text:p>4.527</text:p>
          </table:table-cell>
          <table:table-cell office:value-type="float" office:value="533" table:style-name="ce5">
            <text:p>533</text:p>
          </table:table-cell>
          <table:table-cell office:value-type="string" table:style-name="ce5">
            <text:p>-</text:p>
          </table:table-cell>
          <table:table-cell office:value-type="float" office:value="686" table:style-name="ce5">
            <text:p>68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49" table:style-name="ce5">
            <text:p>849</text:p>
          </table:table-cell>
          <table:table-cell office:value-type="float" office:value="700" table:style-name="ce5">
            <text:p>700</text:p>
          </table:table-cell>
          <table:table-cell office:value-type="float" office:value="210" table:style-name="ce5">
            <text:p>210</text:p>
          </table:table-cell>
          <table:table-cell office:value-type="string" table:style-name="ce5">
            <text:p>-</text:p>
          </table:table-cell>
          <table:table-cell office:value-type="float" office:value="161" table:style-name="ce5">
            <text:p>16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58" table:style-name="ce5">
            <text:p>858</text:p>
          </table:table-cell>
          <table:table-cell office:value-type="float" office:value="538" table:style-name="ce5">
            <text:p>538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541" table:style-name="ce5">
            <text:p>3.541</text:p>
          </table:table-cell>
          <table:table-cell office:value-type="float" office:value="2334" table:style-name="ce5">
            <text:p>2.334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146" table:style-name="ce5">
            <text:p>4.146</text:p>
          </table:table-cell>
          <table:table-cell office:value-type="float" office:value="3636" table:style-name="ce5">
            <text:p>3.636</text:p>
          </table:table-cell>
          <table:table-cell office:value-type="float" office:value="479" table:style-name="ce5">
            <text:p>4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533" table:style-name="ce5">
            <text:p>1.533</text:p>
          </table:table-cell>
          <table:table-cell office:value-type="float" office:value="1024" table:style-name="ce5">
            <text:p>1.024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937" table:style-name="ce5">
            <text:p>3.937</text:p>
          </table:table-cell>
          <table:table-cell office:value-type="float" office:value="3449" table:style-name="ce5">
            <text:p>3.449</text:p>
          </table:table-cell>
          <table:table-cell office:value-type="float" office:value="210" table:style-name="ce5">
            <text:p>210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799" table:style-name="ce5">
            <text:p>2.799</text:p>
          </table:table-cell>
          <table:table-cell office:value-type="float" office:value="1849" table:style-name="ce5">
            <text:p>1.849</text:p>
          </table:table-cell>
          <table:table-cell office:value-type="float" office:value="104" table:style-name="ce5">
            <text:p>104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464" table:style-name="ce5">
            <text:p>4.464</text:p>
          </table:table-cell>
          <table:table-cell office:value-type="float" office:value="3701" table:style-name="ce5">
            <text:p>3.701</text:p>
          </table:table-cell>
          <table:table-cell office:value-type="float" office:value="234" table:style-name="ce5">
            <text:p>234</text:p>
          </table:table-cell>
          <table:table-cell office:value-type="string" table:style-name="ce5">
            <text:p>-</text:p>
          </table:table-cell>
          <table:table-cell office:value-type="float" office:value="685" table:style-name="ce5">
            <text:p>68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329" table:style-name="ce5">
            <text:p>4.329</text:p>
          </table:table-cell>
          <table:table-cell office:value-type="float" office:value="2794" table:style-name="ce5">
            <text:p>2.794</text:p>
          </table:table-cell>
          <table:table-cell office:value-type="float" office:value="479" table:style-name="ce5">
            <text:p>479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8A1" table:style-name="ta1">
        <table:table-column table:style-name="co1" table:number-columns-repeated="41" table:default-cell-style-name="ce1"/>
        <table:table-column table:style-name="co2" table:number-columns-repeated="16343" table:default-cell-style-name="ce1"/>
        <table:table-row table:style-name="ro1">
          <table:table-cell office:value-type="string" table:style-name="ce7">
            <text:p>D8A1 - ESCUELAS URBANAS, POR RESPONSABLE DEL MANTENIMIENTO DE LAS COMPUTADOR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Profesor/a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Mentor/a o técnico/a del 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Coordinador/a pedagógico/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Secretaría de Educació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arios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el gobierno municipal</text:p>
          </table:table-cell>
          <table:covered-table-cell table:number-columns-repeated="4"/>
          <table:table-cell office:value-type="string" table:number-columns-spanned="2" table:number-rows-spanned="1" table:style-name="ce8">
            <text:p>Otros</text:p>
          </table:table-cell>
          <table:covered-table-cell/>
          <table:table-cell office:value-type="string" table:number-columns-spanned="2" table:number-rows-spanned="1" table:style-name="ce8">
            <text:p>Nadie es responsable por el mantenimiento de las computadoras</text:p>
          </table:table-cell>
          <table:covered-table-cell/>
          <table:table-cell table:style-name="ce4"/>
          <table:table-cell table:number-columns-repeated="16342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ni con profesor/a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ni con mentor/a en el laboratorio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ni con coordinador/a pedagógico/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4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037" table:style-name="ce5">
            <text:p>2.037</text:p>
          </table:table-cell>
          <table:table-cell office:value-type="float" office:value="2931" table:style-name="ce5">
            <text:p>2.9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13" table:style-name="ce5">
            <text:p>6.013</text:p>
          </table:table-cell>
          <table:table-cell office:value-type="float" office:value="1730" table:style-name="ce5">
            <text:p>1.730</text:p>
          </table:table-cell>
          <table:table-cell office:value-type="float" office:value="1804" table:style-name="ce5">
            <text:p>1.804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6423" table:style-name="ce5">
            <text:p>6.423</text:p>
          </table:table-cell>
          <table:table-cell office:value-type="float" office:value="1492" table:style-name="ce5">
            <text:p>1.492</text:p>
          </table:table-cell>
          <table:table-cell office:value-type="float" office:value="6249" table:style-name="ce5">
            <text:p>6.249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686" table:style-name="ce5">
            <text:p>686</text:p>
          </table:table-cell>
          <table:table-cell office:value-type="float" office:value="5391" table:style-name="ce5">
            <text:p>5.391</text:p>
          </table:table-cell>
          <table:table-cell office:value-type="float" office:value="5004" table:style-name="ce5">
            <text:p>5.004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686" table:style-name="ce5">
            <text:p>686</text:p>
          </table:table-cell>
          <table:table-cell office:value-type="float" office:value="4670" table:style-name="ce5">
            <text:p>4.670</text:p>
          </table:table-cell>
          <table:table-cell office:value-type="float" office:value="5668" table:style-name="ce5">
            <text:p>5.668</text:p>
          </table:table-cell>
          <table:table-cell office:value-type="float" office:value="66" table:style-name="ce5">
            <text:p>66</text:p>
          </table:table-cell>
          <table:table-cell office:value-type="float" office:value="15" table:style-name="ce5">
            <text:p>15</text:p>
          </table:table-cell>
          <table:table-cell office:value-type="float" office:value="686" table:style-name="ce5">
            <text:p>686</text:p>
          </table:table-cell>
          <table:table-cell office:value-type="float" office:value="3842" table:style-name="ce5">
            <text:p>3.842</text:p>
          </table:table-cell>
          <table:table-cell office:value-type="float" office:value="5980" table:style-name="ce5">
            <text:p>5.980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686" table:style-name="ce5">
            <text:p>686</text:p>
          </table:table-cell>
          <table:table-cell office:value-type="float" office:value="2844" table:style-name="ce5">
            <text:p>2.844</text:p>
          </table:table-cell>
          <table:table-cell office:value-type="float" office:value="6296" table:style-name="ce5">
            <text:p>6.2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" table:style-name="ce5">
            <text:p>686</text:p>
          </table:table-cell>
          <table:table-cell office:value-type="float" office:value="1629" table:style-name="ce5">
            <text:p>1.629</text:p>
          </table:table-cell>
          <table:table-cell office:value-type="float" office:value="6284" table:style-name="ce5">
            <text:p>6.284</text:p>
          </table:table-cell>
          <table:table-cell office:value-type="float" office:value="1692" table:style-name="ce5">
            <text:p>1.692</text:p>
          </table:table-cell>
          <table:table-cell office:value-type="float" office:value="6137" table:style-name="ce5">
            <text:p>6.137</text:p>
          </table:table-cell>
          <table:table-cell table:number-columns-repeated="1634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2" table:style-name="ce5">
            <text:p>102</text:p>
          </table:table-cell>
          <table:table-cell office:value-type="float" office:value="287" table:style-name="ce5">
            <text:p>2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office:value-type="float" office:value="277" table:style-name="ce5">
            <text:p>277</text:p>
          </table:table-cell>
          <table:table-cell office:value-type="float" office:value="455" table:style-name="ce5">
            <text:p>455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964" table:style-name="ce5">
            <text:p>964</text:p>
          </table:table-cell>
          <table:table-cell office:value-type="float" office:value="255" table:style-name="ce5">
            <text:p>255</text:p>
          </table:table-cell>
          <table:table-cell office:value-type="float" office:value="962" table:style-name="ce5">
            <text:p>962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161" table:style-name="ce5">
            <text:p>161</text:p>
          </table:table-cell>
          <table:table-cell office:value-type="float" office:value="859" table:style-name="ce5">
            <text:p>859</text:p>
          </table:table-cell>
          <table:table-cell office:value-type="float" office:value="672" table:style-name="ce5">
            <text:p>672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161" table:style-name="ce5">
            <text:p>161</text:p>
          </table:table-cell>
          <table:table-cell office:value-type="float" office:value="536" table:style-name="ce5">
            <text:p>536</text:p>
          </table:table-cell>
          <table:table-cell office:value-type="float" office:value="988" table:style-name="ce5">
            <text:p>988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161" table:style-name="ce5">
            <text:p>161</text:p>
          </table:table-cell>
          <table:table-cell office:value-type="float" office:value="665" table:style-name="ce5">
            <text:p>665</text:p>
          </table:table-cell>
          <table:table-cell office:value-type="float" office:value="876" table:style-name="ce5">
            <text:p>8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1" table:style-name="ce5">
            <text:p>161</text:p>
          </table:table-cell>
          <table:table-cell office:value-type="float" office:value="537" table:style-name="ce5">
            <text:p>537</text:p>
          </table:table-cell>
          <table:table-cell office:value-type="float" office:value="926" table:style-name="ce5">
            <text:p>9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1" table:style-name="ce5">
            <text:p>161</text:p>
          </table:table-cell>
          <table:table-cell office:value-type="float" office:value="180" table:style-name="ce5">
            <text:p>180</text:p>
          </table:table-cell>
          <table:table-cell office:value-type="float" office:value="963" table:style-name="ce5">
            <text:p>963</text:p>
          </table:table-cell>
          <table:table-cell office:value-type="float" office:value="216" table:style-name="ce5">
            <text:p>216</text:p>
          </table:table-cell>
          <table:table-cell office:value-type="float" office:value="958" table:style-name="ce5">
            <text:p>958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56" table:style-name="ce5">
            <text:p>156</text:p>
          </table:table-cell>
          <table:table-cell office:value-type="float" office:value="213" table:style-name="ce5">
            <text:p>2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7" table:style-name="ce5">
            <text:p>897</text:p>
          </table:table-cell>
          <table:table-cell office:value-type="float" office:value="307" table:style-name="ce5">
            <text:p>307</text:p>
          </table:table-cell>
          <table:table-cell office:value-type="float" office:value="209" table:style-name="ce5">
            <text:p>20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0" table:style-name="ce5">
            <text:p>910</text:p>
          </table:table-cell>
          <table:table-cell office:value-type="float" office:value="357" table:style-name="ce5">
            <text:p>357</text:p>
          </table:table-cell>
          <table:table-cell office:value-type="float" office:value="863" table:style-name="ce5">
            <text:p>86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4" table:style-name="ce5">
            <text:p>814</text:p>
          </table:table-cell>
          <table:table-cell office:value-type="float" office:value="626" table:style-name="ce5">
            <text:p>6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2" table:style-name="ce5">
            <text:p>572</text:p>
          </table:table-cell>
          <table:table-cell office:value-type="float" office:value="836" table:style-name="ce5">
            <text:p>8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5" table:style-name="ce5">
            <text:p>465</text:p>
          </table:table-cell>
          <table:table-cell office:value-type="float" office:value="846" table:style-name="ce5">
            <text:p>846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5" table:style-name="ce5">
            <text:p>405</text:p>
          </table:table-cell>
          <table:table-cell office:value-type="float" office:value="881" table:style-name="ce5">
            <text:p>8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3" table:style-name="ce5">
            <text:p>93</text:p>
          </table:table-cell>
          <table:table-cell office:value-type="float" office:value="880" table:style-name="ce5">
            <text:p>880</text:p>
          </table:table-cell>
          <table:table-cell office:value-type="float" office:value="191" table:style-name="ce5">
            <text:p>191</text:p>
          </table:table-cell>
          <table:table-cell office:value-type="float" office:value="869" table:style-name="ce5">
            <text:p>869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00" table:style-name="ce5">
            <text:p>500</text:p>
          </table:table-cell>
          <table:table-cell office:value-type="float" office:value="1130" table:style-name="ce5">
            <text:p>1.1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00" table:style-name="ce5">
            <text:p>3.800</text:p>
          </table:table-cell>
          <table:table-cell office:value-type="float" office:value="818" table:style-name="ce5">
            <text:p>818</text:p>
          </table:table-cell>
          <table:table-cell office:value-type="float" office:value="1053" table:style-name="ce5">
            <text:p>1.0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27" table:style-name="ce5">
            <text:p>3.827</text:p>
          </table:table-cell>
          <table:table-cell office:value-type="float" office:value="977" table:style-name="ce5">
            <text:p>977</text:p>
          </table:table-cell>
          <table:table-cell office:value-type="float" office:value="3771" table:style-name="ce5">
            <text:p>3.77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2959" table:style-name="ce5">
            <text:p>2.959</text:p>
          </table:table-cell>
          <table:table-cell office:value-type="float" office:value="3187" table:style-name="ce5">
            <text:p>3.1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3148" table:style-name="ce5">
            <text:p>3.148</text:p>
          </table:table-cell>
          <table:table-cell office:value-type="float" office:value="3009" table:style-name="ce5">
            <text:p>3.0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2047" table:style-name="ce5">
            <text:p>2.047</text:p>
          </table:table-cell>
          <table:table-cell office:value-type="float" office:value="3553" table:style-name="ce5">
            <text:p>3.5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office:value-type="float" office:value="1713" table:style-name="ce5">
            <text:p>1.713</text:p>
          </table:table-cell>
          <table:table-cell office:value-type="float" office:value="3757" table:style-name="ce5">
            <text:p>3.7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office:value-type="float" office:value="530" table:style-name="ce5">
            <text:p>530</text:p>
          </table:table-cell>
          <table:table-cell office:value-type="float" office:value="3718" table:style-name="ce5">
            <text:p>3.718</text:p>
          </table:table-cell>
          <table:table-cell office:value-type="float" office:value="1399" table:style-name="ce5">
            <text:p>1.399</text:p>
          </table:table-cell>
          <table:table-cell office:value-type="float" office:value="3525" table:style-name="ce5">
            <text:p>3.525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926" table:style-name="ce5">
            <text:p>1.926</text:p>
          </table:table-cell>
          <table:table-cell office:value-type="float" office:value="2554" table:style-name="ce5">
            <text:p>2.5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91" table:style-name="ce5">
            <text:p>4.191</text:p>
          </table:table-cell>
          <table:table-cell office:value-type="float" office:value="1300" table:style-name="ce5">
            <text:p>1.300</text:p>
          </table:table-cell>
          <table:table-cell office:value-type="float" office:value="1337" table:style-name="ce5">
            <text:p>1.3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44" table:style-name="ce5">
            <text:p>4.744</text:p>
          </table:table-cell>
          <table:table-cell office:value-type="float" office:value="647" table:style-name="ce5">
            <text:p>647</text:p>
          </table:table-cell>
          <table:table-cell office:value-type="float" office:value="4628" table:style-name="ce5">
            <text:p>4.6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27" table:style-name="ce5">
            <text:p>4.127</text:p>
          </table:table-cell>
          <table:table-cell office:value-type="float" office:value="3524" table:style-name="ce5">
            <text:p>3.5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21" table:style-name="ce5">
            <text:p>3.121</text:p>
          </table:table-cell>
          <table:table-cell office:value-type="float" office:value="4421" table:style-name="ce5">
            <text:p>4.421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78" table:style-name="ce5">
            <text:p>2.878</text:p>
          </table:table-cell>
          <table:table-cell office:value-type="float" office:value="4459" table:style-name="ce5">
            <text:p>4.4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12" table:style-name="ce5">
            <text:p>2.112</text:p>
          </table:table-cell>
          <table:table-cell office:value-type="float" office:value="4630" table:style-name="ce5">
            <text:p>4.6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44" table:style-name="ce5">
            <text:p>1.444</text:p>
          </table:table-cell>
          <table:table-cell office:value-type="float" office:value="4654" table:style-name="ce5">
            <text:p>4.654</text:p>
          </table:table-cell>
          <table:table-cell office:value-type="float" office:value="783" table:style-name="ce5">
            <text:p>783</text:p>
          </table:table-cell>
          <table:table-cell office:value-type="float" office:value="4631" table:style-name="ce5">
            <text:p>4.631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98" table:style-name="ce5">
            <text:p>398</text:p>
          </table:table-cell>
          <table:table-cell office:value-type="float" office:value="818" table:style-name="ce5">
            <text:p>8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3" table:style-name="ce5">
            <text:p>1.533</text:p>
          </table:table-cell>
          <table:table-cell office:value-type="float" office:value="679" table:style-name="ce5">
            <text:p>679</text:p>
          </table:table-cell>
          <table:table-cell office:value-type="float" office:value="324" table:style-name="ce5">
            <text:p>3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32" table:style-name="ce5">
            <text:p>1.532</text:p>
          </table:table-cell>
          <table:table-cell office:value-type="float" office:value="814" table:style-name="ce5">
            <text:p>814</text:p>
          </table:table-cell>
          <table:table-cell office:value-type="float" office:value="1322" table:style-name="ce5">
            <text:p>1.3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68" table:style-name="ce5">
            <text:p>1.368</text:p>
          </table:table-cell>
          <table:table-cell office:value-type="float" office:value="1272" table:style-name="ce5">
            <text:p>1.27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2" table:style-name="ce5">
            <text:p>1.242</text:p>
          </table:table-cell>
          <table:table-cell office:value-type="float" office:value="1363" table:style-name="ce5">
            <text:p>1.3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78" table:style-name="ce5">
            <text:p>1.278</text:p>
          </table:table-cell>
          <table:table-cell office:value-type="float" office:value="1328" table:style-name="ce5">
            <text:p>1.3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1" table:style-name="ce5">
            <text:p>491</text:p>
          </table:table-cell>
          <table:table-cell office:value-type="float" office:value="1568" table:style-name="ce5">
            <text:p>1.5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8" table:style-name="ce5">
            <text:p>498</text:p>
          </table:table-cell>
          <table:table-cell office:value-type="float" office:value="1517" table:style-name="ce5">
            <text:p>1.517</text:p>
          </table:table-cell>
          <table:table-cell office:value-type="float" office:value="457" table:style-name="ce5">
            <text:p>457</text:p>
          </table:table-cell>
          <table:table-cell office:value-type="float" office:value="1453" table:style-name="ce5">
            <text:p>1.453</text:p>
          </table:table-cell>
          <table:table-cell table:number-columns-repeated="16343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312" table:style-name="ce5">
            <text:p>1.312</text:p>
          </table:table-cell>
          <table:table-cell office:value-type="float" office:value="1329" table:style-name="ce5">
            <text:p>1.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3" table:style-name="ce5">
            <text:p>4.793</text:p>
          </table:table-cell>
          <table:table-cell office:value-type="float" office:value="1019" table:style-name="ce5">
            <text:p>1.019</text:p>
          </table:table-cell>
          <table:table-cell office:value-type="float" office:value="1390" table:style-name="ce5">
            <text:p>1.390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4800" table:style-name="ce5">
            <text:p>4.800</text:p>
          </table:table-cell>
          <table:table-cell office:value-type="float" office:value="677" table:style-name="ce5">
            <text:p>677</text:p>
          </table:table-cell>
          <table:table-cell office:value-type="float" office:value="4900" table:style-name="ce5">
            <text:p>4.900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667" table:style-name="ce5">
            <text:p>667</text:p>
          </table:table-cell>
          <table:table-cell office:value-type="float" office:value="2383" table:style-name="ce5">
            <text:p>2.383</text:p>
          </table:table-cell>
          <table:table-cell office:value-type="float" office:value="4476" table:style-name="ce5">
            <text:p>4.476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667" table:style-name="ce5">
            <text:p>667</text:p>
          </table:table-cell>
          <table:table-cell office:value-type="float" office:value="4365" table:style-name="ce5">
            <text:p>4.365</text:p>
          </table:table-cell>
          <table:table-cell office:value-type="float" office:value="2850" table:style-name="ce5">
            <text:p>2.8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3828" table:style-name="ce5">
            <text:p>3.828</text:p>
          </table:table-cell>
          <table:table-cell office:value-type="float" office:value="3311" table:style-name="ce5">
            <text:p>3.311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office:value-type="float" office:value="2121" table:style-name="ce5">
            <text:p>2.121</text:p>
          </table:table-cell>
          <table:table-cell office:value-type="float" office:value="4564" table:style-name="ce5">
            <text:p>4.5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office:value-type="float" office:value="850" table:style-name="ce5">
            <text:p>850</text:p>
          </table:table-cell>
          <table:table-cell office:value-type="float" office:value="4915" table:style-name="ce5">
            <text:p>4.915</text:p>
          </table:table-cell>
          <table:table-cell office:value-type="float" office:value="409" table:style-name="ce5">
            <text:p>409</text:p>
          </table:table-cell>
          <table:table-cell office:value-type="float" office:value="4910" table:style-name="ce5">
            <text:p>4.910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33" table:style-name="ce5">
            <text:p>433</text:p>
          </table:table-cell>
          <table:table-cell office:value-type="float" office:value="571" table:style-name="ce5">
            <text:p>5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3" table:style-name="ce5">
            <text:p>3.043</text:p>
          </table:table-cell>
          <table:table-cell office:value-type="float" office:value="515" table:style-name="ce5">
            <text:p>515</text:p>
          </table:table-cell>
          <table:table-cell office:value-type="float" office:value="645" table:style-name="ce5">
            <text:p>6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14" table:style-name="ce5">
            <text:p>3.014</text:p>
          </table:table-cell>
          <table:table-cell office:value-type="float" office:value="673" table:style-name="ce5">
            <text:p>673</text:p>
          </table:table-cell>
          <table:table-cell office:value-type="float" office:value="3054" table:style-name="ce5">
            <text:p>3.0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1783" table:style-name="ce5">
            <text:p>1.783</text:p>
          </table:table-cell>
          <table:table-cell office:value-type="float" office:value="2795" table:style-name="ce5">
            <text:p>2.7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2707" table:style-name="ce5">
            <text:p>2.707</text:p>
          </table:table-cell>
          <table:table-cell office:value-type="float" office:value="1822" table:style-name="ce5">
            <text:p>1.822</text:p>
          </table:table-cell>
          <table:table-cell office:value-type="float" office:value="66" table:style-name="ce5">
            <text:p>66</text:p>
          </table:table-cell>
          <table:table-cell office:value-type="float" office:value="15" table:style-name="ce5">
            <text:p>15</text:p>
          </table:table-cell>
          <table:table-cell office:value-type="float" office:value="158" table:style-name="ce5">
            <text:p>158</text:p>
          </table:table-cell>
          <table:table-cell office:value-type="float" office:value="446" table:style-name="ce5">
            <text:p>446</text:p>
          </table:table-cell>
          <table:table-cell office:value-type="float" office:value="3064" table:style-name="ce5">
            <text:p>3.0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office:value-type="float" office:value="1765" table:style-name="ce5">
            <text:p>1.765</text:p>
          </table:table-cell>
          <table:table-cell office:value-type="float" office:value="2806" table:style-name="ce5">
            <text:p>2.8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office:value-type="float" office:value="718" table:style-name="ce5">
            <text:p>718</text:p>
          </table:table-cell>
          <table:table-cell office:value-type="float" office:value="3049" table:style-name="ce5">
            <text:p>3.049</text:p>
          </table:table-cell>
          <table:table-cell office:value-type="float" office:value="856" table:style-name="ce5">
            <text:p>856</text:p>
          </table:table-cell>
          <table:table-cell office:value-type="float" office:value="3019" table:style-name="ce5">
            <text:p>3.019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375" table:style-name="ce5">
            <text:p>1.375</text:p>
          </table:table-cell>
          <table:table-cell office:value-type="float" office:value="1438" table:style-name="ce5">
            <text:p>1.4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3" table:style-name="ce5">
            <text:p>4.993</text:p>
          </table:table-cell>
          <table:table-cell office:value-type="float" office:value="1141" table:style-name="ce5">
            <text:p>1.141</text:p>
          </table:table-cell>
          <table:table-cell office:value-type="float" office:value="1520" table:style-name="ce5">
            <text:p>1.520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4911" table:style-name="ce5">
            <text:p>4.911</text:p>
          </table:table-cell>
          <table:table-cell office:value-type="float" office:value="942" table:style-name="ce5">
            <text:p>942</text:p>
          </table:table-cell>
          <table:table-cell office:value-type="float" office:value="4910" table:style-name="ce5">
            <text:p>4.910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685" table:style-name="ce5">
            <text:p>685</text:p>
          </table:table-cell>
          <table:table-cell office:value-type="float" office:value="2878" table:style-name="ce5">
            <text:p>2.878</text:p>
          </table:table-cell>
          <table:table-cell office:value-type="float" office:value="4761" table:style-name="ce5">
            <text:p>4.761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685" table:style-name="ce5">
            <text:p>685</text:p>
          </table:table-cell>
          <table:table-cell office:value-type="float" office:value="4670" table:style-name="ce5">
            <text:p>4.670</text:p>
          </table:table-cell>
          <table:table-cell office:value-type="float" office:value="3188" table:style-name="ce5">
            <text:p>3.188</text:p>
          </table:table-cell>
          <table:table-cell office:value-type="float" office:value="66" table:style-name="ce5">
            <text:p>66</text:p>
          </table:table-cell>
          <table:table-cell office:value-type="float" office:value="15" table:style-name="ce5">
            <text:p>15</text:p>
          </table:table-cell>
          <table:table-cell office:value-type="float" office:value="685" table:style-name="ce5">
            <text:p>685</text:p>
          </table:table-cell>
          <table:table-cell office:value-type="float" office:value="3842" table:style-name="ce5">
            <text:p>3.842</text:p>
          </table:table-cell>
          <table:table-cell office:value-type="float" office:value="4240" table:style-name="ce5">
            <text:p>4.240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685" table:style-name="ce5">
            <text:p>685</text:p>
          </table:table-cell>
          <table:table-cell office:value-type="float" office:value="2724" table:style-name="ce5">
            <text:p>2.724</text:p>
          </table:table-cell>
          <table:table-cell office:value-type="float" office:value="4719" table:style-name="ce5">
            <text:p>4.7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5" table:style-name="ce5">
            <text:p>685</text:p>
          </table:table-cell>
          <table:table-cell office:value-type="float" office:value="1111" table:style-name="ce5">
            <text:p>1.111</text:p>
          </table:table-cell>
          <table:table-cell office:value-type="float" office:value="4933" table:style-name="ce5">
            <text:p>4.933</text:p>
          </table:table-cell>
          <table:table-cell office:value-type="float" office:value="946" table:style-name="ce5">
            <text:p>946</text:p>
          </table:table-cell>
          <table:table-cell office:value-type="float" office:value="4876" table:style-name="ce5">
            <text:p>4.876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527" table:style-name="ce5">
            <text:p>1.527</text:p>
          </table:table-cell>
          <table:table-cell office:value-type="float" office:value="2599" table:style-name="ce5">
            <text:p>2.5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6" table:style-name="ce5">
            <text:p>4.296</text:p>
          </table:table-cell>
          <table:table-cell office:value-type="float" office:value="1333" table:style-name="ce5">
            <text:p>1.333</text:p>
          </table:table-cell>
          <table:table-cell office:value-type="float" office:value="999" table:style-name="ce5">
            <text:p>9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67" table:style-name="ce5">
            <text:p>4.967</text:p>
          </table:table-cell>
          <table:table-cell office:value-type="float" office:value="1169" table:style-name="ce5">
            <text:p>1.169</text:p>
          </table:table-cell>
          <table:table-cell office:value-type="float" office:value="5011" table:style-name="ce5">
            <text:p>5.0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4846" table:style-name="ce5">
            <text:p>4.846</text:p>
          </table:table-cell>
          <table:table-cell office:value-type="float" office:value="1968" table:style-name="ce5">
            <text:p>1.9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5105" table:style-name="ce5">
            <text:p>5.1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67" table:style-name="ce5">
            <text:p>67</text:p>
          </table:table-cell>
          <table:table-cell office:value-type="float" office:value="5105" table:style-name="ce5">
            <text:p>5.1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float" office:value="894" table:style-name="ce5">
            <text:p>894</text:p>
          </table:table-cell>
          <table:table-cell office:value-type="float" office:value="5063" table:style-name="ce5">
            <text:p>5.0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float" office:value="1219" table:style-name="ce5">
            <text:p>1.219</text:p>
          </table:table-cell>
          <table:table-cell office:value-type="float" office:value="5024" table:style-name="ce5">
            <text:p>5.024</text:p>
          </table:table-cell>
          <table:table-cell office:value-type="float" office:value="1403" table:style-name="ce5">
            <text:p>1.403</text:p>
          </table:table-cell>
          <table:table-cell office:value-type="float" office:value="4937" table:style-name="ce5">
            <text:p>4.937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8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8A - ESCUELAS URBANAS, POR SOLICITUD DE SERVICIOS DE MANTENIMIENTO A LA SECRETARÍA DE EDU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420" table:style-name="ce5">
            <text:p>4.420</text:p>
          </table:table-cell>
          <table:table-cell office:value-type="float" office:value="1988" table:style-name="ce5">
            <text:p>1.9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91" table:style-name="ce5">
            <text:p>5.69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63" table:style-name="ce5">
            <text:p>463</text:p>
          </table:table-cell>
          <table:table-cell office:value-type="float" office:value="337" table:style-name="ce5">
            <text:p>3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4" table:style-name="ce5">
            <text:p>99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76" table:style-name="ce5">
            <text:p>476</text:p>
          </table:table-cell>
          <table:table-cell office:value-type="float" office:value="353" table:style-name="ce5">
            <text:p>3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6" table:style-name="ce5">
            <text:p>83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843" table:style-name="ce5">
            <text:p>2.843</text:p>
          </table:table-cell>
          <table:table-cell office:value-type="float" office:value="1509" table:style-name="ce5">
            <text:p>1.5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52" table:style-name="ce5">
            <text:p>3.05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107" table:style-name="ce5">
            <text:p>3.107</text:p>
          </table:table-cell>
          <table:table-cell office:value-type="float" office:value="1052" table:style-name="ce5">
            <text:p>1.0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19" table:style-name="ce5">
            <text:p>4.41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65" table:style-name="ce5">
            <text:p>1.165</text:p>
          </table:table-cell>
          <table:table-cell office:value-type="float" office:value="573" table:style-name="ce5">
            <text:p>5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63" table:style-name="ce5">
            <text:p>1.36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070" table:style-name="ce5">
            <text:p>4.070</text:p>
          </table:table-cell>
          <table:table-cell office:value-type="float" office:value="1712" table:style-name="ce5">
            <text:p>1.7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14" table:style-name="ce5">
            <text:p>2.91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587" table:style-name="ce5">
            <text:p>2.587</text:p>
          </table:table-cell>
          <table:table-cell office:value-type="float" office:value="1035" table:style-name="ce5">
            <text:p>1.0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28" table:style-name="ce5">
            <text:p>1.82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420" table:style-name="ce5">
            <text:p>4.420</text:p>
          </table:table-cell>
          <table:table-cell office:value-type="float" office:value="1988" table:style-name="ce5">
            <text:p>1.9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40" table:style-name="ce5">
            <text:p>3.24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05" table:style-name="ce5">
            <text:p>5.10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5A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5A - ESCUELAS URBANAS, POR PRINCIPAL TIPO DE CONEXIÓ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Conexión por discado</text:p>
          </table:table-cell>
          <table:table-cell office:value-type="string" table:number-columns-spanned="5" table:number-rows-spanned="1" table:style-name="ce8">
            <text:p>Banda ancha fija</text:p>
          </table:table-cell>
          <table:covered-table-cell table:number-columns-repeated="4"/>
          <table:table-cell office:value-type="string" table:number-columns-spanned="1" table:number-rows-spanned="2" table:style-name="ce8">
            <text:p>Módem 3G o 4G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tiene Internet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Conexión por línea telefónica (DSL)</text:p>
          </table:table-cell>
          <table:table-cell office:value-type="string" table:style-name="ce2">
            <text:p>Conexión vía cable</text:p>
          </table:table-cell>
          <table:table-cell office:value-type="string" table:style-name="ce2">
            <text:p>Conexión por radio</text:p>
          </table:table-cell>
          <table:table-cell office:value-type="string" table:style-name="ce2">
            <text:p>Conexión satelital</text:p>
          </table:table-cell>
          <table:table-cell office:value-type="string" table:style-name="ce2">
            <text:p>Conexión vía fibra óptica</text:p>
          </table:table-cell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98" table:style-name="ce5">
            <text:p>198</text:p>
          </table:table-cell>
          <table:table-cell office:value-type="float" office:value="2625" table:style-name="ce5">
            <text:p>2.625</text:p>
          </table:table-cell>
          <table:table-cell office:value-type="float" office:value="4473" table:style-name="ce5">
            <text:p>4.473</text:p>
          </table:table-cell>
          <table:table-cell office:value-type="float" office:value="1796" table:style-name="ce5">
            <text:p>1.796</text:p>
          </table:table-cell>
          <table:table-cell office:value-type="float" office:value="1454" table:style-name="ce5">
            <text:p>1.454</text:p>
          </table:table-cell>
          <table:table-cell office:value-type="float" office:value="4507" table:style-name="ce5">
            <text:p>4.507</text:p>
          </table:table-cell>
          <table:table-cell office:value-type="float" office:value="2554" table:style-name="ce5">
            <text:p>2.554</text:p>
          </table:table-cell>
          <table:table-cell office:value-type="float" office:value="1684" table:style-name="ce5">
            <text:p>1.684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4" table:style-name="ce5">
            <text:p>94</text:p>
          </table:table-cell>
          <table:table-cell office:value-type="float" office:value="463" table:style-name="ce5">
            <text:p>463</text:p>
          </table:table-cell>
          <table:table-cell office:value-type="float" office:value="508" table:style-name="ce5">
            <text:p>508</text:p>
          </table:table-cell>
          <table:table-cell office:value-type="float" office:value="473" table:style-name="ce5">
            <text:p>473</text:p>
          </table:table-cell>
          <table:table-cell office:value-type="float" office:value="165" table:style-name="ce5">
            <text:p>165</text:p>
          </table:table-cell>
          <table:table-cell office:value-type="float" office:value="799" table:style-name="ce5">
            <text:p>799</text:p>
          </table:table-cell>
          <table:table-cell office:value-type="float" office:value="153" table:style-name="ce5">
            <text:p>153</text:p>
          </table:table-cell>
          <table:table-cell office:value-type="float" office:value="140" table:style-name="ce5">
            <text:p>1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5" table:style-name="ce5">
            <text:p>55</text:p>
          </table:table-cell>
          <table:table-cell office:value-type="float" office:value="453" table:style-name="ce5">
            <text:p>453</text:p>
          </table:table-cell>
          <table:table-cell office:value-type="float" office:value="384" table:style-name="ce5">
            <text:p>384</text:p>
          </table:table-cell>
          <table:table-cell office:value-type="float" office:value="347" table:style-name="ce5">
            <text:p>347</text:p>
          </table:table-cell>
          <table:table-cell office:value-type="float" office:value="136" table:style-name="ce5">
            <text:p>136</text:p>
          </table:table-cell>
          <table:table-cell office:value-type="float" office:value="806" table:style-name="ce5">
            <text:p>806</text:p>
          </table:table-cell>
          <table:table-cell office:value-type="float" office:value="218" table:style-name="ce5">
            <text:p>218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9" table:style-name="ce5">
            <text:p>89</text:p>
          </table:table-cell>
          <table:table-cell office:value-type="float" office:value="892" table:style-name="ce5">
            <text:p>892</text:p>
          </table:table-cell>
          <table:table-cell office:value-type="float" office:value="2018" table:style-name="ce5">
            <text:p>2.018</text:p>
          </table:table-cell>
          <table:table-cell office:value-type="float" office:value="1385" table:style-name="ce5">
            <text:p>1.385</text:p>
          </table:table-cell>
          <table:table-cell office:value-type="float" office:value="666" table:style-name="ce5">
            <text:p>666</text:p>
          </table:table-cell>
          <table:table-cell office:value-type="float" office:value="3103" table:style-name="ce5">
            <text:p>3.103</text:p>
          </table:table-cell>
          <table:table-cell office:value-type="float" office:value="908" table:style-name="ce5">
            <text:p>908</text:p>
          </table:table-cell>
          <table:table-cell office:value-type="float" office:value="1410" table:style-name="ce5">
            <text:p>1.410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37" table:style-name="ce5">
            <text:p>137</text:p>
          </table:table-cell>
          <table:table-cell office:value-type="float" office:value="2325" table:style-name="ce5">
            <text:p>2.325</text:p>
          </table:table-cell>
          <table:table-cell office:value-type="float" office:value="3838" table:style-name="ce5">
            <text:p>3.838</text:p>
          </table:table-cell>
          <table:table-cell office:value-type="float" office:value="799" table:style-name="ce5">
            <text:p>799</text:p>
          </table:table-cell>
          <table:table-cell office:value-type="float" office:value="1259" table:style-name="ce5">
            <text:p>1.259</text:p>
          </table:table-cell>
          <table:table-cell office:value-type="float" office:value="2688" table:style-name="ce5">
            <text:p>2.688</text:p>
          </table:table-cell>
          <table:table-cell office:value-type="float" office:value="2361" table:style-name="ce5">
            <text:p>2.361</text:p>
          </table:table-cell>
          <table:table-cell office:value-type="float" office:value="873" table:style-name="ce5">
            <text:p>8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1" table:style-name="ce5">
            <text:p>21</text:p>
          </table:table-cell>
          <table:table-cell office:value-type="float" office:value="523" table:style-name="ce5">
            <text:p>523</text:p>
          </table:table-cell>
          <table:table-cell office:value-type="float" office:value="894" table:style-name="ce5">
            <text:p>894</text:p>
          </table:table-cell>
          <table:table-cell office:value-type="float" office:value="571" table:style-name="ce5">
            <text:p>571</text:p>
          </table:table-cell>
          <table:table-cell office:value-type="float" office:value="199" table:style-name="ce5">
            <text:p>199</text:p>
          </table:table-cell>
          <table:table-cell office:value-type="float" office:value="1473" table:style-name="ce5">
            <text:p>1.473</text:p>
          </table:table-cell>
          <table:table-cell office:value-type="float" office:value="231" table:style-name="ce5">
            <text:p>231</text:p>
          </table:table-cell>
          <table:table-cell office:value-type="float" office:value="227" table:style-name="ce5">
            <text:p>2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9" table:style-name="ce5">
            <text:p>89</text:p>
          </table:table-cell>
          <table:table-cell office:value-type="float" office:value="1127" table:style-name="ce5">
            <text:p>1.127</text:p>
          </table:table-cell>
          <table:table-cell office:value-type="float" office:value="3195" table:style-name="ce5">
            <text:p>3.195</text:p>
          </table:table-cell>
          <table:table-cell office:value-type="float" office:value="1020" table:style-name="ce5">
            <text:p>1.020</text:p>
          </table:table-cell>
          <table:table-cell office:value-type="float" office:value="1226" table:style-name="ce5">
            <text:p>1.226</text:p>
          </table:table-cell>
          <table:table-cell office:value-type="float" office:value="3637" table:style-name="ce5">
            <text:p>3.637</text:p>
          </table:table-cell>
          <table:table-cell office:value-type="float" office:value="860" table:style-name="ce5">
            <text:p>860</text:p>
          </table:table-cell>
          <table:table-cell office:value-type="float" office:value="494" table:style-name="ce5">
            <text:p>4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76" table:style-name="ce5">
            <text:p>176</text:p>
          </table:table-cell>
          <table:table-cell office:value-type="float" office:value="1983" table:style-name="ce5">
            <text:p>1.983</text:p>
          </table:table-cell>
          <table:table-cell office:value-type="float" office:value="1954" table:style-name="ce5">
            <text:p>1.954</text:p>
          </table:table-cell>
          <table:table-cell office:value-type="float" office:value="505" table:style-name="ce5">
            <text:p>505</text:p>
          </table:table-cell>
          <table:table-cell office:value-type="float" office:value="658" table:style-name="ce5">
            <text:p>658</text:p>
          </table:table-cell>
          <table:table-cell office:value-type="float" office:value="1621" table:style-name="ce5">
            <text:p>1.621</text:p>
          </table:table-cell>
          <table:table-cell office:value-type="float" office:value="589" table:style-name="ce5">
            <text:p>589</text:p>
          </table:table-cell>
          <table:table-cell office:value-type="float" office:value="814" table:style-name="ce5">
            <text:p>8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98" table:style-name="ce5">
            <text:p>198</text:p>
          </table:table-cell>
          <table:table-cell office:value-type="float" office:value="2262" table:style-name="ce5">
            <text:p>2.262</text:p>
          </table:table-cell>
          <table:table-cell office:value-type="float" office:value="3564" table:style-name="ce5">
            <text:p>3.564</text:p>
          </table:table-cell>
          <table:table-cell office:value-type="float" office:value="1133" table:style-name="ce5">
            <text:p>1.133</text:p>
          </table:table-cell>
          <table:table-cell office:value-type="float" office:value="1365" table:style-name="ce5">
            <text:p>1.365</text:p>
          </table:table-cell>
          <table:table-cell office:value-type="float" office:value="3805" table:style-name="ce5">
            <text:p>3.805</text:p>
          </table:table-cell>
          <table:table-cell office:value-type="float" office:value="1042" table:style-name="ce5">
            <text:p>1.042</text:p>
          </table:table-cell>
          <table:table-cell office:value-type="float" office:value="952" table:style-name="ce5">
            <text:p>9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1395" table:style-name="ce5">
            <text:p>1.395</text:p>
          </table:table-cell>
          <table:table-cell office:value-type="float" office:value="2963" table:style-name="ce5">
            <text:p>2.963</text:p>
          </table:table-cell>
          <table:table-cell office:value-type="float" office:value="1406" table:style-name="ce5">
            <text:p>1.406</text:p>
          </table:table-cell>
          <table:table-cell office:value-type="float" office:value="500" table:style-name="ce5">
            <text:p>500</text:p>
          </table:table-cell>
          <table:table-cell office:value-type="float" office:value="2775" table:style-name="ce5">
            <text:p>2.775</text:p>
          </table:table-cell>
          <table:table-cell office:value-type="float" office:value="2339" table:style-name="ce5">
            <text:p>2.339</text:p>
          </table:table-cell>
          <table:table-cell office:value-type="float" office:value="1389" table:style-name="ce5">
            <text:p>1.389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5A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D25A - ESCUELAS URBANAS, POR VELOCIDAD DE LA PRINCIPAL CONEXIÓ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Hasta 256 Kbps</text:p>
          </table:table-cell>
          <table:table-cell office:value-type="string" table:number-columns-spanned="1" table:number-rows-spanned="2" table:style-name="ce8">
            <text:p>Entre 257 Kbps y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Entre 3 Mbps y 4 Mbps</text:p>
          </table:table-cell>
          <table:table-cell office:value-type="string" table:number-columns-spanned="1" table:number-rows-spanned="2" table:style-name="ce8">
            <text:p>Entre 5 Mbps y 8 Mbps</text:p>
          </table:table-cell>
          <table:table-cell office:value-type="string" table:number-columns-spanned="1" table:number-rows-spanned="2" table:style-name="ce8">
            <text:p>Entre 9 Mbps y 10 Mbps</text:p>
          </table:table-cell>
          <table:table-cell office:value-type="string" table:number-columns-spanned="1" table:number-rows-spanned="2" table:style-name="ce8">
            <text:p>Entre 11 Mbps y 20 Mbps</text:p>
          </table:table-cell>
          <table:table-cell office:value-type="string" table:number-columns-spanned="1" table:number-rows-spanned="2" table:style-name="ce8">
            <text:p>Entre 21 Mbps y 50 Mbps</text:p>
          </table:table-cell>
          <table:table-cell office:value-type="string" table:number-columns-spanned="1" table:number-rows-spanned="2" table:style-name="ce8">
            <text:p>51 Mbps o superior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tiene Internet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93" table:style-name="ce5">
            <text:p>393</text:p>
          </table:table-cell>
          <table:table-cell office:value-type="float" office:value="514" table:style-name="ce5">
            <text:p>514</text:p>
          </table:table-cell>
          <table:table-cell office:value-type="float" office:value="1740" table:style-name="ce5">
            <text:p>1.740</text:p>
          </table:table-cell>
          <table:table-cell office:value-type="float" office:value="2520" table:style-name="ce5">
            <text:p>2.520</text:p>
          </table:table-cell>
          <table:table-cell office:value-type="float" office:value="4441" table:style-name="ce5">
            <text:p>4.441</text:p>
          </table:table-cell>
          <table:table-cell office:value-type="float" office:value="1596" table:style-name="ce5">
            <text:p>1.596</text:p>
          </table:table-cell>
          <table:table-cell office:value-type="float" office:value="2949" table:style-name="ce5">
            <text:p>2.949</text:p>
          </table:table-cell>
          <table:table-cell office:value-type="float" office:value="1768" table:style-name="ce5">
            <text:p>1.768</text:p>
          </table:table-cell>
          <table:table-cell office:value-type="float" office:value="2426" table:style-name="ce5">
            <text:p>2.426</text:p>
          </table:table-cell>
          <table:table-cell office:value-type="float" office:value="3076" table:style-name="ce5">
            <text:p>3.076</text:p>
          </table:table-cell>
          <table:table-cell office:value-type="float" office:value="2905" table:style-name="ce5">
            <text:p>2.905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70" table:style-name="ce5">
            <text:p>170</text:p>
          </table:table-cell>
          <table:table-cell office:value-type="float" office:value="213" table:style-name="ce5">
            <text:p>213</text:p>
          </table:table-cell>
          <table:table-cell office:value-type="float" office:value="751" table:style-name="ce5">
            <text:p>751</text:p>
          </table:table-cell>
          <table:table-cell office:value-type="float" office:value="395" table:style-name="ce5">
            <text:p>395</text:p>
          </table:table-cell>
          <table:table-cell office:value-type="float" office:value="251" table:style-name="ce5">
            <text:p>251</text:p>
          </table:table-cell>
          <table:table-cell office:value-type="float" office:value="464" table:style-name="ce5">
            <text:p>464</text:p>
          </table:table-cell>
          <table:table-cell office:value-type="float" office:value="237" table:style-name="ce5">
            <text:p>237</text:p>
          </table:table-cell>
          <table:table-cell office:value-type="float" office:value="251" table:style-name="ce5">
            <text:p>251</text:p>
          </table:table-cell>
          <table:table-cell office:value-type="float" office:value="249" table:style-name="ce5">
            <text:p>249</text:p>
          </table:table-cell>
          <table:table-cell office:value-type="float" office:value="251" table:style-name="ce5">
            <text:p>251</text:p>
          </table:table-cell>
          <table:table-cell office:value-type="float" office:value="418" table:style-name="ce5">
            <text:p>4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6" table:style-name="ce5">
            <text:p>56</text:p>
          </table:table-cell>
          <table:table-cell office:value-type="float" office:value="28" table:style-name="ce5">
            <text:p>28</text:p>
          </table:table-cell>
          <table:table-cell office:value-type="float" office:value="186" table:style-name="ce5">
            <text:p>186</text:p>
          </table:table-cell>
          <table:table-cell office:value-type="float" office:value="345" table:style-name="ce5">
            <text:p>345</text:p>
          </table:table-cell>
          <table:table-cell office:value-type="float" office:value="220" table:style-name="ce5">
            <text:p>220</text:p>
          </table:table-cell>
          <table:table-cell office:value-type="float" office:value="243" table:style-name="ce5">
            <text:p>243</text:p>
          </table:table-cell>
          <table:table-cell office:value-type="float" office:value="499" table:style-name="ce5">
            <text:p>499</text:p>
          </table:table-cell>
          <table:table-cell office:value-type="float" office:value="249" table:style-name="ce5">
            <text:p>249</text:p>
          </table:table-cell>
          <table:table-cell office:value-type="float" office:value="681" table:style-name="ce5">
            <text:p>681</text:p>
          </table:table-cell>
          <table:table-cell office:value-type="float" office:value="323" table:style-name="ce5">
            <text:p>323</text:p>
          </table:table-cell>
          <table:table-cell office:value-type="float" office:value="340" table:style-name="ce5">
            <text:p>3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91" table:style-name="ce5">
            <text:p>291</text:p>
          </table:table-cell>
          <table:table-cell office:value-type="float" office:value="226" table:style-name="ce5">
            <text:p>226</text:p>
          </table:table-cell>
          <table:table-cell office:value-type="float" office:value="1112" table:style-name="ce5">
            <text:p>1.112</text:p>
          </table:table-cell>
          <table:table-cell office:value-type="float" office:value="1405" table:style-name="ce5">
            <text:p>1.405</text:p>
          </table:table-cell>
          <table:table-cell office:value-type="float" office:value="1048" table:style-name="ce5">
            <text:p>1.048</text:p>
          </table:table-cell>
          <table:table-cell office:value-type="float" office:value="1111" table:style-name="ce5">
            <text:p>1.111</text:p>
          </table:table-cell>
          <table:table-cell office:value-type="float" office:value="2449" table:style-name="ce5">
            <text:p>2.449</text:p>
          </table:table-cell>
          <table:table-cell office:value-type="float" office:value="844" table:style-name="ce5">
            <text:p>844</text:p>
          </table:table-cell>
          <table:table-cell office:value-type="float" office:value="1639" table:style-name="ce5">
            <text:p>1.639</text:p>
          </table:table-cell>
          <table:table-cell office:value-type="float" office:value="1882" table:style-name="ce5">
            <text:p>1.882</text:p>
          </table:table-cell>
          <table:table-cell office:value-type="float" office:value="1936" table:style-name="ce5">
            <text:p>1.936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78" table:style-name="ce5">
            <text:p>178</text:p>
          </table:table-cell>
          <table:table-cell office:value-type="float" office:value="395" table:style-name="ce5">
            <text:p>395</text:p>
          </table:table-cell>
          <table:table-cell office:value-type="float" office:value="1066" table:style-name="ce5">
            <text:p>1.066</text:p>
          </table:table-cell>
          <table:table-cell office:value-type="float" office:value="1891" table:style-name="ce5">
            <text:p>1.891</text:p>
          </table:table-cell>
          <table:table-cell office:value-type="float" office:value="4300" table:style-name="ce5">
            <text:p>4.300</text:p>
          </table:table-cell>
          <table:table-cell office:value-type="float" office:value="850" table:style-name="ce5">
            <text:p>850</text:p>
          </table:table-cell>
          <table:table-cell office:value-type="float" office:value="1424" table:style-name="ce5">
            <text:p>1.424</text:p>
          </table:table-cell>
          <table:table-cell office:value-type="float" office:value="1297" table:style-name="ce5">
            <text:p>1.297</text:p>
          </table:table-cell>
          <table:table-cell office:value-type="float" office:value="1537" table:style-name="ce5">
            <text:p>1.537</text:p>
          </table:table-cell>
          <table:table-cell office:value-type="float" office:value="2091" table:style-name="ce5">
            <text:p>2.091</text:p>
          </table:table-cell>
          <table:table-cell office:value-type="float" office:value="1920" table:style-name="ce5">
            <text:p>1.9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7" table:style-name="ce5">
            <text:p>77</text:p>
          </table:table-cell>
          <table:table-cell office:value-type="float" office:value="106" table:style-name="ce5">
            <text:p>106</text:p>
          </table:table-cell>
          <table:table-cell office:value-type="float" office:value="239" table:style-name="ce5">
            <text:p>239</text:p>
          </table:table-cell>
          <table:table-cell office:value-type="float" office:value="725" table:style-name="ce5">
            <text:p>725</text:p>
          </table:table-cell>
          <table:table-cell office:value-type="float" office:value="148" table:style-name="ce5">
            <text:p>148</text:p>
          </table:table-cell>
          <table:table-cell office:value-type="float" office:value="563" table:style-name="ce5">
            <text:p>563</text:p>
          </table:table-cell>
          <table:table-cell office:value-type="float" office:value="607" table:style-name="ce5">
            <text:p>607</text:p>
          </table:table-cell>
          <table:table-cell office:value-type="float" office:value="779" table:style-name="ce5">
            <text:p>779</text:p>
          </table:table-cell>
          <table:table-cell office:value-type="float" office:value="558" table:style-name="ce5">
            <text:p>558</text:p>
          </table:table-cell>
          <table:table-cell office:value-type="float" office:value="1176" table:style-name="ce5">
            <text:p>1.176</text:p>
          </table:table-cell>
          <table:table-cell office:value-type="float" office:value="844" table:style-name="ce5">
            <text:p>8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69" table:style-name="ce5">
            <text:p>269</text:p>
          </table:table-cell>
          <table:table-cell office:value-type="float" office:value="443" table:style-name="ce5">
            <text:p>443</text:p>
          </table:table-cell>
          <table:table-cell office:value-type="float" office:value="1231" table:style-name="ce5">
            <text:p>1.231</text:p>
          </table:table-cell>
          <table:table-cell office:value-type="float" office:value="2144" table:style-name="ce5">
            <text:p>2.144</text:p>
          </table:table-cell>
          <table:table-cell office:value-type="float" office:value="2380" table:style-name="ce5">
            <text:p>2.380</text:p>
          </table:table-cell>
          <table:table-cell office:value-type="float" office:value="973" table:style-name="ce5">
            <text:p>973</text:p>
          </table:table-cell>
          <table:table-cell office:value-type="float" office:value="2630" table:style-name="ce5">
            <text:p>2.630</text:p>
          </table:table-cell>
          <table:table-cell office:value-type="float" office:value="1022" table:style-name="ce5">
            <text:p>1.022</text:p>
          </table:table-cell>
          <table:table-cell office:value-type="float" office:value="1704" table:style-name="ce5">
            <text:p>1.704</text:p>
          </table:table-cell>
          <table:table-cell office:value-type="float" office:value="1498" table:style-name="ce5">
            <text:p>1.498</text:p>
          </table:table-cell>
          <table:table-cell office:value-type="float" office:value="1773" table:style-name="ce5">
            <text:p>1.7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65" table:style-name="ce5">
            <text:p>265</text:p>
          </table:table-cell>
          <table:table-cell office:value-type="float" office:value="263" table:style-name="ce5">
            <text:p>263</text:p>
          </table:table-cell>
          <table:table-cell office:value-type="float" office:value="585" table:style-name="ce5">
            <text:p>585</text:p>
          </table:table-cell>
          <table:table-cell office:value-type="float" office:value="987" table:style-name="ce5">
            <text:p>987</text:p>
          </table:table-cell>
          <table:table-cell office:value-type="float" office:value="1688" table:style-name="ce5">
            <text:p>1.688</text:p>
          </table:table-cell>
          <table:table-cell office:value-type="float" office:value="936" table:style-name="ce5">
            <text:p>936</text:p>
          </table:table-cell>
          <table:table-cell office:value-type="float" office:value="1149" table:style-name="ce5">
            <text:p>1.149</text:p>
          </table:table-cell>
          <table:table-cell office:value-type="float" office:value="912" table:style-name="ce5">
            <text:p>912</text:p>
          </table:table-cell>
          <table:table-cell office:value-type="float" office:value="1097" table:style-name="ce5">
            <text:p>1.097</text:p>
          </table:table-cell>
          <table:table-cell office:value-type="float" office:value="1246" table:style-name="ce5">
            <text:p>1.246</text:p>
          </table:table-cell>
          <table:table-cell office:value-type="float" office:value="1548" table:style-name="ce5">
            <text:p>1.548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77" table:style-name="ce5">
            <text:p>377</text:p>
          </table:table-cell>
          <table:table-cell office:value-type="float" office:value="514" table:style-name="ce5">
            <text:p>514</text:p>
          </table:table-cell>
          <table:table-cell office:value-type="float" office:value="1362" table:style-name="ce5">
            <text:p>1.362</text:p>
          </table:table-cell>
          <table:table-cell office:value-type="float" office:value="2326" table:style-name="ce5">
            <text:p>2.326</text:p>
          </table:table-cell>
          <table:table-cell office:value-type="float" office:value="2792" table:style-name="ce5">
            <text:p>2.792</text:p>
          </table:table-cell>
          <table:table-cell office:value-type="float" office:value="1337" table:style-name="ce5">
            <text:p>1.337</text:p>
          </table:table-cell>
          <table:table-cell office:value-type="float" office:value="2850" table:style-name="ce5">
            <text:p>2.850</text:p>
          </table:table-cell>
          <table:table-cell office:value-type="float" office:value="1363" table:style-name="ce5">
            <text:p>1.363</text:p>
          </table:table-cell>
          <table:table-cell office:value-type="float" office:value="2020" table:style-name="ce5">
            <text:p>2.020</text:p>
          </table:table-cell>
          <table:table-cell office:value-type="float" office:value="1917" table:style-name="ce5">
            <text:p>1.917</text:p>
          </table:table-cell>
          <table:table-cell office:value-type="float" office:value="2281" table:style-name="ce5">
            <text:p>2.281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14" table:style-name="ce5">
            <text:p>114</text:p>
          </table:table-cell>
          <table:table-cell office:value-type="float" office:value="0" table:style-name="ce5">
            <text:p>0</text:p>
          </table:table-cell>
          <table:table-cell office:value-type="float" office:value="1096" table:style-name="ce5">
            <text:p>1.096</text:p>
          </table:table-cell>
          <table:table-cell office:value-type="float" office:value="1032" table:style-name="ce5">
            <text:p>1.032</text:p>
          </table:table-cell>
          <table:table-cell office:value-type="float" office:value="3476" table:style-name="ce5">
            <text:p>3.476</text:p>
          </table:table-cell>
          <table:table-cell office:value-type="float" office:value="891" table:style-name="ce5">
            <text:p>891</text:p>
          </table:table-cell>
          <table:table-cell office:value-type="float" office:value="865" table:style-name="ce5">
            <text:p>865</text:p>
          </table:table-cell>
          <table:table-cell office:value-type="float" office:value="1158" table:style-name="ce5">
            <text:p>1.158</text:p>
          </table:table-cell>
          <table:table-cell office:value-type="float" office:value="1386" table:style-name="ce5">
            <text:p>1.386</text:p>
          </table:table-cell>
          <table:table-cell office:value-type="float" office:value="2501" table:style-name="ce5">
            <text:p>2.501</text:p>
          </table:table-cell>
          <table:table-cell office:value-type="float" office:value="1845" table:style-name="ce5">
            <text:p>1.8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D26 - ESCUELAS CON ACCESO A INTERNET INALÁMBRI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36" table:style-name="ce5">
            <text:p>6.136</text:p>
          </table:table-cell>
          <table:table-cell office:value-type="float" office:value="2500" table:style-name="ce5">
            <text:p>2.5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54" table:style-name="ce5">
            <text:p>954</text:p>
          </table:table-cell>
          <table:table-cell office:value-type="float" office:value="288" table:style-name="ce5">
            <text:p>2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75" table:style-name="ce5">
            <text:p>875</text:p>
          </table:table-cell>
          <table:table-cell office:value-type="float" office:value="146" table:style-name="ce5">
            <text:p>1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552" table:style-name="ce5">
            <text:p>3.552</text:p>
          </table:table-cell>
          <table:table-cell office:value-type="float" office:value="1438" table:style-name="ce5">
            <text:p>1.4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605" table:style-name="ce5">
            <text:p>4.605</text:p>
          </table:table-cell>
          <table:table-cell office:value-type="float" office:value="1902" table:style-name="ce5">
            <text:p>1.9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468" table:style-name="ce5">
            <text:p>1.468</text:p>
          </table:table-cell>
          <table:table-cell office:value-type="float" office:value="678" table:style-name="ce5">
            <text:p>6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664" table:style-name="ce5">
            <text:p>4.664</text:p>
          </table:table-cell>
          <table:table-cell office:value-type="float" office:value="1870" table:style-name="ce5">
            <text:p>1.8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003" table:style-name="ce5">
            <text:p>3.003</text:p>
          </table:table-cell>
          <table:table-cell office:value-type="float" office:value="955" table:style-name="ce5">
            <text:p>9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788" table:style-name="ce5">
            <text:p>4.788</text:p>
          </table:table-cell>
          <table:table-cell office:value-type="float" office:value="2085" table:style-name="ce5">
            <text:p>2.0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927" table:style-name="ce5">
            <text:p>4.927</text:p>
          </table:table-cell>
          <table:table-cell office:value-type="float" office:value="1380" table:style-name="ce5">
            <text:p>1.3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D26A - ESCUELAS URBANAS, POR RESTRICCIONES AL USO DE LA CONEXIÓN INALÁB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De libre uso para todos, incluso para los alumnos</text:p>
          </table:table-cell>
          <table:table-cell office:value-type="string" table:number-columns-spanned="1" table:number-rows-spanned="2" table:style-name="ce8">
            <text:p>De uso restringido o con contraseña, y los alumnos no tienen acceso a ella</text:p>
          </table:table-cell>
          <table:table-cell office:value-type="string" table:number-columns-spanned="1" table:number-rows-spanned="2" table:style-name="ce8">
            <text:p>De uso restringido o con contraseña, pero los alumnos pueden acceder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WiFi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359" table:style-name="ce5">
            <text:p>2.359</text:p>
          </table:table-cell>
          <table:table-cell office:value-type="float" office:value="5104" table:style-name="ce5">
            <text:p>5.104</text:p>
          </table:table-cell>
          <table:table-cell office:value-type="float" office:value="4562" table:style-name="ce5">
            <text:p>4.562</text:p>
          </table:table-cell>
          <table:table-cell office:value-type="float" office:value="307" table:style-name="ce5">
            <text:p>307</text:p>
          </table:table-cell>
          <table:table-cell office:value-type="string" table:style-name="ce5">
            <text:p>-</text:p>
          </table:table-cell>
          <table:table-cell office:value-type="float" office:value="2500" table:style-name="ce5">
            <text:p>2.50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49" table:style-name="ce5">
            <text:p>449</text:p>
          </table:table-cell>
          <table:table-cell office:value-type="float" office:value="916" table:style-name="ce5">
            <text:p>916</text:p>
          </table:table-cell>
          <table:table-cell office:value-type="float" office:value="446" table:style-name="ce5">
            <text:p>4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" table:style-name="ce5">
            <text:p>28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21" table:style-name="ce5">
            <text:p>121</text:p>
          </table:table-cell>
          <table:table-cell office:value-type="float" office:value="612" table:style-name="ce5">
            <text:p>612</text:p>
          </table:table-cell>
          <table:table-cell office:value-type="float" office:value="817" table:style-name="ce5">
            <text:p>8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6" table:style-name="ce5">
            <text:p>14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39" table:style-name="ce5">
            <text:p>1.039</text:p>
          </table:table-cell>
          <table:table-cell office:value-type="float" office:value="2477" table:style-name="ce5">
            <text:p>2.477</text:p>
          </table:table-cell>
          <table:table-cell office:value-type="float" office:value="3177" table:style-name="ce5">
            <text:p>3.1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38" table:style-name="ce5">
            <text:p>1.43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971" table:style-name="ce5">
            <text:p>1.971</text:p>
          </table:table-cell>
          <table:table-cell office:value-type="float" office:value="4177" table:style-name="ce5">
            <text:p>4.177</text:p>
          </table:table-cell>
          <table:table-cell office:value-type="float" office:value="2873" table:style-name="ce5">
            <text:p>2.873</text:p>
          </table:table-cell>
          <table:table-cell office:value-type="float" office:value="307" table:style-name="ce5">
            <text:p>307</text:p>
          </table:table-cell>
          <table:table-cell office:value-type="string" table:style-name="ce5">
            <text:p>-</text:p>
          </table:table-cell>
          <table:table-cell office:value-type="float" office:value="1902" table:style-name="ce5">
            <text:p>1.90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19" table:style-name="ce5">
            <text:p>619</text:p>
          </table:table-cell>
          <table:table-cell office:value-type="float" office:value="1123" table:style-name="ce5">
            <text:p>1.123</text:p>
          </table:table-cell>
          <table:table-cell office:value-type="float" office:value="1265" table:style-name="ce5">
            <text:p>1.2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8" table:style-name="ce5">
            <text:p>678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91" table:style-name="ce5">
            <text:p>991</text:p>
          </table:table-cell>
          <table:table-cell office:value-type="float" office:value="3385" table:style-name="ce5">
            <text:p>3.385</text:p>
          </table:table-cell>
          <table:table-cell office:value-type="float" office:value="3416" table:style-name="ce5">
            <text:p>3.4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70" table:style-name="ce5">
            <text:p>1.87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830" table:style-name="ce5">
            <text:p>1.830</text:p>
          </table:table-cell>
          <table:table-cell office:value-type="float" office:value="2294" table:style-name="ce5">
            <text:p>2.294</text:p>
          </table:table-cell>
          <table:table-cell office:value-type="float" office:value="1423" table:style-name="ce5">
            <text:p>1.423</text:p>
          </table:table-cell>
          <table:table-cell office:value-type="float" office:value="307" table:style-name="ce5">
            <text:p>307</text:p>
          </table:table-cell>
          <table:table-cell office:value-type="string" table:style-name="ce5">
            <text:p>-</text:p>
          </table:table-cell>
          <table:table-cell office:value-type="float" office:value="955" table:style-name="ce5">
            <text:p>95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077" table:style-name="ce5">
            <text:p>2.077</text:p>
          </table:table-cell>
          <table:table-cell office:value-type="float" office:value="3626" table:style-name="ce5">
            <text:p>3.626</text:p>
          </table:table-cell>
          <table:table-cell office:value-type="float" office:value="3654" table:style-name="ce5">
            <text:p>3.654</text:p>
          </table:table-cell>
          <table:table-cell office:value-type="float" office:value="307" table:style-name="ce5">
            <text:p>307</text:p>
          </table:table-cell>
          <table:table-cell office:value-type="string" table:style-name="ce5">
            <text:p>-</text:p>
          </table:table-cell>
          <table:table-cell office:value-type="float" office:value="2085" table:style-name="ce5">
            <text:p>2.08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159" table:style-name="ce5">
            <text:p>1.159</text:p>
          </table:table-cell>
          <table:table-cell office:value-type="float" office:value="3985" table:style-name="ce5">
            <text:p>3.985</text:p>
          </table:table-cell>
          <table:table-cell office:value-type="float" office:value="2948" table:style-name="ce5">
            <text:p>2.9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80" table:style-name="ce5">
            <text:p>1.38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B1" table:style-name="ta1">
        <table:table-column table:style-name="co1" table:number-columns-repeated="40" table:default-cell-style-name="ce1"/>
        <table:table-column table:style-name="co2" table:number-columns-repeated="16344" table:default-cell-style-name="ce1"/>
        <table:table-row table:style-name="ro1">
          <table:table-cell office:value-type="string" table:style-name="ce7">
            <text:p>D26B1 - ESCUELAS URBANAS, POR RESPONSABLE DEL MANTENIMIENTO DE LA RED INALÁB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Profesor/a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Mentor/a o técnico/a del 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Coordinador/a pedagógico/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Secretaría de Educació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arios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el gobierno municipal</text:p>
          </table:table-cell>
          <table:covered-table-cell table:number-columns-repeated="4"/>
          <table:table-cell office:value-type="string" table:number-columns-spanned="2" table:number-rows-spanned="1" table:style-name="ce8">
            <text:p>Otros</text:p>
          </table:table-cell>
          <table:covered-table-cell/>
          <table:table-cell office:value-type="string" table:number-columns-spanned="1" table:number-rows-spanned="2" table:style-name="ce8">
            <text:p>Nadie es responsable del mantenimiento de la red de WiFi</text:p>
          </table:table-cell>
          <table:table-cell table:style-name="ce4"/>
          <table:table-cell table:number-columns-repeated="1634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 ni tiene profesor/a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 ni tiene monitor/a en el laboratorio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 ni tiene coordinador/a pedagógico/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covered-table-cell/>
          <table:table-cell table:style-name="ce4"/>
          <table:table-cell table:number-columns-repeated="1634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59" table:style-name="ce5">
            <text:p>959</text:p>
          </table:table-cell>
          <table:table-cell office:value-type="float" office:value="3195" table:style-name="ce5">
            <text:p>3.1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29" table:style-name="ce5">
            <text:p>6.029</text:p>
          </table:table-cell>
          <table:table-cell office:value-type="float" office:value="1446" table:style-name="ce5">
            <text:p>1.446</text:p>
          </table:table-cell>
          <table:table-cell office:value-type="float" office:value="2012" table:style-name="ce5">
            <text:p>2.0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99" table:style-name="ce5">
            <text:p>6.399</text:p>
          </table:table-cell>
          <table:table-cell office:value-type="float" office:value="1132" table:style-name="ce5">
            <text:p>1.132</text:p>
          </table:table-cell>
          <table:table-cell office:value-type="float" office:value="6170" table:style-name="ce5">
            <text:p>6.1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00" table:style-name="ce5">
            <text:p>2.500</text:p>
          </table:table-cell>
          <table:table-cell office:value-type="float" office:value="5943" table:style-name="ce5">
            <text:p>5.943</text:p>
          </table:table-cell>
          <table:table-cell office:value-type="float" office:value="4039" table:style-name="ce5">
            <text:p>4.039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-</text:p>
          </table:table-cell>
          <table:table-cell office:value-type="float" office:value="2500" table:style-name="ce5">
            <text:p>2.500</text:p>
          </table:table-cell>
          <table:table-cell office:value-type="float" office:value="4486" table:style-name="ce5">
            <text:p>4.486</text:p>
          </table:table-cell>
          <table:table-cell office:value-type="float" office:value="5443" table:style-name="ce5">
            <text:p>5.443</text:p>
          </table:table-cell>
          <table:table-cell office:value-type="float" office:value="791" table:style-name="ce5">
            <text:p>791</text:p>
          </table:table-cell>
          <table:table-cell office:value-type="string" table:style-name="ce5">
            <text:p>-</text:p>
          </table:table-cell>
          <table:table-cell office:value-type="float" office:value="2500" table:style-name="ce5">
            <text:p>2.500</text:p>
          </table:table-cell>
          <table:table-cell office:value-type="float" office:value="2014" table:style-name="ce5">
            <text:p>2.014</text:p>
          </table:table-cell>
          <table:table-cell office:value-type="float" office:value="6267" table:style-name="ce5">
            <text:p>6.267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2500" table:style-name="ce5">
            <text:p>2.500</text:p>
          </table:table-cell>
          <table:table-cell office:value-type="float" office:value="4285" table:style-name="ce5">
            <text:p>4.285</text:p>
          </table:table-cell>
          <table:table-cell office:value-type="float" office:value="5513" table:style-name="ce5">
            <text:p>5.513</text:p>
          </table:table-cell>
          <table:table-cell office:value-type="float" office:value="799" table:style-name="ce5">
            <text:p>799</text:p>
          </table:table-cell>
          <table:table-cell office:value-type="string" table:style-name="ce5">
            <text:p>-</text:p>
          </table:table-cell>
          <table:table-cell office:value-type="float" office:value="2500" table:style-name="ce5">
            <text:p>2.500</text:p>
          </table:table-cell>
          <table:table-cell office:value-type="float" office:value="1123" table:style-name="ce5">
            <text:p>1.123</text:p>
          </table:table-cell>
          <table:table-cell office:value-type="float" office:value="6210" table:style-name="ce5">
            <text:p>6.210</text:p>
          </table:table-cell>
          <table:table-cell office:value-type="float" office:value="620" table:style-name="ce5">
            <text:p>620</text:p>
          </table:table-cell>
          <table:table-cell table:number-columns-repeated="1634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3" table:style-name="ce5">
            <text:p>83</text:p>
          </table:table-cell>
          <table:table-cell office:value-type="float" office:value="278" table:style-name="ce5">
            <text:p>2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0" table:style-name="ce5">
            <text:p>980</text:p>
          </table:table-cell>
          <table:table-cell office:value-type="float" office:value="237" table:style-name="ce5">
            <text:p>237</text:p>
          </table:table-cell>
          <table:table-cell office:value-type="float" office:value="483" table:style-name="ce5">
            <text:p>4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8" table:style-name="ce5">
            <text:p>948</text:p>
          </table:table-cell>
          <table:table-cell office:value-type="float" office:value="196" table:style-name="ce5">
            <text:p>196</text:p>
          </table:table-cell>
          <table:table-cell office:value-type="float" office:value="958" table:style-name="ce5">
            <text:p>9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" table:style-name="ce5">
            <text:p>288</text:p>
          </table:table-cell>
          <table:table-cell office:value-type="float" office:value="830" table:style-name="ce5">
            <text:p>830</text:p>
          </table:table-cell>
          <table:table-cell office:value-type="float" office:value="683" table:style-name="ce5">
            <text:p>68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288" table:style-name="ce5">
            <text:p>288</text:p>
          </table:table-cell>
          <table:table-cell office:value-type="float" office:value="534" table:style-name="ce5">
            <text:p>534</text:p>
          </table:table-cell>
          <table:table-cell office:value-type="float" office:value="949" table:style-name="ce5">
            <text:p>9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" table:style-name="ce5">
            <text:p>288</text:p>
          </table:table-cell>
          <table:table-cell office:value-type="float" office:value="259" table:style-name="ce5">
            <text:p>259</text:p>
          </table:table-cell>
          <table:table-cell office:value-type="float" office:value="989" table:style-name="ce5">
            <text:p>989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288" table:style-name="ce5">
            <text:p>288</text:p>
          </table:table-cell>
          <table:table-cell office:value-type="float" office:value="644" table:style-name="ce5">
            <text:p>644</text:p>
          </table:table-cell>
          <table:table-cell office:value-type="float" office:value="860" table:style-name="ce5">
            <text:p>8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" table:style-name="ce5">
            <text:p>288</text:p>
          </table:table-cell>
          <table:table-cell office:value-type="float" office:value="236" table:style-name="ce5">
            <text:p>236</text:p>
          </table:table-cell>
          <table:table-cell office:value-type="float" office:value="962" table:style-name="ce5">
            <text:p>962</text:p>
          </table:table-cell>
          <table:table-cell office:value-type="float" office:value="67" table:style-name="ce5">
            <text:p>67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86" table:style-name="ce5">
            <text:p>186</text:p>
          </table:table-cell>
          <table:table-cell office:value-type="float" office:value="174" table:style-name="ce5">
            <text:p>1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6" table:style-name="ce5">
            <text:p>896</text:p>
          </table:table-cell>
          <table:table-cell office:value-type="float" office:value="306" table:style-name="ce5">
            <text:p>306</text:p>
          </table:table-cell>
          <table:table-cell office:value-type="float" office:value="204" table:style-name="ce5">
            <text:p>2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9" table:style-name="ce5">
            <text:p>909</text:p>
          </table:table-cell>
          <table:table-cell office:value-type="float" office:value="311" table:style-name="ce5">
            <text:p>311</text:p>
          </table:table-cell>
          <table:table-cell office:value-type="float" office:value="872" table:style-name="ce5">
            <text:p>8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6" table:style-name="ce5">
            <text:p>146</text:p>
          </table:table-cell>
          <table:table-cell office:value-type="float" office:value="806" table:style-name="ce5">
            <text:p>806</text:p>
          </table:table-cell>
          <table:table-cell office:value-type="float" office:value="630" table:style-name="ce5">
            <text:p>630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146" table:style-name="ce5">
            <text:p>146</text:p>
          </table:table-cell>
          <table:table-cell office:value-type="float" office:value="562" table:style-name="ce5">
            <text:p>562</text:p>
          </table:table-cell>
          <table:table-cell office:value-type="float" office:value="827" table:style-name="ce5">
            <text:p>8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6" table:style-name="ce5">
            <text:p>146</text:p>
          </table:table-cell>
          <table:table-cell office:value-type="float" office:value="311" table:style-name="ce5">
            <text:p>311</text:p>
          </table:table-cell>
          <table:table-cell office:value-type="float" office:value="900" table:style-name="ce5">
            <text:p>9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6" table:style-name="ce5">
            <text:p>146</text:p>
          </table:table-cell>
          <table:table-cell office:value-type="float" office:value="431" table:style-name="ce5">
            <text:p>431</text:p>
          </table:table-cell>
          <table:table-cell office:value-type="float" office:value="848" table:style-name="ce5">
            <text:p>8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6" table:style-name="ce5">
            <text:p>146</text:p>
          </table:table-cell>
          <table:table-cell office:value-type="float" office:value="211" table:style-name="ce5">
            <text:p>211</text:p>
          </table:table-cell>
          <table:table-cell office:value-type="float" office:value="888" table:style-name="ce5">
            <text:p>888</text:p>
          </table:table-cell>
          <table:table-cell office:value-type="float" office:value="145" table:style-name="ce5">
            <text:p>145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12" table:style-name="ce5">
            <text:p>312</text:p>
          </table:table-cell>
          <table:table-cell office:value-type="float" office:value="1184" table:style-name="ce5">
            <text:p>1.1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83" table:style-name="ce5">
            <text:p>3.783</text:p>
          </table:table-cell>
          <table:table-cell office:value-type="float" office:value="804" table:style-name="ce5">
            <text:p>804</text:p>
          </table:table-cell>
          <table:table-cell office:value-type="float" office:value="1069" table:style-name="ce5">
            <text:p>1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01" table:style-name="ce5">
            <text:p>3.801</text:p>
          </table:table-cell>
          <table:table-cell office:value-type="float" office:value="800" table:style-name="ce5">
            <text:p>800</text:p>
          </table:table-cell>
          <table:table-cell office:value-type="float" office:value="3587" table:style-name="ce5">
            <text:p>3.5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38" table:style-name="ce5">
            <text:p>1.438</text:p>
          </table:table-cell>
          <table:table-cell office:value-type="float" office:value="3597" table:style-name="ce5">
            <text:p>3.597</text:p>
          </table:table-cell>
          <table:table-cell office:value-type="float" office:value="1939" table:style-name="ce5">
            <text:p>1.9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38" table:style-name="ce5">
            <text:p>1.438</text:p>
          </table:table-cell>
          <table:table-cell office:value-type="float" office:value="3056" table:style-name="ce5">
            <text:p>3.056</text:p>
          </table:table-cell>
          <table:table-cell office:value-type="float" office:value="2801" table:style-name="ce5">
            <text:p>2.8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38" table:style-name="ce5">
            <text:p>1.438</text:p>
          </table:table-cell>
          <table:table-cell office:value-type="float" office:value="1378" table:style-name="ce5">
            <text:p>1.378</text:p>
          </table:table-cell>
          <table:table-cell office:value-type="float" office:value="3587" table:style-name="ce5">
            <text:p>3.5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38" table:style-name="ce5">
            <text:p>1.438</text:p>
          </table:table-cell>
          <table:table-cell office:value-type="float" office:value="2862" table:style-name="ce5">
            <text:p>2.862</text:p>
          </table:table-cell>
          <table:table-cell office:value-type="float" office:value="2839" table:style-name="ce5">
            <text:p>2.839</text:p>
          </table:table-cell>
          <table:table-cell office:value-type="float" office:value="113" table:style-name="ce5">
            <text:p>113</text:p>
          </table:table-cell>
          <table:table-cell office:value-type="string" table:style-name="ce5">
            <text:p>-</text:p>
          </table:table-cell>
          <table:table-cell office:value-type="float" office:value="1438" table:style-name="ce5">
            <text:p>1.438</text:p>
          </table:table-cell>
          <table:table-cell office:value-type="float" office:value="437" table:style-name="ce5">
            <text:p>437</text:p>
          </table:table-cell>
          <table:table-cell office:value-type="float" office:value="3588" table:style-name="ce5">
            <text:p>3.588</text:p>
          </table:table-cell>
          <table:table-cell office:value-type="float" office:value="455" table:style-name="ce5">
            <text:p>455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71" table:style-name="ce5">
            <text:p>771</text:p>
          </table:table-cell>
          <table:table-cell office:value-type="float" office:value="2840" table:style-name="ce5">
            <text:p>2.8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34" table:style-name="ce5">
            <text:p>4.234</text:p>
          </table:table-cell>
          <table:table-cell office:value-type="float" office:value="1028" table:style-name="ce5">
            <text:p>1.028</text:p>
          </table:table-cell>
          <table:table-cell office:value-type="float" office:value="1518" table:style-name="ce5">
            <text:p>1.5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38" table:style-name="ce5">
            <text:p>4.738</text:p>
          </table:table-cell>
          <table:table-cell office:value-type="float" office:value="692" table:style-name="ce5">
            <text:p>692</text:p>
          </table:table-cell>
          <table:table-cell office:value-type="float" office:value="4619" table:style-name="ce5">
            <text:p>4.6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2" table:style-name="ce5">
            <text:p>1.902</text:p>
          </table:table-cell>
          <table:table-cell office:value-type="float" office:value="4343" table:style-name="ce5">
            <text:p>4.343</text:p>
          </table:table-cell>
          <table:table-cell office:value-type="float" office:value="3276" table:style-name="ce5">
            <text:p>3.2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02" table:style-name="ce5">
            <text:p>1.902</text:p>
          </table:table-cell>
          <table:table-cell office:value-type="float" office:value="2956" table:style-name="ce5">
            <text:p>2.956</text:p>
          </table:table-cell>
          <table:table-cell office:value-type="float" office:value="4310" table:style-name="ce5">
            <text:p>4.310</text:p>
          </table:table-cell>
          <table:table-cell office:value-type="float" office:value="791" table:style-name="ce5">
            <text:p>791</text:p>
          </table:table-cell>
          <table:table-cell office:value-type="string" table:style-name="ce5">
            <text:p>-</text:p>
          </table:table-cell>
          <table:table-cell office:value-type="float" office:value="1902" table:style-name="ce5">
            <text:p>1.902</text:p>
          </table:table-cell>
          <table:table-cell office:value-type="float" office:value="1304" table:style-name="ce5">
            <text:p>1.304</text:p>
          </table:table-cell>
          <table:table-cell office:value-type="float" office:value="4726" table:style-name="ce5">
            <text:p>4.7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02" table:style-name="ce5">
            <text:p>1.902</text:p>
          </table:table-cell>
          <table:table-cell office:value-type="float" office:value="2889" table:style-name="ce5">
            <text:p>2.889</text:p>
          </table:table-cell>
          <table:table-cell office:value-type="float" office:value="4367" table:style-name="ce5">
            <text:p>4.367</text:p>
          </table:table-cell>
          <table:table-cell office:value-type="float" office:value="791" table:style-name="ce5">
            <text:p>791</text:p>
          </table:table-cell>
          <table:table-cell office:value-type="string" table:style-name="ce5">
            <text:p>-</text:p>
          </table:table-cell>
          <table:table-cell office:value-type="float" office:value="1902" table:style-name="ce5">
            <text:p>1.902</text:p>
          </table:table-cell>
          <table:table-cell office:value-type="float" office:value="929" table:style-name="ce5">
            <text:p>929</text:p>
          </table:table-cell>
          <table:table-cell office:value-type="float" office:value="4660" table:style-name="ce5">
            <text:p>4.660</text:p>
          </table:table-cell>
          <table:table-cell office:value-type="float" office:value="344" table:style-name="ce5">
            <text:p>344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32" table:style-name="ce5">
            <text:p>432</text:p>
          </table:table-cell>
          <table:table-cell office:value-type="float" office:value="797" table:style-name="ce5">
            <text:p>7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3" table:style-name="ce5">
            <text:p>1.533</text:p>
          </table:table-cell>
          <table:table-cell office:value-type="float" office:value="489" table:style-name="ce5">
            <text:p>489</text:p>
          </table:table-cell>
          <table:table-cell office:value-type="float" office:value="571" table:style-name="ce5">
            <text:p>5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28" table:style-name="ce5">
            <text:p>1.528</text:p>
          </table:table-cell>
          <table:table-cell office:value-type="float" office:value="164" table:style-name="ce5">
            <text:p>164</text:p>
          </table:table-cell>
          <table:table-cell office:value-type="float" office:value="1481" table:style-name="ce5">
            <text:p>1.4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8" table:style-name="ce5">
            <text:p>678</text:p>
          </table:table-cell>
          <table:table-cell office:value-type="float" office:value="1477" table:style-name="ce5">
            <text:p>1.477</text:p>
          </table:table-cell>
          <table:table-cell office:value-type="float" office:value="980" table:style-name="ce5">
            <text:p>9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8" table:style-name="ce5">
            <text:p>678</text:p>
          </table:table-cell>
          <table:table-cell office:value-type="float" office:value="1206" table:style-name="ce5">
            <text:p>1.206</text:p>
          </table:table-cell>
          <table:table-cell office:value-type="float" office:value="1272" table:style-name="ce5">
            <text:p>1.2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8" table:style-name="ce5">
            <text:p>678</text:p>
          </table:table-cell>
          <table:table-cell office:value-type="float" office:value="542" table:style-name="ce5">
            <text:p>542</text:p>
          </table:table-cell>
          <table:table-cell office:value-type="float" office:value="1512" table:style-name="ce5">
            <text:p>1.5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8" table:style-name="ce5">
            <text:p>678</text:p>
          </table:table-cell>
          <table:table-cell office:value-type="float" office:value="1109" table:style-name="ce5">
            <text:p>1.109</text:p>
          </table:table-cell>
          <table:table-cell office:value-type="float" office:value="1342" table:style-name="ce5">
            <text:p>1.3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8" table:style-name="ce5">
            <text:p>678</text:p>
          </table:table-cell>
          <table:table-cell office:value-type="float" office:value="327" table:style-name="ce5">
            <text:p>327</text:p>
          </table:table-cell>
          <table:table-cell office:value-type="float" office:value="1505" table:style-name="ce5">
            <text:p>1.505</text:p>
          </table:table-cell>
          <table:table-cell office:value-type="float" office:value="181" table:style-name="ce5">
            <text:p>181</text:p>
          </table:table-cell>
          <table:table-cell table:number-columns-repeated="1634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53" table:style-name="ce5">
            <text:p>453</text:p>
          </table:table-cell>
          <table:table-cell office:value-type="float" office:value="1363" table:style-name="ce5">
            <text:p>1.3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50" table:style-name="ce5">
            <text:p>4.850</text:p>
          </table:table-cell>
          <table:table-cell office:value-type="float" office:value="892" table:style-name="ce5">
            <text:p>892</text:p>
          </table:table-cell>
          <table:table-cell office:value-type="float" office:value="1452" table:style-name="ce5">
            <text:p>1.4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66" table:style-name="ce5">
            <text:p>4.766</text:p>
          </table:table-cell>
          <table:table-cell office:value-type="float" office:value="333" table:style-name="ce5">
            <text:p>333</text:p>
          </table:table-cell>
          <table:table-cell office:value-type="float" office:value="4659" table:style-name="ce5">
            <text:p>4.6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70" table:style-name="ce5">
            <text:p>1.870</text:p>
          </table:table-cell>
          <table:table-cell office:value-type="float" office:value="3257" table:style-name="ce5">
            <text:p>3.257</text:p>
          </table:table-cell>
          <table:table-cell office:value-type="float" office:value="3596" table:style-name="ce5">
            <text:p>3.596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1870" table:style-name="ce5">
            <text:p>1.870</text:p>
          </table:table-cell>
          <table:table-cell office:value-type="float" office:value="4010" table:style-name="ce5">
            <text:p>4.010</text:p>
          </table:table-cell>
          <table:table-cell office:value-type="float" office:value="2718" table:style-name="ce5">
            <text:p>2.718</text:p>
          </table:table-cell>
          <table:table-cell office:value-type="float" office:value="791" table:style-name="ce5">
            <text:p>791</text:p>
          </table:table-cell>
          <table:table-cell office:value-type="string" table:style-name="ce5">
            <text:p>-</text:p>
          </table:table-cell>
          <table:table-cell office:value-type="float" office:value="1870" table:style-name="ce5">
            <text:p>1.870</text:p>
          </table:table-cell>
          <table:table-cell office:value-type="float" office:value="1216" table:style-name="ce5">
            <text:p>1.216</text:p>
          </table:table-cell>
          <table:table-cell office:value-type="float" office:value="4603" table:style-name="ce5">
            <text:p>4.60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1870" table:style-name="ce5">
            <text:p>1.870</text:p>
          </table:table-cell>
          <table:table-cell office:value-type="float" office:value="4275" table:style-name="ce5">
            <text:p>4.275</text:p>
          </table:table-cell>
          <table:table-cell office:value-type="float" office:value="2233" table:style-name="ce5">
            <text:p>2.233</text:p>
          </table:table-cell>
          <table:table-cell office:value-type="float" office:value="799" table:style-name="ce5">
            <text:p>799</text:p>
          </table:table-cell>
          <table:table-cell office:value-type="string" table:style-name="ce5">
            <text:p>-</text:p>
          </table:table-cell>
          <table:table-cell office:value-type="float" office:value="1870" table:style-name="ce5">
            <text:p>1.870</text:p>
          </table:table-cell>
          <table:table-cell office:value-type="float" office:value="574" table:style-name="ce5">
            <text:p>574</text:p>
          </table:table-cell>
          <table:table-cell office:value-type="float" office:value="4656" table:style-name="ce5">
            <text:p>4.656</text:p>
          </table:table-cell>
          <table:table-cell office:value-type="float" office:value="270" table:style-name="ce5">
            <text:p>270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44" table:style-name="ce5">
            <text:p>444</text:p>
          </table:table-cell>
          <table:table-cell office:value-type="float" office:value="556" table:style-name="ce5">
            <text:p>5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31" table:style-name="ce5">
            <text:p>3.031</text:p>
          </table:table-cell>
          <table:table-cell office:value-type="float" office:value="225" table:style-name="ce5">
            <text:p>225</text:p>
          </table:table-cell>
          <table:table-cell office:value-type="float" office:value="796" table:style-name="ce5">
            <text:p>7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02" table:style-name="ce5">
            <text:p>3.002</text:p>
          </table:table-cell>
          <table:table-cell office:value-type="float" office:value="721" table:style-name="ce5">
            <text:p>721</text:p>
          </table:table-cell>
          <table:table-cell office:value-type="float" office:value="2951" table:style-name="ce5">
            <text:p>2.9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5" table:style-name="ce5">
            <text:p>955</text:p>
          </table:table-cell>
          <table:table-cell office:value-type="float" office:value="2447" table:style-name="ce5">
            <text:p>2.447</text:p>
          </table:table-cell>
          <table:table-cell office:value-type="float" office:value="1997" table:style-name="ce5">
            <text:p>1.9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5" table:style-name="ce5">
            <text:p>955</text:p>
          </table:table-cell>
          <table:table-cell office:value-type="float" office:value="2412" table:style-name="ce5">
            <text:p>2.412</text:p>
          </table:table-cell>
          <table:table-cell office:value-type="float" office:value="2141" table:style-name="ce5">
            <text:p>2.1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5" table:style-name="ce5">
            <text:p>955</text:p>
          </table:table-cell>
          <table:table-cell office:value-type="float" office:value="1402" table:style-name="ce5">
            <text:p>1.402</text:p>
          </table:table-cell>
          <table:table-cell office:value-type="float" office:value="2807" table:style-name="ce5">
            <text:p>2.8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5" table:style-name="ce5">
            <text:p>955</text:p>
          </table:table-cell>
          <table:table-cell office:value-type="float" office:value="406" table:style-name="ce5">
            <text:p>406</text:p>
          </table:table-cell>
          <table:table-cell office:value-type="float" office:value="2982" table:style-name="ce5">
            <text:p>2.9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5" table:style-name="ce5">
            <text:p>955</text:p>
          </table:table-cell>
          <table:table-cell office:value-type="float" office:value="535" table:style-name="ce5">
            <text:p>535</text:p>
          </table:table-cell>
          <table:table-cell office:value-type="float" office:value="2988" table:style-name="ce5">
            <text:p>2.988</text:p>
          </table:table-cell>
          <table:table-cell office:value-type="float" office:value="409" table:style-name="ce5">
            <text:p>409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18" table:style-name="ce5">
            <text:p>618</text:p>
          </table:table-cell>
          <table:table-cell office:value-type="float" office:value="1465" table:style-name="ce5">
            <text:p>1.4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00" table:style-name="ce5">
            <text:p>5.000</text:p>
          </table:table-cell>
          <table:table-cell office:value-type="float" office:value="918" table:style-name="ce5">
            <text:p>918</text:p>
          </table:table-cell>
          <table:table-cell office:value-type="float" office:value="1647" table:style-name="ce5">
            <text:p>1.6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66" table:style-name="ce5">
            <text:p>4.866</text:p>
          </table:table-cell>
          <table:table-cell office:value-type="float" office:value="794" table:style-name="ce5">
            <text:p>794</text:p>
          </table:table-cell>
          <table:table-cell office:value-type="float" office:value="4779" table:style-name="ce5">
            <text:p>4.7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85" table:style-name="ce5">
            <text:p>2.085</text:p>
          </table:table-cell>
          <table:table-cell office:value-type="float" office:value="3921" table:style-name="ce5">
            <text:p>3.921</text:p>
          </table:table-cell>
          <table:table-cell office:value-type="float" office:value="3930" table:style-name="ce5">
            <text:p>3.930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2085" table:style-name="ce5">
            <text:p>2.085</text:p>
          </table:table-cell>
          <table:table-cell office:value-type="float" office:value="4486" table:style-name="ce5">
            <text:p>4.486</text:p>
          </table:table-cell>
          <table:table-cell office:value-type="float" office:value="3135" table:style-name="ce5">
            <text:p>3.135</text:p>
          </table:table-cell>
          <table:table-cell office:value-type="float" office:value="791" table:style-name="ce5">
            <text:p>791</text:p>
          </table:table-cell>
          <table:table-cell office:value-type="string" table:style-name="ce5">
            <text:p>-</text:p>
          </table:table-cell>
          <table:table-cell office:value-type="float" office:value="2085" table:style-name="ce5">
            <text:p>2.085</text:p>
          </table:table-cell>
          <table:table-cell office:value-type="float" office:value="1822" table:style-name="ce5">
            <text:p>1.822</text:p>
          </table:table-cell>
          <table:table-cell office:value-type="float" office:value="4804" table:style-name="ce5">
            <text:p>4.804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2085" table:style-name="ce5">
            <text:p>2.085</text:p>
          </table:table-cell>
          <table:table-cell office:value-type="float" office:value="4285" table:style-name="ce5">
            <text:p>4.285</text:p>
          </table:table-cell>
          <table:table-cell office:value-type="float" office:value="3481" table:style-name="ce5">
            <text:p>3.481</text:p>
          </table:table-cell>
          <table:table-cell office:value-type="float" office:value="799" table:style-name="ce5">
            <text:p>799</text:p>
          </table:table-cell>
          <table:table-cell office:value-type="string" table:style-name="ce5">
            <text:p>-</text:p>
          </table:table-cell>
          <table:table-cell office:value-type="float" office:value="2085" table:style-name="ce5">
            <text:p>2.085</text:p>
          </table:table-cell>
          <table:table-cell office:value-type="float" office:value="776" table:style-name="ce5">
            <text:p>776</text:p>
          </table:table-cell>
          <table:table-cell office:value-type="float" office:value="4819" table:style-name="ce5">
            <text:p>4.819</text:p>
          </table:table-cell>
          <table:table-cell office:value-type="float" office:value="489" table:style-name="ce5">
            <text:p>489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34" table:style-name="ce5">
            <text:p>734</text:p>
          </table:table-cell>
          <table:table-cell office:value-type="float" office:value="2907" table:style-name="ce5">
            <text:p>2.9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6" table:style-name="ce5">
            <text:p>4.296</text:p>
          </table:table-cell>
          <table:table-cell office:value-type="float" office:value="1133" table:style-name="ce5">
            <text:p>1.133</text:p>
          </table:table-cell>
          <table:table-cell office:value-type="float" office:value="1222" table:style-name="ce5">
            <text:p>1.2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67" table:style-name="ce5">
            <text:p>4.967</text:p>
          </table:table-cell>
          <table:table-cell office:value-type="float" office:value="812" table:style-name="ce5">
            <text:p>812</text:p>
          </table:table-cell>
          <table:table-cell office:value-type="float" office:value="4884" table:style-name="ce5">
            <text:p>4.8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80" table:style-name="ce5">
            <text:p>1.380</text:p>
          </table:table-cell>
          <table:table-cell office:value-type="float" office:value="4850" table:style-name="ce5">
            <text:p>4.850</text:p>
          </table:table-cell>
          <table:table-cell office:value-type="float" office:value="1255" table:style-name="ce5">
            <text:p>1.255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1380" table:style-name="ce5">
            <text:p>1.380</text:p>
          </table:table-cell>
          <table:table-cell office:value-type="float" office:value="0" table:style-name="ce5">
            <text:p>0</text:p>
          </table:table-cell>
          <table:table-cell office:value-type="float" office:value="4927" table:style-name="ce5">
            <text:p>4.9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80" table:style-name="ce5">
            <text:p>1.380</text:p>
          </table:table-cell>
          <table:table-cell office:value-type="float" office:value="879" table:style-name="ce5">
            <text:p>879</text:p>
          </table:table-cell>
          <table:table-cell office:value-type="float" office:value="4881" table:style-name="ce5">
            <text:p>4.8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80" table:style-name="ce5">
            <text:p>1.380</text:p>
          </table:table-cell>
          <table:table-cell office:value-type="float" office:value="0" table:style-name="ce5">
            <text:p>0</text:p>
          </table:table-cell>
          <table:table-cell office:value-type="float" office:value="4927" table:style-name="ce5">
            <text:p>4.9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80" table:style-name="ce5">
            <text:p>1.380</text:p>
          </table:table-cell>
          <table:table-cell office:value-type="float" office:value="835" table:style-name="ce5">
            <text:p>835</text:p>
          </table:table-cell>
          <table:table-cell office:value-type="float" office:value="4887" table:style-name="ce5">
            <text:p>4.887</text:p>
          </table:table-cell>
          <table:table-cell office:value-type="float" office:value="380" table:style-name="ce5">
            <text:p>380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B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D30B - ESCUELAS URBANAS QUE CUENTAN CON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228" table:style-name="ce5">
            <text:p>5.228</text:p>
          </table:table-cell>
          <table:table-cell office:value-type="float" office:value="5113" table:style-name="ce5">
            <text:p>5.1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28" table:style-name="ce5">
            <text:p>828</text:p>
          </table:table-cell>
          <table:table-cell office:value-type="float" office:value="735" table:style-name="ce5">
            <text:p>7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29" table:style-name="ce5">
            <text:p>829</text:p>
          </table:table-cell>
          <table:table-cell office:value-type="float" office:value="581" table:style-name="ce5">
            <text:p>5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106" table:style-name="ce5">
            <text:p>3.106</text:p>
          </table:table-cell>
          <table:table-cell office:value-type="float" office:value="3100" table:style-name="ce5">
            <text:p>3.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845" table:style-name="ce5">
            <text:p>3.845</text:p>
          </table:table-cell>
          <table:table-cell office:value-type="float" office:value="3739" table:style-name="ce5">
            <text:p>3.7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232" table:style-name="ce5">
            <text:p>1.232</text:p>
          </table:table-cell>
          <table:table-cell office:value-type="float" office:value="1294" table:style-name="ce5">
            <text:p>1.2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838" table:style-name="ce5">
            <text:p>3.838</text:p>
          </table:table-cell>
          <table:table-cell office:value-type="float" office:value="3576" table:style-name="ce5">
            <text:p>3.5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877" table:style-name="ce5">
            <text:p>2.877</text:p>
          </table:table-cell>
          <table:table-cell office:value-type="float" office:value="1417" table:style-name="ce5">
            <text:p>1.4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225" table:style-name="ce5">
            <text:p>4.225</text:p>
          </table:table-cell>
          <table:table-cell office:value-type="float" office:value="3769" table:style-name="ce5">
            <text:p>3.7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696" table:style-name="ce5">
            <text:p>3.696</text:p>
          </table:table-cell>
          <table:table-cell office:value-type="float" office:value="3706" table:style-name="ce5">
            <text:p>3.7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9A1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9A1 - ESCUELAS URBANAS, POR LUGAR DE INSTALACIÓN DE LAS COMPUTADORAS DE ESCRITO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office:value-type="string" table:number-columns-spanned="1" table:number-rows-spanned="1" table:style-name="ce8">
            <text:p>Otro lugar de la escuela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de escritorio ni con laboratorio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de escritori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de escritori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de escritori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de escritorio</text:p>
          </table:table-cell>
          <table:table-cell office:value-type="string" table:style-name="ce2">
            <text:p>Sí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790" table:style-name="ce5">
            <text:p>4.790</text:p>
          </table:table-cell>
          <table:table-cell office:value-type="float" office:value="2333" table:style-name="ce5">
            <text:p>2.3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12" table:style-name="ce5">
            <text:p>5.112</text:p>
          </table:table-cell>
          <table:table-cell office:value-type="float" office:value="4196" table:style-name="ce5">
            <text:p>4.196</text:p>
          </table:table-cell>
          <table:table-cell office:value-type="float" office:value="5968" table:style-name="ce5">
            <text:p>5.9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59" table:style-name="ce5">
            <text:p>1.559</text:p>
          </table:table-cell>
          <table:table-cell office:value-type="float" office:value="1312" table:style-name="ce5">
            <text:p>1.312</text:p>
          </table:table-cell>
          <table:table-cell office:value-type="float" office:value="6185" table:style-name="ce5">
            <text:p>6.1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59" table:style-name="ce5">
            <text:p>1.559</text:p>
          </table:table-cell>
          <table:table-cell office:value-type="float" office:value="4998" table:style-name="ce5">
            <text:p>4.998</text:p>
          </table:table-cell>
          <table:table-cell office:value-type="float" office:value="5275" table:style-name="ce5">
            <text:p>5.2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59" table:style-name="ce5">
            <text:p>1.559</text:p>
          </table:table-cell>
          <table:table-cell office:value-type="float" office:value="5675" table:style-name="ce5">
            <text:p>5.675</text:p>
          </table:table-cell>
          <table:table-cell office:value-type="float" office:value="3712" table:style-name="ce5">
            <text:p>3.7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59" table:style-name="ce5">
            <text:p>1.559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35" table:style-name="ce5">
            <text:p>835</text:p>
          </table:table-cell>
          <table:table-cell office:value-type="float" office:value="149" table:style-name="ce5">
            <text:p>1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office:value-type="float" office:value="434" table:style-name="ce5">
            <text:p>434</text:p>
          </table:table-cell>
          <table:table-cell office:value-type="float" office:value="979" table:style-name="ce5">
            <text:p>9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" table:style-name="ce5">
            <text:p>170</text:p>
          </table:table-cell>
          <table:table-cell office:value-type="float" office:value="117" table:style-name="ce5">
            <text:p>117</text:p>
          </table:table-cell>
          <table:table-cell office:value-type="float" office:value="965" table:style-name="ce5">
            <text:p>9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" table:style-name="ce5">
            <text:p>170</text:p>
          </table:table-cell>
          <table:table-cell office:value-type="float" office:value="597" table:style-name="ce5">
            <text:p>597</text:p>
          </table:table-cell>
          <table:table-cell office:value-type="float" office:value="902" table:style-name="ce5">
            <text:p>9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" table:style-name="ce5">
            <text:p>170</text:p>
          </table:table-cell>
          <table:table-cell office:value-type="float" office:value="946" table:style-name="ce5">
            <text:p>946</text:p>
          </table:table-cell>
          <table:table-cell office:value-type="float" office:value="482" table:style-name="ce5">
            <text:p>4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" table:style-name="ce5">
            <text:p>17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10" table:style-name="ce5">
            <text:p>810</text:p>
          </table:table-cell>
          <table:table-cell office:value-type="float" office:value="265" table:style-name="ce5">
            <text:p>2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1" table:style-name="ce5">
            <text:p>581</text:p>
          </table:table-cell>
          <table:table-cell office:value-type="float" office:value="404" table:style-name="ce5">
            <text:p>404</text:p>
          </table:table-cell>
          <table:table-cell office:value-type="float" office:value="921" table:style-name="ce5">
            <text:p>9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7" table:style-name="ce5">
            <text:p>167</text:p>
          </table:table-cell>
          <table:table-cell office:value-type="float" office:value="885" table:style-name="ce5">
            <text:p>8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0" table:style-name="ce5">
            <text:p>870</text:p>
          </table:table-cell>
          <table:table-cell office:value-type="float" office:value="496" table:style-name="ce5">
            <text:p>4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1" table:style-name="ce5">
            <text:p>871</text:p>
          </table:table-cell>
          <table:table-cell office:value-type="float" office:value="303" table:style-name="ce5">
            <text:p>3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253" table:style-name="ce5">
            <text:p>2.253</text:p>
          </table:table-cell>
          <table:table-cell office:value-type="float" office:value="2271" table:style-name="ce5">
            <text:p>2.2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8" table:style-name="ce5">
            <text:p>3.098</text:p>
          </table:table-cell>
          <table:table-cell office:value-type="float" office:value="2850" table:style-name="ce5">
            <text:p>2.850</text:p>
          </table:table-cell>
          <table:table-cell office:value-type="float" office:value="2928" table:style-name="ce5">
            <text:p>2.9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8" table:style-name="ce5">
            <text:p>1.538</text:p>
          </table:table-cell>
          <table:table-cell office:value-type="float" office:value="443" table:style-name="ce5">
            <text:p>443</text:p>
          </table:table-cell>
          <table:table-cell office:value-type="float" office:value="3585" table:style-name="ce5">
            <text:p>3.5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8" table:style-name="ce5">
            <text:p>1.538</text:p>
          </table:table-cell>
          <table:table-cell office:value-type="float" office:value="2800" table:style-name="ce5">
            <text:p>2.800</text:p>
          </table:table-cell>
          <table:table-cell office:value-type="float" office:value="3051" table:style-name="ce5">
            <text:p>3.0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8" table:style-name="ce5">
            <text:p>1.538</text:p>
          </table:table-cell>
          <table:table-cell office:value-type="float" office:value="3473" table:style-name="ce5">
            <text:p>3.473</text:p>
          </table:table-cell>
          <table:table-cell office:value-type="float" office:value="1843" table:style-name="ce5">
            <text:p>1.8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8" table:style-name="ce5">
            <text:p>1.538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868" table:style-name="ce5">
            <text:p>3.868</text:p>
          </table:table-cell>
          <table:table-cell office:value-type="float" office:value="428" table:style-name="ce5">
            <text:p>4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39" table:style-name="ce5">
            <text:p>3.739</text:p>
          </table:table-cell>
          <table:table-cell office:value-type="float" office:value="2699" table:style-name="ce5">
            <text:p>2.699</text:p>
          </table:table-cell>
          <table:table-cell office:value-type="float" office:value="4863" table:style-name="ce5">
            <text:p>4.8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30" table:style-name="ce5">
            <text:p>1.030</text:p>
          </table:table-cell>
          <table:table-cell office:value-type="float" office:value="4637" table:style-name="ce5">
            <text:p>4.6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02" table:style-name="ce5">
            <text:p>3.702</text:p>
          </table:table-cell>
          <table:table-cell office:value-type="float" office:value="4087" table:style-name="ce5">
            <text:p>4.0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26" table:style-name="ce5">
            <text:p>4.026</text:p>
          </table:table-cell>
          <table:table-cell office:value-type="float" office:value="3145" table:style-name="ce5">
            <text:p>3.1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245" table:style-name="ce5">
            <text:p>1.245</text:p>
          </table:table-cell>
          <table:table-cell office:value-type="float" office:value="98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4" table:style-name="ce5">
            <text:p>1.294</text:p>
          </table:table-cell>
          <table:table-cell office:value-type="float" office:value="1358" table:style-name="ce5">
            <text:p>1.358</text:p>
          </table:table-cell>
          <table:table-cell office:value-type="float" office:value="1260" table:style-name="ce5">
            <text:p>1.2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9" table:style-name="ce5">
            <text:p>189</text:p>
          </table:table-cell>
          <table:table-cell office:value-type="float" office:value="649" table:style-name="ce5">
            <text:p>649</text:p>
          </table:table-cell>
          <table:table-cell office:value-type="float" office:value="1477" table:style-name="ce5">
            <text:p>1.4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9" table:style-name="ce5">
            <text:p>189</text:p>
          </table:table-cell>
          <table:table-cell office:value-type="float" office:value="1525" table:style-name="ce5">
            <text:p>1.525</text:p>
          </table:table-cell>
          <table:table-cell office:value-type="float" office:value="869" table:style-name="ce5">
            <text:p>8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9" table:style-name="ce5">
            <text:p>189</text:p>
          </table:table-cell>
          <table:table-cell office:value-type="float" office:value="1511" table:style-name="ce5">
            <text:p>1.511</text:p>
          </table:table-cell>
          <table:table-cell office:value-type="float" office:value="405" table:style-name="ce5">
            <text:p>4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9" table:style-name="ce5">
            <text:p>189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099" table:style-name="ce5">
            <text:p>3.099</text:p>
          </table:table-cell>
          <table:table-cell office:value-type="float" office:value="2289" table:style-name="ce5">
            <text:p>2.2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76" table:style-name="ce5">
            <text:p>3.576</text:p>
          </table:table-cell>
          <table:table-cell office:value-type="float" office:value="2921" table:style-name="ce5">
            <text:p>2.921</text:p>
          </table:table-cell>
          <table:table-cell office:value-type="float" office:value="4162" table:style-name="ce5">
            <text:p>4.1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3" table:style-name="ce5">
            <text:p>703</text:p>
          </table:table-cell>
          <table:table-cell office:value-type="float" office:value="386" table:style-name="ce5">
            <text:p>386</text:p>
          </table:table-cell>
          <table:table-cell office:value-type="float" office:value="4912" table:style-name="ce5">
            <text:p>4.9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3" table:style-name="ce5">
            <text:p>703</text:p>
          </table:table-cell>
          <table:table-cell office:value-type="float" office:value="3552" table:style-name="ce5">
            <text:p>3.552</text:p>
          </table:table-cell>
          <table:table-cell office:value-type="float" office:value="3797" table:style-name="ce5">
            <text:p>3.7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3" table:style-name="ce5">
            <text:p>703</text:p>
          </table:table-cell>
          <table:table-cell office:value-type="float" office:value="4594" table:style-name="ce5">
            <text:p>4.594</text:p>
          </table:table-cell>
          <table:table-cell office:value-type="float" office:value="2222" table:style-name="ce5">
            <text:p>2.2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3" table:style-name="ce5">
            <text:p>703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870" table:style-name="ce5">
            <text:p>2.870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26" table:style-name="ce5">
            <text:p>1.426</text:p>
          </table:table-cell>
          <table:table-cell office:value-type="float" office:value="2312" table:style-name="ce5">
            <text:p>2.312</text:p>
          </table:table-cell>
          <table:table-cell office:value-type="float" office:value="2401" table:style-name="ce5">
            <text:p>2.4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6" table:style-name="ce5">
            <text:p>346</text:p>
          </table:table-cell>
          <table:table-cell office:value-type="float" office:value="552" table:style-name="ce5">
            <text:p>552</text:p>
          </table:table-cell>
          <table:table-cell office:value-type="float" office:value="3042" table:style-name="ce5">
            <text:p>3.0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6" table:style-name="ce5">
            <text:p>346</text:p>
          </table:table-cell>
          <table:table-cell office:value-type="float" office:value="2949" table:style-name="ce5">
            <text:p>2.949</text:p>
          </table:table-cell>
          <table:table-cell office:value-type="float" office:value="1349" table:style-name="ce5">
            <text:p>1.3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6" table:style-name="ce5">
            <text:p>346</text:p>
          </table:table-cell>
          <table:table-cell office:value-type="float" office:value="3065" table:style-name="ce5">
            <text:p>3.065</text:p>
          </table:table-cell>
          <table:table-cell office:value-type="float" office:value="592" table:style-name="ce5">
            <text:p>5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6" table:style-name="ce5">
            <text:p>346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637" table:style-name="ce5">
            <text:p>3.637</text:p>
          </table:table-cell>
          <table:table-cell office:value-type="float" office:value="2314" table:style-name="ce5">
            <text:p>2.3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8" table:style-name="ce5">
            <text:p>3.768</text:p>
          </table:table-cell>
          <table:table-cell office:value-type="float" office:value="3615" table:style-name="ce5">
            <text:p>3.615</text:p>
          </table:table-cell>
          <table:table-cell office:value-type="float" office:value="4472" table:style-name="ce5">
            <text:p>4.4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4" table:style-name="ce5">
            <text:p>774</text:p>
          </table:table-cell>
          <table:table-cell office:value-type="float" office:value="668" table:style-name="ce5">
            <text:p>668</text:p>
          </table:table-cell>
          <table:table-cell office:value-type="float" office:value="4887" table:style-name="ce5">
            <text:p>4.8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4" table:style-name="ce5">
            <text:p>774</text:p>
          </table:table-cell>
          <table:table-cell office:value-type="float" office:value="4197" table:style-name="ce5">
            <text:p>4.197</text:p>
          </table:table-cell>
          <table:table-cell office:value-type="float" office:value="3881" table:style-name="ce5">
            <text:p>3.8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4" table:style-name="ce5">
            <text:p>774</text:p>
          </table:table-cell>
          <table:table-cell office:value-type="float" office:value="4745" table:style-name="ce5">
            <text:p>4.745</text:p>
          </table:table-cell>
          <table:table-cell office:value-type="float" office:value="2285" table:style-name="ce5">
            <text:p>2.2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4" table:style-name="ce5">
            <text:p>774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682" table:style-name="ce5">
            <text:p>3.682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05" table:style-name="ce5">
            <text:p>3.705</text:p>
          </table:table-cell>
          <table:table-cell office:value-type="float" office:value="2447" table:style-name="ce5">
            <text:p>2.447</text:p>
          </table:table-cell>
          <table:table-cell office:value-type="float" office:value="4465" table:style-name="ce5">
            <text:p>4.4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4" table:style-name="ce5">
            <text:p>1.354</text:p>
          </table:table-cell>
          <table:table-cell office:value-type="float" office:value="1143" table:style-name="ce5">
            <text:p>1.143</text:p>
          </table:table-cell>
          <table:table-cell office:value-type="float" office:value="4871" table:style-name="ce5">
            <text:p>4.8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4" table:style-name="ce5">
            <text:p>1.354</text:p>
          </table:table-cell>
          <table:table-cell office:value-type="float" office:value="3188" table:style-name="ce5">
            <text:p>3.188</text:p>
          </table:table-cell>
          <table:table-cell office:value-type="float" office:value="3941" table:style-name="ce5">
            <text:p>3.9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4" table:style-name="ce5">
            <text:p>1.354</text:p>
          </table:table-cell>
          <table:table-cell office:value-type="float" office:value="4018" table:style-name="ce5">
            <text:p>4.018</text:p>
          </table:table-cell>
          <table:table-cell office:value-type="float" office:value="2998" table:style-name="ce5">
            <text:p>2.9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4" table:style-name="ce5">
            <text:p>1.354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9B1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9B1 - ESCUELAS URBANAS, POR LUGAR DE USO DE LAS COMPUTADORAS PORTÁTILES Y TABLETAS POR PARTE DE LOS PROFES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office:value-type="string" table:number-columns-spanned="1" table:number-rows-spanned="1" table:style-name="ce8">
            <text:p>Otro lugar de la escuela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portátil o tableta, ni tiene laboratorio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portáti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portáti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portáti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portátil</text:p>
          </table:table-cell>
          <table:table-cell office:value-type="string" table:style-name="ce2">
            <text:p>Sí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901" table:style-name="ce5">
            <text:p>3.901</text:p>
          </table:table-cell>
          <table:table-cell office:value-type="float" office:value="4115" table:style-name="ce5">
            <text:p>4.115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5400" table:style-name="ce5">
            <text:p>5.400</text:p>
          </table:table-cell>
          <table:table-cell office:value-type="float" office:value="4843" table:style-name="ce5">
            <text:p>4.843</text:p>
          </table:table-cell>
          <table:table-cell office:value-type="float" office:value="5479" table:style-name="ce5">
            <text:p>5.4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05" table:style-name="ce5">
            <text:p>2.305</text:p>
          </table:table-cell>
          <table:table-cell office:value-type="float" office:value="5612" table:style-name="ce5">
            <text:p>5.612</text:p>
          </table:table-cell>
          <table:table-cell office:value-type="float" office:value="4398" table:style-name="ce5">
            <text:p>4.398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2305" table:style-name="ce5">
            <text:p>2.305</text:p>
          </table:table-cell>
          <table:table-cell office:value-type="float" office:value="5809" table:style-name="ce5">
            <text:p>5.809</text:p>
          </table:table-cell>
          <table:table-cell office:value-type="float" office:value="4190" table:style-name="ce5">
            <text:p>4.190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2305" table:style-name="ce5">
            <text:p>2.305</text:p>
          </table:table-cell>
          <table:table-cell office:value-type="float" office:value="5752" table:style-name="ce5">
            <text:p>5.752</text:p>
          </table:table-cell>
          <table:table-cell office:value-type="float" office:value="4222" table:style-name="ce5">
            <text:p>4.2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05" table:style-name="ce5">
            <text:p>2.305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67" table:style-name="ce5">
            <text:p>367</text:p>
          </table:table-cell>
          <table:table-cell office:value-type="float" office:value="405" table:style-name="ce5">
            <text:p>4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4" table:style-name="ce5">
            <text:p>994</text:p>
          </table:table-cell>
          <table:table-cell office:value-type="float" office:value="484" table:style-name="ce5">
            <text:p>484</text:p>
          </table:table-cell>
          <table:table-cell office:value-type="float" office:value="706" table:style-name="ce5">
            <text:p>7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6" table:style-name="ce5">
            <text:p>796</text:p>
          </table:table-cell>
          <table:table-cell office:value-type="float" office:value="597" table:style-name="ce5">
            <text:p>597</text:p>
          </table:table-cell>
          <table:table-cell office:value-type="float" office:value="604" table:style-name="ce5">
            <text:p>604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796" table:style-name="ce5">
            <text:p>796</text:p>
          </table:table-cell>
          <table:table-cell office:value-type="float" office:value="673" table:style-name="ce5">
            <text:p>673</text:p>
          </table:table-cell>
          <table:table-cell office:value-type="float" office:value="482" table:style-name="ce5">
            <text:p>482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796" table:style-name="ce5">
            <text:p>796</text:p>
          </table:table-cell>
          <table:table-cell office:value-type="float" office:value="603" table:style-name="ce5">
            <text:p>603</text:p>
          </table:table-cell>
          <table:table-cell office:value-type="float" office:value="564" table:style-name="ce5">
            <text:p>5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6" table:style-name="ce5">
            <text:p>796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36" table:style-name="ce5">
            <text:p>736</text:p>
          </table:table-cell>
          <table:table-cell office:value-type="float" office:value="464" table:style-name="ce5">
            <text:p>464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613" table:style-name="ce5">
            <text:p>613</text:p>
          </table:table-cell>
          <table:table-cell office:value-type="float" office:value="467" table:style-name="ce5">
            <text:p>467</text:p>
          </table:table-cell>
          <table:table-cell office:value-type="float" office:value="836" table:style-name="ce5">
            <text:p>8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5" table:style-name="ce5">
            <text:p>435</text:p>
          </table:table-cell>
          <table:table-cell office:value-type="float" office:value="787" table:style-name="ce5">
            <text:p>787</text:p>
          </table:table-cell>
          <table:table-cell office:value-type="float" office:value="530" table:style-name="ce5">
            <text:p>5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5" table:style-name="ce5">
            <text:p>435</text:p>
          </table:table-cell>
          <table:table-cell office:value-type="float" office:value="802" table:style-name="ce5">
            <text:p>802</text:p>
          </table:table-cell>
          <table:table-cell office:value-type="float" office:value="488" table:style-name="ce5">
            <text:p>4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5" table:style-name="ce5">
            <text:p>435</text:p>
          </table:table-cell>
          <table:table-cell office:value-type="float" office:value="802" table:style-name="ce5">
            <text:p>802</text:p>
          </table:table-cell>
          <table:table-cell office:value-type="float" office:value="498" table:style-name="ce5">
            <text:p>4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5" table:style-name="ce5">
            <text:p>435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879" table:style-name="ce5">
            <text:p>2.879</text:p>
          </table:table-cell>
          <table:table-cell office:value-type="float" office:value="1508" table:style-name="ce5">
            <text:p>1.5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13" table:style-name="ce5">
            <text:p>3.113</text:p>
          </table:table-cell>
          <table:table-cell office:value-type="float" office:value="3306" table:style-name="ce5">
            <text:p>3.306</text:p>
          </table:table-cell>
          <table:table-cell office:value-type="float" office:value="2715" table:style-name="ce5">
            <text:p>2.7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0" table:style-name="ce5">
            <text:p>1.130</text:p>
          </table:table-cell>
          <table:table-cell office:value-type="float" office:value="3543" table:style-name="ce5">
            <text:p>3.543</text:p>
          </table:table-cell>
          <table:table-cell office:value-type="float" office:value="2136" table:style-name="ce5">
            <text:p>2.1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30" table:style-name="ce5">
            <text:p>1.130</text:p>
          </table:table-cell>
          <table:table-cell office:value-type="float" office:value="3393" table:style-name="ce5">
            <text:p>3.393</text:p>
          </table:table-cell>
          <table:table-cell office:value-type="float" office:value="2393" table:style-name="ce5">
            <text:p>2.3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30" table:style-name="ce5">
            <text:p>1.130</text:p>
          </table:table-cell>
          <table:table-cell office:value-type="float" office:value="3539" table:style-name="ce5">
            <text:p>3.539</text:p>
          </table:table-cell>
          <table:table-cell office:value-type="float" office:value="2293" table:style-name="ce5">
            <text:p>2.2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0" table:style-name="ce5">
            <text:p>1.13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247" table:style-name="ce5">
            <text:p>2.247</text:p>
          </table:table-cell>
          <table:table-cell office:value-type="float" office:value="3658" table:style-name="ce5">
            <text:p>3.6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45" table:style-name="ce5">
            <text:p>4.045</text:p>
          </table:table-cell>
          <table:table-cell office:value-type="float" office:value="3121" table:style-name="ce5">
            <text:p>3.121</text:p>
          </table:table-cell>
          <table:table-cell office:value-type="float" office:value="4517" table:style-name="ce5">
            <text:p>4.5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61" table:style-name="ce5">
            <text:p>1.761</text:p>
          </table:table-cell>
          <table:table-cell office:value-type="float" office:value="3939" table:style-name="ce5">
            <text:p>3.939</text:p>
          </table:table-cell>
          <table:table-cell office:value-type="float" office:value="3654" table:style-name="ce5">
            <text:p>3.6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1" table:style-name="ce5">
            <text:p>1.761</text:p>
          </table:table-cell>
          <table:table-cell office:value-type="float" office:value="4327" table:style-name="ce5">
            <text:p>4.327</text:p>
          </table:table-cell>
          <table:table-cell office:value-type="float" office:value="3275" table:style-name="ce5">
            <text:p>3.2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1" table:style-name="ce5">
            <text:p>1.761</text:p>
          </table:table-cell>
          <table:table-cell office:value-type="float" office:value="4145" table:style-name="ce5">
            <text:p>4.145</text:p>
          </table:table-cell>
          <table:table-cell office:value-type="float" office:value="3327" table:style-name="ce5">
            <text:p>3.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61" table:style-name="ce5">
            <text:p>1.761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97" table:style-name="ce5">
            <text:p>1.097</text:p>
          </table:table-cell>
          <table:table-cell office:value-type="float" office:value="947" table:style-name="ce5">
            <text:p>9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20" table:style-name="ce5">
            <text:p>1.320</text:p>
          </table:table-cell>
          <table:table-cell office:value-type="float" office:value="1527" table:style-name="ce5">
            <text:p>1.527</text:p>
          </table:table-cell>
          <table:table-cell office:value-type="float" office:value="1024" table:style-name="ce5">
            <text:p>1.0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2" table:style-name="ce5">
            <text:p>332</text:p>
          </table:table-cell>
          <table:table-cell office:value-type="float" office:value="1569" table:style-name="ce5">
            <text:p>1.569</text:p>
          </table:table-cell>
          <table:table-cell office:value-type="float" office:value="884" table:style-name="ce5">
            <text:p>8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2" table:style-name="ce5">
            <text:p>332</text:p>
          </table:table-cell>
          <table:table-cell office:value-type="float" office:value="1555" table:style-name="ce5">
            <text:p>1.555</text:p>
          </table:table-cell>
          <table:table-cell office:value-type="float" office:value="795" table:style-name="ce5">
            <text:p>7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2" table:style-name="ce5">
            <text:p>332</text:p>
          </table:table-cell>
          <table:table-cell office:value-type="float" office:value="1542" table:style-name="ce5">
            <text:p>1.542</text:p>
          </table:table-cell>
          <table:table-cell office:value-type="float" office:value="966" table:style-name="ce5">
            <text:p>9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2" table:style-name="ce5">
            <text:p>332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230" table:style-name="ce5">
            <text:p>3.230</text:p>
          </table:table-cell>
          <table:table-cell office:value-type="float" office:value="2140" table:style-name="ce5">
            <text:p>2.1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08" table:style-name="ce5">
            <text:p>3.708</text:p>
          </table:table-cell>
          <table:table-cell office:value-type="float" office:value="3902" table:style-name="ce5">
            <text:p>3.902</text:p>
          </table:table-cell>
          <table:table-cell office:value-type="float" office:value="3341" table:style-name="ce5">
            <text:p>3.3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5" table:style-name="ce5">
            <text:p>1.455</text:p>
          </table:table-cell>
          <table:table-cell office:value-type="float" office:value="4348" table:style-name="ce5">
            <text:p>4.348</text:p>
          </table:table-cell>
          <table:table-cell office:value-type="float" office:value="2603" table:style-name="ce5">
            <text:p>2.6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55" table:style-name="ce5">
            <text:p>1.455</text:p>
          </table:table-cell>
          <table:table-cell office:value-type="float" office:value="4317" table:style-name="ce5">
            <text:p>4.317</text:p>
          </table:table-cell>
          <table:table-cell office:value-type="float" office:value="2649" table:style-name="ce5">
            <text:p>2.6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55" table:style-name="ce5">
            <text:p>1.455</text:p>
          </table:table-cell>
          <table:table-cell office:value-type="float" office:value="4538" table:style-name="ce5">
            <text:p>4.538</text:p>
          </table:table-cell>
          <table:table-cell office:value-type="float" office:value="2149" table:style-name="ce5">
            <text:p>2.1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5" table:style-name="ce5">
            <text:p>1.455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989" table:style-name="ce5">
            <text:p>1.989</text:p>
          </table:table-cell>
          <table:table-cell office:value-type="float" office:value="2328" table:style-name="ce5">
            <text:p>2.328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1515" table:style-name="ce5">
            <text:p>1.515</text:p>
          </table:table-cell>
          <table:table-cell office:value-type="float" office:value="2508" table:style-name="ce5">
            <text:p>2.508</text:p>
          </table:table-cell>
          <table:table-cell office:value-type="float" office:value="2049" table:style-name="ce5">
            <text:p>2.0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8" table:style-name="ce5">
            <text:p>888</text:p>
          </table:table-cell>
          <table:table-cell office:value-type="float" office:value="2684" table:style-name="ce5">
            <text:p>2.684</text:p>
          </table:table-cell>
          <table:table-cell office:value-type="float" office:value="1784" table:style-name="ce5">
            <text:p>1.784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888" table:style-name="ce5">
            <text:p>888</text:p>
          </table:table-cell>
          <table:table-cell office:value-type="float" office:value="2666" table:style-name="ce5">
            <text:p>2.666</text:p>
          </table:table-cell>
          <table:table-cell office:value-type="float" office:value="1804" table:style-name="ce5">
            <text:p>1.804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888" table:style-name="ce5">
            <text:p>888</text:p>
          </table:table-cell>
          <table:table-cell office:value-type="float" office:value="2665" table:style-name="ce5">
            <text:p>2.665</text:p>
          </table:table-cell>
          <table:table-cell office:value-type="float" office:value="1885" table:style-name="ce5">
            <text:p>1.8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8" table:style-name="ce5">
            <text:p>888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628" table:style-name="ce5">
            <text:p>3.628</text:p>
          </table:table-cell>
          <table:table-cell office:value-type="float" office:value="2984" table:style-name="ce5">
            <text:p>2.984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3913" table:style-name="ce5">
            <text:p>3.913</text:p>
          </table:table-cell>
          <table:table-cell office:value-type="float" office:value="4369" table:style-name="ce5">
            <text:p>4.369</text:p>
          </table:table-cell>
          <table:table-cell office:value-type="float" office:value="3715" table:style-name="ce5">
            <text:p>3.7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99" table:style-name="ce5">
            <text:p>1.699</text:p>
          </table:table-cell>
          <table:table-cell office:value-type="float" office:value="4649" table:style-name="ce5">
            <text:p>4.649</text:p>
          </table:table-cell>
          <table:table-cell office:value-type="float" office:value="3034" table:style-name="ce5">
            <text:p>3.034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1699" table:style-name="ce5">
            <text:p>1.699</text:p>
          </table:table-cell>
          <table:table-cell office:value-type="float" office:value="4655" table:style-name="ce5">
            <text:p>4.655</text:p>
          </table:table-cell>
          <table:table-cell office:value-type="float" office:value="3095" table:style-name="ce5">
            <text:p>3.095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699" table:style-name="ce5">
            <text:p>1.699</text:p>
          </table:table-cell>
          <table:table-cell office:value-type="float" office:value="4797" table:style-name="ce5">
            <text:p>4.797</text:p>
          </table:table-cell>
          <table:table-cell office:value-type="float" office:value="2708" table:style-name="ce5">
            <text:p>2.7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99" table:style-name="ce5">
            <text:p>1.699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621" table:style-name="ce5">
            <text:p>1.621</text:p>
          </table:table-cell>
          <table:table-cell office:value-type="float" office:value="3048" table:style-name="ce5">
            <text:p>3.0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05" table:style-name="ce5">
            <text:p>4.005</text:p>
          </table:table-cell>
          <table:table-cell office:value-type="float" office:value="2594" table:style-name="ce5">
            <text:p>2.594</text:p>
          </table:table-cell>
          <table:table-cell office:value-type="float" office:value="4357" table:style-name="ce5">
            <text:p>4.3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5" table:style-name="ce5">
            <text:p>1.585</text:p>
          </table:table-cell>
          <table:table-cell office:value-type="float" office:value="3769" table:style-name="ce5">
            <text:p>3.769</text:p>
          </table:table-cell>
          <table:table-cell office:value-type="float" office:value="3335" table:style-name="ce5">
            <text:p>3.3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85" table:style-name="ce5">
            <text:p>1.585</text:p>
          </table:table-cell>
          <table:table-cell office:value-type="float" office:value="4038" table:style-name="ce5">
            <text:p>4.038</text:p>
          </table:table-cell>
          <table:table-cell office:value-type="float" office:value="2999" table:style-name="ce5">
            <text:p>2.999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1585" table:style-name="ce5">
            <text:p>1.585</text:p>
          </table:table-cell>
          <table:table-cell office:value-type="float" office:value="3671" table:style-name="ce5">
            <text:p>3.671</text:p>
          </table:table-cell>
          <table:table-cell office:value-type="float" office:value="3469" table:style-name="ce5">
            <text:p>3.4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5" table:style-name="ce5">
            <text:p>1.585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1A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11A - ESCUELAS URBANAS, POR LUGAR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office:value-type="string" table:number-columns-spanned="1" table:number-rows-spanned="1" table:style-name="ce8">
            <text:p>Otro lugar de la escuela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271" table:style-name="ce5">
            <text:p>5.271</text:p>
          </table:table-cell>
          <table:table-cell office:value-type="float" office:value="1153" table:style-name="ce5">
            <text:p>1.1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84" table:style-name="ce5">
            <text:p>5.084</text:p>
          </table:table-cell>
          <table:table-cell office:value-type="float" office:value="4815" table:style-name="ce5">
            <text:p>4.815</text:p>
          </table:table-cell>
          <table:table-cell office:value-type="float" office:value="5699" table:style-name="ce5">
            <text:p>5.699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05" table:style-name="ce5">
            <text:p>5.905</text:p>
          </table:table-cell>
          <table:table-cell office:value-type="float" office:value="4194" table:style-name="ce5">
            <text:p>4.1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72" table:style-name="ce5">
            <text:p>6.072</text:p>
          </table:table-cell>
          <table:table-cell office:value-type="float" office:value="2842" table:style-name="ce5">
            <text:p>2.842</text:p>
          </table:table-cell>
          <table:table-cell office:value-type="string" table:style-name="ce5">
            <text:p>-</text:p>
          </table:table-cell>
          <table:table-cell office:value-type="float" office:value="1247" table:style-name="ce5">
            <text:p>1.247</text:p>
          </table:table-cell>
          <table:table-cell office:value-type="float" office:value="0" table:style-name="ce5">
            <text:p>0</text:p>
          </table:table-cell>
          <table:table-cell office:value-type="float" office:value="6211" table:style-name="ce5">
            <text:p>6.211</text:p>
          </table:table-cell>
          <table:table-cell office:value-type="float" office:value="972" table:style-name="ce5">
            <text:p>9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89" table:style-name="ce5">
            <text:p>789</text:p>
          </table:table-cell>
          <table:table-cell office:value-type="float" office:value="258" table:style-name="ce5">
            <text:p>2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3" table:style-name="ce5">
            <text:p>723</text:p>
          </table:table-cell>
          <table:table-cell office:value-type="float" office:value="444" table:style-name="ce5">
            <text:p>444</text:p>
          </table:table-cell>
          <table:table-cell office:value-type="float" office:value="985" table:style-name="ce5">
            <text:p>9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7" table:style-name="ce5">
            <text:p>637</text:p>
          </table:table-cell>
          <table:table-cell office:value-type="float" office:value="876" table:style-name="ce5">
            <text:p>8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office:value-type="float" office:value="834" table:style-name="ce5">
            <text:p>8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3" table:style-name="ce5">
            <text:p>903</text:p>
          </table:table-cell>
          <table:table-cell office:value-type="float" office:value="458" table:style-name="ce5">
            <text:p>4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12" table:style-name="ce5">
            <text:p>812</text:p>
          </table:table-cell>
          <table:table-cell office:value-type="float" office:value="261" table:style-name="ce5">
            <text:p>2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1" table:style-name="ce5">
            <text:p>581</text:p>
          </table:table-cell>
          <table:table-cell office:value-type="float" office:value="534" table:style-name="ce5">
            <text:p>534</text:p>
          </table:table-cell>
          <table:table-cell office:value-type="float" office:value="869" table:style-name="ce5">
            <text:p>8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0" table:style-name="ce5">
            <text:p>860</text:p>
          </table:table-cell>
          <table:table-cell office:value-type="float" office:value="493" table:style-name="ce5">
            <text:p>4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0" table:style-name="ce5">
            <text:p>880</text:p>
          </table:table-cell>
          <table:table-cell office:value-type="float" office:value="198" table:style-name="ce5">
            <text:p>1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5" table:style-name="ce5">
            <text:p>875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113" table:style-name="ce5">
            <text:p>3.113</text:p>
          </table:table-cell>
          <table:table-cell office:value-type="float" office:value="493" table:style-name="ce5">
            <text:p>4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56" table:style-name="ce5">
            <text:p>3.056</text:p>
          </table:table-cell>
          <table:table-cell office:value-type="float" office:value="3344" table:style-name="ce5">
            <text:p>3.344</text:p>
          </table:table-cell>
          <table:table-cell office:value-type="float" office:value="2793" table:style-name="ce5">
            <text:p>2.7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66" table:style-name="ce5">
            <text:p>3.566</text:p>
          </table:table-cell>
          <table:table-cell office:value-type="float" office:value="2104" table:style-name="ce5">
            <text:p>2.1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25" table:style-name="ce5">
            <text:p>3.425</text:p>
          </table:table-cell>
          <table:table-cell office:value-type="float" office:value="1755" table:style-name="ce5">
            <text:p>1.755</text:p>
          </table:table-cell>
          <table:table-cell office:value-type="string" table:style-name="ce5">
            <text:p>-</text:p>
          </table:table-cell>
          <table:table-cell office:value-type="float" office:value="1247" table:style-name="ce5">
            <text:p>1.247</text:p>
          </table:table-cell>
          <table:table-cell office:value-type="float" office:value="0" table:style-name="ce5">
            <text:p>0</text:p>
          </table:table-cell>
          <table:table-cell office:value-type="float" office:value="3713" table:style-name="ce5">
            <text:p>3.713</text:p>
          </table:table-cell>
          <table:table-cell office:value-type="float" office:value="599" table:style-name="ce5">
            <text:p>5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906" table:style-name="ce5">
            <text:p>3.906</text:p>
          </table:table-cell>
          <table:table-cell office:value-type="float" office:value="940" table:style-name="ce5">
            <text:p>9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39" table:style-name="ce5">
            <text:p>3.739</text:p>
          </table:table-cell>
          <table:table-cell office:value-type="float" office:value="3051" table:style-name="ce5">
            <text:p>3.051</text:p>
          </table:table-cell>
          <table:table-cell office:value-type="float" office:value="4686" table:style-name="ce5">
            <text:p>4.686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42" table:style-name="ce5">
            <text:p>4.342</text:p>
          </table:table-cell>
          <table:table-cell office:value-type="float" office:value="3339" table:style-name="ce5">
            <text:p>3.3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64" table:style-name="ce5">
            <text:p>4.664</text:p>
          </table:table-cell>
          <table:table-cell office:value-type="float" office:value="1988" table:style-name="ce5">
            <text:p>1.9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85" table:style-name="ce5">
            <text:p>4.585</text:p>
          </table:table-cell>
          <table:table-cell office:value-type="float" office:value="354" table:style-name="ce5">
            <text:p>3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245" table:style-name="ce5">
            <text:p>1.245</text:p>
          </table:table-cell>
          <table:table-cell office:value-type="float" office:value="259" table:style-name="ce5">
            <text:p>2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4" table:style-name="ce5">
            <text:p>1.294</text:p>
          </table:table-cell>
          <table:table-cell office:value-type="float" office:value="1489" table:style-name="ce5">
            <text:p>1.489</text:p>
          </table:table-cell>
          <table:table-cell office:value-type="float" office:value="994" table:style-name="ce5">
            <text:p>9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66" table:style-name="ce5">
            <text:p>1.466</text:p>
          </table:table-cell>
          <table:table-cell office:value-type="float" office:value="1002" table:style-name="ce5">
            <text:p>1.0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84" table:style-name="ce5">
            <text:p>1.484</text:p>
          </table:table-cell>
          <table:table-cell office:value-type="float" office:value="555" table:style-name="ce5">
            <text:p>5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6" table:style-name="ce5">
            <text:p>1.476</text:p>
          </table:table-cell>
          <table:table-cell office:value-type="float" office:value="496" table:style-name="ce5">
            <text:p>4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748" table:style-name="ce5">
            <text:p>3.748</text:p>
          </table:table-cell>
          <table:table-cell office:value-type="float" office:value="1018" table:style-name="ce5">
            <text:p>1.0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25" table:style-name="ce5">
            <text:p>3.525</text:p>
          </table:table-cell>
          <table:table-cell office:value-type="float" office:value="3413" table:style-name="ce5">
            <text:p>3.413</text:p>
          </table:table-cell>
          <table:table-cell office:value-type="float" office:value="3811" table:style-name="ce5">
            <text:p>3.8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73" table:style-name="ce5">
            <text:p>4.473</text:p>
          </table:table-cell>
          <table:table-cell office:value-type="float" office:value="2552" table:style-name="ce5">
            <text:p>2.5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57" table:style-name="ce5">
            <text:p>4.657</text:p>
          </table:table-cell>
          <table:table-cell office:value-type="float" office:value="2174" table:style-name="ce5">
            <text:p>2.1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66" table:style-name="ce5">
            <text:p>4.866</text:p>
          </table:table-cell>
          <table:table-cell office:value-type="float" office:value="772" table:style-name="ce5">
            <text:p>7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860" table:style-name="ce5">
            <text:p>2.860</text:p>
          </table:table-cell>
          <table:table-cell office:value-type="float" office:value="546" table:style-name="ce5">
            <text:p>5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09" table:style-name="ce5">
            <text:p>1.409</text:p>
          </table:table-cell>
          <table:table-cell office:value-type="float" office:value="2573" table:style-name="ce5">
            <text:p>2.573</text:p>
          </table:table-cell>
          <table:table-cell office:value-type="float" office:value="2085" table:style-name="ce5">
            <text:p>2.085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36" table:style-name="ce5">
            <text:p>2.636</text:p>
          </table:table-cell>
          <table:table-cell office:value-type="float" office:value="2018" table:style-name="ce5">
            <text:p>2.0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54" table:style-name="ce5">
            <text:p>3.054</text:p>
          </table:table-cell>
          <table:table-cell office:value-type="float" office:value="773" table:style-name="ce5">
            <text:p>7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74" table:style-name="ce5">
            <text:p>3.074</text:p>
          </table:table-cell>
          <table:table-cell office:value-type="float" office:value="482" table:style-name="ce5">
            <text:p>4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213" table:style-name="ce5">
            <text:p>4.213</text:p>
          </table:table-cell>
          <table:table-cell office:value-type="float" office:value="1153" table:style-name="ce5">
            <text:p>1.1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19" table:style-name="ce5">
            <text:p>3.719</text:p>
          </table:table-cell>
          <table:table-cell office:value-type="float" office:value="4051" table:style-name="ce5">
            <text:p>4.051</text:p>
          </table:table-cell>
          <table:table-cell office:value-type="float" office:value="4140" table:style-name="ce5">
            <text:p>4.140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87" table:style-name="ce5">
            <text:p>4.787</text:p>
          </table:table-cell>
          <table:table-cell office:value-type="float" office:value="3071" table:style-name="ce5">
            <text:p>3.0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85" table:style-name="ce5">
            <text:p>4.885</text:p>
          </table:table-cell>
          <table:table-cell office:value-type="float" office:value="2270" table:style-name="ce5">
            <text:p>2.2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70" table:style-name="ce5">
            <text:p>4.870</text:p>
          </table:table-cell>
          <table:table-cell office:value-type="float" office:value="907" table:style-name="ce5">
            <text:p>9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696" table:style-name="ce5">
            <text:p>3.6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06" table:style-name="ce5">
            <text:p>3.706</text:p>
          </table:table-cell>
          <table:table-cell office:value-type="float" office:value="3183" table:style-name="ce5">
            <text:p>3.183</text:p>
          </table:table-cell>
          <table:table-cell office:value-type="float" office:value="4185" table:style-name="ce5">
            <text:p>4.1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08" table:style-name="ce5">
            <text:p>4.208</text:p>
          </table:table-cell>
          <table:table-cell office:value-type="float" office:value="3046" table:style-name="ce5">
            <text:p>3.0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91" table:style-name="ce5">
            <text:p>4.691</text:p>
          </table:table-cell>
          <table:table-cell office:value-type="float" office:value="1736" table:style-name="ce5">
            <text:p>1.736</text:p>
          </table:table-cell>
          <table:table-cell office:value-type="string" table:style-name="ce5">
            <text:p>-</text:p>
          </table:table-cell>
          <table:table-cell office:value-type="float" office:value="1247" table:style-name="ce5">
            <text:p>1.247</text:p>
          </table:table-cell>
          <table:table-cell office:value-type="float" office:value="0" table:style-name="ce5">
            <text:p>0</text:p>
          </table:table-cell>
          <table:table-cell office:value-type="float" office:value="5094" table:style-name="ce5">
            <text:p>5.094</text:p>
          </table:table-cell>
          <table:table-cell office:value-type="float" office:value="368" table:style-name="ce5">
            <text:p>3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31 - ESCUELAS URBANAS, POR UTILIZACIÓN DEL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laboratorio de informátic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058" table:style-name="ce5">
            <text:p>5.058</text:p>
          </table:table-cell>
          <table:table-cell office:value-type="float" office:value="2674" table:style-name="ce5">
            <text:p>2.6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13" table:style-name="ce5">
            <text:p>5.11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87" table:style-name="ce5">
            <text:p>387</text:p>
          </table:table-cell>
          <table:table-cell office:value-type="float" office:value="797" table:style-name="ce5">
            <text:p>7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85" table:style-name="ce5">
            <text:p>785</text:p>
          </table:table-cell>
          <table:table-cell office:value-type="float" office:value="405" table:style-name="ce5">
            <text:p>4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1" table:style-name="ce5">
            <text:p>58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028" table:style-name="ce5">
            <text:p>3.028</text:p>
          </table:table-cell>
          <table:table-cell office:value-type="float" office:value="1352" table:style-name="ce5">
            <text:p>1.3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00" table:style-name="ce5">
            <text:p>3.10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783" table:style-name="ce5">
            <text:p>3.783</text:p>
          </table:table-cell>
          <table:table-cell office:value-type="float" office:value="1974" table:style-name="ce5">
            <text:p>1.9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39" table:style-name="ce5">
            <text:p>3.73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54" table:style-name="ce5">
            <text:p>1.154</text:p>
          </table:table-cell>
          <table:table-cell office:value-type="float" office:value="791" table:style-name="ce5">
            <text:p>7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4" table:style-name="ce5">
            <text:p>1.29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500" table:style-name="ce5">
            <text:p>3.500</text:p>
          </table:table-cell>
          <table:table-cell office:value-type="float" office:value="1813" table:style-name="ce5">
            <text:p>1.8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76" table:style-name="ce5">
            <text:p>3.57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636" table:style-name="ce5">
            <text:p>2.636</text:p>
          </table:table-cell>
          <table:table-cell office:value-type="float" office:value="1461" table:style-name="ce5">
            <text:p>1.4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17" table:style-name="ce5">
            <text:p>1.41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014" table:style-name="ce5">
            <text:p>4.014</text:p>
          </table:table-cell>
          <table:table-cell office:value-type="float" office:value="2276" table:style-name="ce5">
            <text:p>2.2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9" table:style-name="ce5">
            <text:p>3.76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460" table:style-name="ce5">
            <text:p>3.460</text:p>
          </table:table-cell>
          <table:table-cell office:value-type="float" office:value="1469" table:style-name="ce5">
            <text:p>1.4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06" table:style-name="ce5">
            <text:p>3.70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C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30C - ESCUELAS URBANAS, POR CANTIDAD DE COMPUTADORAS DE ESCRITORIO EN EL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Entre 1 y 5</text:p>
          </table:table-cell>
          <table:table-cell office:value-type="string" table:number-columns-spanned="1" table:number-rows-spanned="2" table:style-name="ce8">
            <text:p>Entre 6 y 15</text:p>
          </table:table-cell>
          <table:table-cell office:value-type="string" table:number-columns-spanned="1" table:number-rows-spanned="2" table:style-name="ce8">
            <text:p>Entre 16 y 20</text:p>
          </table:table-cell>
          <table:table-cell office:value-type="string" table:number-columns-spanned="1" table:number-rows-spanned="2" table:style-name="ce8">
            <text:p>Entre 21 y 30</text:p>
          </table:table-cell>
          <table:table-cell office:value-type="string" table:number-columns-spanned="1" table:number-rows-spanned="2" table:style-name="ce8">
            <text:p>Entre 31 y 40</text:p>
          </table:table-cell>
          <table:table-cell office:value-type="string" table:number-columns-spanned="1" table:number-rows-spanned="2" table:style-name="ce8">
            <text:p>41 o más</text:p>
          </table:table-cell>
          <table:table-cell office:value-type="string" table:number-columns-spanned="1" table:number-rows-spanned="2" table:style-name="ce8">
            <text:p>Ningu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laboratorio de informática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99" table:style-name="ce5">
            <text:p>1.899</text:p>
          </table:table-cell>
          <table:table-cell office:value-type="float" office:value="4063" table:style-name="ce5">
            <text:p>4.063</text:p>
          </table:table-cell>
          <table:table-cell office:value-type="float" office:value="2647" table:style-name="ce5">
            <text:p>2.647</text:p>
          </table:table-cell>
          <table:table-cell office:value-type="float" office:value="1940" table:style-name="ce5">
            <text:p>1.940</text:p>
          </table:table-cell>
          <table:table-cell office:value-type="float" office:value="2349" table:style-name="ce5">
            <text:p>2.349</text:p>
          </table:table-cell>
          <table:table-cell office:value-type="float" office:value="1354" table:style-name="ce5">
            <text:p>1.354</text:p>
          </table:table-cell>
          <table:table-cell office:value-type="float" office:value="646" table:style-name="ce5">
            <text:p>646</text:p>
          </table:table-cell>
          <table:table-cell office:value-type="float" office:value="264" table:style-name="ce5">
            <text:p>264</text:p>
          </table:table-cell>
          <table:table-cell office:value-type="string" table:style-name="ce5">
            <text:p>-</text:p>
          </table:table-cell>
          <table:table-cell office:value-type="float" office:value="5113" table:style-name="ce5">
            <text:p>5.11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01" table:style-name="ce5">
            <text:p>701</text:p>
          </table:table-cell>
          <table:table-cell office:value-type="float" office:value="355" table:style-name="ce5">
            <text:p>355</text:p>
          </table:table-cell>
          <table:table-cell office:value-type="float" office:value="319" table:style-name="ce5">
            <text:p>319</text:p>
          </table:table-cell>
          <table:table-cell office:value-type="float" office:value="204" table:style-name="ce5">
            <text:p>204</text:p>
          </table:table-cell>
          <table:table-cell office:value-type="float" office:value="122" table:style-name="ce5">
            <text:p>122</text:p>
          </table:table-cell>
          <table:table-cell office:value-type="float" office:value="63" table:style-name="ce5">
            <text:p>63</text:p>
          </table:table-cell>
          <table:table-cell office:value-type="float" office:value="141" table:style-name="ce5">
            <text:p>141</text:p>
          </table:table-cell>
          <table:table-cell office:value-type="float" office:value="210" table:style-name="ce5">
            <text:p>210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07" table:style-name="ce5">
            <text:p>207</text:p>
          </table:table-cell>
          <table:table-cell office:value-type="float" office:value="766" table:style-name="ce5">
            <text:p>766</text:p>
          </table:table-cell>
          <table:table-cell office:value-type="float" office:value="330" table:style-name="ce5">
            <text:p>330</text:p>
          </table:table-cell>
          <table:table-cell office:value-type="float" office:value="249" table:style-name="ce5">
            <text:p>249</text:p>
          </table:table-cell>
          <table:table-cell office:value-type="float" office:value="112" table:style-name="ce5">
            <text:p>112</text:p>
          </table:table-cell>
          <table:table-cell office:value-type="float" office:value="89" table:style-name="ce5">
            <text:p>89</text:p>
          </table:table-cell>
          <table:table-cell office:value-type="float" office:value="174" table:style-name="ce5">
            <text:p>1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1" table:style-name="ce5">
            <text:p>58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397" table:style-name="ce5">
            <text:p>1.397</text:p>
          </table:table-cell>
          <table:table-cell office:value-type="float" office:value="1612" table:style-name="ce5">
            <text:p>1.612</text:p>
          </table:table-cell>
          <table:table-cell office:value-type="float" office:value="1194" table:style-name="ce5">
            <text:p>1.194</text:p>
          </table:table-cell>
          <table:table-cell office:value-type="float" office:value="441" table:style-name="ce5">
            <text:p>441</text:p>
          </table:table-cell>
          <table:table-cell office:value-type="float" office:value="2277" table:style-name="ce5">
            <text:p>2.277</text:p>
          </table:table-cell>
          <table:table-cell office:value-type="float" office:value="281" table:style-name="ce5">
            <text:p>281</text:p>
          </table:table-cell>
          <table:table-cell office:value-type="float" office:value="385" table:style-name="ce5">
            <text:p>385</text:p>
          </table:table-cell>
          <table:table-cell office:value-type="float" office:value="159" table:style-name="ce5">
            <text:p>159</text:p>
          </table:table-cell>
          <table:table-cell office:value-type="string" table:style-name="ce5">
            <text:p>-</text:p>
          </table:table-cell>
          <table:table-cell office:value-type="float" office:value="3100" table:style-name="ce5">
            <text:p>3.10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36" table:style-name="ce5">
            <text:p>1.036</text:p>
          </table:table-cell>
          <table:table-cell office:value-type="float" office:value="3432" table:style-name="ce5">
            <text:p>3.432</text:p>
          </table:table-cell>
          <table:table-cell office:value-type="float" office:value="2187" table:style-name="ce5">
            <text:p>2.187</text:p>
          </table:table-cell>
          <table:table-cell office:value-type="float" office:value="1794" table:style-name="ce5">
            <text:p>1.794</text:p>
          </table:table-cell>
          <table:table-cell office:value-type="float" office:value="486" table:style-name="ce5">
            <text:p>486</text:p>
          </table:table-cell>
          <table:table-cell office:value-type="float" office:value="1297" table:style-name="ce5">
            <text:p>1.297</text:p>
          </table:table-cell>
          <table:table-cell office:value-type="float" office:value="428" table:style-name="ce5">
            <text:p>4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39" table:style-name="ce5">
            <text:p>3.73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20" table:style-name="ce5">
            <text:p>220</text:p>
          </table:table-cell>
          <table:table-cell office:value-type="float" office:value="1190" table:style-name="ce5">
            <text:p>1.190</text:p>
          </table:table-cell>
          <table:table-cell office:value-type="float" office:value="765" table:style-name="ce5">
            <text:p>765</text:p>
          </table:table-cell>
          <table:table-cell office:value-type="float" office:value="496" table:style-name="ce5">
            <text:p>496</text:p>
          </table:table-cell>
          <table:table-cell office:value-type="float" office:value="258" table:style-name="ce5">
            <text:p>258</text:p>
          </table:table-cell>
          <table:table-cell office:value-type="float" office:value="241" table:style-name="ce5">
            <text:p>241</text:p>
          </table:table-cell>
          <table:table-cell office:value-type="float" office:value="189" table:style-name="ce5">
            <text:p>1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94" table:style-name="ce5">
            <text:p>1.294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01" table:style-name="ce5">
            <text:p>801</text:p>
          </table:table-cell>
          <table:table-cell office:value-type="float" office:value="2158" table:style-name="ce5">
            <text:p>2.158</text:p>
          </table:table-cell>
          <table:table-cell office:value-type="float" office:value="2284" table:style-name="ce5">
            <text:p>2.284</text:p>
          </table:table-cell>
          <table:table-cell office:value-type="float" office:value="520" table:style-name="ce5">
            <text:p>520</text:p>
          </table:table-cell>
          <table:table-cell office:value-type="float" office:value="2308" table:style-name="ce5">
            <text:p>2.308</text:p>
          </table:table-cell>
          <table:table-cell office:value-type="float" office:value="245" table:style-name="ce5">
            <text:p>245</text:p>
          </table:table-cell>
          <table:table-cell office:value-type="float" office:value="394" table:style-name="ce5">
            <text:p>394</text:p>
          </table:table-cell>
          <table:table-cell office:value-type="float" office:value="258" table:style-name="ce5">
            <text:p>258</text:p>
          </table:table-cell>
          <table:table-cell office:value-type="string" table:style-name="ce5">
            <text:p>-</text:p>
          </table:table-cell>
          <table:table-cell office:value-type="float" office:value="3576" table:style-name="ce5">
            <text:p>3.57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64" table:style-name="ce5">
            <text:p>464</text:p>
          </table:table-cell>
          <table:table-cell office:value-type="float" office:value="2142" table:style-name="ce5">
            <text:p>2.142</text:p>
          </table:table-cell>
          <table:table-cell office:value-type="float" office:value="1342" table:style-name="ce5">
            <text:p>1.342</text:p>
          </table:table-cell>
          <table:table-cell office:value-type="float" office:value="1756" table:style-name="ce5">
            <text:p>1.756</text:p>
          </table:table-cell>
          <table:table-cell office:value-type="float" office:value="277" table:style-name="ce5">
            <text:p>277</text:p>
          </table:table-cell>
          <table:table-cell office:value-type="float" office:value="283" table:style-name="ce5">
            <text:p>283</text:p>
          </table:table-cell>
          <table:table-cell office:value-type="float" office:value="399" table:style-name="ce5">
            <text:p>399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1417" table:style-name="ce5">
            <text:p>1.41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24" table:style-name="ce5">
            <text:p>924</text:p>
          </table:table-cell>
          <table:table-cell office:value-type="float" office:value="2872" table:style-name="ce5">
            <text:p>2.872</text:p>
          </table:table-cell>
          <table:table-cell office:value-type="float" office:value="2593" table:style-name="ce5">
            <text:p>2.593</text:p>
          </table:table-cell>
          <table:table-cell office:value-type="float" office:value="1807" table:style-name="ce5">
            <text:p>1.807</text:p>
          </table:table-cell>
          <table:table-cell office:value-type="float" office:value="2325" table:style-name="ce5">
            <text:p>2.325</text:p>
          </table:table-cell>
          <table:table-cell office:value-type="float" office:value="371" table:style-name="ce5">
            <text:p>371</text:p>
          </table:table-cell>
          <table:table-cell office:value-type="float" office:value="556" table:style-name="ce5">
            <text:p>556</text:p>
          </table:table-cell>
          <table:table-cell office:value-type="float" office:value="264" table:style-name="ce5">
            <text:p>264</text:p>
          </table:table-cell>
          <table:table-cell office:value-type="string" table:style-name="ce5">
            <text:p>-</text:p>
          </table:table-cell>
          <table:table-cell office:value-type="float" office:value="3769" table:style-name="ce5">
            <text:p>3.76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670" table:style-name="ce5">
            <text:p>1.670</text:p>
          </table:table-cell>
          <table:table-cell office:value-type="float" office:value="2994" table:style-name="ce5">
            <text:p>2.994</text:p>
          </table:table-cell>
          <table:table-cell office:value-type="float" office:value="658" table:style-name="ce5">
            <text:p>658</text:p>
          </table:table-cell>
          <table:table-cell office:value-type="float" office:value="748" table:style-name="ce5">
            <text:p>748</text:p>
          </table:table-cell>
          <table:table-cell office:value-type="float" office:value="336" table:style-name="ce5">
            <text:p>336</text:p>
          </table:table-cell>
          <table:table-cell office:value-type="float" office:value="1308" table:style-name="ce5">
            <text:p>1.308</text:p>
          </table:table-cell>
          <table:table-cell office:value-type="float" office:value="338" table:style-name="ce5">
            <text:p>3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06" table:style-name="ce5">
            <text:p>3.70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D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30D - ESCUELAS URBANAS, POR CANTIDAD DE COMPUTADORAS DE ESCRITORIO EN FUNCIONAMIENTO EN EL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Entre 1 y 5</text:p>
          </table:table-cell>
          <table:table-cell office:value-type="string" table:number-columns-spanned="1" table:number-rows-spanned="2" table:style-name="ce8">
            <text:p>Entre 6 y 15</text:p>
          </table:table-cell>
          <table:table-cell office:value-type="string" table:number-columns-spanned="1" table:number-rows-spanned="2" table:style-name="ce8">
            <text:p>Entre 16 y 20</text:p>
          </table:table-cell>
          <table:table-cell office:value-type="string" table:number-columns-spanned="1" table:number-rows-spanned="2" table:style-name="ce8">
            <text:p>Entre 21 y 30</text:p>
          </table:table-cell>
          <table:table-cell office:value-type="string" table:number-columns-spanned="1" table:number-rows-spanned="2" table:style-name="ce8">
            <text:p>Entre 31 y 40</text:p>
          </table:table-cell>
          <table:table-cell office:value-type="string" table:number-columns-spanned="1" table:number-rows-spanned="2" table:style-name="ce8">
            <text:p>41 o más</text:p>
          </table:table-cell>
          <table:table-cell office:value-type="string" table:number-columns-spanned="1" table:number-rows-spanned="2" table:style-name="ce8">
            <text:p>Ningu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laboratorio de informática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231" table:style-name="ce5">
            <text:p>2.231</text:p>
          </table:table-cell>
          <table:table-cell office:value-type="float" office:value="4310" table:style-name="ce5">
            <text:p>4.310</text:p>
          </table:table-cell>
          <table:table-cell office:value-type="float" office:value="1791" table:style-name="ce5">
            <text:p>1.791</text:p>
          </table:table-cell>
          <table:table-cell office:value-type="float" office:value="913" table:style-name="ce5">
            <text:p>913</text:p>
          </table:table-cell>
          <table:table-cell office:value-type="float" office:value="1289" table:style-name="ce5">
            <text:p>1.289</text:p>
          </table:table-cell>
          <table:table-cell office:value-type="float" office:value="753" table:style-name="ce5">
            <text:p>753</text:p>
          </table:table-cell>
          <table:table-cell office:value-type="float" office:value="1849" table:style-name="ce5">
            <text:p>1.849</text:p>
          </table:table-cell>
          <table:table-cell office:value-type="float" office:value="2241" table:style-name="ce5">
            <text:p>2.241</text:p>
          </table:table-cell>
          <table:table-cell office:value-type="float" office:value="33" table:style-name="ce5">
            <text:p>33</text:p>
          </table:table-cell>
          <table:table-cell office:value-type="float" office:value="5113" table:style-name="ce5">
            <text:p>5.11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50" table:style-name="ce5">
            <text:p>750</text:p>
          </table:table-cell>
          <table:table-cell office:value-type="float" office:value="349" table:style-name="ce5">
            <text:p>349</text:p>
          </table:table-cell>
          <table:table-cell office:value-type="float" office:value="174" table:style-name="ce5">
            <text:p>174</text:p>
          </table:table-cell>
          <table:table-cell office:value-type="float" office:value="110" table:style-name="ce5">
            <text:p>110</text:p>
          </table:table-cell>
          <table:table-cell office:value-type="float" office:value="119" table:style-name="ce5">
            <text:p>119</text:p>
          </table:table-cell>
          <table:table-cell office:value-type="float" office:value="20" table:style-name="ce5">
            <text:p>20</text:p>
          </table:table-cell>
          <table:table-cell office:value-type="float" office:value="207" table:style-name="ce5">
            <text:p>207</text:p>
          </table:table-cell>
          <table:table-cell office:value-type="float" office:value="0" table:style-name="ce5">
            <text:p>0</text:p>
          </table:table-cell>
          <table:table-cell office:value-type="float" office:value="33" table:style-name="ce5">
            <text:p>33</text:p>
          </table:table-cell>
          <table:table-cell office:value-type="float" office:value="759" table:style-name="ce5">
            <text:p>75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88" table:style-name="ce5">
            <text:p>288</text:p>
          </table:table-cell>
          <table:table-cell office:value-type="float" office:value="744" table:style-name="ce5">
            <text:p>744</text:p>
          </table:table-cell>
          <table:table-cell office:value-type="float" office:value="214" table:style-name="ce5">
            <text:p>214</text:p>
          </table:table-cell>
          <table:table-cell office:value-type="float" office:value="183" table:style-name="ce5">
            <text:p>183</text:p>
          </table:table-cell>
          <table:table-cell office:value-type="float" office:value="87" table:style-name="ce5">
            <text:p>87</text:p>
          </table:table-cell>
          <table:table-cell office:value-type="float" office:value="74" table:style-name="ce5">
            <text:p>74</text:p>
          </table:table-cell>
          <table:table-cell office:value-type="float" office:value="304" table:style-name="ce5">
            <text:p>3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2" table:style-name="ce5">
            <text:p>60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474" table:style-name="ce5">
            <text:p>1.474</text:p>
          </table:table-cell>
          <table:table-cell office:value-type="float" office:value="1628" table:style-name="ce5">
            <text:p>1.628</text:p>
          </table:table-cell>
          <table:table-cell office:value-type="float" office:value="681" table:style-name="ce5">
            <text:p>681</text:p>
          </table:table-cell>
          <table:table-cell office:value-type="float" office:value="259" table:style-name="ce5">
            <text:p>259</text:p>
          </table:table-cell>
          <table:table-cell office:value-type="float" office:value="324" table:style-name="ce5">
            <text:p>324</text:p>
          </table:table-cell>
          <table:table-cell office:value-type="float" office:value="281" table:style-name="ce5">
            <text:p>281</text:p>
          </table:table-cell>
          <table:table-cell office:value-type="float" office:value="1054" table:style-name="ce5">
            <text:p>1.054</text:p>
          </table:table-cell>
          <table:table-cell office:value-type="float" office:value="2236" table:style-name="ce5">
            <text:p>2.236</text:p>
          </table:table-cell>
          <table:table-cell office:value-type="float" office:value="0" table:style-name="ce5">
            <text:p>0</text:p>
          </table:table-cell>
          <table:table-cell office:value-type="float" office:value="3089" table:style-name="ce5">
            <text:p>3.08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292" table:style-name="ce5">
            <text:p>1.292</text:p>
          </table:table-cell>
          <table:table-cell office:value-type="float" office:value="3769" table:style-name="ce5">
            <text:p>3.769</text:p>
          </table:table-cell>
          <table:table-cell office:value-type="float" office:value="1440" table:style-name="ce5">
            <text:p>1.440</text:p>
          </table:table-cell>
          <table:table-cell office:value-type="float" office:value="764" table:style-name="ce5">
            <text:p>764</text:p>
          </table:table-cell>
          <table:table-cell office:value-type="float" office:value="1221" table:style-name="ce5">
            <text:p>1.221</text:p>
          </table:table-cell>
          <table:table-cell office:value-type="float" office:value="654" table:style-name="ce5">
            <text:p>654</text:p>
          </table:table-cell>
          <table:table-cell office:value-type="float" office:value="1422" table:style-name="ce5">
            <text:p>1.4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40" table:style-name="ce5">
            <text:p>3.74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00" table:style-name="ce5">
            <text:p>700</text:p>
          </table:table-cell>
          <table:table-cell office:value-type="float" office:value="1023" table:style-name="ce5">
            <text:p>1.023</text:p>
          </table:table-cell>
          <table:table-cell office:value-type="float" office:value="770" table:style-name="ce5">
            <text:p>770</text:p>
          </table:table-cell>
          <table:table-cell office:value-type="float" office:value="370" table:style-name="ce5">
            <text:p>370</text:p>
          </table:table-cell>
          <table:table-cell office:value-type="float" office:value="212" table:style-name="ce5">
            <text:p>212</text:p>
          </table:table-cell>
          <table:table-cell office:value-type="float" office:value="233" table:style-name="ce5">
            <text:p>233</text:p>
          </table:table-cell>
          <table:table-cell office:value-type="float" office:value="387" table:style-name="ce5">
            <text:p>387</text:p>
          </table:table-cell>
          <table:table-cell office:value-type="float" office:value="148" table:style-name="ce5">
            <text:p>148</text:p>
          </table:table-cell>
          <table:table-cell office:value-type="float" office:value="0" table:style-name="ce5">
            <text:p>0</text:p>
          </table:table-cell>
          <table:table-cell office:value-type="float" office:value="1296" table:style-name="ce5">
            <text:p>1.29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14" table:style-name="ce5">
            <text:p>1.014</text:p>
          </table:table-cell>
          <table:table-cell office:value-type="float" office:value="2308" table:style-name="ce5">
            <text:p>2.308</text:p>
          </table:table-cell>
          <table:table-cell office:value-type="float" office:value="1412" table:style-name="ce5">
            <text:p>1.412</text:p>
          </table:table-cell>
          <table:table-cell office:value-type="float" office:value="298" table:style-name="ce5">
            <text:p>298</text:p>
          </table:table-cell>
          <table:table-cell office:value-type="float" office:value="496" table:style-name="ce5">
            <text:p>496</text:p>
          </table:table-cell>
          <table:table-cell office:value-type="float" office:value="245" table:style-name="ce5">
            <text:p>245</text:p>
          </table:table-cell>
          <table:table-cell office:value-type="float" office:value="1600" table:style-name="ce5">
            <text:p>1.600</text:p>
          </table:table-cell>
          <table:table-cell office:value-type="float" office:value="2236" table:style-name="ce5">
            <text:p>2.236</text:p>
          </table:table-cell>
          <table:table-cell office:value-type="float" office:value="0" table:style-name="ce5">
            <text:p>0</text:p>
          </table:table-cell>
          <table:table-cell office:value-type="float" office:value="3596" table:style-name="ce5">
            <text:p>3.59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086" table:style-name="ce5">
            <text:p>1.086</text:p>
          </table:table-cell>
          <table:table-cell office:value-type="float" office:value="2500" table:style-name="ce5">
            <text:p>2.500</text:p>
          </table:table-cell>
          <table:table-cell office:value-type="float" office:value="990" table:style-name="ce5">
            <text:p>990</text:p>
          </table:table-cell>
          <table:table-cell office:value-type="float" office:value="488" table:style-name="ce5">
            <text:p>488</text:p>
          </table:table-cell>
          <table:table-cell office:value-type="float" office:value="225" table:style-name="ce5">
            <text:p>225</text:p>
          </table:table-cell>
          <table:table-cell office:value-type="float" office:value="272" table:style-name="ce5">
            <text:p>272</text:p>
          </table:table-cell>
          <table:table-cell office:value-type="float" office:value="909" table:style-name="ce5">
            <text:p>909</text:p>
          </table:table-cell>
          <table:table-cell office:value-type="float" office:value="148" table:style-name="ce5">
            <text:p>148</text:p>
          </table:table-cell>
          <table:table-cell office:value-type="float" office:value="0" table:style-name="ce5">
            <text:p>0</text:p>
          </table:table-cell>
          <table:table-cell office:value-type="float" office:value="1452" table:style-name="ce5">
            <text:p>1.45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468" table:style-name="ce5">
            <text:p>1.468</text:p>
          </table:table-cell>
          <table:table-cell office:value-type="float" office:value="3216" table:style-name="ce5">
            <text:p>3.216</text:p>
          </table:table-cell>
          <table:table-cell office:value-type="float" office:value="1706" table:style-name="ce5">
            <text:p>1.706</text:p>
          </table:table-cell>
          <table:table-cell office:value-type="float" office:value="565" table:style-name="ce5">
            <text:p>565</text:p>
          </table:table-cell>
          <table:table-cell office:value-type="float" office:value="544" table:style-name="ce5">
            <text:p>544</text:p>
          </table:table-cell>
          <table:table-cell office:value-type="float" office:value="362" table:style-name="ce5">
            <text:p>362</text:p>
          </table:table-cell>
          <table:table-cell office:value-type="float" office:value="1825" table:style-name="ce5">
            <text:p>1.825</text:p>
          </table:table-cell>
          <table:table-cell office:value-type="float" office:value="2241" table:style-name="ce5">
            <text:p>2.241</text:p>
          </table:table-cell>
          <table:table-cell office:value-type="float" office:value="0" table:style-name="ce5">
            <text:p>0</text:p>
          </table:table-cell>
          <table:table-cell office:value-type="float" office:value="3788" table:style-name="ce5">
            <text:p>3.78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707" table:style-name="ce5">
            <text:p>1.707</text:p>
          </table:table-cell>
          <table:table-cell office:value-type="float" office:value="2973" table:style-name="ce5">
            <text:p>2.973</text:p>
          </table:table-cell>
          <table:table-cell office:value-type="float" office:value="573" table:style-name="ce5">
            <text:p>573</text:p>
          </table:table-cell>
          <table:table-cell office:value-type="float" office:value="739" table:style-name="ce5">
            <text:p>739</text:p>
          </table:table-cell>
          <table:table-cell office:value-type="float" office:value="1169" table:style-name="ce5">
            <text:p>1.169</text:p>
          </table:table-cell>
          <table:table-cell office:value-type="float" office:value="672" table:style-name="ce5">
            <text:p>672</text:p>
          </table:table-cell>
          <table:table-cell office:value-type="float" office:value="299" table:style-name="ce5">
            <text:p>299</text:p>
          </table:table-cell>
          <table:table-cell office:value-type="float" office:value="0" table:style-name="ce5">
            <text:p>0</text:p>
          </table:table-cell>
          <table:table-cell office:value-type="float" office:value="33" table:style-name="ce5">
            <text:p>33</text:p>
          </table:table-cell>
          <table:table-cell office:value-type="float" office:value="3713" table:style-name="ce5">
            <text:p>3.71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2A - ESCUELAS URBANAS, POR PROYECTO DE CAPACITACIÓN PARA PROFES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Actualmente, sí</text:p>
          </table:table-cell>
          <table:table-cell office:value-type="string" table:number-columns-spanned="1" table:number-rows-spanned="2" table:style-name="ce8">
            <text:p>Actualmente, no, o aún 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47" table:style-name="ce5">
            <text:p>3.847</text:p>
          </table:table-cell>
          <table:table-cell office:value-type="float" office:value="6000" table:style-name="ce5">
            <text:p>6.000</text:p>
          </table:table-cell>
          <table:table-cell office:value-type="float" office:value="1371" table:style-name="ce5">
            <text:p>1.37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89" table:style-name="ce5">
            <text:p>389</text:p>
          </table:table-cell>
          <table:table-cell office:value-type="float" office:value="1011" table:style-name="ce5">
            <text:p>1.011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38" table:style-name="ce5">
            <text:p>738</text:p>
          </table:table-cell>
          <table:table-cell office:value-type="float" office:value="661" table:style-name="ce5">
            <text:p>661</text:p>
          </table:table-cell>
          <table:table-cell office:value-type="float" office:value="119" table:style-name="ce5">
            <text:p>11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507" table:style-name="ce5">
            <text:p>2.507</text:p>
          </table:table-cell>
          <table:table-cell office:value-type="float" office:value="3215" table:style-name="ce5">
            <text:p>3.215</text:p>
          </table:table-cell>
          <table:table-cell office:value-type="float" office:value="932" table:style-name="ce5">
            <text:p>93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461" table:style-name="ce5">
            <text:p>2.461</text:p>
          </table:table-cell>
          <table:table-cell office:value-type="float" office:value="4761" table:style-name="ce5">
            <text:p>4.761</text:p>
          </table:table-cell>
          <table:table-cell office:value-type="float" office:value="991" table:style-name="ce5">
            <text:p>99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328" table:style-name="ce5">
            <text:p>1.328</text:p>
          </table:table-cell>
          <table:table-cell office:value-type="float" office:value="1242" table:style-name="ce5">
            <text:p>1.242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068" table:style-name="ce5">
            <text:p>3.068</text:p>
          </table:table-cell>
          <table:table-cell office:value-type="float" office:value="4126" table:style-name="ce5">
            <text:p>4.126</text:p>
          </table:table-cell>
          <table:table-cell office:value-type="float" office:value="738" table:style-name="ce5">
            <text:p>738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550" table:style-name="ce5">
            <text:p>1.550</text:p>
          </table:table-cell>
          <table:table-cell office:value-type="float" office:value="2770" table:style-name="ce5">
            <text:p>2.770</text:p>
          </table:table-cell>
          <table:table-cell office:value-type="float" office:value="963" table:style-name="ce5">
            <text:p>96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313" table:style-name="ce5">
            <text:p>3.313</text:p>
          </table:table-cell>
          <table:table-cell office:value-type="float" office:value="4410" table:style-name="ce5">
            <text:p>4.410</text:p>
          </table:table-cell>
          <table:table-cell office:value-type="float" office:value="1213" table:style-name="ce5">
            <text:p>1.21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131" table:style-name="ce5">
            <text:p>2.131</text:p>
          </table:table-cell>
          <table:table-cell office:value-type="float" office:value="4761" table:style-name="ce5">
            <text:p>4.761</text:p>
          </table:table-cell>
          <table:table-cell office:value-type="float" office:value="649" table:style-name="ce5">
            <text:p>64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3" table:style-name="ta1">
        <table:table-column table:style-name="co1" table:number-columns-repeated="37" table:default-cell-style-name="ce1"/>
        <table:table-column table:style-name="co2" table:number-columns-repeated="16347" table:default-cell-style-name="ce1"/>
        <table:table-row table:style-name="ro1">
          <table:table-cell office:value-type="string" table:style-name="ce7">
            <text:p>C3 - ESCUELAS URBANAS, POR INSTITUCIÓN RESPONSABLE DEL PROGRAMA DE FORMACIÓN DE LOS PROFES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La propi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Gobierno federal</text:p>
          </table:table-cell>
          <table:covered-table-cell table:number-columns-repeated="4"/>
          <table:table-cell office:value-type="string" table:number-columns-spanned="5" table:number-rows-spanned="1" table:style-name="ce8">
            <text:p>Gobierno estadual</text:p>
          </table:table-cell>
          <table:covered-table-cell table:number-columns-repeated="4"/>
          <table:table-cell office:value-type="string" table:number-columns-spanned="5" table:number-rows-spanned="1" table:style-name="ce8">
            <text:p>Gobierno municipal (alcaldía)</text:p>
          </table:table-cell>
          <table:covered-table-cell table:number-columns-repeated="4"/>
          <table:table-cell office:value-type="string" table:number-columns-spanned="5" table:number-rows-spanned="1" table:style-name="ce8">
            <text:p>Iniciativa privada</text:p>
          </table:table-cell>
          <table:covered-table-cell table:number-columns-repeated="4"/>
          <table:table-cell office:value-type="string" table:number-columns-spanned="5" table:number-rows-spanned="1" table:style-name="ce8">
            <text:p>Organización no gubernamental</text:p>
          </table:table-cell>
          <table:covered-table-cell table:number-columns-repeated="4"/>
          <table:table-cell office:value-type="string" table:number-columns-spanned="5" table:number-rows-spanned="1" table:style-name="ce8">
            <text:p>Otros</text:p>
          </table:table-cell>
          <table:covered-table-cell table:number-columns-repeated="4"/>
          <table:table-cell table:style-name="ce4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table:style-name="ce4"/>
          <table:table-cell table:number-columns-repeated="1634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932" table:style-name="ce5">
            <text:p>1.932</text:p>
          </table:table-cell>
          <table:table-cell office:value-type="float" office:value="2587" table:style-name="ce5">
            <text:p>2.587</text:p>
          </table:table-cell>
          <table:table-cell office:value-type="float" office:value="2236" table:style-name="ce5">
            <text:p>2.236</text:p>
          </table:table-cell>
          <table:table-cell office:value-type="string" table:style-name="ce5">
            <text:p>-</text:p>
          </table:table-cell>
          <table:table-cell office:value-type="float" office:value="6046" table:style-name="ce5">
            <text:p>6.046</text:p>
          </table:table-cell>
          <table:table-cell office:value-type="float" office:value="1197" table:style-name="ce5">
            <text:p>1.197</text:p>
          </table:table-cell>
          <table:table-cell office:value-type="float" office:value="2789" table:style-name="ce5">
            <text:p>2.789</text:p>
          </table:table-cell>
          <table:table-cell office:value-type="float" office:value="2503" table:style-name="ce5">
            <text:p>2.503</text:p>
          </table:table-cell>
          <table:table-cell office:value-type="string" table:style-name="ce5">
            <text:p>-</text:p>
          </table:table-cell>
          <table:table-cell office:value-type="float" office:value="6046" table:style-name="ce5">
            <text:p>6.046</text:p>
          </table:table-cell>
          <table:table-cell office:value-type="float" office:value="1946" table:style-name="ce5">
            <text:p>1.946</text:p>
          </table:table-cell>
          <table:table-cell office:value-type="float" office:value="2641" table:style-name="ce5">
            <text:p>2.641</text:p>
          </table:table-cell>
          <table:table-cell office:value-type="float" office:value="2240" table:style-name="ce5">
            <text:p>2.240</text:p>
          </table:table-cell>
          <table:table-cell office:value-type="string" table:style-name="ce5">
            <text:p>-</text:p>
          </table:table-cell>
          <table:table-cell office:value-type="float" office:value="6046" table:style-name="ce5">
            <text:p>6.046</text:p>
          </table:table-cell>
          <table:table-cell office:value-type="float" office:value="2818" table:style-name="ce5">
            <text:p>2.818</text:p>
          </table:table-cell>
          <table:table-cell office:value-type="float" office:value="2818" table:style-name="ce5">
            <text:p>2.8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46" table:style-name="ce5">
            <text:p>6.046</text:p>
          </table:table-cell>
          <table:table-cell office:value-type="float" office:value="2080" table:style-name="ce5">
            <text:p>2.080</text:p>
          </table:table-cell>
          <table:table-cell office:value-type="float" office:value="3372" table:style-name="ce5">
            <text:p>3.3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46" table:style-name="ce5">
            <text:p>6.046</text:p>
          </table:table-cell>
          <table:table-cell office:value-type="float" office:value="930" table:style-name="ce5">
            <text:p>930</text:p>
          </table:table-cell>
          <table:table-cell office:value-type="float" office:value="3745" table:style-name="ce5">
            <text:p>3.7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46" table:style-name="ce5">
            <text:p>6.046</text:p>
          </table:table-cell>
          <table:table-cell office:value-type="string" table:style-name="ce5">
            <text:p>-</text:p>
          </table:table-cell>
          <table:table-cell office:value-type="float" office:value="3847" table:style-name="ce5">
            <text:p>3.8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46" table:style-name="ce5">
            <text:p>6.046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07" table:style-name="ce5">
            <text:p>307</text:p>
          </table:table-cell>
          <table:table-cell office:value-type="float" office:value="269" table:style-name="ce5">
            <text:p>2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9" table:style-name="ce5">
            <text:p>999</text:p>
          </table:table-cell>
          <table:table-cell office:value-type="float" office:value="225" table:style-name="ce5">
            <text:p>225</text:p>
          </table:table-cell>
          <table:table-cell office:value-type="float" office:value="343" table:style-name="ce5">
            <text:p>34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999" table:style-name="ce5">
            <text:p>999</text:p>
          </table:table-cell>
          <table:table-cell office:value-type="float" office:value="193" table:style-name="ce5">
            <text:p>193</text:p>
          </table:table-cell>
          <table:table-cell office:value-type="float" office:value="360" table:style-name="ce5">
            <text:p>3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9" table:style-name="ce5">
            <text:p>999</text:p>
          </table:table-cell>
          <table:table-cell office:value-type="float" office:value="198" table:style-name="ce5">
            <text:p>198</text:p>
          </table:table-cell>
          <table:table-cell office:value-type="float" office:value="346" table:style-name="ce5">
            <text:p>3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9" table:style-name="ce5">
            <text:p>999</text:p>
          </table:table-cell>
          <table:table-cell office:value-type="float" office:value="294" table:style-name="ce5">
            <text:p>294</text:p>
          </table:table-cell>
          <table:table-cell office:value-type="float" office:value="284" table:style-name="ce5">
            <text:p>2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9" table:style-name="ce5">
            <text:p>999</text:p>
          </table:table-cell>
          <table:table-cell office:value-type="float" office:value="54" table:style-name="ce5">
            <text:p>54</text:p>
          </table:table-cell>
          <table:table-cell office:value-type="float" office:value="387" table:style-name="ce5">
            <text:p>3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9" table:style-name="ce5">
            <text:p>999</text:p>
          </table:table-cell>
          <table:table-cell office:value-type="string" table:style-name="ce5">
            <text:p>-</text:p>
          </table:table-cell>
          <table:table-cell office:value-type="float" office:value="389" table:style-name="ce5">
            <text:p>3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9" table:style-name="ce5">
            <text:p>999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13" table:style-name="ce5">
            <text:p>713</text:p>
          </table:table-cell>
          <table:table-cell office:value-type="float" office:value="229" table:style-name="ce5">
            <text:p>2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2" table:style-name="ce5">
            <text:p>662</text:p>
          </table:table-cell>
          <table:table-cell office:value-type="float" office:value="138" table:style-name="ce5">
            <text:p>138</text:p>
          </table:table-cell>
          <table:table-cell office:value-type="float" office:value="729" table:style-name="ce5">
            <text:p>729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662" table:style-name="ce5">
            <text:p>662</text:p>
          </table:table-cell>
          <table:table-cell office:value-type="float" office:value="181" table:style-name="ce5">
            <text:p>181</text:p>
          </table:table-cell>
          <table:table-cell office:value-type="float" office:value="722" table:style-name="ce5">
            <text:p>7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2" table:style-name="ce5">
            <text:p>662</text:p>
          </table:table-cell>
          <table:table-cell office:value-type="float" office:value="152" table:style-name="ce5">
            <text:p>152</text:p>
          </table:table-cell>
          <table:table-cell office:value-type="float" office:value="726" table:style-name="ce5">
            <text:p>7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2" table:style-name="ce5">
            <text:p>662</text:p>
          </table:table-cell>
          <table:table-cell office:value-type="float" office:value="270" table:style-name="ce5">
            <text:p>270</text:p>
          </table:table-cell>
          <table:table-cell office:value-type="float" office:value="694" table:style-name="ce5">
            <text:p>6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2" table:style-name="ce5">
            <text:p>662</text:p>
          </table:table-cell>
          <table:table-cell office:value-type="float" office:value="79" table:style-name="ce5">
            <text:p>79</text:p>
          </table:table-cell>
          <table:table-cell office:value-type="float" office:value="737" table:style-name="ce5">
            <text:p>7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2" table:style-name="ce5">
            <text:p>662</text:p>
          </table:table-cell>
          <table:table-cell office:value-type="string" table:style-name="ce5">
            <text:p>-</text:p>
          </table:table-cell>
          <table:table-cell office:value-type="float" office:value="738" table:style-name="ce5">
            <text:p>7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2" table:style-name="ce5">
            <text:p>662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92" table:style-name="ce5">
            <text:p>692</text:p>
          </table:table-cell>
          <table:table-cell office:value-type="float" office:value="993" table:style-name="ce5">
            <text:p>993</text:p>
          </table:table-cell>
          <table:table-cell office:value-type="float" office:value="2236" table:style-name="ce5">
            <text:p>2.236</text:p>
          </table:table-cell>
          <table:table-cell office:value-type="string" table:style-name="ce5">
            <text:p>-</text:p>
          </table:table-cell>
          <table:table-cell office:value-type="float" office:value="3270" table:style-name="ce5">
            <text:p>3.270</text:p>
          </table:table-cell>
          <table:table-cell office:value-type="float" office:value="259" table:style-name="ce5">
            <text:p>259</text:p>
          </table:table-cell>
          <table:table-cell office:value-type="float" office:value="1151" table:style-name="ce5">
            <text:p>1.151</text:p>
          </table:table-cell>
          <table:table-cell office:value-type="float" office:value="2236" table:style-name="ce5">
            <text:p>2.236</text:p>
          </table:table-cell>
          <table:table-cell office:value-type="string" table:style-name="ce5">
            <text:p>-</text:p>
          </table:table-cell>
          <table:table-cell office:value-type="float" office:value="3270" table:style-name="ce5">
            <text:p>3.270</text:p>
          </table:table-cell>
          <table:table-cell office:value-type="float" office:value="582" table:style-name="ce5">
            <text:p>582</text:p>
          </table:table-cell>
          <table:table-cell office:value-type="float" office:value="1071" table:style-name="ce5">
            <text:p>1.071</text:p>
          </table:table-cell>
          <table:table-cell office:value-type="float" office:value="2239" table:style-name="ce5">
            <text:p>2.239</text:p>
          </table:table-cell>
          <table:table-cell office:value-type="string" table:style-name="ce5">
            <text:p>-</text:p>
          </table:table-cell>
          <table:table-cell office:value-type="float" office:value="3270" table:style-name="ce5">
            <text:p>3.270</text:p>
          </table:table-cell>
          <table:table-cell office:value-type="float" office:value="2367" table:style-name="ce5">
            <text:p>2.367</text:p>
          </table:table-cell>
          <table:table-cell office:value-type="float" office:value="933" table:style-name="ce5">
            <text:p>9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70" table:style-name="ce5">
            <text:p>3.270</text:p>
          </table:table-cell>
          <table:table-cell office:value-type="float" office:value="810" table:style-name="ce5">
            <text:p>810</text:p>
          </table:table-cell>
          <table:table-cell office:value-type="float" office:value="2388" table:style-name="ce5">
            <text:p>2.3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70" table:style-name="ce5">
            <text:p>3.270</text:p>
          </table:table-cell>
          <table:table-cell office:value-type="float" office:value="438" table:style-name="ce5">
            <text:p>438</text:p>
          </table:table-cell>
          <table:table-cell office:value-type="float" office:value="2480" table:style-name="ce5">
            <text:p>2.4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70" table:style-name="ce5">
            <text:p>3.270</text:p>
          </table:table-cell>
          <table:table-cell office:value-type="string" table:style-name="ce5">
            <text:p>-</text:p>
          </table:table-cell>
          <table:table-cell office:value-type="float" office:value="2507" table:style-name="ce5">
            <text:p>2.5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70" table:style-name="ce5">
            <text:p>3.27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316" table:style-name="ce5">
            <text:p>1.316</text:p>
          </table:table-cell>
          <table:table-cell office:value-type="float" office:value="2156" table:style-name="ce5">
            <text:p>2.1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85" table:style-name="ce5">
            <text:p>4.785</text:p>
          </table:table-cell>
          <table:table-cell office:value-type="float" office:value="1084" table:style-name="ce5">
            <text:p>1.084</text:p>
          </table:table-cell>
          <table:table-cell office:value-type="float" office:value="2033" table:style-name="ce5">
            <text:p>2.033</text:p>
          </table:table-cell>
          <table:table-cell office:value-type="float" office:value="1124" table:style-name="ce5">
            <text:p>1.124</text:p>
          </table:table-cell>
          <table:table-cell office:value-type="string" table:style-name="ce5">
            <text:p>-</text:p>
          </table:table-cell>
          <table:table-cell office:value-type="float" office:value="4785" table:style-name="ce5">
            <text:p>4.785</text:p>
          </table:table-cell>
          <table:table-cell office:value-type="float" office:value="1757" table:style-name="ce5">
            <text:p>1.757</text:p>
          </table:table-cell>
          <table:table-cell office:value-type="float" office:value="1893" table:style-name="ce5">
            <text:p>1.8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85" table:style-name="ce5">
            <text:p>4.785</text:p>
          </table:table-cell>
          <table:table-cell office:value-type="float" office:value="1253" table:style-name="ce5">
            <text:p>1.253</text:p>
          </table:table-cell>
          <table:table-cell office:value-type="float" office:value="2284" table:style-name="ce5">
            <text:p>2.2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5" table:style-name="ce5">
            <text:p>4.785</text:p>
          </table:table-cell>
          <table:table-cell office:value-type="float" office:value="1602" table:style-name="ce5">
            <text:p>1.602</text:p>
          </table:table-cell>
          <table:table-cell office:value-type="float" office:value="2050" table:style-name="ce5">
            <text:p>2.0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5" table:style-name="ce5">
            <text:p>4.785</text:p>
          </table:table-cell>
          <table:table-cell office:value-type="float" office:value="0" table:style-name="ce5">
            <text:p>0</text:p>
          </table:table-cell>
          <table:table-cell office:value-type="float" office:value="2461" table:style-name="ce5">
            <text:p>2.4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5" table:style-name="ce5">
            <text:p>4.785</text:p>
          </table:table-cell>
          <table:table-cell office:value-type="string" table:style-name="ce5">
            <text:p>-</text:p>
          </table:table-cell>
          <table:table-cell office:value-type="float" office:value="2461" table:style-name="ce5">
            <text:p>2.4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5" table:style-name="ce5">
            <text:p>4.785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59" table:style-name="ce5">
            <text:p>959</text:p>
          </table:table-cell>
          <table:table-cell office:value-type="float" office:value="965" table:style-name="ce5">
            <text:p>9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36" table:style-name="ce5">
            <text:p>1.236</text:p>
          </table:table-cell>
          <table:table-cell office:value-type="float" office:value="347" table:style-name="ce5">
            <text:p>347</text:p>
          </table:table-cell>
          <table:table-cell office:value-type="float" office:value="1293" table:style-name="ce5">
            <text:p>1.29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1236" table:style-name="ce5">
            <text:p>1.236</text:p>
          </table:table-cell>
          <table:table-cell office:value-type="float" office:value="537" table:style-name="ce5">
            <text:p>537</text:p>
          </table:table-cell>
          <table:table-cell office:value-type="float" office:value="1262" table:style-name="ce5">
            <text:p>1.262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1236" table:style-name="ce5">
            <text:p>1.236</text:p>
          </table:table-cell>
          <table:table-cell office:value-type="float" office:value="841" table:style-name="ce5">
            <text:p>841</text:p>
          </table:table-cell>
          <table:table-cell office:value-type="float" office:value="1097" table:style-name="ce5">
            <text:p>1.0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36" table:style-name="ce5">
            <text:p>1.236</text:p>
          </table:table-cell>
          <table:table-cell office:value-type="float" office:value="973" table:style-name="ce5">
            <text:p>973</text:p>
          </table:table-cell>
          <table:table-cell office:value-type="float" office:value="949" table:style-name="ce5">
            <text:p>9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36" table:style-name="ce5">
            <text:p>1.236</text:p>
          </table:table-cell>
          <table:table-cell office:value-type="float" office:value="815" table:style-name="ce5">
            <text:p>815</text:p>
          </table:table-cell>
          <table:table-cell office:value-type="float" office:value="1062" table:style-name="ce5">
            <text:p>1.0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36" table:style-name="ce5">
            <text:p>1.236</text:p>
          </table:table-cell>
          <table:table-cell office:value-type="string" table:style-name="ce5">
            <text:p>-</text:p>
          </table:table-cell>
          <table:table-cell office:value-type="float" office:value="1328" table:style-name="ce5">
            <text:p>1.3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36" table:style-name="ce5">
            <text:p>1.236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26" table:style-name="ce5">
            <text:p>326</text:p>
          </table:table-cell>
          <table:table-cell office:value-type="float" office:value="2084" table:style-name="ce5">
            <text:p>2.084</text:p>
          </table:table-cell>
          <table:table-cell office:value-type="float" office:value="2236" table:style-name="ce5">
            <text:p>2.236</text:p>
          </table:table-cell>
          <table:table-cell office:value-type="string" table:style-name="ce5">
            <text:p>-</text:p>
          </table:table-cell>
          <table:table-cell office:value-type="float" office:value="4173" table:style-name="ce5">
            <text:p>4.173</text:p>
          </table:table-cell>
          <table:table-cell office:value-type="float" office:value="1000" table:style-name="ce5">
            <text:p>1.000</text:p>
          </table:table-cell>
          <table:table-cell office:value-type="float" office:value="1474" table:style-name="ce5">
            <text:p>1.474</text:p>
          </table:table-cell>
          <table:table-cell office:value-type="float" office:value="2502" table:style-name="ce5">
            <text:p>2.502</text:p>
          </table:table-cell>
          <table:table-cell office:value-type="string" table:style-name="ce5">
            <text:p>-</text:p>
          </table:table-cell>
          <table:table-cell office:value-type="float" office:value="4173" table:style-name="ce5">
            <text:p>4.173</text:p>
          </table:table-cell>
          <table:table-cell office:value-type="float" office:value="1421" table:style-name="ce5">
            <text:p>1.421</text:p>
          </table:table-cell>
          <table:table-cell office:value-type="float" office:value="1545" table:style-name="ce5">
            <text:p>1.545</text:p>
          </table:table-cell>
          <table:table-cell office:value-type="float" office:value="2240" table:style-name="ce5">
            <text:p>2.240</text:p>
          </table:table-cell>
          <table:table-cell office:value-type="string" table:style-name="ce5">
            <text:p>-</text:p>
          </table:table-cell>
          <table:table-cell office:value-type="float" office:value="4173" table:style-name="ce5">
            <text:p>4.173</text:p>
          </table:table-cell>
          <table:table-cell office:value-type="float" office:value="2818" table:style-name="ce5">
            <text:p>2.818</text:p>
          </table:table-cell>
          <table:table-cell office:value-type="float" office:value="1226" table:style-name="ce5">
            <text:p>1.2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73" table:style-name="ce5">
            <text:p>4.173</text:p>
          </table:table-cell>
          <table:table-cell office:value-type="float" office:value="602" table:style-name="ce5">
            <text:p>602</text:p>
          </table:table-cell>
          <table:table-cell office:value-type="float" office:value="3013" table:style-name="ce5">
            <text:p>3.0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73" table:style-name="ce5">
            <text:p>4.173</text:p>
          </table:table-cell>
          <table:table-cell office:value-type="float" office:value="149" table:style-name="ce5">
            <text:p>149</text:p>
          </table:table-cell>
          <table:table-cell office:value-type="float" office:value="3066" table:style-name="ce5">
            <text:p>3.0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73" table:style-name="ce5">
            <text:p>4.173</text:p>
          </table:table-cell>
          <table:table-cell office:value-type="string" table:style-name="ce5">
            <text:p>-</text:p>
          </table:table-cell>
          <table:table-cell office:value-type="float" office:value="3068" table:style-name="ce5">
            <text:p>3.0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73" table:style-name="ce5">
            <text:p>4.173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9" table:style-name="ce5">
            <text:p>79</text:p>
          </table:table-cell>
          <table:table-cell office:value-type="float" office:value="1548" table:style-name="ce5">
            <text:p>1.5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8" table:style-name="ce5">
            <text:p>2.888</text:p>
          </table:table-cell>
          <table:table-cell office:value-type="float" office:value="658" table:style-name="ce5">
            <text:p>658</text:p>
          </table:table-cell>
          <table:table-cell office:value-type="float" office:value="1416" table:style-name="ce5">
            <text:p>1.416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2888" table:style-name="ce5">
            <text:p>2.888</text:p>
          </table:table-cell>
          <table:table-cell office:value-type="float" office:value="1451" table:style-name="ce5">
            <text:p>1.451</text:p>
          </table:table-cell>
          <table:table-cell office:value-type="float" office:value="567" table:style-name="ce5">
            <text:p>5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8" table:style-name="ce5">
            <text:p>2.888</text:p>
          </table:table-cell>
          <table:table-cell office:value-type="float" office:value="37" table:style-name="ce5">
            <text:p>37</text:p>
          </table:table-cell>
          <table:table-cell office:value-type="float" office:value="1549" table:style-name="ce5">
            <text:p>1.5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8" table:style-name="ce5">
            <text:p>2.888</text:p>
          </table:table-cell>
          <table:table-cell office:value-type="float" office:value="617" table:style-name="ce5">
            <text:p>617</text:p>
          </table:table-cell>
          <table:table-cell office:value-type="float" office:value="1431" table:style-name="ce5">
            <text:p>1.4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8" table:style-name="ce5">
            <text:p>2.888</text:p>
          </table:table-cell>
          <table:table-cell office:value-type="float" office:value="408" table:style-name="ce5">
            <text:p>408</text:p>
          </table:table-cell>
          <table:table-cell office:value-type="float" office:value="1495" table:style-name="ce5">
            <text:p>1.4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8" table:style-name="ce5">
            <text:p>2.888</text:p>
          </table:table-cell>
          <table:table-cell office:value-type="string" table:style-name="ce5">
            <text:p>-</text:p>
          </table:table-cell>
          <table:table-cell office:value-type="float" office:value="1550" table:style-name="ce5">
            <text:p>1.5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8" table:style-name="ce5">
            <text:p>2.888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35" table:style-name="ce5">
            <text:p>335</text:p>
          </table:table-cell>
          <table:table-cell office:value-type="float" office:value="2438" table:style-name="ce5">
            <text:p>2.438</text:p>
          </table:table-cell>
          <table:table-cell office:value-type="float" office:value="2236" table:style-name="ce5">
            <text:p>2.236</text:p>
          </table:table-cell>
          <table:table-cell office:value-type="string" table:style-name="ce5">
            <text:p>-</text:p>
          </table:table-cell>
          <table:table-cell office:value-type="float" office:value="4493" table:style-name="ce5">
            <text:p>4.493</text:p>
          </table:table-cell>
          <table:table-cell office:value-type="float" office:value="1197" table:style-name="ce5">
            <text:p>1.197</text:p>
          </table:table-cell>
          <table:table-cell office:value-type="float" office:value="1951" table:style-name="ce5">
            <text:p>1.951</text:p>
          </table:table-cell>
          <table:table-cell office:value-type="float" office:value="2503" table:style-name="ce5">
            <text:p>2.503</text:p>
          </table:table-cell>
          <table:table-cell office:value-type="string" table:style-name="ce5">
            <text:p>-</text:p>
          </table:table-cell>
          <table:table-cell office:value-type="float" office:value="4493" table:style-name="ce5">
            <text:p>4.493</text:p>
          </table:table-cell>
          <table:table-cell office:value-type="float" office:value="1946" table:style-name="ce5">
            <text:p>1.946</text:p>
          </table:table-cell>
          <table:table-cell office:value-type="float" office:value="1643" table:style-name="ce5">
            <text:p>1.643</text:p>
          </table:table-cell>
          <table:table-cell office:value-type="float" office:value="2240" table:style-name="ce5">
            <text:p>2.240</text:p>
          </table:table-cell>
          <table:table-cell office:value-type="string" table:style-name="ce5">
            <text:p>-</text:p>
          </table:table-cell>
          <table:table-cell office:value-type="float" office:value="4493" table:style-name="ce5">
            <text:p>4.493</text:p>
          </table:table-cell>
          <table:table-cell office:value-type="float" office:value="2818" table:style-name="ce5">
            <text:p>2.818</text:p>
          </table:table-cell>
          <table:table-cell office:value-type="float" office:value="1948" table:style-name="ce5">
            <text:p>1.9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93" table:style-name="ce5">
            <text:p>4.493</text:p>
          </table:table-cell>
          <table:table-cell office:value-type="float" office:value="861" table:style-name="ce5">
            <text:p>861</text:p>
          </table:table-cell>
          <table:table-cell office:value-type="float" office:value="3270" table:style-name="ce5">
            <text:p>3.2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93" table:style-name="ce5">
            <text:p>4.493</text:p>
          </table:table-cell>
          <table:table-cell office:value-type="float" office:value="434" table:style-name="ce5">
            <text:p>434</text:p>
          </table:table-cell>
          <table:table-cell office:value-type="float" office:value="3286" table:style-name="ce5">
            <text:p>3.2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93" table:style-name="ce5">
            <text:p>4.493</text:p>
          </table:table-cell>
          <table:table-cell office:value-type="string" table:style-name="ce5">
            <text:p>-</text:p>
          </table:table-cell>
          <table:table-cell office:value-type="float" office:value="3313" table:style-name="ce5">
            <text:p>3.3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93" table:style-name="ce5">
            <text:p>4.493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908" table:style-name="ce5">
            <text:p>1.908</text:p>
          </table:table-cell>
          <table:table-cell office:value-type="float" office:value="984" table:style-name="ce5">
            <text:p>9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93" table:style-name="ce5">
            <text:p>4.793</text:p>
          </table:table-cell>
          <table:table-cell office:value-type="float" office:value="0" table:style-name="ce5">
            <text:p>0</text:p>
          </table:table-cell>
          <table:table-cell office:value-type="float" office:value="2131" table:style-name="ce5">
            <text:p>2.1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93" table:style-name="ce5">
            <text:p>4.793</text:p>
          </table:table-cell>
          <table:table-cell office:value-type="float" office:value="0" table:style-name="ce5">
            <text:p>0</text:p>
          </table:table-cell>
          <table:table-cell office:value-type="float" office:value="2131" table:style-name="ce5">
            <text:p>2.1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93" table:style-name="ce5">
            <text:p>4.793</text:p>
          </table:table-cell>
          <table:table-cell office:value-type="float" office:value="0" table:style-name="ce5">
            <text:p>0</text:p>
          </table:table-cell>
          <table:table-cell office:value-type="float" office:value="2131" table:style-name="ce5">
            <text:p>2.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3" table:style-name="ce5">
            <text:p>4.793</text:p>
          </table:table-cell>
          <table:table-cell office:value-type="float" office:value="1909" table:style-name="ce5">
            <text:p>1.909</text:p>
          </table:table-cell>
          <table:table-cell office:value-type="float" office:value="969" table:style-name="ce5">
            <text:p>9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3" table:style-name="ce5">
            <text:p>4.793</text:p>
          </table:table-cell>
          <table:table-cell office:value-type="float" office:value="823" table:style-name="ce5">
            <text:p>823</text:p>
          </table:table-cell>
          <table:table-cell office:value-type="float" office:value="1968" table:style-name="ce5">
            <text:p>1.9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3" table:style-name="ce5">
            <text:p>4.793</text:p>
          </table:table-cell>
          <table:table-cell office:value-type="string" table:style-name="ce5">
            <text:p>-</text:p>
          </table:table-cell>
          <table:table-cell office:value-type="float" office:value="2131" table:style-name="ce5">
            <text:p>2.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3" table:style-name="ce5">
            <text:p>4.793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C4A - ESCUELAS URBANAS, POR CANTIDAD DE PROFESORES QUE RECIBIERON FORMACIÓN PARA USO DE COMPUTADORAS E INTERNET EN ACTIVIDADES DE ENSEÑANZA Y APRENDIZAJ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Hasta 20</text:p>
          </table:table-cell>
          <table:table-cell office:value-type="string" table:number-columns-spanned="1" table:number-rows-spanned="2" table:style-name="ce8">
            <text:p>De entre 21 y 40</text:p>
          </table:table-cell>
          <table:table-cell office:value-type="string" table:number-columns-spanned="1" table:number-rows-spanned="2" table:style-name="ce8">
            <text:p>41 o más</text:p>
          </table:table-cell>
          <table:table-cell office:value-type="string" table:number-columns-spanned="1" table:number-rows-spanned="2" table:style-name="ce8">
            <text:p>Ningu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498" table:style-name="ce5">
            <text:p>3.498</text:p>
          </table:table-cell>
          <table:table-cell office:value-type="float" office:value="3020" table:style-name="ce5">
            <text:p>3.020</text:p>
          </table:table-cell>
          <table:table-cell office:value-type="float" office:value="958" table:style-name="ce5">
            <text:p>958</text:p>
          </table:table-cell>
          <table:table-cell office:value-type="float" office:value="5416" table:style-name="ce5">
            <text:p>5.416</text:p>
          </table:table-cell>
          <table:table-cell office:value-type="float" office:value="2822" table:style-name="ce5">
            <text:p>2.822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51" table:style-name="ce5">
            <text:p>451</text:p>
          </table:table-cell>
          <table:table-cell office:value-type="float" office:value="322" table:style-name="ce5">
            <text:p>322</text:p>
          </table:table-cell>
          <table:table-cell office:value-type="float" office:value="175" table:style-name="ce5">
            <text:p>175</text:p>
          </table:table-cell>
          <table:table-cell office:value-type="float" office:value="995" table:style-name="ce5">
            <text:p>995</text:p>
          </table:table-cell>
          <table:table-cell office:value-type="float" office:value="261" table:style-name="ce5">
            <text:p>261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20" table:style-name="ce5">
            <text:p>720</text:p>
          </table:table-cell>
          <table:table-cell office:value-type="float" office:value="217" table:style-name="ce5">
            <text:p>217</text:p>
          </table:table-cell>
          <table:table-cell office:value-type="float" office:value="249" table:style-name="ce5">
            <text:p>249</text:p>
          </table:table-cell>
          <table:table-cell office:value-type="float" office:value="581" table:style-name="ce5">
            <text:p>581</text:p>
          </table:table-cell>
          <table:table-cell office:value-type="float" office:value="369" table:style-name="ce5">
            <text:p>36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034" table:style-name="ce5">
            <text:p>2.034</text:p>
          </table:table-cell>
          <table:table-cell office:value-type="float" office:value="885" table:style-name="ce5">
            <text:p>885</text:p>
          </table:table-cell>
          <table:table-cell office:value-type="float" office:value="457" table:style-name="ce5">
            <text:p>457</text:p>
          </table:table-cell>
          <table:table-cell office:value-type="float" office:value="3016" table:style-name="ce5">
            <text:p>3.016</text:p>
          </table:table-cell>
          <table:table-cell office:value-type="float" office:value="2417" table:style-name="ce5">
            <text:p>2.417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360" table:style-name="ce5">
            <text:p>2.360</text:p>
          </table:table-cell>
          <table:table-cell office:value-type="float" office:value="2810" table:style-name="ce5">
            <text:p>2.810</text:p>
          </table:table-cell>
          <table:table-cell office:value-type="float" office:value="685" table:style-name="ce5">
            <text:p>685</text:p>
          </table:table-cell>
          <table:table-cell office:value-type="float" office:value="4199" table:style-name="ce5">
            <text:p>4.199</text:p>
          </table:table-cell>
          <table:table-cell office:value-type="float" office:value="1276" table:style-name="ce5">
            <text:p>1.276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345" table:style-name="ce5">
            <text:p>1.345</text:p>
          </table:table-cell>
          <table:table-cell office:value-type="float" office:value="541" table:style-name="ce5">
            <text:p>541</text:p>
          </table:table-cell>
          <table:table-cell office:value-type="float" office:value="384" table:style-name="ce5">
            <text:p>384</text:p>
          </table:table-cell>
          <table:table-cell office:value-type="float" office:value="1133" table:style-name="ce5">
            <text:p>1.133</text:p>
          </table:table-cell>
          <table:table-cell office:value-type="float" office:value="539" table:style-name="ce5">
            <text:p>53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021" table:style-name="ce5">
            <text:p>2.021</text:p>
          </table:table-cell>
          <table:table-cell office:value-type="float" office:value="791" table:style-name="ce5">
            <text:p>791</text:p>
          </table:table-cell>
          <table:table-cell office:value-type="float" office:value="681" table:style-name="ce5">
            <text:p>681</text:p>
          </table:table-cell>
          <table:table-cell office:value-type="float" office:value="4013" table:style-name="ce5">
            <text:p>4.013</text:p>
          </table:table-cell>
          <table:table-cell office:value-type="float" office:value="2556" table:style-name="ce5">
            <text:p>2.556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623" table:style-name="ce5">
            <text:p>1.623</text:p>
          </table:table-cell>
          <table:table-cell office:value-type="float" office:value="1046" table:style-name="ce5">
            <text:p>1.046</text:p>
          </table:table-cell>
          <table:table-cell office:value-type="float" office:value="377" table:style-name="ce5">
            <text:p>377</text:p>
          </table:table-cell>
          <table:table-cell office:value-type="float" office:value="2517" table:style-name="ce5">
            <text:p>2.517</text:p>
          </table:table-cell>
          <table:table-cell office:value-type="float" office:value="1169" table:style-name="ce5">
            <text:p>1.16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475" table:style-name="ce5">
            <text:p>2.475</text:p>
          </table:table-cell>
          <table:table-cell office:value-type="float" office:value="1292" table:style-name="ce5">
            <text:p>1.292</text:p>
          </table:table-cell>
          <table:table-cell office:value-type="float" office:value="772" table:style-name="ce5">
            <text:p>772</text:p>
          </table:table-cell>
          <table:table-cell office:value-type="float" office:value="4385" table:style-name="ce5">
            <text:p>4.385</text:p>
          </table:table-cell>
          <table:table-cell office:value-type="float" office:value="2809" table:style-name="ce5">
            <text:p>2.80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584" table:style-name="ce5">
            <text:p>2.584</text:p>
          </table:table-cell>
          <table:table-cell office:value-type="float" office:value="2814" table:style-name="ce5">
            <text:p>2.814</text:p>
          </table:table-cell>
          <table:table-cell office:value-type="float" office:value="583" table:style-name="ce5">
            <text:p>583</text:p>
          </table:table-cell>
          <table:table-cell office:value-type="float" office:value="3620" table:style-name="ce5">
            <text:p>3.620</text:p>
          </table:table-cell>
          <table:table-cell office:value-type="float" office:value="315" table:style-name="ce5">
            <text:p>315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5 - ESCUELAS URBANAS QUE OFRECIERON CONFERENCIAS, DISCUSIONES O CURSOS SOBRE EL USO RESPONSABLE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955" table:style-name="ce5">
            <text:p>3.955</text:p>
          </table:table-cell>
          <table:table-cell office:value-type="float" office:value="6245" table:style-name="ce5">
            <text:p>6.245</text:p>
          </table:table-cell>
          <table:table-cell office:value-type="float" office:value="441" table:style-name="ce5">
            <text:p>44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74" table:style-name="ce5">
            <text:p>474</text:p>
          </table:table-cell>
          <table:table-cell office:value-type="float" office:value="1017" table:style-name="ce5">
            <text:p>1.017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63" table:style-name="ce5">
            <text:p>563</text:p>
          </table:table-cell>
          <table:table-cell office:value-type="float" office:value="848" table:style-name="ce5">
            <text:p>8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679" table:style-name="ce5">
            <text:p>2.679</text:p>
          </table:table-cell>
          <table:table-cell office:value-type="float" office:value="3327" table:style-name="ce5">
            <text:p>3.327</text:p>
          </table:table-cell>
          <table:table-cell office:value-type="float" office:value="428" table:style-name="ce5">
            <text:p>428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643" table:style-name="ce5">
            <text:p>2.643</text:p>
          </table:table-cell>
          <table:table-cell office:value-type="float" office:value="4880" table:style-name="ce5">
            <text:p>4.8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67" table:style-name="ce5">
            <text:p>967</text:p>
          </table:table-cell>
          <table:table-cell office:value-type="float" office:value="1536" table:style-name="ce5">
            <text:p>1.5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841" table:style-name="ce5">
            <text:p>2.841</text:p>
          </table:table-cell>
          <table:table-cell office:value-type="float" office:value="4281" table:style-name="ce5">
            <text:p>4.281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502" table:style-name="ce5">
            <text:p>2.502</text:p>
          </table:table-cell>
          <table:table-cell office:value-type="float" office:value="2121" table:style-name="ce5">
            <text:p>2.121</text:p>
          </table:table-cell>
          <table:table-cell office:value-type="float" office:value="429" table:style-name="ce5">
            <text:p>42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624" table:style-name="ce5">
            <text:p>3.624</text:p>
          </table:table-cell>
          <table:table-cell office:value-type="float" office:value="4466" table:style-name="ce5">
            <text:p>4.466</text:p>
          </table:table-cell>
          <table:table-cell office:value-type="float" office:value="441" table:style-name="ce5">
            <text:p>44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970" table:style-name="ce5">
            <text:p>1.970</text:p>
          </table:table-cell>
          <table:table-cell office:value-type="float" office:value="4889" table:style-name="ce5">
            <text:p>4.8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C6 - ESCUELAS URBANAS, POR PARTICIPACIÓN DE LA COMUNIDAD ESCOLAR EN CONFERENCIAS, DISCUSIONES O CURSOS SOBRE EL USO RESPONSABLE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Profesores</text:p>
          </table:table-cell>
          <table:covered-table-cell table:number-columns-repeated="4"/>
          <table:table-cell office:value-type="string" table:number-columns-spanned="5" table:number-rows-spanned="1" table:style-name="ce8">
            <text:p>Empleados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adres o responsables</text:p>
          </table:table-cell>
          <table:covered-table-cell table:number-columns-repeated="4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599" table:style-name="ce5">
            <text:p>3.599</text:p>
          </table:table-cell>
          <table:table-cell office:value-type="float" office:value="2068" table:style-name="ce5">
            <text:p>2.0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48" table:style-name="ce5">
            <text:p>6.248</text:p>
          </table:table-cell>
          <table:table-cell office:value-type="float" office:value="3943" table:style-name="ce5">
            <text:p>3.943</text:p>
          </table:table-cell>
          <table:table-cell office:value-type="float" office:value="689" table:style-name="ce5">
            <text:p>6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48" table:style-name="ce5">
            <text:p>6.248</text:p>
          </table:table-cell>
          <table:table-cell office:value-type="float" office:value="3540" table:style-name="ce5">
            <text:p>3.540</text:p>
          </table:table-cell>
          <table:table-cell office:value-type="float" office:value="2282" table:style-name="ce5">
            <text:p>2.2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48" table:style-name="ce5">
            <text:p>6.248</text:p>
          </table:table-cell>
          <table:table-cell office:value-type="float" office:value="1826" table:style-name="ce5">
            <text:p>1.826</text:p>
          </table:table-cell>
          <table:table-cell office:value-type="float" office:value="3740" table:style-name="ce5">
            <text:p>3.740</text:p>
          </table:table-cell>
          <table:table-cell office:value-type="float" office:value="179" table:style-name="ce5">
            <text:p>179</text:p>
          </table:table-cell>
          <table:table-cell office:value-type="string" table:style-name="ce5">
            <text:p>-</text:p>
          </table:table-cell>
          <table:table-cell office:value-type="float" office:value="6248" table:style-name="ce5">
            <text:p>6.248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78" table:style-name="ce5">
            <text:p>378</text:p>
          </table:table-cell>
          <table:table-cell office:value-type="float" office:value="349" table:style-name="ce5">
            <text:p>3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6" table:style-name="ce5">
            <text:p>1.016</text:p>
          </table:table-cell>
          <table:table-cell office:value-type="float" office:value="445" table:style-name="ce5">
            <text:p>445</text:p>
          </table:table-cell>
          <table:table-cell office:value-type="float" office:value="204" table:style-name="ce5">
            <text:p>2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6" table:style-name="ce5">
            <text:p>1.016</text:p>
          </table:table-cell>
          <table:table-cell office:value-type="float" office:value="461" table:style-name="ce5">
            <text:p>461</text:p>
          </table:table-cell>
          <table:table-cell office:value-type="float" office:value="187" table:style-name="ce5">
            <text:p>1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6" table:style-name="ce5">
            <text:p>1.016</text:p>
          </table:table-cell>
          <table:table-cell office:value-type="float" office:value="290" table:style-name="ce5">
            <text:p>290</text:p>
          </table:table-cell>
          <table:table-cell office:value-type="float" office:value="406" table:style-name="ce5">
            <text:p>4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16" table:style-name="ce5">
            <text:p>1.01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11" table:style-name="ce5">
            <text:p>511</text:p>
          </table:table-cell>
          <table:table-cell office:value-type="float" office:value="291" table:style-name="ce5">
            <text:p>2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8" table:style-name="ce5">
            <text:p>848</text:p>
          </table:table-cell>
          <table:table-cell office:value-type="float" office:value="560" table:style-name="ce5">
            <text:p>560</text:p>
          </table:table-cell>
          <table:table-cell office:value-type="float" office:value="106" table:style-name="ce5">
            <text:p>1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8" table:style-name="ce5">
            <text:p>848</text:p>
          </table:table-cell>
          <table:table-cell office:value-type="float" office:value="507" table:style-name="ce5">
            <text:p>507</text:p>
          </table:table-cell>
          <table:table-cell office:value-type="float" office:value="298" table:style-name="ce5">
            <text:p>2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8" table:style-name="ce5">
            <text:p>848</text:p>
          </table:table-cell>
          <table:table-cell office:value-type="float" office:value="354" table:style-name="ce5">
            <text:p>354</text:p>
          </table:table-cell>
          <table:table-cell office:value-type="float" office:value="480" table:style-name="ce5">
            <text:p>4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8" table:style-name="ce5">
            <text:p>848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615" table:style-name="ce5">
            <text:p>2.615</text:p>
          </table:table-cell>
          <table:table-cell office:value-type="float" office:value="864" table:style-name="ce5">
            <text:p>8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32" table:style-name="ce5">
            <text:p>3.332</text:p>
          </table:table-cell>
          <table:table-cell office:value-type="float" office:value="2666" table:style-name="ce5">
            <text:p>2.666</text:p>
          </table:table-cell>
          <table:table-cell office:value-type="float" office:value="634" table:style-name="ce5">
            <text:p>6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32" table:style-name="ce5">
            <text:p>3.332</text:p>
          </table:table-cell>
          <table:table-cell office:value-type="float" office:value="2590" table:style-name="ce5">
            <text:p>2.590</text:p>
          </table:table-cell>
          <table:table-cell office:value-type="float" office:value="1213" table:style-name="ce5">
            <text:p>1.2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32" table:style-name="ce5">
            <text:p>3.332</text:p>
          </table:table-cell>
          <table:table-cell office:value-type="float" office:value="910" table:style-name="ce5">
            <text:p>910</text:p>
          </table:table-cell>
          <table:table-cell office:value-type="float" office:value="2623" table:style-name="ce5">
            <text:p>2.6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32" table:style-name="ce5">
            <text:p>3.332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275" table:style-name="ce5">
            <text:p>2.275</text:p>
          </table:table-cell>
          <table:table-cell office:value-type="float" office:value="1670" table:style-name="ce5">
            <text:p>1.6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0" table:style-name="ce5">
            <text:p>4.880</text:p>
          </table:table-cell>
          <table:table-cell office:value-type="float" office:value="2645" table:style-name="ce5">
            <text:p>2.645</text:p>
          </table:table-cell>
          <table:table-cell office:value-type="float" office:value="140" table:style-name="ce5">
            <text:p>1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0" table:style-name="ce5">
            <text:p>4.880</text:p>
          </table:table-cell>
          <table:table-cell office:value-type="float" office:value="2162" table:style-name="ce5">
            <text:p>2.162</text:p>
          </table:table-cell>
          <table:table-cell office:value-type="float" office:value="1798" table:style-name="ce5">
            <text:p>1.7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0" table:style-name="ce5">
            <text:p>4.880</text:p>
          </table:table-cell>
          <table:table-cell office:value-type="float" office:value="1455" table:style-name="ce5">
            <text:p>1.455</text:p>
          </table:table-cell>
          <table:table-cell office:value-type="float" office:value="2416" table:style-name="ce5">
            <text:p>2.416</text:p>
          </table:table-cell>
          <table:table-cell office:value-type="float" office:value="179" table:style-name="ce5">
            <text:p>179</text:p>
          </table:table-cell>
          <table:table-cell office:value-type="string" table:style-name="ce5">
            <text:p>-</text:p>
          </table:table-cell>
          <table:table-cell office:value-type="float" office:value="4880" table:style-name="ce5">
            <text:p>4.88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27" table:style-name="ce5">
            <text:p>727</text:p>
          </table:table-cell>
          <table:table-cell office:value-type="float" office:value="731" table:style-name="ce5">
            <text:p>7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6" table:style-name="ce5">
            <text:p>1.536</text:p>
          </table:table-cell>
          <table:table-cell office:value-type="float" office:value="967" table:style-name="ce5">
            <text:p>967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6" table:style-name="ce5">
            <text:p>1.536</text:p>
          </table:table-cell>
          <table:table-cell office:value-type="float" office:value="827" table:style-name="ce5">
            <text:p>827</text:p>
          </table:table-cell>
          <table:table-cell office:value-type="float" office:value="617" table:style-name="ce5">
            <text:p>6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6" table:style-name="ce5">
            <text:p>1.536</text:p>
          </table:table-cell>
          <table:table-cell office:value-type="float" office:value="424" table:style-name="ce5">
            <text:p>424</text:p>
          </table:table-cell>
          <table:table-cell office:value-type="float" office:value="934" table:style-name="ce5">
            <text:p>9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36" table:style-name="ce5">
            <text:p>1.536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551" table:style-name="ce5">
            <text:p>2.551</text:p>
          </table:table-cell>
          <table:table-cell office:value-type="float" office:value="1291" table:style-name="ce5">
            <text:p>1.2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1" table:style-name="ce5">
            <text:p>4.281</text:p>
          </table:table-cell>
          <table:table-cell office:value-type="float" office:value="2811" table:style-name="ce5">
            <text:p>2.811</text:p>
          </table:table-cell>
          <table:table-cell office:value-type="float" office:value="564" table:style-name="ce5">
            <text:p>5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1" table:style-name="ce5">
            <text:p>4.281</text:p>
          </table:table-cell>
          <table:table-cell office:value-type="float" office:value="2732" table:style-name="ce5">
            <text:p>2.732</text:p>
          </table:table-cell>
          <table:table-cell office:value-type="float" office:value="913" table:style-name="ce5">
            <text:p>9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1" table:style-name="ce5">
            <text:p>4.281</text:p>
          </table:table-cell>
          <table:table-cell office:value-type="float" office:value="999" table:style-name="ce5">
            <text:p>999</text:p>
          </table:table-cell>
          <table:table-cell office:value-type="float" office:value="2674" table:style-name="ce5">
            <text:p>2.6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81" table:style-name="ce5">
            <text:p>4.281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439" table:style-name="ce5">
            <text:p>2.439</text:p>
          </table:table-cell>
          <table:table-cell office:value-type="float" office:value="752" table:style-name="ce5">
            <text:p>7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63" table:style-name="ce5">
            <text:p>2.163</text:p>
          </table:table-cell>
          <table:table-cell office:value-type="float" office:value="2498" table:style-name="ce5">
            <text:p>2.498</text:p>
          </table:table-cell>
          <table:table-cell office:value-type="float" office:value="164" table:style-name="ce5">
            <text:p>1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63" table:style-name="ce5">
            <text:p>2.163</text:p>
          </table:table-cell>
          <table:table-cell office:value-type="float" office:value="1680" table:style-name="ce5">
            <text:p>1.680</text:p>
          </table:table-cell>
          <table:table-cell office:value-type="float" office:value="2010" table:style-name="ce5">
            <text:p>2.0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63" table:style-name="ce5">
            <text:p>2.163</text:p>
          </table:table-cell>
          <table:table-cell office:value-type="float" office:value="1079" table:style-name="ce5">
            <text:p>1.079</text:p>
          </table:table-cell>
          <table:table-cell office:value-type="float" office:value="2347" table:style-name="ce5">
            <text:p>2.3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63" table:style-name="ce5">
            <text:p>2.163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426" table:style-name="ce5">
            <text:p>3.426</text:p>
          </table:table-cell>
          <table:table-cell office:value-type="float" office:value="1482" table:style-name="ce5">
            <text:p>1.4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85" table:style-name="ce5">
            <text:p>4.485</text:p>
          </table:table-cell>
          <table:table-cell office:value-type="float" office:value="3609" table:style-name="ce5">
            <text:p>3.609</text:p>
          </table:table-cell>
          <table:table-cell office:value-type="float" office:value="587" table:style-name="ce5">
            <text:p>5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85" table:style-name="ce5">
            <text:p>4.485</text:p>
          </table:table-cell>
          <table:table-cell office:value-type="float" office:value="3126" table:style-name="ce5">
            <text:p>3.126</text:p>
          </table:table-cell>
          <table:table-cell office:value-type="float" office:value="2175" table:style-name="ce5">
            <text:p>2.1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85" table:style-name="ce5">
            <text:p>4.485</text:p>
          </table:table-cell>
          <table:table-cell office:value-type="float" office:value="1455" table:style-name="ce5">
            <text:p>1.455</text:p>
          </table:table-cell>
          <table:table-cell office:value-type="float" office:value="3427" table:style-name="ce5">
            <text:p>3.4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85" table:style-name="ce5">
            <text:p>4.485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91" table:style-name="ce5">
            <text:p>1.391</text:p>
          </table:table-cell>
          <table:table-cell office:value-type="float" office:value="1459" table:style-name="ce5">
            <text:p>1.4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9" table:style-name="ce5">
            <text:p>4.889</text:p>
          </table:table-cell>
          <table:table-cell office:value-type="float" office:value="1952" table:style-name="ce5">
            <text:p>1.952</text:p>
          </table:table-cell>
          <table:table-cell office:value-type="float" office:value="360" table:style-name="ce5">
            <text:p>3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9" table:style-name="ce5">
            <text:p>4.889</text:p>
          </table:table-cell>
          <table:table-cell office:value-type="float" office:value="1844" table:style-name="ce5">
            <text:p>1.844</text:p>
          </table:table-cell>
          <table:table-cell office:value-type="float" office:value="763" table:style-name="ce5">
            <text:p>7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9" table:style-name="ce5">
            <text:p>4.889</text:p>
          </table:table-cell>
          <table:table-cell office:value-type="float" office:value="1167" table:style-name="ce5">
            <text:p>1.167</text:p>
          </table:table-cell>
          <table:table-cell office:value-type="float" office:value="1652" table:style-name="ce5">
            <text:p>1.652</text:p>
          </table:table-cell>
          <table:table-cell office:value-type="float" office:value="179" table:style-name="ce5">
            <text:p>179</text:p>
          </table:table-cell>
          <table:table-cell office:value-type="string" table:style-name="ce5">
            <text:p>-</text:p>
          </table:table-cell>
          <table:table-cell office:value-type="float" office:value="4889" table:style-name="ce5">
            <text:p>4.889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2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22 - ESCUELAS URBANAS, POR RECURSOS DISPONIB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Sitio web</text:p>
          </table:table-cell>
          <table:covered-table-cell table:number-columns-repeated="3"/>
          <table:table-cell office:value-type="string" table:number-columns-spanned="4" table:number-rows-spanned="1" table:style-name="ce8">
            <text:p>E-mail institucional</text:p>
          </table:table-cell>
          <table:covered-table-cell table:number-columns-repeated="3"/>
          <table:table-cell office:value-type="string" table:number-columns-spanned="4" table:number-rows-spanned="1" table:style-name="ce8">
            <text:p>Blog</text:p>
          </table:table-cell>
          <table:covered-table-cell table:number-columns-repeated="3"/>
          <table:table-cell office:value-type="string" table:number-columns-spanned="4" table:number-rows-spanned="1" table:style-name="ce8">
            <text:p>Perfil o página en redes sociales</text:p>
          </table:table-cell>
          <table:covered-table-cell table:number-columns-repeated="3"/>
          <table:table-cell office:value-type="string" table:number-columns-spanned="4" table:number-rows-spanned="1" table:style-name="ce8">
            <text:p>Ambiente o plataforma virtual de aprendizaje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950" table:style-name="ce5">
            <text:p>4.950</text:p>
          </table:table-cell>
          <table:table-cell office:value-type="float" office:value="5284" table:style-name="ce5">
            <text:p>5.284</text:p>
          </table:table-cell>
          <table:table-cell office:value-type="float" office:value="1302" table:style-name="ce5">
            <text:p>1.302</text:p>
          </table:table-cell>
          <table:table-cell office:value-type="string" table:style-name="ce5">
            <text:p>-</text:p>
          </table:table-cell>
          <table:table-cell office:value-type="float" office:value="6079" table:style-name="ce5">
            <text:p>6.079</text:p>
          </table:table-cell>
          <table:table-cell office:value-type="float" office:value="1903" table:style-name="ce5">
            <text:p>1.9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63" table:style-name="ce5">
            <text:p>3.663</text:p>
          </table:table-cell>
          <table:table-cell office:value-type="float" office:value="6004" table:style-name="ce5">
            <text:p>6.004</text:p>
          </table:table-cell>
          <table:table-cell office:value-type="float" office:value="285" table:style-name="ce5">
            <text:p>285</text:p>
          </table:table-cell>
          <table:table-cell office:value-type="string" table:style-name="ce5">
            <text:p>-</text:p>
          </table:table-cell>
          <table:table-cell office:value-type="float" office:value="6188" table:style-name="ce5">
            <text:p>6.188</text:p>
          </table:table-cell>
          <table:table-cell office:value-type="float" office:value="3386" table:style-name="ce5">
            <text:p>3.386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4572" table:style-name="ce5">
            <text:p>4.572</text:p>
          </table:table-cell>
          <table:table-cell office:value-type="float" office:value="5461" table:style-name="ce5">
            <text:p>5.461</text:p>
          </table:table-cell>
          <table:table-cell office:value-type="float" office:value="391" table:style-name="ce5">
            <text:p>39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38" table:style-name="ce5">
            <text:p>338</text:p>
          </table:table-cell>
          <table:table-cell office:value-type="float" office:value="987" table:style-name="ce5">
            <text:p>987</text:p>
          </table:table-cell>
          <table:table-cell office:value-type="float" office:value="262" table:style-name="ce5">
            <text:p>262</text:p>
          </table:table-cell>
          <table:table-cell office:value-type="string" table:style-name="ce5">
            <text:p>-</text:p>
          </table:table-cell>
          <table:table-cell office:value-type="float" office:value="932" table:style-name="ce5">
            <text:p>932</text:p>
          </table:table-cell>
          <table:table-cell office:value-type="float" office:value="367" table:style-name="ce5">
            <text:p>3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1" table:style-name="ce5">
            <text:p>301</text:p>
          </table:table-cell>
          <table:table-cell office:value-type="float" office:value="988" table:style-name="ce5">
            <text:p>988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654" table:style-name="ce5">
            <text:p>654</text:p>
          </table:table-cell>
          <table:table-cell office:value-type="float" office:value="878" table:style-name="ce5">
            <text:p>878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408" table:style-name="ce5">
            <text:p>408</text:p>
          </table:table-cell>
          <table:table-cell office:value-type="float" office:value="1005" table:style-name="ce5">
            <text:p>1.0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55" table:style-name="ce5">
            <text:p>755</text:p>
          </table:table-cell>
          <table:table-cell office:value-type="float" office:value="671" table:style-name="ce5">
            <text:p>671</text:p>
          </table:table-cell>
          <table:table-cell office:value-type="float" office:value="133" table:style-name="ce5">
            <text:p>133</text:p>
          </table:table-cell>
          <table:table-cell office:value-type="string" table:style-name="ce5">
            <text:p>-</text:p>
          </table:table-cell>
          <table:table-cell office:value-type="float" office:value="877" table:style-name="ce5">
            <text:p>877</text:p>
          </table:table-cell>
          <table:table-cell office:value-type="float" office:value="74" table:style-name="ce5">
            <text:p>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8" table:style-name="ce5">
            <text:p>278</text:p>
          </table:table-cell>
          <table:table-cell office:value-type="float" office:value="906" table:style-name="ce5">
            <text:p>906</text:p>
          </table:table-cell>
          <table:table-cell office:value-type="float" office:value="134" table:style-name="ce5">
            <text:p>134</text:p>
          </table:table-cell>
          <table:table-cell office:value-type="string" table:style-name="ce5">
            <text:p>-</text:p>
          </table:table-cell>
          <table:table-cell office:value-type="float" office:value="652" table:style-name="ce5">
            <text:p>652</text:p>
          </table:table-cell>
          <table:table-cell office:value-type="float" office:value="739" table:style-name="ce5">
            <text:p>739</text:p>
          </table:table-cell>
          <table:table-cell office:value-type="float" office:value="84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346" table:style-name="ce5">
            <text:p>346</text:p>
          </table:table-cell>
          <table:table-cell office:value-type="float" office:value="903" table:style-name="ce5">
            <text:p>903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661" table:style-name="ce5">
            <text:p>1.661</text:p>
          </table:table-cell>
          <table:table-cell office:value-type="float" office:value="3756" table:style-name="ce5">
            <text:p>3.756</text:p>
          </table:table-cell>
          <table:table-cell office:value-type="float" office:value="393" table:style-name="ce5">
            <text:p>393</text:p>
          </table:table-cell>
          <table:table-cell office:value-type="string" table:style-name="ce5">
            <text:p>-</text:p>
          </table:table-cell>
          <table:table-cell office:value-type="float" office:value="3537" table:style-name="ce5">
            <text:p>3.537</text:p>
          </table:table-cell>
          <table:table-cell office:value-type="float" office:value="1706" table:style-name="ce5">
            <text:p>1.7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71" table:style-name="ce5">
            <text:p>1.671</text:p>
          </table:table-cell>
          <table:table-cell office:value-type="float" office:value="3650" table:style-name="ce5">
            <text:p>3.650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float" office:value="3697" table:style-name="ce5">
            <text:p>3.697</text:p>
          </table:table-cell>
          <table:table-cell office:value-type="float" office:value="1846" table:style-name="ce5">
            <text:p>1.8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20" table:style-name="ce5">
            <text:p>2.020</text:p>
          </table:table-cell>
          <table:table-cell office:value-type="float" office:value="3648" table:style-name="ce5">
            <text:p>3.6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487" table:style-name="ce5">
            <text:p>4.487</text:p>
          </table:table-cell>
          <table:table-cell office:value-type="float" office:value="3177" table:style-name="ce5">
            <text:p>3.177</text:p>
          </table:table-cell>
          <table:table-cell office:value-type="float" office:value="1193" table:style-name="ce5">
            <text:p>1.193</text:p>
          </table:table-cell>
          <table:table-cell office:value-type="string" table:style-name="ce5">
            <text:p>-</text:p>
          </table:table-cell>
          <table:table-cell office:value-type="float" office:value="4541" table:style-name="ce5">
            <text:p>4.541</text:p>
          </table:table-cell>
          <table:table-cell office:value-type="float" office:value="754" table:style-name="ce5">
            <text:p>7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63" table:style-name="ce5">
            <text:p>3.063</text:p>
          </table:table-cell>
          <table:table-cell office:value-type="float" office:value="4361" table:style-name="ce5">
            <text:p>4.361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-</text:p>
          </table:table-cell>
          <table:table-cell office:value-type="float" office:value="4650" table:style-name="ce5">
            <text:p>4.650</text:p>
          </table:table-cell>
          <table:table-cell office:value-type="float" office:value="2455" table:style-name="ce5">
            <text:p>2.4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29" table:style-name="ce5">
            <text:p>3.929</text:p>
          </table:table-cell>
          <table:table-cell office:value-type="float" office:value="3576" table:style-name="ce5">
            <text:p>3.576</text:p>
          </table:table-cell>
          <table:table-cell office:value-type="float" office:value="385" table:style-name="ce5">
            <text:p>385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64" table:style-name="ce5">
            <text:p>964</text:p>
          </table:table-cell>
          <table:table-cell office:value-type="float" office:value="1517" table:style-name="ce5">
            <text:p>1.517</text:p>
          </table:table-cell>
          <table:table-cell office:value-type="float" office:value="173" table:style-name="ce5">
            <text:p>173</text:p>
          </table:table-cell>
          <table:table-cell office:value-type="string" table:style-name="ce5">
            <text:p>-</text:p>
          </table:table-cell>
          <table:table-cell office:value-type="float" office:value="1479" table:style-name="ce5">
            <text:p>1.479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37" table:style-name="ce5">
            <text:p>1.037</text:p>
          </table:table-cell>
          <table:table-cell office:value-type="float" office:value="1385" table:style-name="ce5">
            <text:p>1.385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float" office:value="1467" table:style-name="ce5">
            <text:p>1.467</text:p>
          </table:table-cell>
          <table:table-cell office:value-type="float" office:value="842" table:style-name="ce5">
            <text:p>8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50" table:style-name="ce5">
            <text:p>1.050</text:p>
          </table:table-cell>
          <table:table-cell office:value-type="float" office:value="1380" table:style-name="ce5">
            <text:p>1.3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055" table:style-name="ce5">
            <text:p>2.055</text:p>
          </table:table-cell>
          <table:table-cell office:value-type="float" office:value="4676" table:style-name="ce5">
            <text:p>4.676</text:p>
          </table:table-cell>
          <table:table-cell office:value-type="float" office:value="967" table:style-name="ce5">
            <text:p>967</text:p>
          </table:table-cell>
          <table:table-cell office:value-type="string" table:style-name="ce5">
            <text:p>-</text:p>
          </table:table-cell>
          <table:table-cell office:value-type="float" office:value="4900" table:style-name="ce5">
            <text:p>4.900</text:p>
          </table:table-cell>
          <table:table-cell office:value-type="float" office:value="829" table:style-name="ce5">
            <text:p>8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85" table:style-name="ce5">
            <text:p>1.885</text:p>
          </table:table-cell>
          <table:table-cell office:value-type="float" office:value="4725" table:style-name="ce5">
            <text:p>4.725</text:p>
          </table:table-cell>
          <table:table-cell office:value-type="float" office:value="249" table:style-name="ce5">
            <text:p>249</text:p>
          </table:table-cell>
          <table:table-cell office:value-type="string" table:style-name="ce5">
            <text:p>-</text:p>
          </table:table-cell>
          <table:table-cell office:value-type="float" office:value="4372" table:style-name="ce5">
            <text:p>4.372</text:p>
          </table:table-cell>
          <table:table-cell office:value-type="float" office:value="2902" table:style-name="ce5">
            <text:p>2.902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1698" table:style-name="ce5">
            <text:p>1.698</text:p>
          </table:table-cell>
          <table:table-cell office:value-type="float" office:value="4746" table:style-name="ce5">
            <text:p>4.7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280" table:style-name="ce5">
            <text:p>2.280</text:p>
          </table:table-cell>
          <table:table-cell office:value-type="float" office:value="2367" table:style-name="ce5">
            <text:p>2.367</text:p>
          </table:table-cell>
          <table:table-cell office:value-type="float" office:value="739" table:style-name="ce5">
            <text:p>739</text:p>
          </table:table-cell>
          <table:table-cell office:value-type="string" table:style-name="ce5">
            <text:p>-</text:p>
          </table:table-cell>
          <table:table-cell office:value-type="float" office:value="3039" table:style-name="ce5">
            <text:p>3.039</text:p>
          </table:table-cell>
          <table:table-cell office:value-type="float" office:value="763" table:style-name="ce5">
            <text:p>7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4" table:style-name="ce5">
            <text:p>1.354</text:p>
          </table:table-cell>
          <table:table-cell office:value-type="float" office:value="2935" table:style-name="ce5">
            <text:p>2.935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2895" table:style-name="ce5">
            <text:p>2.895</text:p>
          </table:table-cell>
          <table:table-cell office:value-type="float" office:value="1628" table:style-name="ce5">
            <text:p>1.6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62" table:style-name="ce5">
            <text:p>1.462</text:p>
          </table:table-cell>
          <table:table-cell office:value-type="float" office:value="2862" table:style-name="ce5">
            <text:p>2.862</text:p>
          </table:table-cell>
          <table:table-cell office:value-type="float" office:value="385" table:style-name="ce5">
            <text:p>385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008" table:style-name="ce5">
            <text:p>3.008</text:p>
          </table:table-cell>
          <table:table-cell office:value-type="float" office:value="4656" table:style-name="ce5">
            <text:p>4.656</text:p>
          </table:table-cell>
          <table:table-cell office:value-type="float" office:value="1216" table:style-name="ce5">
            <text:p>1.216</text:p>
          </table:table-cell>
          <table:table-cell office:value-type="string" table:style-name="ce5">
            <text:p>-</text:p>
          </table:table-cell>
          <table:table-cell office:value-type="float" office:value="4850" table:style-name="ce5">
            <text:p>4.850</text:p>
          </table:table-cell>
          <table:table-cell office:value-type="float" office:value="1126" table:style-name="ce5">
            <text:p>1.1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77" table:style-name="ce5">
            <text:p>2.277</text:p>
          </table:table-cell>
          <table:table-cell office:value-type="float" office:value="4947" table:style-name="ce5">
            <text:p>4.947</text:p>
          </table:table-cell>
          <table:table-cell office:value-type="float" office:value="258" table:style-name="ce5">
            <text:p>258</text:p>
          </table:table-cell>
          <table:table-cell office:value-type="string" table:style-name="ce5">
            <text:p>-</text:p>
          </table:table-cell>
          <table:table-cell office:value-type="float" office:value="4693" table:style-name="ce5">
            <text:p>4.693</text:p>
          </table:table-cell>
          <table:table-cell office:value-type="float" office:value="3233" table:style-name="ce5">
            <text:p>3.23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2195" table:style-name="ce5">
            <text:p>2.195</text:p>
          </table:table-cell>
          <table:table-cell office:value-type="float" office:value="4848" table:style-name="ce5">
            <text:p>4.848</text:p>
          </table:table-cell>
          <table:table-cell office:value-type="float" office:value="385" table:style-name="ce5">
            <text:p>385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099" table:style-name="ce5">
            <text:p>4.099</text:p>
          </table:table-cell>
          <table:table-cell office:value-type="float" office:value="3159" table:style-name="ce5">
            <text:p>3.159</text:p>
          </table:table-cell>
          <table:table-cell office:value-type="float" office:value="471" table:style-name="ce5">
            <text:p>471</text:p>
          </table:table-cell>
          <table:table-cell office:value-type="string" table:style-name="ce5">
            <text:p>-</text:p>
          </table:table-cell>
          <table:table-cell office:value-type="float" office:value="4893" table:style-name="ce5">
            <text:p>4.893</text:p>
          </table:table-cell>
          <table:table-cell office:value-type="float" office:value="1539" table:style-name="ce5">
            <text:p>1.5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1" table:style-name="ce5">
            <text:p>2.981</text:p>
          </table:table-cell>
          <table:table-cell office:value-type="float" office:value="4324" table:style-name="ce5">
            <text:p>4.324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4996" table:style-name="ce5">
            <text:p>4.996</text:p>
          </table:table-cell>
          <table:table-cell office:value-type="float" office:value="1084" table:style-name="ce5">
            <text:p>1.084</text:p>
          </table:table-cell>
          <table:table-cell office:value-type="float" office:value="84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4192" table:style-name="ce5">
            <text:p>4.192</text:p>
          </table:table-cell>
          <table:table-cell office:value-type="float" office:value="3078" table:style-name="ce5">
            <text:p>3.078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2B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D22B - ESCUELAS URBANAS, POR UTILIZACIÓN DE LOS RECURSOS DISPONIBLES POR PARTE DE PADRES Y RESPONSAB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Sitio web</text:p>
          </table:table-cell>
          <table:covered-table-cell table:number-columns-repeated="4"/>
          <table:table-cell office:value-type="string" table:number-columns-spanned="5" table:number-rows-spanned="1" table:style-name="ce8">
            <text:p>E-mail institucional</text:p>
          </table:table-cell>
          <table:covered-table-cell table:number-columns-repeated="4"/>
          <table:table-cell office:value-type="string" table:number-columns-spanned="5" table:number-rows-spanned="1" table:style-name="ce8">
            <text:p>Blog</text:p>
          </table:table-cell>
          <table:covered-table-cell table:number-columns-repeated="4"/>
          <table:table-cell office:value-type="string" table:number-columns-spanned="5" table:number-rows-spanned="1" table:style-name="ce8">
            <text:p>Perfil o página en redes sociales</text:p>
          </table:table-cell>
          <table:covered-table-cell table:number-columns-repeated="4"/>
          <table:table-cell office:value-type="string" table:number-columns-spanned="5" table:number-rows-spanned="1" table:style-name="ce8">
            <text:p>Ambiente o plataforma virtual de aprendizaje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sitio Web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e-mail institucion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blog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erfil en redes sociales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Entorno Virtual de Aprendizaje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411" table:style-name="ce5">
            <text:p>3.411</text:p>
          </table:table-cell>
          <table:table-cell office:value-type="float" office:value="3876" table:style-name="ce5">
            <text:p>3.876</text:p>
          </table:table-cell>
          <table:table-cell office:value-type="float" office:value="294" table:style-name="ce5">
            <text:p>294</text:p>
          </table:table-cell>
          <table:table-cell office:value-type="string" table:style-name="ce5">
            <text:p>-</text:p>
          </table:table-cell>
          <table:table-cell office:value-type="float" office:value="5287" table:style-name="ce5">
            <text:p>5.287</text:p>
          </table:table-cell>
          <table:table-cell office:value-type="float" office:value="4103" table:style-name="ce5">
            <text:p>4.103</text:p>
          </table:table-cell>
          <table:table-cell office:value-type="float" office:value="5538" table:style-name="ce5">
            <text:p>5.5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3" table:style-name="ce5">
            <text:p>1.903</text:p>
          </table:table-cell>
          <table:table-cell office:value-type="float" office:value="2826" table:style-name="ce5">
            <text:p>2.826</text:p>
          </table:table-cell>
          <table:table-cell office:value-type="float" office:value="2479" table:style-name="ce5">
            <text:p>2.4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98" table:style-name="ce5">
            <text:p>5.998</text:p>
          </table:table-cell>
          <table:table-cell office:value-type="float" office:value="5793" table:style-name="ce5">
            <text:p>5.793</text:p>
          </table:table-cell>
          <table:table-cell office:value-type="float" office:value="3541" table:style-name="ce5">
            <text:p>3.5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86" table:style-name="ce5">
            <text:p>3.386</text:p>
          </table:table-cell>
          <table:table-cell office:value-type="float" office:value="3426" table:style-name="ce5">
            <text:p>3.426</text:p>
          </table:table-cell>
          <table:table-cell office:value-type="float" office:value="3275" table:style-name="ce5">
            <text:p>3.275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float" office:value="5461" table:style-name="ce5">
            <text:p>5.46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87" table:style-name="ce5">
            <text:p>187</text:p>
          </table:table-cell>
          <table:table-cell office:value-type="float" office:value="302" table:style-name="ce5">
            <text:p>3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0" table:style-name="ce5">
            <text:p>990</text:p>
          </table:table-cell>
          <table:table-cell office:value-type="float" office:value="448" table:style-name="ce5">
            <text:p>448</text:p>
          </table:table-cell>
          <table:table-cell office:value-type="float" office:value="927" table:style-name="ce5">
            <text:p>9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7" table:style-name="ce5">
            <text:p>367</text:p>
          </table:table-cell>
          <table:table-cell office:value-type="float" office:value="255" table:style-name="ce5">
            <text:p>255</text:p>
          </table:table-cell>
          <table:table-cell office:value-type="float" office:value="196" table:style-name="ce5">
            <text:p>1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6" table:style-name="ce5">
            <text:p>986</text:p>
          </table:table-cell>
          <table:table-cell office:value-type="float" office:value="562" table:style-name="ce5">
            <text:p>562</text:p>
          </table:table-cell>
          <table:table-cell office:value-type="float" office:value="517" table:style-name="ce5">
            <text:p>5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7" table:style-name="ce5">
            <text:p>877</text:p>
          </table:table-cell>
          <table:table-cell office:value-type="float" office:value="304" table:style-name="ce5">
            <text:p>304</text:p>
          </table:table-cell>
          <table:table-cell office:value-type="float" office:value="316" table:style-name="ce5">
            <text:p>316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005" table:style-name="ce5">
            <text:p>1.00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00" table:style-name="ce5">
            <text:p>700</text:p>
          </table:table-cell>
          <table:table-cell office:value-type="float" office:value="335" table:style-name="ce5">
            <text:p>335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671" table:style-name="ce5">
            <text:p>671</text:p>
          </table:table-cell>
          <table:table-cell office:value-type="float" office:value="835" table:style-name="ce5">
            <text:p>835</text:p>
          </table:table-cell>
          <table:table-cell office:value-type="float" office:value="590" table:style-name="ce5">
            <text:p>5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" table:style-name="ce5">
            <text:p>74</text:p>
          </table:table-cell>
          <table:table-cell office:value-type="float" office:value="190" table:style-name="ce5">
            <text:p>190</text:p>
          </table:table-cell>
          <table:table-cell office:value-type="float" office:value="218" table:style-name="ce5">
            <text:p>2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9" table:style-name="ce5">
            <text:p>909</text:p>
          </table:table-cell>
          <table:table-cell office:value-type="float" office:value="636" table:style-name="ce5">
            <text:p>636</text:p>
          </table:table-cell>
          <table:table-cell office:value-type="float" office:value="381" table:style-name="ce5">
            <text:p>3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2" table:style-name="ce5">
            <text:p>742</text:p>
          </table:table-cell>
          <table:table-cell office:value-type="float" office:value="292" table:style-name="ce5">
            <text:p>292</text:p>
          </table:table-cell>
          <table:table-cell office:value-type="float" office:value="208" table:style-name="ce5">
            <text:p>2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2" table:style-name="ce5">
            <text:p>90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86" table:style-name="ce5">
            <text:p>786</text:p>
          </table:table-cell>
          <table:table-cell office:value-type="float" office:value="1574" table:style-name="ce5">
            <text:p>1.5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38" table:style-name="ce5">
            <text:p>3.738</text:p>
          </table:table-cell>
          <table:table-cell office:value-type="float" office:value="1849" table:style-name="ce5">
            <text:p>1.849</text:p>
          </table:table-cell>
          <table:table-cell office:value-type="float" office:value="3569" table:style-name="ce5">
            <text:p>3.5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6" table:style-name="ce5">
            <text:p>1.706</text:p>
          </table:table-cell>
          <table:table-cell office:value-type="float" office:value="724" table:style-name="ce5">
            <text:p>724</text:p>
          </table:table-cell>
          <table:table-cell office:value-type="float" office:value="1548" table:style-name="ce5">
            <text:p>1.5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46" table:style-name="ce5">
            <text:p>3.646</text:p>
          </table:table-cell>
          <table:table-cell office:value-type="float" office:value="3662" table:style-name="ce5">
            <text:p>3.662</text:p>
          </table:table-cell>
          <table:table-cell office:value-type="float" office:value="1389" table:style-name="ce5">
            <text:p>1.3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46" table:style-name="ce5">
            <text:p>1.846</text:p>
          </table:table-cell>
          <table:table-cell office:value-type="float" office:value="1462" table:style-name="ce5">
            <text:p>1.462</text:p>
          </table:table-cell>
          <table:table-cell office:value-type="float" office:value="1506" table:style-name="ce5">
            <text:p>1.5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48" table:style-name="ce5">
            <text:p>3.64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173" table:style-name="ce5">
            <text:p>3.173</text:p>
          </table:table-cell>
          <table:table-cell office:value-type="float" office:value="3429" table:style-name="ce5">
            <text:p>3.429</text:p>
          </table:table-cell>
          <table:table-cell office:value-type="float" office:value="286" table:style-name="ce5">
            <text:p>286</text:p>
          </table:table-cell>
          <table:table-cell office:value-type="string" table:style-name="ce5">
            <text:p>-</text:p>
          </table:table-cell>
          <table:table-cell office:value-type="float" office:value="3207" table:style-name="ce5">
            <text:p>3.207</text:p>
          </table:table-cell>
          <table:table-cell office:value-type="float" office:value="3355" table:style-name="ce5">
            <text:p>3.355</text:p>
          </table:table-cell>
          <table:table-cell office:value-type="float" office:value="3868" table:style-name="ce5">
            <text:p>3.8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4" table:style-name="ce5">
            <text:p>754</text:p>
          </table:table-cell>
          <table:table-cell office:value-type="float" office:value="2573" table:style-name="ce5">
            <text:p>2.573</text:p>
          </table:table-cell>
          <table:table-cell office:value-type="float" office:value="1811" table:style-name="ce5">
            <text:p>1.8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55" table:style-name="ce5">
            <text:p>4.355</text:p>
          </table:table-cell>
          <table:table-cell office:value-type="float" office:value="4158" table:style-name="ce5">
            <text:p>4.158</text:p>
          </table:table-cell>
          <table:table-cell office:value-type="float" office:value="3108" table:style-name="ce5">
            <text:p>3.1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55" table:style-name="ce5">
            <text:p>2.455</text:p>
          </table:table-cell>
          <table:table-cell office:value-type="float" office:value="2996" table:style-name="ce5">
            <text:p>2.996</text:p>
          </table:table-cell>
          <table:table-cell office:value-type="float" office:value="2767" table:style-name="ce5">
            <text:p>2.7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77" table:style-name="ce5">
            <text:p>3.57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53" table:style-name="ce5">
            <text:p>653</text:p>
          </table:table-cell>
          <table:table-cell office:value-type="float" office:value="764" table:style-name="ce5">
            <text:p>7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04" table:style-name="ce5">
            <text:p>1.504</text:p>
          </table:table-cell>
          <table:table-cell office:value-type="float" office:value="1123" table:style-name="ce5">
            <text:p>1.123</text:p>
          </table:table-cell>
          <table:table-cell office:value-type="float" office:value="1329" table:style-name="ce5">
            <text:p>1.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float" office:value="860" table:style-name="ce5">
            <text:p>860</text:p>
          </table:table-cell>
          <table:table-cell office:value-type="float" office:value="617" table:style-name="ce5">
            <text:p>6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82" table:style-name="ce5">
            <text:p>1.382</text:p>
          </table:table-cell>
          <table:table-cell office:value-type="float" office:value="1462" table:style-name="ce5">
            <text:p>1.462</text:p>
          </table:table-cell>
          <table:table-cell office:value-type="float" office:value="733" table:style-name="ce5">
            <text:p>7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2" table:style-name="ce5">
            <text:p>842</text:p>
          </table:table-cell>
          <table:table-cell office:value-type="float" office:value="671" table:style-name="ce5">
            <text:p>671</text:p>
          </table:table-cell>
          <table:table-cell office:value-type="float" office:value="811" table:style-name="ce5">
            <text:p>811</text:p>
          </table:table-cell>
          <table:table-cell office:value-type="float" office:value="325" table:style-name="ce5">
            <text:p>325</text:p>
          </table:table-cell>
          <table:table-cell office:value-type="string" table:style-name="ce5">
            <text:p>-</text:p>
          </table:table-cell>
          <table:table-cell office:value-type="float" office:value="1380" table:style-name="ce5">
            <text:p>1.380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22" table:style-name="ce5">
            <text:p>522</text:p>
          </table:table-cell>
          <table:table-cell office:value-type="float" office:value="1995" table:style-name="ce5">
            <text:p>1.9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04" table:style-name="ce5">
            <text:p>4.704</text:p>
          </table:table-cell>
          <table:table-cell office:value-type="float" office:value="1354" table:style-name="ce5">
            <text:p>1.354</text:p>
          </table:table-cell>
          <table:table-cell office:value-type="float" office:value="4813" table:style-name="ce5">
            <text:p>4.8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9" table:style-name="ce5">
            <text:p>829</text:p>
          </table:table-cell>
          <table:table-cell office:value-type="float" office:value="619" table:style-name="ce5">
            <text:p>619</text:p>
          </table:table-cell>
          <table:table-cell office:value-type="float" office:value="1784" table:style-name="ce5">
            <text:p>1.7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25" table:style-name="ce5">
            <text:p>4.725</text:p>
          </table:table-cell>
          <table:table-cell office:value-type="float" office:value="3952" table:style-name="ce5">
            <text:p>3.952</text:p>
          </table:table-cell>
          <table:table-cell office:value-type="float" office:value="2204" table:style-name="ce5">
            <text:p>2.2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02" table:style-name="ce5">
            <text:p>2.902</text:p>
          </table:table-cell>
          <table:table-cell office:value-type="float" office:value="596" table:style-name="ce5">
            <text:p>596</text:p>
          </table:table-cell>
          <table:table-cell office:value-type="float" office:value="1602" table:style-name="ce5">
            <text:p>1.6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46" table:style-name="ce5">
            <text:p>4.74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829" table:style-name="ce5">
            <text:p>1.829</text:p>
          </table:table-cell>
          <table:table-cell office:value-type="float" office:value="1404" table:style-name="ce5">
            <text:p>1.4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46" table:style-name="ce5">
            <text:p>2.446</text:p>
          </table:table-cell>
          <table:table-cell office:value-type="float" office:value="1556" table:style-name="ce5">
            <text:p>1.556</text:p>
          </table:table-cell>
          <table:table-cell office:value-type="float" office:value="2768" table:style-name="ce5">
            <text:p>2.7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3" table:style-name="ce5">
            <text:p>763</text:p>
          </table:table-cell>
          <table:table-cell office:value-type="float" office:value="1025" table:style-name="ce5">
            <text:p>1.025</text:p>
          </table:table-cell>
          <table:table-cell office:value-type="float" office:value="937" table:style-name="ce5">
            <text:p>9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35" table:style-name="ce5">
            <text:p>2.935</text:p>
          </table:table-cell>
          <table:table-cell office:value-type="float" office:value="2686" table:style-name="ce5">
            <text:p>2.686</text:p>
          </table:table-cell>
          <table:table-cell office:value-type="float" office:value="1367" table:style-name="ce5">
            <text:p>1.3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28" table:style-name="ce5">
            <text:p>1.628</text:p>
          </table:table-cell>
          <table:table-cell office:value-type="float" office:value="1077" table:style-name="ce5">
            <text:p>1.077</text:p>
          </table:table-cell>
          <table:table-cell office:value-type="float" office:value="959" table:style-name="ce5">
            <text:p>959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float" office:value="2873" table:style-name="ce5">
            <text:p>2.87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899" table:style-name="ce5">
            <text:p>1.899</text:p>
          </table:table-cell>
          <table:table-cell office:value-type="float" office:value="2433" table:style-name="ce5">
            <text:p>2.4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69" table:style-name="ce5">
            <text:p>4.669</text:p>
          </table:table-cell>
          <table:table-cell office:value-type="float" office:value="2007" table:style-name="ce5">
            <text:p>2.007</text:p>
          </table:table-cell>
          <table:table-cell office:value-type="float" office:value="4808" table:style-name="ce5">
            <text:p>4.8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26" table:style-name="ce5">
            <text:p>1.126</text:p>
          </table:table-cell>
          <table:table-cell office:value-type="float" office:value="1181" table:style-name="ce5">
            <text:p>1.181</text:p>
          </table:table-cell>
          <table:table-cell office:value-type="float" office:value="1997" table:style-name="ce5">
            <text:p>1.9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43" table:style-name="ce5">
            <text:p>4.943</text:p>
          </table:table-cell>
          <table:table-cell office:value-type="float" office:value="4462" table:style-name="ce5">
            <text:p>4.462</text:p>
          </table:table-cell>
          <table:table-cell office:value-type="float" office:value="2530" table:style-name="ce5">
            <text:p>2.5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33" table:style-name="ce5">
            <text:p>3.233</text:p>
          </table:table-cell>
          <table:table-cell office:value-type="float" office:value="1221" table:style-name="ce5">
            <text:p>1.221</text:p>
          </table:table-cell>
          <table:table-cell office:value-type="float" office:value="1844" table:style-name="ce5">
            <text:p>1.844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float" office:value="4852" table:style-name="ce5">
            <text:p>4.85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876" table:style-name="ce5">
            <text:p>2.876</text:p>
          </table:table-cell>
          <table:table-cell office:value-type="float" office:value="3060" table:style-name="ce5">
            <text:p>3.060</text:p>
          </table:table-cell>
          <table:table-cell office:value-type="float" office:value="294" table:style-name="ce5">
            <text:p>294</text:p>
          </table:table-cell>
          <table:table-cell office:value-type="string" table:style-name="ce5">
            <text:p>-</text:p>
          </table:table-cell>
          <table:table-cell office:value-type="float" office:value="3188" table:style-name="ce5">
            <text:p>3.188</text:p>
          </table:table-cell>
          <table:table-cell office:value-type="float" office:value="3783" table:style-name="ce5">
            <text:p>3.783</text:p>
          </table:table-cell>
          <table:table-cell office:value-type="float" office:value="3261" table:style-name="ce5">
            <text:p>3.2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9" table:style-name="ce5">
            <text:p>1.539</text:p>
          </table:table-cell>
          <table:table-cell office:value-type="float" office:value="2598" table:style-name="ce5">
            <text:p>2.598</text:p>
          </table:table-cell>
          <table:table-cell office:value-type="float" office:value="1511" table:style-name="ce5">
            <text:p>1.5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25" table:style-name="ce5">
            <text:p>4.325</text:p>
          </table:table-cell>
          <table:table-cell office:value-type="float" office:value="4374" table:style-name="ce5">
            <text:p>4.374</text:p>
          </table:table-cell>
          <table:table-cell office:value-type="float" office:value="2573" table:style-name="ce5">
            <text:p>2.5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87" table:style-name="ce5">
            <text:p>1.087</text:p>
          </table:table-cell>
          <table:table-cell office:value-type="float" office:value="3231" table:style-name="ce5">
            <text:p>3.231</text:p>
          </table:table-cell>
          <table:table-cell office:value-type="float" office:value="2781" table:style-name="ce5">
            <text:p>2.7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79" table:style-name="ce5">
            <text:p>3.079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7" table:style-name="ta1">
        <table:table-column table:style-name="co1" table:number-columns-repeated="57" table:default-cell-style-name="ce1"/>
        <table:table-column table:style-name="co2" table:number-columns-repeated="16327" table:default-cell-style-name="ce1"/>
        <table:table-row table:style-name="ro1">
          <table:table-cell office:value-type="string" table:style-name="ce7">
            <text:p>D17 - ESCUELAS URBANAS, POR MEDIDAS IMPLEMENTADAS EN RELACIÓN CON LOS DISPOSITIV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Uso de contraseña para que los alumnos accedan a las computadora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la cantidad de horas en las que un alumno puede usar la computadora</text:p>
          </table:table-cell>
          <table:covered-table-cell table:number-columns-repeated="4"/>
          <table:table-cell office:value-type="string" table:number-columns-spanned="5" table:number-rows-spanned="1" table:style-name="ce8">
            <text:p>Permiso para que los alumnos utilicen las computadoras fuera de su horario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Permiso para que los alumnos utilicen las computadoras fuera del horario de funcionamiento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ohibición de acceso a sitios web <text:s/>con contenido para adulto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juegos electrónicos en las computadoras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acceso a sitios web de juegos electrónicos</text:p>
          </table:table-cell>
          <table:covered-table-cell table:number-columns-repeated="4"/>
          <table:table-cell office:value-type="string" table:number-columns-spanned="5" table:number-rows-spanned="1" table:style-name="ce8">
            <text:p>Tomar turnos para utilizar el laboratorio de informática, por parte de los profesores</text:p>
          </table:table-cell>
          <table:covered-table-cell table:number-columns-repeated="4"/>
          <table:table-cell office:value-type="string" table:number-columns-spanned="5" table:number-rows-spanned="1" table:style-name="ce8">
            <text:p>Tomar turnos para utilizar el laboratorio de informática, por parte de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Presencia obligatoria del/de la mentor/a o profesor/a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Prohibición de acceso a las redes sociales</text:p>
          </table:table-cell>
          <table:covered-table-cell table:number-columns-repeated="4"/>
          <table:table-cell table:style-name="ce4"/>
          <table:table-cell table:number-columns-repeated="1632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table:style-name="ce4"/>
          <table:table-cell table:number-columns-repeated="1632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444" table:style-name="ce5">
            <text:p>5.444</text:p>
          </table:table-cell>
          <table:table-cell office:value-type="float" office:value="4279" table:style-name="ce5">
            <text:p>4.279</text:p>
          </table:table-cell>
          <table:table-cell office:value-type="float" office:value="128" table:style-name="ce5">
            <text:p>128</text:p>
          </table:table-cell>
          <table:table-cell office:value-type="float" office:value="160" table:style-name="ce5">
            <text:p>160</text:p>
          </table:table-cell>
          <table:table-cell office:value-type="float" office:value="666" table:style-name="ce5">
            <text:p>666</text:p>
          </table:table-cell>
          <table:table-cell office:value-type="float" office:value="5559" table:style-name="ce5">
            <text:p>5.559</text:p>
          </table:table-cell>
          <table:table-cell office:value-type="float" office:value="4061" table:style-name="ce5">
            <text:p>4.061</text:p>
          </table:table-cell>
          <table:table-cell office:value-type="float" office:value="18" table:style-name="ce5">
            <text:p>18</text:p>
          </table:table-cell>
          <table:table-cell office:value-type="float" office:value="158" table:style-name="ce5">
            <text:p>158</text:p>
          </table:table-cell>
          <table:table-cell office:value-type="float" office:value="666" table:style-name="ce5">
            <text:p>666</text:p>
          </table:table-cell>
          <table:table-cell office:value-type="float" office:value="4242" table:style-name="ce5">
            <text:p>4.242</text:p>
          </table:table-cell>
          <table:table-cell office:value-type="float" office:value="5602" table:style-name="ce5">
            <text:p>5.602</text:p>
          </table:table-cell>
          <table:table-cell office:value-type="float" office:value="125" table:style-name="ce5">
            <text:p>125</text:p>
          </table:table-cell>
          <table:table-cell office:value-type="float" office:value="158" table:style-name="ce5">
            <text:p>158</text:p>
          </table:table-cell>
          <table:table-cell office:value-type="float" office:value="666" table:style-name="ce5">
            <text:p>666</text:p>
          </table:table-cell>
          <table:table-cell office:value-type="float" office:value="2102" table:style-name="ce5">
            <text:p>2.102</text:p>
          </table:table-cell>
          <table:table-cell office:value-type="float" office:value="6121" table:style-name="ce5">
            <text:p>6.121</text:p>
          </table:table-cell>
          <table:table-cell office:value-type="float" office:value="125" table:style-name="ce5">
            <text:p>125</text:p>
          </table:table-cell>
          <table:table-cell office:value-type="float" office:value="162" table:style-name="ce5">
            <text:p>162</text:p>
          </table:table-cell>
          <table:table-cell office:value-type="float" office:value="666" table:style-name="ce5">
            <text:p>666</text:p>
          </table:table-cell>
          <table:table-cell office:value-type="float" office:value="5563" table:style-name="ce5">
            <text:p>5.563</text:p>
          </table:table-cell>
          <table:table-cell office:value-type="float" office:value="2706" table:style-name="ce5">
            <text:p>2.706</text:p>
          </table:table-cell>
          <table:table-cell office:value-type="float" office:value="210" table:style-name="ce5">
            <text:p>210</text:p>
          </table:table-cell>
          <table:table-cell office:value-type="float" office:value="158" table:style-name="ce5">
            <text:p>158</text:p>
          </table:table-cell>
          <table:table-cell office:value-type="float" office:value="666" table:style-name="ce5">
            <text:p>666</text:p>
          </table:table-cell>
          <table:table-cell office:value-type="float" office:value="5133" table:style-name="ce5">
            <text:p>5.133</text:p>
          </table:table-cell>
          <table:table-cell office:value-type="float" office:value="4178" table:style-name="ce5">
            <text:p>4.178</text:p>
          </table:table-cell>
          <table:table-cell office:value-type="float" office:value="206" table:style-name="ce5">
            <text:p>206</text:p>
          </table:table-cell>
          <table:table-cell office:value-type="float" office:value="421" table:style-name="ce5">
            <text:p>421</text:p>
          </table:table-cell>
          <table:table-cell office:value-type="float" office:value="666" table:style-name="ce5">
            <text:p>666</text:p>
          </table:table-cell>
          <table:table-cell office:value-type="float" office:value="5127" table:style-name="ce5">
            <text:p>5.127</text:p>
          </table:table-cell>
          <table:table-cell office:value-type="float" office:value="3940" table:style-name="ce5">
            <text:p>3.940</text:p>
          </table:table-cell>
          <table:table-cell office:value-type="float" office:value="125" table:style-name="ce5">
            <text:p>125</text:p>
          </table:table-cell>
          <table:table-cell office:value-type="float" office:value="236" table:style-name="ce5">
            <text:p>236</text:p>
          </table:table-cell>
          <table:table-cell office:value-type="float" office:value="666" table:style-name="ce5">
            <text:p>666</text:p>
          </table:table-cell>
          <table:table-cell office:value-type="float" office:value="5049" table:style-name="ce5">
            <text:p>5.049</text:p>
          </table:table-cell>
          <table:table-cell office:value-type="float" office:value="4745" table:style-name="ce5">
            <text:p>4.745</text:p>
          </table:table-cell>
          <table:table-cell office:value-type="float" office:value="260" table:style-name="ce5">
            <text:p>260</text:p>
          </table:table-cell>
          <table:table-cell office:value-type="float" office:value="300" table:style-name="ce5">
            <text:p>300</text:p>
          </table:table-cell>
          <table:table-cell office:value-type="float" office:value="666" table:style-name="ce5">
            <text:p>666</text:p>
          </table:table-cell>
          <table:table-cell office:value-type="float" office:value="4373" table:style-name="ce5">
            <text:p>4.373</text:p>
          </table:table-cell>
          <table:table-cell office:value-type="float" office:value="5375" table:style-name="ce5">
            <text:p>5.375</text:p>
          </table:table-cell>
          <table:table-cell office:value-type="float" office:value="163" table:style-name="ce5">
            <text:p>163</text:p>
          </table:table-cell>
          <table:table-cell office:value-type="float" office:value="163" table:style-name="ce5">
            <text:p>163</text:p>
          </table:table-cell>
          <table:table-cell office:value-type="float" office:value="666" table:style-name="ce5">
            <text:p>666</text:p>
          </table:table-cell>
          <table:table-cell office:value-type="float" office:value="5094" table:style-name="ce5">
            <text:p>5.094</text:p>
          </table:table-cell>
          <table:table-cell office:value-type="float" office:value="4883" table:style-name="ce5">
            <text:p>4.883</text:p>
          </table:table-cell>
          <table:table-cell office:value-type="float" office:value="32" table:style-name="ce5">
            <text:p>32</text:p>
          </table:table-cell>
          <table:table-cell office:value-type="float" office:value="300" table:style-name="ce5">
            <text:p>300</text:p>
          </table:table-cell>
          <table:table-cell office:value-type="float" office:value="666" table:style-name="ce5">
            <text:p>666</text:p>
          </table:table-cell>
          <table:table-cell office:value-type="float" office:value="5198" table:style-name="ce5">
            <text:p>5.198</text:p>
          </table:table-cell>
          <table:table-cell office:value-type="float" office:value="3988" table:style-name="ce5">
            <text:p>3.988</text:p>
          </table:table-cell>
          <table:table-cell office:value-type="float" office:value="456" table:style-name="ce5">
            <text:p>456</text:p>
          </table:table-cell>
          <table:table-cell office:value-type="float" office:value="199" table:style-name="ce5">
            <text:p>199</text:p>
          </table:table-cell>
          <table:table-cell office:value-type="float" office:value="666" table:style-name="ce5">
            <text:p>666</text:p>
          </table:table-cell>
          <table:table-cell table:number-columns-repeated="1632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55" table:style-name="ce5">
            <text:p>855</text:p>
          </table:table-cell>
          <table:table-cell office:value-type="float" office:value="463" table:style-name="ce5">
            <text:p>463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office:value-type="float" office:value="7" table:style-name="ce5">
            <text:p>7</text:p>
          </table:table-cell>
          <table:table-cell office:value-type="float" office:value="540" table:style-name="ce5">
            <text:p>540</text:p>
          </table:table-cell>
          <table:table-cell office:value-type="float" office:value="588" table:style-name="ce5">
            <text:p>588</text:p>
          </table:table-cell>
          <table:table-cell office:value-type="float" office:value="18" table:style-name="ce5">
            <text:p>18</text:p>
          </table:table-cell>
          <table:table-cell office:value-type="float" office:value="158" table:style-name="ce5">
            <text:p>158</text:p>
          </table:table-cell>
          <table:table-cell office:value-type="float" office:value="7" table:style-name="ce5">
            <text:p>7</text:p>
          </table:table-cell>
          <table:table-cell office:value-type="float" office:value="597" table:style-name="ce5">
            <text:p>597</text:p>
          </table:table-cell>
          <table:table-cell office:value-type="float" office:value="606" table:style-name="ce5">
            <text:p>606</text:p>
          </table:table-cell>
          <table:table-cell office:value-type="float" office:value="125" table:style-name="ce5">
            <text:p>125</text:p>
          </table:table-cell>
          <table:table-cell office:value-type="float" office:value="158" table:style-name="ce5">
            <text:p>158</text:p>
          </table:table-cell>
          <table:table-cell office:value-type="float" office:value="7" table:style-name="ce5">
            <text:p>7</text:p>
          </table:table-cell>
          <table:table-cell office:value-type="float" office:value="287" table:style-name="ce5">
            <text:p>287</text:p>
          </table:table-cell>
          <table:table-cell office:value-type="float" office:value="923" table:style-name="ce5">
            <text:p>923</text:p>
          </table:table-cell>
          <table:table-cell office:value-type="float" office:value="125" table:style-name="ce5">
            <text:p>125</text:p>
          </table:table-cell>
          <table:table-cell office:value-type="float" office:value="162" table:style-name="ce5">
            <text:p>162</text:p>
          </table:table-cell>
          <table:table-cell office:value-type="float" office:value="7" table:style-name="ce5">
            <text:p>7</text:p>
          </table:table-cell>
          <table:table-cell office:value-type="float" office:value="858" table:style-name="ce5">
            <text:p>858</text:p>
          </table:table-cell>
          <table:table-cell office:value-type="float" office:value="484" table:style-name="ce5">
            <text:p>484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7" table:style-name="ce5">
            <text:p>7</text:p>
          </table:table-cell>
          <table:table-cell office:value-type="float" office:value="909" table:style-name="ce5">
            <text:p>909</text:p>
          </table:table-cell>
          <table:table-cell office:value-type="float" office:value="507" table:style-name="ce5">
            <text:p>507</text:p>
          </table:table-cell>
          <table:table-cell office:value-type="float" office:value="125" table:style-name="ce5">
            <text:p>125</text:p>
          </table:table-cell>
          <table:table-cell office:value-type="float" office:value="158" table:style-name="ce5">
            <text:p>158</text:p>
          </table:table-cell>
          <table:table-cell office:value-type="float" office:value="7" table:style-name="ce5">
            <text:p>7</text:p>
          </table:table-cell>
          <table:table-cell office:value-type="float" office:value="916" table:style-name="ce5">
            <text:p>916</text:p>
          </table:table-cell>
          <table:table-cell office:value-type="float" office:value="462" table:style-name="ce5">
            <text:p>462</text:p>
          </table:table-cell>
          <table:table-cell office:value-type="float" office:value="125" table:style-name="ce5">
            <text:p>125</text:p>
          </table:table-cell>
          <table:table-cell office:value-type="float" office:value="170" table:style-name="ce5">
            <text:p>170</text:p>
          </table:table-cell>
          <table:table-cell office:value-type="float" office:value="7" table:style-name="ce5">
            <text:p>7</text:p>
          </table:table-cell>
          <table:table-cell office:value-type="float" office:value="907" table:style-name="ce5">
            <text:p>907</text:p>
          </table:table-cell>
          <table:table-cell office:value-type="float" office:value="505" table:style-name="ce5">
            <text:p>505</text:p>
          </table:table-cell>
          <table:table-cell office:value-type="float" office:value="50" table:style-name="ce5">
            <text:p>50</text:p>
          </table:table-cell>
          <table:table-cell office:value-type="float" office:value="163" table:style-name="ce5">
            <text:p>163</text:p>
          </table:table-cell>
          <table:table-cell office:value-type="float" office:value="7" table:style-name="ce5">
            <text:p>7</text:p>
          </table:table-cell>
          <table:table-cell office:value-type="float" office:value="623" table:style-name="ce5">
            <text:p>623</text:p>
          </table:table-cell>
          <table:table-cell office:value-type="float" office:value="478" table:style-name="ce5">
            <text:p>478</text:p>
          </table:table-cell>
          <table:table-cell office:value-type="float" office:value="0" table:style-name="ce5">
            <text:p>0</text:p>
          </table:table-cell>
          <table:table-cell office:value-type="float" office:value="163" table:style-name="ce5">
            <text:p>163</text:p>
          </table:table-cell>
          <table:table-cell office:value-type="float" office:value="7" table:style-name="ce5">
            <text:p>7</text:p>
          </table:table-cell>
          <table:table-cell office:value-type="float" office:value="918" table:style-name="ce5">
            <text:p>918</text:p>
          </table:table-cell>
          <table:table-cell office:value-type="float" office:value="583" table:style-name="ce5">
            <text:p>583</text:p>
          </table:table-cell>
          <table:table-cell office:value-type="float" office:value="0" table:style-name="ce5">
            <text:p>0</text:p>
          </table:table-cell>
          <table:table-cell office:value-type="float" office:value="164" table:style-name="ce5">
            <text:p>164</text:p>
          </table:table-cell>
          <table:table-cell office:value-type="float" office:value="7" table:style-name="ce5">
            <text:p>7</text:p>
          </table:table-cell>
          <table:table-cell office:value-type="float" office:value="612" table:style-name="ce5">
            <text:p>612</text:p>
          </table:table-cell>
          <table:table-cell office:value-type="float" office:value="919" table:style-name="ce5">
            <text:p>919</text:p>
          </table:table-cell>
          <table:table-cell office:value-type="float" office:value="125" table:style-name="ce5">
            <text:p>125</text:p>
          </table:table-cell>
          <table:table-cell office:value-type="float" office:value="170" table:style-name="ce5">
            <text:p>170</text:p>
          </table:table-cell>
          <table:table-cell office:value-type="float" office:value="7" table:style-name="ce5">
            <text:p>7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36" table:style-name="ce5">
            <text:p>836</text:p>
          </table:table-cell>
          <table:table-cell office:value-type="float" office:value="415" table:style-name="ce5">
            <text:p>415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2" table:style-name="ce5">
            <text:p>872</text:p>
          </table:table-cell>
          <table:table-cell office:value-type="float" office:value="365" table:style-name="ce5">
            <text:p>3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2" table:style-name="ce5">
            <text:p>482</text:p>
          </table:table-cell>
          <table:table-cell office:value-type="float" office:value="844" table:style-name="ce5">
            <text:p>8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7" table:style-name="ce5">
            <text:p>397</text:p>
          </table:table-cell>
          <table:table-cell office:value-type="float" office:value="829" table:style-name="ce5">
            <text:p>8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0" table:style-name="ce5">
            <text:p>870</text:p>
          </table:table-cell>
          <table:table-cell office:value-type="float" office:value="189" table:style-name="ce5">
            <text:p>1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7" table:style-name="ce5">
            <text:p>627</text:p>
          </table:table-cell>
          <table:table-cell office:value-type="float" office:value="308" table:style-name="ce5">
            <text:p>3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6" table:style-name="ce5">
            <text:p>856</text:p>
          </table:table-cell>
          <table:table-cell office:value-type="float" office:value="317" table:style-name="ce5">
            <text:p>3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6" table:style-name="ce5">
            <text:p>546</text:p>
          </table:table-cell>
          <table:table-cell office:value-type="float" office:value="771" table:style-name="ce5">
            <text:p>771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9" table:style-name="ce5">
            <text:p>539</text:p>
          </table:table-cell>
          <table:table-cell office:value-type="float" office:value="796" table:style-name="ce5">
            <text:p>7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4" table:style-name="ce5">
            <text:p>774</text:p>
          </table:table-cell>
          <table:table-cell office:value-type="float" office:value="602" table:style-name="ce5">
            <text:p>6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4" table:style-name="ce5">
            <text:p>854</text:p>
          </table:table-cell>
          <table:table-cell office:value-type="float" office:value="356" table:style-name="ce5">
            <text:p>356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377" table:style-name="ce5">
            <text:p>3.377</text:p>
          </table:table-cell>
          <table:table-cell office:value-type="float" office:value="2373" table:style-name="ce5">
            <text:p>2.3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2700" table:style-name="ce5">
            <text:p>2.700</text:p>
          </table:table-cell>
          <table:table-cell office:value-type="float" office:value="3166" table:style-name="ce5">
            <text:p>3.1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1923" table:style-name="ce5">
            <text:p>1.923</text:p>
          </table:table-cell>
          <table:table-cell office:value-type="float" office:value="3546" table:style-name="ce5">
            <text:p>3.5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1111" table:style-name="ce5">
            <text:p>1.111</text:p>
          </table:table-cell>
          <table:table-cell office:value-type="float" office:value="3771" table:style-name="ce5">
            <text:p>3.7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364" table:style-name="ce5">
            <text:p>3.364</text:p>
          </table:table-cell>
          <table:table-cell office:value-type="float" office:value="2166" table:style-name="ce5">
            <text:p>2.1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2732" table:style-name="ce5">
            <text:p>2.732</text:p>
          </table:table-cell>
          <table:table-cell office:value-type="float" office:value="3057" table:style-name="ce5">
            <text:p>3.0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211" table:style-name="ce5">
            <text:p>3.211</text:p>
          </table:table-cell>
          <table:table-cell office:value-type="float" office:value="2475" table:style-name="ce5">
            <text:p>2.4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2928" table:style-name="ce5">
            <text:p>2.928</text:p>
          </table:table-cell>
          <table:table-cell office:value-type="float" office:value="3211" table:style-name="ce5">
            <text:p>3.211</text:p>
          </table:table-cell>
          <table:table-cell office:value-type="float" office:value="255" table:style-name="ce5">
            <text:p>255</text:p>
          </table:table-cell>
          <table:table-cell office:value-type="float" office:value="253" table:style-name="ce5">
            <text:p>253</text:p>
          </table:table-cell>
          <table:table-cell office:value-type="float" office:value="666" table:style-name="ce5">
            <text:p>666</text:p>
          </table:table-cell>
          <table:table-cell office:value-type="float" office:value="2864" table:style-name="ce5">
            <text:p>2.864</text:p>
          </table:table-cell>
          <table:table-cell office:value-type="float" office:value="3005" table:style-name="ce5">
            <text:p>3.0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2854" table:style-name="ce5">
            <text:p>2.854</text:p>
          </table:table-cell>
          <table:table-cell office:value-type="float" office:value="3238" table:style-name="ce5">
            <text:p>3.238</text:p>
          </table:table-cell>
          <table:table-cell office:value-type="float" office:value="0" table:style-name="ce5">
            <text:p>0</text:p>
          </table:table-cell>
          <table:table-cell office:value-type="float" office:value="249" table:style-name="ce5">
            <text:p>249</text:p>
          </table:table-cell>
          <table:table-cell office:value-type="float" office:value="666" table:style-name="ce5">
            <text:p>666</text:p>
          </table:table-cell>
          <table:table-cell office:value-type="float" office:value="3267" table:style-name="ce5">
            <text:p>3.267</text:p>
          </table:table-cell>
          <table:table-cell office:value-type="float" office:value="2467" table:style-name="ce5">
            <text:p>2.467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869" table:style-name="ce5">
            <text:p>3.869</text:p>
          </table:table-cell>
          <table:table-cell office:value-type="float" office:value="3288" table:style-name="ce5">
            <text:p>3.288</text:p>
          </table:table-cell>
          <table:table-cell office:value-type="float" office:value="121" table:style-name="ce5">
            <text:p>1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27" table:style-name="ce5">
            <text:p>4.527</text:p>
          </table:table-cell>
          <table:table-cell office:value-type="float" office:value="2172" table:style-name="ce5">
            <text:p>2.1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11" table:style-name="ce5">
            <text:p>3.511</text:p>
          </table:table-cell>
          <table:table-cell office:value-type="float" office:value="3975" table:style-name="ce5">
            <text:p>3.9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92" table:style-name="ce5">
            <text:p>1.592</text:p>
          </table:table-cell>
          <table:table-cell office:value-type="float" office:value="4418" table:style-name="ce5">
            <text:p>4.4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95" table:style-name="ce5">
            <text:p>3.995</text:p>
          </table:table-cell>
          <table:table-cell office:value-type="float" office:value="1439" table:style-name="ce5">
            <text:p>1.4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38" table:style-name="ce5">
            <text:p>3.938</text:p>
          </table:table-cell>
          <table:table-cell office:value-type="float" office:value="2659" table:style-name="ce5">
            <text:p>2.659</text:p>
          </table:table-cell>
          <table:table-cell office:value-type="float" office:value="0" table:style-name="ce5">
            <text:p>0</text:p>
          </table:table-cell>
          <table:table-cell office:value-type="float" office:value="391" table:style-name="ce5">
            <text:p>391</text:p>
          </table:table-cell>
          <table:table-cell office:value-type="float" office:value="0" table:style-name="ce5">
            <text:p>0</text:p>
          </table:table-cell>
          <table:table-cell office:value-type="float" office:value="3510" table:style-name="ce5">
            <text:p>3.510</text:p>
          </table:table-cell>
          <table:table-cell office:value-type="float" office:value="2881" table:style-name="ce5">
            <text:p>2.8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71" table:style-name="ce5">
            <text:p>3.671</text:p>
          </table:table-cell>
          <table:table-cell office:value-type="float" office:value="3242" table:style-name="ce5">
            <text:p>3.2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14" table:style-name="ce5">
            <text:p>2.814</text:p>
          </table:table-cell>
          <table:table-cell office:value-type="float" office:value="4257" table:style-name="ce5">
            <text:p>4.2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14" table:style-name="ce5">
            <text:p>3.814</text:p>
          </table:table-cell>
          <table:table-cell office:value-type="float" office:value="3338" table:style-name="ce5">
            <text:p>3.3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99" table:style-name="ce5">
            <text:p>3.599</text:p>
          </table:table-cell>
          <table:table-cell office:value-type="float" office:value="2870" table:style-name="ce5">
            <text:p>2.870</text:p>
          </table:table-cell>
          <table:table-cell office:value-type="float" office:value="385" table:style-name="ce5">
            <text:p>385</text:p>
          </table:table-cell>
          <table:table-cell office:value-type="float" office:value="104" table:style-name="ce5">
            <text:p>104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352" table:style-name="ce5">
            <text:p>1.352</text:p>
          </table:table-cell>
          <table:table-cell office:value-type="float" office:value="1220" table:style-name="ce5">
            <text:p>1.220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38" table:style-name="ce5">
            <text:p>1.438</text:p>
          </table:table-cell>
          <table:table-cell office:value-type="float" office:value="1128" table:style-name="ce5">
            <text:p>1.1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7" table:style-name="ce5">
            <text:p>1.177</text:p>
          </table:table-cell>
          <table:table-cell office:value-type="float" office:value="1387" table:style-name="ce5">
            <text:p>1.3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1" table:style-name="ce5">
            <text:p>641</text:p>
          </table:table-cell>
          <table:table-cell office:value-type="float" office:value="1477" table:style-name="ce5">
            <text:p>1.4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4" table:style-name="ce5">
            <text:p>1.474</text:p>
          </table:table-cell>
          <table:table-cell office:value-type="float" office:value="537" table:style-name="ce5">
            <text:p>537</text:p>
          </table:table-cell>
          <table:table-cell office:value-type="float" office:value="210" table:style-name="ce5">
            <text:p>2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66" table:style-name="ce5">
            <text:p>1.466</text:p>
          </table:table-cell>
          <table:table-cell office:value-type="float" office:value="828" table:style-name="ce5">
            <text:p>828</text:p>
          </table:table-cell>
          <table:table-cell office:value-type="float" office:value="163" table:style-name="ce5">
            <text:p>1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46" table:style-name="ce5">
            <text:p>1.446</text:p>
          </table:table-cell>
          <table:table-cell office:value-type="float" office:value="885" table:style-name="ce5">
            <text:p>885</text:p>
          </table:table-cell>
          <table:table-cell office:value-type="float" office:value="0" table:style-name="ce5">
            <text:p>0</text:p>
          </table:table-cell>
          <table:table-cell office:value-type="float" office:value="163" table:style-name="ce5">
            <text:p>163</text:p>
          </table:table-cell>
          <table:table-cell office:value-type="float" office:value="0" table:style-name="ce5">
            <text:p>0</text:p>
          </table:table-cell>
          <table:table-cell office:value-type="float" office:value="1523" table:style-name="ce5">
            <text:p>1.523</text:p>
          </table:table-cell>
          <table:table-cell office:value-type="float" office:value="915" table:style-name="ce5">
            <text:p>9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23" table:style-name="ce5">
            <text:p>1.523</text:p>
          </table:table-cell>
          <table:table-cell office:value-type="float" office:value="939" table:style-name="ce5">
            <text:p>939</text:p>
          </table:table-cell>
          <table:table-cell office:value-type="float" office:value="163" table:style-name="ce5">
            <text:p>1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45" table:style-name="ce5">
            <text:p>1.345</text:p>
          </table:table-cell>
          <table:table-cell office:value-type="float" office:value="1232" table:style-name="ce5">
            <text:p>1.232</text:p>
          </table:table-cell>
          <table:table-cell office:value-type="float" office:value="32" table:style-name="ce5">
            <text:p>32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1511" table:style-name="ce5">
            <text:p>1.511</text:p>
          </table:table-cell>
          <table:table-cell office:value-type="float" office:value="784" table:style-name="ce5">
            <text:p>784</text:p>
          </table:table-cell>
          <table:table-cell office:value-type="float" office:value="163" table:style-name="ce5">
            <text:p>1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601" table:style-name="ce5">
            <text:p>3.601</text:p>
          </table:table-cell>
          <table:table-cell office:value-type="float" office:value="2775" table:style-name="ce5">
            <text:p>2.7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069" table:style-name="ce5">
            <text:p>3.069</text:p>
          </table:table-cell>
          <table:table-cell office:value-type="float" office:value="3327" table:style-name="ce5">
            <text:p>3.3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109" table:style-name="ce5">
            <text:p>3.109</text:p>
          </table:table-cell>
          <table:table-cell office:value-type="float" office:value="3672" table:style-name="ce5">
            <text:p>3.672</text:p>
          </table:table-cell>
          <table:table-cell office:value-type="float" office:value="125" table:style-name="ce5">
            <text:p>125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779" table:style-name="ce5">
            <text:p>779</text:p>
          </table:table-cell>
          <table:table-cell office:value-type="float" office:value="4387" table:style-name="ce5">
            <text:p>4.387</text:p>
          </table:table-cell>
          <table:table-cell office:value-type="float" office:value="125" table:style-name="ce5">
            <text:p>125</text:p>
          </table:table-cell>
          <table:table-cell office:value-type="float" office:value="40" table:style-name="ce5">
            <text:p>40</text:p>
          </table:table-cell>
          <table:table-cell office:value-type="float" office:value="666" table:style-name="ce5">
            <text:p>666</text:p>
          </table:table-cell>
          <table:table-cell office:value-type="float" office:value="4392" table:style-name="ce5">
            <text:p>4.392</text:p>
          </table:table-cell>
          <table:table-cell office:value-type="float" office:value="1770" table:style-name="ce5">
            <text:p>1.770</text:p>
          </table:table-cell>
          <table:table-cell office:value-type="float" office:value="210" table:style-name="ce5">
            <text:p>21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660" table:style-name="ce5">
            <text:p>3.660</text:p>
          </table:table-cell>
          <table:table-cell office:value-type="float" office:value="3193" table:style-name="ce5">
            <text:p>3.193</text:p>
          </table:table-cell>
          <table:table-cell office:value-type="float" office:value="206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935" table:style-name="ce5">
            <text:p>3.935</text:p>
          </table:table-cell>
          <table:table-cell office:value-type="float" office:value="2022" table:style-name="ce5">
            <text:p>2.022</text:p>
          </table:table-cell>
          <table:table-cell office:value-type="float" office:value="125" table:style-name="ce5">
            <text:p>125</text:p>
          </table:table-cell>
          <table:table-cell office:value-type="float" office:value="176" table:style-name="ce5">
            <text:p>176</text:p>
          </table:table-cell>
          <table:table-cell office:value-type="float" office:value="666" table:style-name="ce5">
            <text:p>666</text:p>
          </table:table-cell>
          <table:table-cell office:value-type="float" office:value="3422" table:style-name="ce5">
            <text:p>3.422</text:p>
          </table:table-cell>
          <table:table-cell office:value-type="float" office:value="2827" table:style-name="ce5">
            <text:p>2.827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316" table:style-name="ce5">
            <text:p>3.316</text:p>
          </table:table-cell>
          <table:table-cell office:value-type="float" office:value="2995" table:style-name="ce5">
            <text:p>2.995</text:p>
          </table:table-cell>
          <table:table-cell office:value-type="float" office:value="163" table:style-name="ce5">
            <text:p>163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605" table:style-name="ce5">
            <text:p>3.605</text:p>
          </table:table-cell>
          <table:table-cell office:value-type="float" office:value="2706" table:style-name="ce5">
            <text:p>2.706</text:p>
          </table:table-cell>
          <table:table-cell office:value-type="float" office:value="0" table:style-name="ce5">
            <text:p>0</text:p>
          </table:table-cell>
          <table:table-cell office:value-type="float" office:value="40" table:style-name="ce5">
            <text:p>40</text:p>
          </table:table-cell>
          <table:table-cell office:value-type="float" office:value="666" table:style-name="ce5">
            <text:p>666</text:p>
          </table:table-cell>
          <table:table-cell office:value-type="float" office:value="3838" table:style-name="ce5">
            <text:p>3.838</text:p>
          </table:table-cell>
          <table:table-cell office:value-type="float" office:value="2237" table:style-name="ce5">
            <text:p>2.237</text:p>
          </table:table-cell>
          <table:table-cell office:value-type="float" office:value="242" table:style-name="ce5">
            <text:p>242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795" table:style-name="ce5">
            <text:p>2.795</text:p>
          </table:table-cell>
          <table:table-cell office:value-type="float" office:value="1644" table:style-name="ce5">
            <text:p>1.644</text:p>
          </table:table-cell>
          <table:table-cell office:value-type="float" office:value="28" table:style-name="ce5">
            <text:p>28</text:p>
          </table:table-cell>
          <table:table-cell office:value-type="float" office:value="160" table:style-name="ce5">
            <text:p>160</text:p>
          </table:table-cell>
          <table:table-cell office:value-type="float" office:value="7" table:style-name="ce5">
            <text:p>7</text:p>
          </table:table-cell>
          <table:table-cell office:value-type="float" office:value="2580" table:style-name="ce5">
            <text:p>2.580</text:p>
          </table:table-cell>
          <table:table-cell office:value-type="float" office:value="1999" table:style-name="ce5">
            <text:p>1.999</text:p>
          </table:table-cell>
          <table:table-cell office:value-type="float" office:value="18" table:style-name="ce5">
            <text:p>18</text:p>
          </table:table-cell>
          <table:table-cell office:value-type="float" office:value="158" table:style-name="ce5">
            <text:p>158</text:p>
          </table:table-cell>
          <table:table-cell office:value-type="float" office:value="7" table:style-name="ce5">
            <text:p>7</text:p>
          </table:table-cell>
          <table:table-cell office:value-type="float" office:value="2533" table:style-name="ce5">
            <text:p>2.533</text:p>
          </table:table-cell>
          <table:table-cell office:value-type="float" office:value="2083" table:style-name="ce5">
            <text:p>2.083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7" table:style-name="ce5">
            <text:p>7</text:p>
          </table:table-cell>
          <table:table-cell office:value-type="float" office:value="1127" table:style-name="ce5">
            <text:p>1.127</text:p>
          </table:table-cell>
          <table:table-cell office:value-type="float" office:value="2970" table:style-name="ce5">
            <text:p>2.970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7" table:style-name="ce5">
            <text:p>7</text:p>
          </table:table-cell>
          <table:table-cell office:value-type="float" office:value="2852" table:style-name="ce5">
            <text:p>2.852</text:p>
          </table:table-cell>
          <table:table-cell office:value-type="float" office:value="1243" table:style-name="ce5">
            <text:p>1.243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7" table:style-name="ce5">
            <text:p>7</text:p>
          </table:table-cell>
          <table:table-cell office:value-type="float" office:value="2356" table:style-name="ce5">
            <text:p>2.356</text:p>
          </table:table-cell>
          <table:table-cell office:value-type="float" office:value="2243" table:style-name="ce5">
            <text:p>2.243</text:p>
          </table:table-cell>
          <table:table-cell office:value-type="float" office:value="0" table:style-name="ce5">
            <text:p>0</text:p>
          </table:table-cell>
          <table:table-cell office:value-type="float" office:value="421" table:style-name="ce5">
            <text:p>421</text:p>
          </table:table-cell>
          <table:table-cell office:value-type="float" office:value="7" table:style-name="ce5">
            <text:p>7</text:p>
          </table:table-cell>
          <table:table-cell office:value-type="float" office:value="2123" table:style-name="ce5">
            <text:p>2.123</text:p>
          </table:table-cell>
          <table:table-cell office:value-type="float" office:value="2526" table:style-name="ce5">
            <text:p>2.526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7" table:style-name="ce5">
            <text:p>7</text:p>
          </table:table-cell>
          <table:table-cell office:value-type="float" office:value="2832" table:style-name="ce5">
            <text:p>2.832</text:p>
          </table:table-cell>
          <table:table-cell office:value-type="float" office:value="1371" table:style-name="ce5">
            <text:p>1.371</text:p>
          </table:table-cell>
          <table:table-cell office:value-type="float" office:value="256" table:style-name="ce5">
            <text:p>256</text:p>
          </table:table-cell>
          <table:table-cell office:value-type="float" office:value="163" table:style-name="ce5">
            <text:p>163</text:p>
          </table:table-cell>
          <table:table-cell office:value-type="float" office:value="7" table:style-name="ce5">
            <text:p>7</text:p>
          </table:table-cell>
          <table:table-cell office:value-type="float" office:value="2469" table:style-name="ce5">
            <text:p>2.469</text:p>
          </table:table-cell>
          <table:table-cell office:value-type="float" office:value="2019" table:style-name="ce5">
            <text:p>2.019</text:p>
          </table:table-cell>
          <table:table-cell office:value-type="float" office:value="0" table:style-name="ce5">
            <text:p>0</text:p>
          </table:table-cell>
          <table:table-cell office:value-type="float" office:value="163" table:style-name="ce5">
            <text:p>163</text:p>
          </table:table-cell>
          <table:table-cell office:value-type="float" office:value="7" table:style-name="ce5">
            <text:p>7</text:p>
          </table:table-cell>
          <table:table-cell office:value-type="float" office:value="1817" table:style-name="ce5">
            <text:p>1.817</text:p>
          </table:table-cell>
          <table:table-cell office:value-type="float" office:value="2693" table:style-name="ce5">
            <text:p>2.693</text:p>
          </table:table-cell>
          <table:table-cell office:value-type="float" office:value="32" table:style-name="ce5">
            <text:p>32</text:p>
          </table:table-cell>
          <table:table-cell office:value-type="float" office:value="162" table:style-name="ce5">
            <text:p>162</text:p>
          </table:table-cell>
          <table:table-cell office:value-type="float" office:value="7" table:style-name="ce5">
            <text:p>7</text:p>
          </table:table-cell>
          <table:table-cell office:value-type="float" office:value="2201" table:style-name="ce5">
            <text:p>2.201</text:p>
          </table:table-cell>
          <table:table-cell office:value-type="float" office:value="2442" table:style-name="ce5">
            <text:p>2.442</text:p>
          </table:table-cell>
          <table:table-cell office:value-type="float" office:value="385" table:style-name="ce5">
            <text:p>385</text:p>
          </table:table-cell>
          <table:table-cell office:value-type="float" office:value="199" table:style-name="ce5">
            <text:p>199</text:p>
          </table:table-cell>
          <table:table-cell office:value-type="float" office:value="7" table:style-name="ce5">
            <text:p>7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212" table:style-name="ce5">
            <text:p>4.212</text:p>
          </table:table-cell>
          <table:table-cell office:value-type="float" office:value="3114" table:style-name="ce5">
            <text:p>3.114</text:p>
          </table:table-cell>
          <table:table-cell office:value-type="float" office:value="28" table:style-name="ce5">
            <text:p>28</text:p>
          </table:table-cell>
          <table:table-cell office:value-type="float" office:value="160" table:style-name="ce5">
            <text:p>160</text:p>
          </table:table-cell>
          <table:table-cell office:value-type="float" office:value="666" table:style-name="ce5">
            <text:p>666</text:p>
          </table:table-cell>
          <table:table-cell office:value-type="float" office:value="3665" table:style-name="ce5">
            <text:p>3.665</text:p>
          </table:table-cell>
          <table:table-cell office:value-type="float" office:value="3705" table:style-name="ce5">
            <text:p>3.705</text:p>
          </table:table-cell>
          <table:table-cell office:value-type="float" office:value="18" table:style-name="ce5">
            <text:p>18</text:p>
          </table:table-cell>
          <table:table-cell office:value-type="float" office:value="158" table:style-name="ce5">
            <text:p>158</text:p>
          </table:table-cell>
          <table:table-cell office:value-type="float" office:value="666" table:style-name="ce5">
            <text:p>666</text:p>
          </table:table-cell>
          <table:table-cell office:value-type="float" office:value="3696" table:style-name="ce5">
            <text:p>3.696</text:p>
          </table:table-cell>
          <table:table-cell office:value-type="float" office:value="4051" table:style-name="ce5">
            <text:p>4.051</text:p>
          </table:table-cell>
          <table:table-cell office:value-type="float" office:value="125" table:style-name="ce5">
            <text:p>125</text:p>
          </table:table-cell>
          <table:table-cell office:value-type="float" office:value="158" table:style-name="ce5">
            <text:p>158</text:p>
          </table:table-cell>
          <table:table-cell office:value-type="float" office:value="666" table:style-name="ce5">
            <text:p>666</text:p>
          </table:table-cell>
          <table:table-cell office:value-type="float" office:value="1341" table:style-name="ce5">
            <text:p>1.341</text:p>
          </table:table-cell>
          <table:table-cell office:value-type="float" office:value="4699" table:style-name="ce5">
            <text:p>4.699</text:p>
          </table:table-cell>
          <table:table-cell office:value-type="float" office:value="125" table:style-name="ce5">
            <text:p>125</text:p>
          </table:table-cell>
          <table:table-cell office:value-type="float" office:value="162" table:style-name="ce5">
            <text:p>162</text:p>
          </table:table-cell>
          <table:table-cell office:value-type="float" office:value="666" table:style-name="ce5">
            <text:p>666</text:p>
          </table:table-cell>
          <table:table-cell office:value-type="float" office:value="4542" table:style-name="ce5">
            <text:p>4.542</text:p>
          </table:table-cell>
          <table:table-cell office:value-type="float" office:value="2128" table:style-name="ce5">
            <text:p>2.128</text:p>
          </table:table-cell>
          <table:table-cell office:value-type="float" office:value="210" table:style-name="ce5">
            <text:p>210</text:p>
          </table:table-cell>
          <table:table-cell office:value-type="float" office:value="158" table:style-name="ce5">
            <text:p>158</text:p>
          </table:table-cell>
          <table:table-cell office:value-type="float" office:value="666" table:style-name="ce5">
            <text:p>666</text:p>
          </table:table-cell>
          <table:table-cell office:value-type="float" office:value="3879" table:style-name="ce5">
            <text:p>3.879</text:p>
          </table:table-cell>
          <table:table-cell office:value-type="float" office:value="3833" table:style-name="ce5">
            <text:p>3.833</text:p>
          </table:table-cell>
          <table:table-cell office:value-type="float" office:value="206" table:style-name="ce5">
            <text:p>206</text:p>
          </table:table-cell>
          <table:table-cell office:value-type="float" office:value="421" table:style-name="ce5">
            <text:p>421</text:p>
          </table:table-cell>
          <table:table-cell office:value-type="float" office:value="666" table:style-name="ce5">
            <text:p>666</text:p>
          </table:table-cell>
          <table:table-cell office:value-type="float" office:value="4095" table:style-name="ce5">
            <text:p>4.095</text:p>
          </table:table-cell>
          <table:table-cell office:value-type="float" office:value="3171" table:style-name="ce5">
            <text:p>3.171</text:p>
          </table:table-cell>
          <table:table-cell office:value-type="float" office:value="125" table:style-name="ce5">
            <text:p>125</text:p>
          </table:table-cell>
          <table:table-cell office:value-type="float" office:value="236" table:style-name="ce5">
            <text:p>236</text:p>
          </table:table-cell>
          <table:table-cell office:value-type="float" office:value="666" table:style-name="ce5">
            <text:p>666</text:p>
          </table:table-cell>
          <table:table-cell office:value-type="float" office:value="4013" table:style-name="ce5">
            <text:p>4.013</text:p>
          </table:table-cell>
          <table:table-cell office:value-type="float" office:value="3031" table:style-name="ce5">
            <text:p>3.031</text:p>
          </table:table-cell>
          <table:table-cell office:value-type="float" office:value="260" table:style-name="ce5">
            <text:p>260</text:p>
          </table:table-cell>
          <table:table-cell office:value-type="float" office:value="163" table:style-name="ce5">
            <text:p>163</text:p>
          </table:table-cell>
          <table:table-cell office:value-type="float" office:value="666" table:style-name="ce5">
            <text:p>666</text:p>
          </table:table-cell>
          <table:table-cell office:value-type="float" office:value="3854" table:style-name="ce5">
            <text:p>3.854</text:p>
          </table:table-cell>
          <table:table-cell office:value-type="float" office:value="3476" table:style-name="ce5">
            <text:p>3.476</text:p>
          </table:table-cell>
          <table:table-cell office:value-type="float" office:value="163" table:style-name="ce5">
            <text:p>163</text:p>
          </table:table-cell>
          <table:table-cell office:value-type="float" office:value="163" table:style-name="ce5">
            <text:p>163</text:p>
          </table:table-cell>
          <table:table-cell office:value-type="float" office:value="666" table:style-name="ce5">
            <text:p>666</text:p>
          </table:table-cell>
          <table:table-cell office:value-type="float" office:value="3869" table:style-name="ce5">
            <text:p>3.869</text:p>
          </table:table-cell>
          <table:table-cell office:value-type="float" office:value="3614" table:style-name="ce5">
            <text:p>3.614</text:p>
          </table:table-cell>
          <table:table-cell office:value-type="float" office:value="32" table:style-name="ce5">
            <text:p>32</text:p>
          </table:table-cell>
          <table:table-cell office:value-type="float" office:value="167" table:style-name="ce5">
            <text:p>167</text:p>
          </table:table-cell>
          <table:table-cell office:value-type="float" office:value="666" table:style-name="ce5">
            <text:p>666</text:p>
          </table:table-cell>
          <table:table-cell office:value-type="float" office:value="4109" table:style-name="ce5">
            <text:p>4.109</text:p>
          </table:table-cell>
          <table:table-cell office:value-type="float" office:value="3217" table:style-name="ce5">
            <text:p>3.217</text:p>
          </table:table-cell>
          <table:table-cell office:value-type="float" office:value="455" table:style-name="ce5">
            <text:p>455</text:p>
          </table:table-cell>
          <table:table-cell office:value-type="float" office:value="199" table:style-name="ce5">
            <text:p>199</text:p>
          </table:table-cell>
          <table:table-cell office:value-type="float" office:value="666" table:style-name="ce5">
            <text:p>666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005" table:style-name="ce5">
            <text:p>4.005</text:p>
          </table:table-cell>
          <table:table-cell office:value-type="float" office:value="3108" table:style-name="ce5">
            <text:p>3.108</text:p>
          </table:table-cell>
          <table:table-cell office:value-type="float" office:value="125" table:style-name="ce5">
            <text:p>1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23" table:style-name="ce5">
            <text:p>4.523</text:p>
          </table:table-cell>
          <table:table-cell office:value-type="float" office:value="2102" table:style-name="ce5">
            <text:p>2.1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32" table:style-name="ce5">
            <text:p>2.532</text:p>
          </table:table-cell>
          <table:table-cell office:value-type="float" office:value="4319" table:style-name="ce5">
            <text:p>4.3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61" table:style-name="ce5">
            <text:p>1.661</text:p>
          </table:table-cell>
          <table:table-cell office:value-type="float" office:value="4858" table:style-name="ce5">
            <text:p>4.8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95" table:style-name="ce5">
            <text:p>4.095</text:p>
          </table:table-cell>
          <table:table-cell office:value-type="float" office:value="1769" table:style-name="ce5">
            <text:p>1.7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09" table:style-name="ce5">
            <text:p>4.009</text:p>
          </table:table-cell>
          <table:table-cell office:value-type="float" office:value="1805" table:style-name="ce5">
            <text:p>1.8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83" table:style-name="ce5">
            <text:p>3.783</text:p>
          </table:table-cell>
          <table:table-cell office:value-type="float" office:value="2469" table:style-name="ce5">
            <text:p>2.4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37" table:style-name="ce5">
            <text:p>3.537</text:p>
          </table:table-cell>
          <table:table-cell office:value-type="float" office:value="3829" table:style-name="ce5">
            <text:p>3.829</text:p>
          </table:table-cell>
          <table:table-cell office:value-type="float" office:value="0" table:style-name="ce5">
            <text:p>0</text:p>
          </table:table-cell>
          <table:table-cell office:value-type="float" office:value="253" table:style-name="ce5">
            <text:p>253</text:p>
          </table:table-cell>
          <table:table-cell office:value-type="float" office:value="0" table:style-name="ce5">
            <text:p>0</text:p>
          </table:table-cell>
          <table:table-cell office:value-type="float" office:value="2497" table:style-name="ce5">
            <text:p>2.497</text:p>
          </table:table-cell>
          <table:table-cell office:value-type="float" office:value="4372" table:style-name="ce5">
            <text:p>4.3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09" table:style-name="ce5">
            <text:p>3.709</text:p>
          </table:table-cell>
          <table:table-cell office:value-type="float" office:value="3612" table:style-name="ce5">
            <text:p>3.612</text:p>
          </table:table-cell>
          <table:table-cell office:value-type="float" office:value="0" table:style-name="ce5">
            <text:p>0</text:p>
          </table:table-cell>
          <table:table-cell office:value-type="float" office:value="249" table:style-name="ce5">
            <text:p>249</text:p>
          </table:table-cell>
          <table:table-cell office:value-type="float" office:value="0" table:style-name="ce5">
            <text:p>0</text:p>
          </table:table-cell>
          <table:table-cell office:value-type="float" office:value="3726" table:style-name="ce5">
            <text:p>3.726</text:p>
          </table:table-cell>
          <table:table-cell office:value-type="float" office:value="2569" table:style-name="ce5">
            <text:p>2.569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1-28T21:15:26Z</meta:creation-date>
    <dc:date>2021-03-03T16:48:45Z</dc:date>
  </office:meta>
</office:document-meta>
</file>